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6in"/>
    </style:style>
    <style:style style:name="co7" style:family="table-column">
      <style:table-column-properties fo:break-before="auto" style:column-width="1.8016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_20_Invert_20_Scale_20_Buf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Unit.D103"/>
      <style:map style:condition="cell-content()&lt;[#REF!]" style:apply-style-name="ConditionalStyle_5f_2" style:base-cell-address="Unit.D103"/>
    </style:style>
    <style:style style:name="ce43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Unit.D103"/>
      <style:map style:condition="cell-content()&lt;[#REF!]" style:apply-style-name="ConditionalStyle_5f_2" style:base-cell-address="Unit.D103"/>
    </style:style>
    <style:style style:name="ce67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2" style:base-cell-address="Unit.D148"/>
      <style:map style:condition="cell-content()&lt;[#REF!]" style:apply-style-name="ConditionalStyle_5f_1" style:base-cell-address="Unit.D148"/>
    </style:style>
    <style:style style:name="ce45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Unit.D193"/>
      <style:map style:condition="cell-content()&lt;[#REF!]" style:apply-style-name="ConditionalStyle_5f_2" style:base-cell-address="Unit.D193"/>
    </style:style>
    <style:style style:name="ce5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28:Globals.D50">
            <calcext:color-scale>
              <calcext:color-scale-entry calcext:value="=MIN(MIN([.D28:.D50]); 1-0.0000000001)" calcext:type="formula" calcext:color="#ff0000"/>
              <calcext:color-scale-entry calcext:value="1" calcext:type="number" calcext:color="#ffffa6"/>
              <calcext:color-scale-entry calcext:value="=MAX(MAX([.D28:.D50]); 1+0.0000000001)" calcext:type="formula" calcext:color="#00a933"/>
            </calcext:color-scale>
          </calcext:conditional-format>
          <calcext:conditional-format calcext:target-range-address="Globals.D4:Globals.D26">
            <calcext:color-scale>
              <calcext:color-scale-entry calcext:value="=MIN(MIN([.D4:.D26]); 1-0.0000000001)" calcext:type="formula" calcext:color="#ff0000"/>
              <calcext:color-scale-entry calcext:value="1" calcext:type="number" calcext:color="#ffffa6"/>
              <calcext:color-scale-entry calcext:value="=MAX(MAX([.D4:.D26]); 1+0.0000000001)" calcext:type="formula" calcext:color="#00a933"/>
            </calcext:color-scale>
          </calcext:conditional-format>
        </calcext:conditional-formats>
      </table:table>
      <table:table table:name="Unit" table:style-name="ta2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table:number-columns-repeated="9"/>
          <table:table-cell table:style-name="Default" table:number-columns-repeated="4"/>
          <table:table-cell table:style-name="ce46" table:number-columns-repeated="1007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3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J4]);[.J4]&gt;=0);1+([.J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K4]);[.K4]&gt;=0);1+([.K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L4]);[.L4]&gt;=0);1+([.L4] - 1)+([$Globals.$D4] - 1);[$Globals.$D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5]);[.D5]&gt;=0);1+([.D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E5]);[.E5]&gt;=0);1+([.E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F5]);[.F5]&gt;=0);1+([.F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G5]);[.G5]&gt;=0);1+([.G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H5]);[.H5]&gt;=0);1+([.H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I5]);[.I5]&gt;=0);1+([.I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J5]);[.J5]&gt;=0);1+([.J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K5]);[.K5]&gt;=0);1+([.K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L5]);[.L5]&gt;=0);1+([.L5] - 1)+([$Globals.$D5] - 1);[$Globals.$D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J6]);[.J6]&gt;=0);1+([.J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K6]);[.K6]&gt;=0);1+([.K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L6]);[.L6]&gt;=0);1+([.L6] - 1)+([$Globals.$D6] - 1);[$Globals.$D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J7]);[.J7]&gt;=0);1+([.J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K7]);[.K7]&gt;=0);1+([.K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L7]);[.L7]&gt;=0);1+([.L7] - 1)+([$Globals.$D7] - 1);[$Globals.$D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J8]);[.J8]&gt;=0);1+([.J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K8]);[.K8]&gt;=0);1+([.K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L8]);[.L8]&gt;=0);1+([.L8] - 1)+([$Globals.$D8] - 1);[$Globals.$D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J9]);[.J9]&gt;=0);1+([.J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K9]);[.K9]&gt;=0);1+([.K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L9]);[.L9]&gt;=0);1+([.L9] - 1)+([$Globals.$D9] - 1);[$Globals.$D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J10]);[.J10]&gt;=0);1+([.J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K10]);[.K10]&gt;=0);1+([.K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L10]);[.L10]&gt;=0);1+([.L10] - 1)+([$Globals.$D10] - 1);[$Globals.$D1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J11]);[.J11]&gt;=0);1+([.J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K11]);[.K11]&gt;=0);1+([.K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L11]);[.L11]&gt;=0);1+([.L11] - 1)+([$Globals.$D11] - 1);[$Globals.$D1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J12]);[.J12]&gt;=0);1+([.J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K12]);[.K12]&gt;=0);1+([.K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L12]);[.L12]&gt;=0);1+([.L12] - 1)+([$Globals.$D12] - 1);[$Globals.$D1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J13]);[.J13]&gt;=0);1+([.J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K13]);[.K13]&gt;=0);1+([.K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L13]);[.L13]&gt;=0);1+([.L13] - 1)+([$Globals.$D13] - 1);[$Globals.$D1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J14]);[.J14]&gt;=0);1+([.J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K14]);[.K14]&gt;=0);1+([.K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L14]);[.L14]&gt;=0);1+([.L14] - 1)+([$Globals.$D14] - 1);[$Globals.$D1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J15]);[.J15]&gt;=0);1+([.J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K15]);[.K15]&gt;=0);1+([.K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L15]);[.L15]&gt;=0);1+([.L15] - 1)+([$Globals.$D15] - 1);[$Globals.$D15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J16]);[.J16]&gt;=0);1+([.J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K16]);[.K16]&gt;=0);1+([.K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L16]);[.L16]&gt;=0);1+([.L16] - 1)+([$Globals.$D16] - 1);[$Globals.$D16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J17]);[.J17]&gt;=0);1+([.J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K17]);[.K17]&gt;=0);1+([.K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L17]);[.L17]&gt;=0);1+([.L17] - 1)+([$Globals.$D17] - 1);[$Globals.$D17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J18]);[.J18]&gt;=0);1+([.J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K18]);[.K18]&gt;=0);1+([.K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L18]);[.L18]&gt;=0);1+([.L18] - 1)+([$Globals.$D18] - 1);[$Globals.$D18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32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J19]);[.J19]&gt;=0);1+([.J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K19]);[.K19]&gt;=0);1+([.K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L19]);[.L19]&gt;=0);1+([.L19] - 1)+([$Globals.$D19] - 1);[$Globals.$D19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J20]);[.J20]&gt;=0);1+([.J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K20]);[.K20]&gt;=0);1+([.K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L20]);[.L20]&gt;=0);1+([.L20] - 1)+([$Globals.$D20] - 1);[$Globals.$D20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J21]);[.J21]&gt;=0);1+([.J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K21]);[.K21]&gt;=0);1+([.K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L21]);[.L21]&gt;=0);1+([.L21] - 1)+([$Globals.$D21] - 1);[$Globals.$D21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J22]);[.J22]&gt;=0);1+([.J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K22]);[.K22]&gt;=0);1+([.K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L22]);[.L22]&gt;=0);1+([.L22] - 1)+([$Globals.$D22] - 1);[$Globals.$D2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J23]);[.J23]&gt;=0);1+([.J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K23]);[.K23]&gt;=0);1+([.K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L23]);[.L23]&gt;=0);1+([.L23] - 1)+([$Globals.$D23] - 1);[$Globals.$D23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J24]);[.J24]&gt;=0);1+([.J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K24]);[.K24]&gt;=0);1+([.K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L24]);[.L24]&gt;=0);1+([.L24] - 1)+([$Globals.$D24] - 1);[$Globals.$D2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J25]);[.J25]&gt;=0);1+([.J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K25]);[.K25]&gt;=0);1+([.K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L25]);[.L25]&gt;=0);1+([.L25] - 1)+([$Globals.$D25] - 1);[$Globals.$D2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J26]);[.J26]&gt;=0);1+([.J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K26]);[.K26]&gt;=0);1+([.K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L26]);[.L26]&gt;=0);1+([.L26] - 1)+([$Globals.$D26] - 1);[$Globals.$D2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34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J51]);[.J51]&gt;=0);1+([.J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K51]);[.K51]&gt;=0);1+([.K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L51]);[.L51]&gt;=0);1+([.L51] - 1)+([$Globals.$D28]-1);[$Globals.$D2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J52]);[.J52]&gt;=0);1+([.J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K52]);[.K52]&gt;=0);1+([.K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L52]);[.L52]&gt;=0);1+([.L52] - 1)+([$Globals.$D29]-1);[$Globals.$D2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J53]);[.J53]&gt;=0);1+([.J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K53]);[.K53]&gt;=0);1+([.K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L53]);[.L53]&gt;=0);1+([.L53] - 1)+([$Globals.$D30]-1);[$Globals.$D3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J54]);[.J54]&gt;=0);1+([.J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K54]);[.K54]&gt;=0);1+([.K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L54]);[.L54]&gt;=0);1+([.L54] - 1)+([$Globals.$D31]-1);[$Globals.$D3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J55]);[.J55]&gt;=0);1+([.J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K55]);[.K55]&gt;=0);1+([.K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L55]);[.L55]&gt;=0);1+([.L55] - 1)+([$Globals.$D32]-1);[$Globals.$D32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J56]);[.J56]&gt;=0);1+([.J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K56]);[.K56]&gt;=0);1+([.K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L56]);[.L56]&gt;=0);1+([.L56] - 1)+([$Globals.$D33]-1);[$Globals.$D3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J57]);[.J57]&gt;=0);1+([.J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K57]);[.K57]&gt;=0);1+([.K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L57]);[.L57]&gt;=0);1+([.L57] - 1)+([$Globals.$D34]-1);[$Globals.$D34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J58]);[.J58]&gt;=0);1+([.J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K58]);[.K58]&gt;=0);1+([.K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L58]);[.L58]&gt;=0);1+([.L58] - 1)+([$Globals.$D35]-1);[$Globals.$D35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J59]);[.J59]&gt;=0);1+([.J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K59]);[.K59]&gt;=0);1+([.K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L59]);[.L59]&gt;=0);1+([.L59] - 1)+([$Globals.$D36]-1);[$Globals.$D36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J60]);[.J60]&gt;=0);1+([.J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K60]);[.K60]&gt;=0);1+([.K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L60]);[.L60]&gt;=0);1+([.L60] - 1)+([$Globals.$D37]-1);[$Globals.$D3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J61]);[.J61]&gt;=0);1+([.J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K61]);[.K61]&gt;=0);1+([.K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L61]);[.L61]&gt;=0);1+([.L61] - 1)+([$Globals.$D38]-1);[$Globals.$D38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J62]);[.J62]&gt;=0);1+([.J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K62]);[.K62]&gt;=0);1+([.K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L62]);[.L62]&gt;=0);1+([.L62] - 1)+([$Globals.$D39]-1);[$Globals.$D3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J63]);[.J63]&gt;=0);1+([.J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K63]);[.K63]&gt;=0);1+([.K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L63]);[.L63]&gt;=0);1+([.L63] - 1)+([$Globals.$D40]-1);[$Globals.$D4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J64]);[.J64]&gt;=0);1+([.J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K64]);[.K64]&gt;=0);1+([.K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L64]);[.L64]&gt;=0);1+([.L64] - 1)+([$Globals.$D41]-1);[$Globals.$D4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J65]);[.J65]&gt;=0);1+([.J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K65]);[.K65]&gt;=0);1+([.K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L65]);[.L65]&gt;=0);1+([.L65] - 1)+([$Globals.$D42]-1);[$Globals.$D42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34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J66]);[.J66]&gt;=0);1+([.J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K66]);[.K66]&gt;=0);1+([.K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L66]);[.L66]&gt;=0);1+([.L66] - 1)+([$Globals.$D43]-1);[$Globals.$D43])" office:value-type="percentage" office:value="1.4" calcext:value-type="percentage">
            <text:p>14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J67]);[.J67]&gt;=0);1+([.J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K67]);[.K67]&gt;=0);1+([.K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L67]);[.L67]&gt;=0);1+([.L67] - 1)+([$Globals.$D44]-1);[$Globals.$D44])" office:value-type="percentage" office:value="1.6" calcext:value-type="percentage">
            <text:p>16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J68]);[.J68]&gt;=0);1+([.J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K68]);[.K68]&gt;=0);1+([.K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L68]);[.L68]&gt;=0);1+([.L68] - 1)+([$Globals.$D45]-1);[$Globals.$D4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J69]);[.J69]&gt;=0);1+([.J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K69]);[.K69]&gt;=0);1+([.K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L69]);[.L69]&gt;=0);1+([.L69] - 1)+([$Globals.$D46]-1);[$Globals.$D4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J70]);[.J70]&gt;=0);1+([.J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K70]);[.K70]&gt;=0);1+([.K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L70]);[.L70]&gt;=0);1+([.L70] - 1)+([$Globals.$D47]-1);[$Globals.$D4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J71]);[.J71]&gt;=0);1+([.J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K71]);[.K71]&gt;=0);1+([.K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L71]);[.L71]&gt;=0);1+([.L71] - 1)+([$Globals.$D48]-1);[$Globals.$D48])" office:value-type="percentage" office:value="0.8" calcext:value-type="percentage">
            <text:p>8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J72]);[.J72]&gt;=0);1+([.J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K72]);[.K72]&gt;=0);1+([.K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L72]);[.L72]&gt;=0);1+([.L72] - 1)+([$Globals.$D49]-1);[$Globals.$D4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J73]);[.J73]&gt;=0);1+([.J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K73]);[.K73]&gt;=0);1+([.K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L73]);[.L73]&gt;=0);1+([.L73] - 1)+([$Globals.$D50]-1);[$Globals.$D50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number-columns-repeated="9" table:style-name="ce61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9" table:style-name="ce62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9" table:style-name="ce63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9" table:style-name="ce6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42" table:formula="of:=[.D$98]*[.D27]" office:value-type="float" office:value="0" calcext:value-type="float">
            <text:p>0.00</text:p>
          </table:table-cell>
          <table:table-cell table:style-name="ce42" table:formula="of:=[.E$98]*[.E27]" office:value-type="float" office:value="0" calcext:value-type="float">
            <text:p>0.00</text:p>
          </table:table-cell>
          <table:table-cell table:style-name="ce42" table:formula="of:=[.F$98]*[.F27]" office:value-type="float" office:value="0" calcext:value-type="float">
            <text:p>0.00</text:p>
          </table:table-cell>
          <table:table-cell table:style-name="ce42" table:formula="of:=[.G$98]*[.G27]" office:value-type="float" office:value="0" calcext:value-type="float">
            <text:p>0.00</text:p>
          </table:table-cell>
          <table:table-cell table:style-name="ce42" table:formula="of:=[.H$98]*[.H27]" office:value-type="float" office:value="0" calcext:value-type="float">
            <text:p>0.00</text:p>
          </table:table-cell>
          <table:table-cell table:style-name="ce42" table:formula="of:=[.I$98]*[.I27]" office:value-type="float" office:value="0" calcext:value-type="float">
            <text:p>0.00</text:p>
          </table:table-cell>
          <table:table-cell table:style-name="ce42" table:formula="of:=[.J$98]*[.J27]" office:value-type="float" office:value="0" calcext:value-type="float">
            <text:p>0.00</text:p>
          </table:table-cell>
          <table:table-cell table:style-name="ce42" table:formula="of:=[.K$98]*[.K27]" office:value-type="float" office:value="0" calcext:value-type="float">
            <text:p>0.00</text:p>
          </table:table-cell>
          <table:table-cell table:style-name="ce42" table:formula="of:=[.L$98]*[.L2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8]" office:value-type="float" office:value="0" calcext:value-type="float">
            <text:p>0.00</text:p>
          </table:table-cell>
          <table:table-cell table:style-name="ce42" table:formula="of:=[.E$98]*[.E28]" office:value-type="float" office:value="0" calcext:value-type="float">
            <text:p>0.00</text:p>
          </table:table-cell>
          <table:table-cell table:style-name="ce42" table:formula="of:=[.F$98]*[.F28]" office:value-type="float" office:value="0" calcext:value-type="float">
            <text:p>0.00</text:p>
          </table:table-cell>
          <table:table-cell table:style-name="ce42" table:formula="of:=[.G$98]*[.G28]" office:value-type="float" office:value="0" calcext:value-type="float">
            <text:p>0.00</text:p>
          </table:table-cell>
          <table:table-cell table:style-name="ce42" table:formula="of:=[.H$98]*[.H28]" office:value-type="float" office:value="0" calcext:value-type="float">
            <text:p>0.00</text:p>
          </table:table-cell>
          <table:table-cell table:style-name="ce42" table:formula="of:=[.I$98]*[.I28]" office:value-type="float" office:value="0" calcext:value-type="float">
            <text:p>0.00</text:p>
          </table:table-cell>
          <table:table-cell table:style-name="ce42" table:formula="of:=[.J$98]*[.J28]" office:value-type="float" office:value="0" calcext:value-type="float">
            <text:p>0.00</text:p>
          </table:table-cell>
          <table:table-cell table:style-name="ce42" table:formula="of:=[.K$98]*[.K28]" office:value-type="float" office:value="0" calcext:value-type="float">
            <text:p>0.00</text:p>
          </table:table-cell>
          <table:table-cell table:style-name="ce42" table:formula="of:=[.L$98]*[.L2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9]" office:value-type="float" office:value="0" calcext:value-type="float">
            <text:p>0.00</text:p>
          </table:table-cell>
          <table:table-cell table:style-name="ce42" table:formula="of:=[.E$98]*[.E29]" office:value-type="float" office:value="0" calcext:value-type="float">
            <text:p>0.00</text:p>
          </table:table-cell>
          <table:table-cell table:style-name="ce42" table:formula="of:=[.F$98]*[.F29]" office:value-type="float" office:value="0" calcext:value-type="float">
            <text:p>0.00</text:p>
          </table:table-cell>
          <table:table-cell table:style-name="ce42" table:formula="of:=[.G$98]*[.G29]" office:value-type="float" office:value="0" calcext:value-type="float">
            <text:p>0.00</text:p>
          </table:table-cell>
          <table:table-cell table:style-name="ce42" table:formula="of:=[.H$98]*[.H29]" office:value-type="float" office:value="0" calcext:value-type="float">
            <text:p>0.00</text:p>
          </table:table-cell>
          <table:table-cell table:style-name="ce42" table:formula="of:=[.I$98]*[.I29]" office:value-type="float" office:value="0" calcext:value-type="float">
            <text:p>0.00</text:p>
          </table:table-cell>
          <table:table-cell table:style-name="ce42" table:formula="of:=[.J$98]*[.J29]" office:value-type="float" office:value="0" calcext:value-type="float">
            <text:p>0.00</text:p>
          </table:table-cell>
          <table:table-cell table:style-name="ce42" table:formula="of:=[.K$98]*[.K29]" office:value-type="float" office:value="0" calcext:value-type="float">
            <text:p>0.00</text:p>
          </table:table-cell>
          <table:table-cell table:style-name="ce42" table:formula="of:=[.L$98]*[.L2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0]" office:value-type="float" office:value="0" calcext:value-type="float">
            <text:p>0.00</text:p>
          </table:table-cell>
          <table:table-cell table:style-name="ce42" table:formula="of:=[.E$98]*[.E30]" office:value-type="float" office:value="0" calcext:value-type="float">
            <text:p>0.00</text:p>
          </table:table-cell>
          <table:table-cell table:style-name="ce42" table:formula="of:=[.F$98]*[.F30]" office:value-type="float" office:value="0" calcext:value-type="float">
            <text:p>0.00</text:p>
          </table:table-cell>
          <table:table-cell table:style-name="ce42" table:formula="of:=[.G$98]*[.G30]" office:value-type="float" office:value="0" calcext:value-type="float">
            <text:p>0.00</text:p>
          </table:table-cell>
          <table:table-cell table:style-name="ce42" table:formula="of:=[.H$98]*[.H30]" office:value-type="float" office:value="0" calcext:value-type="float">
            <text:p>0.00</text:p>
          </table:table-cell>
          <table:table-cell table:style-name="ce42" table:formula="of:=[.I$98]*[.I30]" office:value-type="float" office:value="0" calcext:value-type="float">
            <text:p>0.00</text:p>
          </table:table-cell>
          <table:table-cell table:style-name="ce42" table:formula="of:=[.J$98]*[.J30]" office:value-type="float" office:value="0" calcext:value-type="float">
            <text:p>0.00</text:p>
          </table:table-cell>
          <table:table-cell table:style-name="ce42" table:formula="of:=[.K$98]*[.K30]" office:value-type="float" office:value="0" calcext:value-type="float">
            <text:p>0.00</text:p>
          </table:table-cell>
          <table:table-cell table:style-name="ce42" table:formula="of:=[.L$98]*[.L3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1]" office:value-type="float" office:value="0" calcext:value-type="float">
            <text:p>0.00</text:p>
          </table:table-cell>
          <table:table-cell table:style-name="ce42" table:formula="of:=[.E$98]*[.E31]" office:value-type="float" office:value="0" calcext:value-type="float">
            <text:p>0.00</text:p>
          </table:table-cell>
          <table:table-cell table:style-name="ce42" table:formula="of:=[.F$98]*[.F31]" office:value-type="float" office:value="0" calcext:value-type="float">
            <text:p>0.00</text:p>
          </table:table-cell>
          <table:table-cell table:style-name="ce42" table:formula="of:=[.G$98]*[.G31]" office:value-type="float" office:value="0" calcext:value-type="float">
            <text:p>0.00</text:p>
          </table:table-cell>
          <table:table-cell table:style-name="ce42" table:formula="of:=[.H$98]*[.H31]" office:value-type="float" office:value="0" calcext:value-type="float">
            <text:p>0.00</text:p>
          </table:table-cell>
          <table:table-cell table:style-name="ce42" table:formula="of:=[.I$98]*[.I31]" office:value-type="float" office:value="0" calcext:value-type="float">
            <text:p>0.00</text:p>
          </table:table-cell>
          <table:table-cell table:style-name="ce42" table:formula="of:=[.J$98]*[.J31]" office:value-type="float" office:value="0" calcext:value-type="float">
            <text:p>0.00</text:p>
          </table:table-cell>
          <table:table-cell table:style-name="ce42" table:formula="of:=[.K$98]*[.K31]" office:value-type="float" office:value="0" calcext:value-type="float">
            <text:p>0.00</text:p>
          </table:table-cell>
          <table:table-cell table:style-name="ce42" table:formula="of:=[.L$98]*[.L3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2]" office:value-type="float" office:value="0" calcext:value-type="float">
            <text:p>0.00</text:p>
          </table:table-cell>
          <table:table-cell table:style-name="ce42" table:formula="of:=[.E$98]*[.E32]" office:value-type="float" office:value="0" calcext:value-type="float">
            <text:p>0.00</text:p>
          </table:table-cell>
          <table:table-cell table:style-name="ce42" table:formula="of:=[.F$98]*[.F32]" office:value-type="float" office:value="0" calcext:value-type="float">
            <text:p>0.00</text:p>
          </table:table-cell>
          <table:table-cell table:style-name="ce42" table:formula="of:=[.G$98]*[.G32]" office:value-type="float" office:value="0" calcext:value-type="float">
            <text:p>0.00</text:p>
          </table:table-cell>
          <table:table-cell table:style-name="ce42" table:formula="of:=[.H$98]*[.H32]" office:value-type="float" office:value="0" calcext:value-type="float">
            <text:p>0.00</text:p>
          </table:table-cell>
          <table:table-cell table:style-name="ce42" table:formula="of:=[.I$98]*[.I32]" office:value-type="float" office:value="0" calcext:value-type="float">
            <text:p>0.00</text:p>
          </table:table-cell>
          <table:table-cell table:style-name="ce42" table:formula="of:=[.J$98]*[.J32]" office:value-type="float" office:value="0" calcext:value-type="float">
            <text:p>0.00</text:p>
          </table:table-cell>
          <table:table-cell table:style-name="ce42" table:formula="of:=[.K$98]*[.K32]" office:value-type="float" office:value="0" calcext:value-type="float">
            <text:p>0.00</text:p>
          </table:table-cell>
          <table:table-cell table:style-name="ce42" table:formula="of:=[.L$98]*[.L3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3]" office:value-type="float" office:value="0" calcext:value-type="float">
            <text:p>0.00</text:p>
          </table:table-cell>
          <table:table-cell table:style-name="ce42" table:formula="of:=[.E$98]*[.E33]" office:value-type="float" office:value="0" calcext:value-type="float">
            <text:p>0.00</text:p>
          </table:table-cell>
          <table:table-cell table:style-name="ce42" table:formula="of:=[.F$98]*[.F33]" office:value-type="float" office:value="0" calcext:value-type="float">
            <text:p>0.00</text:p>
          </table:table-cell>
          <table:table-cell table:style-name="ce42" table:formula="of:=[.G$98]*[.G33]" office:value-type="float" office:value="0" calcext:value-type="float">
            <text:p>0.00</text:p>
          </table:table-cell>
          <table:table-cell table:style-name="ce42" table:formula="of:=[.H$98]*[.H33]" office:value-type="float" office:value="0" calcext:value-type="float">
            <text:p>0.00</text:p>
          </table:table-cell>
          <table:table-cell table:style-name="ce42" table:formula="of:=[.I$98]*[.I33]" office:value-type="float" office:value="0" calcext:value-type="float">
            <text:p>0.00</text:p>
          </table:table-cell>
          <table:table-cell table:style-name="ce42" table:formula="of:=[.J$98]*[.J33]" office:value-type="float" office:value="0" calcext:value-type="float">
            <text:p>0.00</text:p>
          </table:table-cell>
          <table:table-cell table:style-name="ce42" table:formula="of:=[.K$98]*[.K33]" office:value-type="float" office:value="0" calcext:value-type="float">
            <text:p>0.00</text:p>
          </table:table-cell>
          <table:table-cell table:style-name="ce42" table:formula="of:=[.L$98]*[.L3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4]" office:value-type="float" office:value="0" calcext:value-type="float">
            <text:p>0.00</text:p>
          </table:table-cell>
          <table:table-cell table:style-name="ce42" table:formula="of:=[.E$98]*[.E34]" office:value-type="float" office:value="0" calcext:value-type="float">
            <text:p>0.00</text:p>
          </table:table-cell>
          <table:table-cell table:style-name="ce42" table:formula="of:=[.F$98]*[.F34]" office:value-type="float" office:value="0" calcext:value-type="float">
            <text:p>0.00</text:p>
          </table:table-cell>
          <table:table-cell table:style-name="ce42" table:formula="of:=[.G$98]*[.G34]" office:value-type="float" office:value="0" calcext:value-type="float">
            <text:p>0.00</text:p>
          </table:table-cell>
          <table:table-cell table:style-name="ce42" table:formula="of:=[.H$98]*[.H34]" office:value-type="float" office:value="0" calcext:value-type="float">
            <text:p>0.00</text:p>
          </table:table-cell>
          <table:table-cell table:style-name="ce42" table:formula="of:=[.I$98]*[.I34]" office:value-type="float" office:value="0" calcext:value-type="float">
            <text:p>0.00</text:p>
          </table:table-cell>
          <table:table-cell table:style-name="ce42" table:formula="of:=[.J$98]*[.J34]" office:value-type="float" office:value="0" calcext:value-type="float">
            <text:p>0.00</text:p>
          </table:table-cell>
          <table:table-cell table:style-name="ce42" table:formula="of:=[.K$98]*[.K34]" office:value-type="float" office:value="0" calcext:value-type="float">
            <text:p>0.00</text:p>
          </table:table-cell>
          <table:table-cell table:style-name="ce42" table:formula="of:=[.L$98]*[.L3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5]" office:value-type="float" office:value="0" calcext:value-type="float">
            <text:p>0.00</text:p>
          </table:table-cell>
          <table:table-cell table:style-name="ce42" table:formula="of:=[.E$98]*[.E35]" office:value-type="float" office:value="0" calcext:value-type="float">
            <text:p>0.00</text:p>
          </table:table-cell>
          <table:table-cell table:style-name="ce42" table:formula="of:=[.F$98]*[.F35]" office:value-type="float" office:value="0" calcext:value-type="float">
            <text:p>0.00</text:p>
          </table:table-cell>
          <table:table-cell table:style-name="ce42" table:formula="of:=[.G$98]*[.G35]" office:value-type="float" office:value="0" calcext:value-type="float">
            <text:p>0.00</text:p>
          </table:table-cell>
          <table:table-cell table:style-name="ce42" table:formula="of:=[.H$98]*[.H35]" office:value-type="float" office:value="0" calcext:value-type="float">
            <text:p>0.00</text:p>
          </table:table-cell>
          <table:table-cell table:style-name="ce42" table:formula="of:=[.I$98]*[.I35]" office:value-type="float" office:value="0" calcext:value-type="float">
            <text:p>0.00</text:p>
          </table:table-cell>
          <table:table-cell table:style-name="ce42" table:formula="of:=[.J$98]*[.J35]" office:value-type="float" office:value="0" calcext:value-type="float">
            <text:p>0.00</text:p>
          </table:table-cell>
          <table:table-cell table:style-name="ce42" table:formula="of:=[.K$98]*[.K35]" office:value-type="float" office:value="0" calcext:value-type="float">
            <text:p>0.00</text:p>
          </table:table-cell>
          <table:table-cell table:style-name="ce42" table:formula="of:=[.L$98]*[.L3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6]" office:value-type="float" office:value="0" calcext:value-type="float">
            <text:p>0.00</text:p>
          </table:table-cell>
          <table:table-cell table:style-name="ce42" table:formula="of:=[.E$98]*[.E36]" office:value-type="float" office:value="0" calcext:value-type="float">
            <text:p>0.00</text:p>
          </table:table-cell>
          <table:table-cell table:style-name="ce42" table:formula="of:=[.F$98]*[.F36]" office:value-type="float" office:value="0" calcext:value-type="float">
            <text:p>0.00</text:p>
          </table:table-cell>
          <table:table-cell table:style-name="ce42" table:formula="of:=[.G$98]*[.G36]" office:value-type="float" office:value="0" calcext:value-type="float">
            <text:p>0.00</text:p>
          </table:table-cell>
          <table:table-cell table:style-name="ce42" table:formula="of:=[.H$98]*[.H36]" office:value-type="float" office:value="0" calcext:value-type="float">
            <text:p>0.00</text:p>
          </table:table-cell>
          <table:table-cell table:style-name="ce42" table:formula="of:=[.I$98]*[.I36]" office:value-type="float" office:value="0" calcext:value-type="float">
            <text:p>0.00</text:p>
          </table:table-cell>
          <table:table-cell table:style-name="ce42" table:formula="of:=[.J$98]*[.J36]" office:value-type="float" office:value="0" calcext:value-type="float">
            <text:p>0.00</text:p>
          </table:table-cell>
          <table:table-cell table:style-name="ce42" table:formula="of:=[.K$98]*[.K36]" office:value-type="float" office:value="0" calcext:value-type="float">
            <text:p>0.00</text:p>
          </table:table-cell>
          <table:table-cell table:style-name="ce42" table:formula="of:=[.L$98]*[.L3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7]" office:value-type="float" office:value="0" calcext:value-type="float">
            <text:p>0.00</text:p>
          </table:table-cell>
          <table:table-cell table:style-name="ce42" table:formula="of:=[.E$98]*[.E37]" office:value-type="float" office:value="0" calcext:value-type="float">
            <text:p>0.00</text:p>
          </table:table-cell>
          <table:table-cell table:style-name="ce42" table:formula="of:=[.F$98]*[.F37]" office:value-type="float" office:value="0" calcext:value-type="float">
            <text:p>0.00</text:p>
          </table:table-cell>
          <table:table-cell table:style-name="ce42" table:formula="of:=[.G$98]*[.G37]" office:value-type="float" office:value="0" calcext:value-type="float">
            <text:p>0.00</text:p>
          </table:table-cell>
          <table:table-cell table:style-name="ce42" table:formula="of:=[.H$98]*[.H37]" office:value-type="float" office:value="0" calcext:value-type="float">
            <text:p>0.00</text:p>
          </table:table-cell>
          <table:table-cell table:style-name="ce42" table:formula="of:=[.I$98]*[.I37]" office:value-type="float" office:value="0" calcext:value-type="float">
            <text:p>0.00</text:p>
          </table:table-cell>
          <table:table-cell table:style-name="ce42" table:formula="of:=[.J$98]*[.J37]" office:value-type="float" office:value="0" calcext:value-type="float">
            <text:p>0.00</text:p>
          </table:table-cell>
          <table:table-cell table:style-name="ce42" table:formula="of:=[.K$98]*[.K37]" office:value-type="float" office:value="0" calcext:value-type="float">
            <text:p>0.00</text:p>
          </table:table-cell>
          <table:table-cell table:style-name="ce42" table:formula="of:=[.L$98]*[.L3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8]" office:value-type="float" office:value="0" calcext:value-type="float">
            <text:p>0.00</text:p>
          </table:table-cell>
          <table:table-cell table:style-name="ce42" table:formula="of:=[.E$98]*[.E38]" office:value-type="float" office:value="0" calcext:value-type="float">
            <text:p>0.00</text:p>
          </table:table-cell>
          <table:table-cell table:style-name="ce42" table:formula="of:=[.F$98]*[.F38]" office:value-type="float" office:value="0" calcext:value-type="float">
            <text:p>0.00</text:p>
          </table:table-cell>
          <table:table-cell table:style-name="ce42" table:formula="of:=[.G$98]*[.G38]" office:value-type="float" office:value="0" calcext:value-type="float">
            <text:p>0.00</text:p>
          </table:table-cell>
          <table:table-cell table:style-name="ce42" table:formula="of:=[.H$98]*[.H38]" office:value-type="float" office:value="0" calcext:value-type="float">
            <text:p>0.00</text:p>
          </table:table-cell>
          <table:table-cell table:style-name="ce42" table:formula="of:=[.I$98]*[.I38]" office:value-type="float" office:value="0" calcext:value-type="float">
            <text:p>0.00</text:p>
          </table:table-cell>
          <table:table-cell table:style-name="ce42" table:formula="of:=[.J$98]*[.J38]" office:value-type="float" office:value="0" calcext:value-type="float">
            <text:p>0.00</text:p>
          </table:table-cell>
          <table:table-cell table:style-name="ce42" table:formula="of:=[.K$98]*[.K38]" office:value-type="float" office:value="0" calcext:value-type="float">
            <text:p>0.00</text:p>
          </table:table-cell>
          <table:table-cell table:style-name="ce42" table:formula="of:=[.L$98]*[.L3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9]" office:value-type="float" office:value="0" calcext:value-type="float">
            <text:p>0.00</text:p>
          </table:table-cell>
          <table:table-cell table:style-name="ce42" table:formula="of:=[.E$98]*[.E39]" office:value-type="float" office:value="0" calcext:value-type="float">
            <text:p>0.00</text:p>
          </table:table-cell>
          <table:table-cell table:style-name="ce42" table:formula="of:=[.F$98]*[.F39]" office:value-type="float" office:value="0" calcext:value-type="float">
            <text:p>0.00</text:p>
          </table:table-cell>
          <table:table-cell table:style-name="ce42" table:formula="of:=[.G$98]*[.G39]" office:value-type="float" office:value="0" calcext:value-type="float">
            <text:p>0.00</text:p>
          </table:table-cell>
          <table:table-cell table:style-name="ce42" table:formula="of:=[.H$98]*[.H39]" office:value-type="float" office:value="0" calcext:value-type="float">
            <text:p>0.00</text:p>
          </table:table-cell>
          <table:table-cell table:style-name="ce42" table:formula="of:=[.I$98]*[.I39]" office:value-type="float" office:value="0" calcext:value-type="float">
            <text:p>0.00</text:p>
          </table:table-cell>
          <table:table-cell table:style-name="ce42" table:formula="of:=[.J$98]*[.J39]" office:value-type="float" office:value="0" calcext:value-type="float">
            <text:p>0.00</text:p>
          </table:table-cell>
          <table:table-cell table:style-name="ce42" table:formula="of:=[.K$98]*[.K39]" office:value-type="float" office:value="0" calcext:value-type="float">
            <text:p>0.00</text:p>
          </table:table-cell>
          <table:table-cell table:style-name="ce42" table:formula="of:=[.L$98]*[.L3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0]" office:value-type="float" office:value="0" calcext:value-type="float">
            <text:p>0.00</text:p>
          </table:table-cell>
          <table:table-cell table:style-name="ce42" table:formula="of:=[.E$98]*[.E40]" office:value-type="float" office:value="0" calcext:value-type="float">
            <text:p>0.00</text:p>
          </table:table-cell>
          <table:table-cell table:style-name="ce42" table:formula="of:=[.F$98]*[.F40]" office:value-type="float" office:value="0" calcext:value-type="float">
            <text:p>0.00</text:p>
          </table:table-cell>
          <table:table-cell table:style-name="ce42" table:formula="of:=[.G$98]*[.G40]" office:value-type="float" office:value="0" calcext:value-type="float">
            <text:p>0.00</text:p>
          </table:table-cell>
          <table:table-cell table:style-name="ce42" table:formula="of:=[.H$98]*[.H40]" office:value-type="float" office:value="0" calcext:value-type="float">
            <text:p>0.00</text:p>
          </table:table-cell>
          <table:table-cell table:style-name="ce42" table:formula="of:=[.I$98]*[.I40]" office:value-type="float" office:value="0" calcext:value-type="float">
            <text:p>0.00</text:p>
          </table:table-cell>
          <table:table-cell table:style-name="ce42" table:formula="of:=[.J$98]*[.J40]" office:value-type="float" office:value="0" calcext:value-type="float">
            <text:p>0.00</text:p>
          </table:table-cell>
          <table:table-cell table:style-name="ce42" table:formula="of:=[.K$98]*[.K40]" office:value-type="float" office:value="0" calcext:value-type="float">
            <text:p>0.00</text:p>
          </table:table-cell>
          <table:table-cell table:style-name="ce42" table:formula="of:=[.L$98]*[.L4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1]" office:value-type="float" office:value="0" calcext:value-type="float">
            <text:p>0.00</text:p>
          </table:table-cell>
          <table:table-cell table:style-name="ce43" table:formula="of:=[.E$98]*[.E41]" office:value-type="float" office:value="0" calcext:value-type="float">
            <text:p>0.00</text:p>
          </table:table-cell>
          <table:table-cell table:style-name="ce43" table:formula="of:=[.F$98]*[.F41]" office:value-type="float" office:value="0" calcext:value-type="float">
            <text:p>0.00</text:p>
          </table:table-cell>
          <table:table-cell table:style-name="ce43" table:formula="of:=[.G$98]*[.G41]" office:value-type="float" office:value="0" calcext:value-type="float">
            <text:p>0.00</text:p>
          </table:table-cell>
          <table:table-cell table:style-name="ce43" table:formula="of:=[.H$98]*[.H41]" office:value-type="float" office:value="0" calcext:value-type="float">
            <text:p>0.00</text:p>
          </table:table-cell>
          <table:table-cell table:style-name="ce43" table:formula="of:=[.I$98]*[.I41]" office:value-type="float" office:value="0" calcext:value-type="float">
            <text:p>0.00</text:p>
          </table:table-cell>
          <table:table-cell table:style-name="ce43" table:formula="of:=[.J$98]*[.J41]" office:value-type="float" office:value="0" calcext:value-type="float">
            <text:p>0.00</text:p>
          </table:table-cell>
          <table:table-cell table:style-name="ce43" table:formula="of:=[.K$98]*[.K41]" office:value-type="float" office:value="0" calcext:value-type="float">
            <text:p>0.00</text:p>
          </table:table-cell>
          <table:table-cell table:style-name="ce43" table:formula="of:=[.L$98]*[.L4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42" table:formula="of:=[.D$98]*[.D42]" office:value-type="float" office:value="0" calcext:value-type="float">
            <text:p>0.00</text:p>
          </table:table-cell>
          <table:table-cell table:style-name="ce42" table:formula="of:=[.E$98]*[.E42]" office:value-type="float" office:value="0" calcext:value-type="float">
            <text:p>0.00</text:p>
          </table:table-cell>
          <table:table-cell table:style-name="ce42" table:formula="of:=[.F$98]*[.F42]" office:value-type="float" office:value="0" calcext:value-type="float">
            <text:p>0.00</text:p>
          </table:table-cell>
          <table:table-cell table:style-name="ce42" table:formula="of:=[.G$98]*[.G42]" office:value-type="float" office:value="0" calcext:value-type="float">
            <text:p>0.00</text:p>
          </table:table-cell>
          <table:table-cell table:style-name="ce42" table:formula="of:=[.H$98]*[.H42]" office:value-type="float" office:value="0" calcext:value-type="float">
            <text:p>0.00</text:p>
          </table:table-cell>
          <table:table-cell table:style-name="ce43" table:formula="of:=[.I$98]*[.I42]" office:value-type="float" office:value="0" calcext:value-type="float">
            <text:p>0.00</text:p>
          </table:table-cell>
          <table:table-cell table:style-name="ce43" table:formula="of:=[.J$98]*[.J42]" office:value-type="float" office:value="0" calcext:value-type="float">
            <text:p>0.00</text:p>
          </table:table-cell>
          <table:table-cell table:style-name="ce43" table:formula="of:=[.K$98]*[.K42]" office:value-type="float" office:value="0" calcext:value-type="float">
            <text:p>0.00</text:p>
          </table:table-cell>
          <table:table-cell table:style-name="ce43" table:formula="of:=[.L$98]*[.L4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3]" office:value-type="float" office:value="0" calcext:value-type="float">
            <text:p>0.00</text:p>
          </table:table-cell>
          <table:table-cell table:style-name="ce43" table:formula="of:=[.E$98]*[.E43]" office:value-type="float" office:value="0" calcext:value-type="float">
            <text:p>0.00</text:p>
          </table:table-cell>
          <table:table-cell table:style-name="ce43" table:formula="of:=[.F$98]*[.F43]" office:value-type="float" office:value="0" calcext:value-type="float">
            <text:p>0.00</text:p>
          </table:table-cell>
          <table:table-cell table:style-name="ce43" table:formula="of:=[.G$98]*[.G43]" office:value-type="float" office:value="0" calcext:value-type="float">
            <text:p>0.00</text:p>
          </table:table-cell>
          <table:table-cell table:style-name="ce43" table:formula="of:=[.H$98]*[.H43]" office:value-type="float" office:value="0" calcext:value-type="float">
            <text:p>0.00</text:p>
          </table:table-cell>
          <table:table-cell table:style-name="ce43" table:formula="of:=[.I$98]*[.I43]" office:value-type="float" office:value="0" calcext:value-type="float">
            <text:p>0.00</text:p>
          </table:table-cell>
          <table:table-cell table:style-name="ce43" table:formula="of:=[.J$98]*[.J43]" office:value-type="float" office:value="0" calcext:value-type="float">
            <text:p>0.00</text:p>
          </table:table-cell>
          <table:table-cell table:style-name="ce43" table:formula="of:=[.K$98]*[.K43]" office:value-type="float" office:value="0" calcext:value-type="float">
            <text:p>0.00</text:p>
          </table:table-cell>
          <table:table-cell table:style-name="ce43" table:formula="of:=[.L$98]*[.L4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4]" office:value-type="float" office:value="0" calcext:value-type="float">
            <text:p>0.00</text:p>
          </table:table-cell>
          <table:table-cell table:style-name="ce42" table:formula="of:=[.E$98]*[.E44]" office:value-type="float" office:value="0" calcext:value-type="float">
            <text:p>0.00</text:p>
          </table:table-cell>
          <table:table-cell table:style-name="ce42" table:formula="of:=[.F$98]*[.F44]" office:value-type="float" office:value="0" calcext:value-type="float">
            <text:p>0.00</text:p>
          </table:table-cell>
          <table:table-cell table:style-name="ce42" table:formula="of:=[.G$98]*[.G44]" office:value-type="float" office:value="0" calcext:value-type="float">
            <text:p>0.00</text:p>
          </table:table-cell>
          <table:table-cell table:style-name="ce42" table:formula="of:=[.H$98]*[.H44]" office:value-type="float" office:value="0" calcext:value-type="float">
            <text:p>0.00</text:p>
          </table:table-cell>
          <table:table-cell table:style-name="ce42" table:formula="of:=[.I$98]*[.I44]" office:value-type="float" office:value="0" calcext:value-type="float">
            <text:p>0.00</text:p>
          </table:table-cell>
          <table:table-cell table:style-name="ce42" table:formula="of:=[.J$98]*[.J44]" office:value-type="float" office:value="0" calcext:value-type="float">
            <text:p>0.00</text:p>
          </table:table-cell>
          <table:table-cell table:style-name="ce42" table:formula="of:=[.K$98]*[.K44]" office:value-type="float" office:value="0" calcext:value-type="float">
            <text:p>0.00</text:p>
          </table:table-cell>
          <table:table-cell table:style-name="ce42" table:formula="of:=[.L$98]*[.L4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5]" office:value-type="float" office:value="0" calcext:value-type="float">
            <text:p>0.00</text:p>
          </table:table-cell>
          <table:table-cell table:style-name="ce42" table:formula="of:=[.E$98]*[.E45]" office:value-type="float" office:value="0" calcext:value-type="float">
            <text:p>0.00</text:p>
          </table:table-cell>
          <table:table-cell table:style-name="ce42" table:formula="of:=[.F$98]*[.F45]" office:value-type="float" office:value="0" calcext:value-type="float">
            <text:p>0.00</text:p>
          </table:table-cell>
          <table:table-cell table:style-name="ce42" table:formula="of:=[.G$98]*[.G45]" office:value-type="float" office:value="0" calcext:value-type="float">
            <text:p>0.00</text:p>
          </table:table-cell>
          <table:table-cell table:style-name="ce42" table:formula="of:=[.H$98]*[.H45]" office:value-type="float" office:value="0" calcext:value-type="float">
            <text:p>0.00</text:p>
          </table:table-cell>
          <table:table-cell table:style-name="ce42" table:formula="of:=[.I$98]*[.I45]" office:value-type="float" office:value="0" calcext:value-type="float">
            <text:p>0.00</text:p>
          </table:table-cell>
          <table:table-cell table:style-name="ce42" table:formula="of:=[.J$98]*[.J45]" office:value-type="float" office:value="0" calcext:value-type="float">
            <text:p>0.00</text:p>
          </table:table-cell>
          <table:table-cell table:style-name="ce42" table:formula="of:=[.K$98]*[.K45]" office:value-type="float" office:value="0" calcext:value-type="float">
            <text:p>0.00</text:p>
          </table:table-cell>
          <table:table-cell table:style-name="ce42" table:formula="of:=[.L$98]*[.L4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6]" office:value-type="float" office:value="0" calcext:value-type="float">
            <text:p>0.00</text:p>
          </table:table-cell>
          <table:table-cell table:style-name="ce42" table:formula="of:=[.E$98]*[.E46]" office:value-type="float" office:value="0" calcext:value-type="float">
            <text:p>0.00</text:p>
          </table:table-cell>
          <table:table-cell table:style-name="ce42" table:formula="of:=[.F$98]*[.F46]" office:value-type="float" office:value="0" calcext:value-type="float">
            <text:p>0.00</text:p>
          </table:table-cell>
          <table:table-cell table:style-name="ce42" table:formula="of:=[.G$98]*[.G46]" office:value-type="float" office:value="0" calcext:value-type="float">
            <text:p>0.00</text:p>
          </table:table-cell>
          <table:table-cell table:style-name="ce42" table:formula="of:=[.H$98]*[.H46]" office:value-type="float" office:value="0" calcext:value-type="float">
            <text:p>0.00</text:p>
          </table:table-cell>
          <table:table-cell table:style-name="ce42" table:formula="of:=[.I$98]*[.I46]" office:value-type="float" office:value="0" calcext:value-type="float">
            <text:p>0.00</text:p>
          </table:table-cell>
          <table:table-cell table:style-name="ce42" table:formula="of:=[.J$98]*[.J46]" office:value-type="float" office:value="0" calcext:value-type="float">
            <text:p>0.00</text:p>
          </table:table-cell>
          <table:table-cell table:style-name="ce42" table:formula="of:=[.K$98]*[.K46]" office:value-type="float" office:value="0" calcext:value-type="float">
            <text:p>0.00</text:p>
          </table:table-cell>
          <table:table-cell table:style-name="ce42" table:formula="of:=[.L$98]*[.L4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7]" office:value-type="float" office:value="0" calcext:value-type="float">
            <text:p>0.00</text:p>
          </table:table-cell>
          <table:table-cell table:style-name="ce42" table:formula="of:=[.E$98]*[.E47]" office:value-type="float" office:value="0" calcext:value-type="float">
            <text:p>0.00</text:p>
          </table:table-cell>
          <table:table-cell table:style-name="ce42" table:formula="of:=[.F$98]*[.F47]" office:value-type="float" office:value="0" calcext:value-type="float">
            <text:p>0.00</text:p>
          </table:table-cell>
          <table:table-cell table:style-name="ce42" table:formula="of:=[.G$98]*[.G47]" office:value-type="float" office:value="0" calcext:value-type="float">
            <text:p>0.00</text:p>
          </table:table-cell>
          <table:table-cell table:style-name="ce42" table:formula="of:=[.H$98]*[.H47]" office:value-type="float" office:value="0" calcext:value-type="float">
            <text:p>0.00</text:p>
          </table:table-cell>
          <table:table-cell table:style-name="ce42" table:formula="of:=[.I$98]*[.I47]" office:value-type="float" office:value="0" calcext:value-type="float">
            <text:p>0.00</text:p>
          </table:table-cell>
          <table:table-cell table:style-name="ce42" table:formula="of:=[.J$98]*[.J47]" office:value-type="float" office:value="0" calcext:value-type="float">
            <text:p>0.00</text:p>
          </table:table-cell>
          <table:table-cell table:style-name="ce42" table:formula="of:=[.K$98]*[.K47]" office:value-type="float" office:value="0" calcext:value-type="float">
            <text:p>0.00</text:p>
          </table:table-cell>
          <table:table-cell table:style-name="ce42" table:formula="of:=[.L$98]*[.L4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8]" office:value-type="float" office:value="0" calcext:value-type="float">
            <text:p>0.00</text:p>
          </table:table-cell>
          <table:table-cell table:style-name="ce42" table:formula="of:=[.E$98]*[.E48]" office:value-type="float" office:value="0" calcext:value-type="float">
            <text:p>0.00</text:p>
          </table:table-cell>
          <table:table-cell table:style-name="ce42" table:formula="of:=[.F$98]*[.F48]" office:value-type="float" office:value="0" calcext:value-type="float">
            <text:p>0.00</text:p>
          </table:table-cell>
          <table:table-cell table:style-name="ce42" table:formula="of:=[.G$98]*[.G48]" office:value-type="float" office:value="0" calcext:value-type="float">
            <text:p>0.00</text:p>
          </table:table-cell>
          <table:table-cell table:style-name="ce42" table:formula="of:=[.H$98]*[.H48]" office:value-type="float" office:value="0" calcext:value-type="float">
            <text:p>0.00</text:p>
          </table:table-cell>
          <table:table-cell table:style-name="ce42" table:formula="of:=[.I$98]*[.I48]" office:value-type="float" office:value="0" calcext:value-type="float">
            <text:p>0.00</text:p>
          </table:table-cell>
          <table:table-cell table:style-name="ce42" table:formula="of:=[.J$98]*[.J48]" office:value-type="float" office:value="0" calcext:value-type="float">
            <text:p>0.00</text:p>
          </table:table-cell>
          <table:table-cell table:style-name="ce42" table:formula="of:=[.K$98]*[.K48]" office:value-type="float" office:value="0" calcext:value-type="float">
            <text:p>0.00</text:p>
          </table:table-cell>
          <table:table-cell table:style-name="ce42" table:formula="of:=[.L$98]*[.L4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9]" office:value-type="float" office:value="0" calcext:value-type="float">
            <text:p>0.00</text:p>
          </table:table-cell>
          <table:table-cell table:style-name="ce42" table:formula="of:=[.E$98]*[.E49]" office:value-type="float" office:value="0" calcext:value-type="float">
            <text:p>0.00</text:p>
          </table:table-cell>
          <table:table-cell table:style-name="ce42" table:formula="of:=[.F$98]*[.F49]" office:value-type="float" office:value="0" calcext:value-type="float">
            <text:p>0.00</text:p>
          </table:table-cell>
          <table:table-cell table:style-name="ce42" table:formula="of:=[.G$98]*[.G49]" office:value-type="float" office:value="0" calcext:value-type="float">
            <text:p>0.00</text:p>
          </table:table-cell>
          <table:table-cell table:style-name="ce42" table:formula="of:=[.H$98]*[.H49]" office:value-type="float" office:value="0" calcext:value-type="float">
            <text:p>0.00</text:p>
          </table:table-cell>
          <table:table-cell table:style-name="ce42" table:formula="of:=[.I$98]*[.I49]" office:value-type="float" office:value="0" calcext:value-type="float">
            <text:p>0.00</text:p>
          </table:table-cell>
          <table:table-cell table:style-name="ce42" table:formula="of:=[.J$98]*[.J49]" office:value-type="float" office:value="0" calcext:value-type="float">
            <text:p>0.00</text:p>
          </table:table-cell>
          <table:table-cell table:style-name="ce42" table:formula="of:=[.K$98]*[.K49]" office:value-type="float" office:value="0" calcext:value-type="float">
            <text:p>0.00</text:p>
          </table:table-cell>
          <table:table-cell table:style-name="ce42" table:formula="of:=[.L$98]*[.L4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5] - 1))" office:value-type="float" office:value="0" calcext:value-type="float">
            <text:p>0.00</text:p>
          </table:table-cell>
          <table:table-cell table:style-name="ce42" table:formula="of:=[.E$98]*(1+([.E$41] - 1)+([.E$35] - 1))" office:value-type="float" office:value="0" calcext:value-type="float">
            <text:p>0.00</text:p>
          </table:table-cell>
          <table:table-cell table:style-name="ce42" table:formula="of:=[.F$98]*(1+([.F$41] - 1)+([.F$35] - 1))" office:value-type="float" office:value="0" calcext:value-type="float">
            <text:p>0.00</text:p>
          </table:table-cell>
          <table:table-cell table:style-name="ce42" table:formula="of:=[.G$98]*(1+([.G$41] - 1)+([.G$35] - 1))" office:value-type="float" office:value="0" calcext:value-type="float">
            <text:p>0.00</text:p>
          </table:table-cell>
          <table:table-cell table:style-name="ce42" table:formula="of:=[.H$98]*(1+([.H$41] - 1)+([.H$35] - 1))" office:value-type="float" office:value="0" calcext:value-type="float">
            <text:p>0.00</text:p>
          </table:table-cell>
          <table:table-cell table:style-name="ce42" table:formula="of:=[.I$98]*(1+([.I$41] - 1)+([.I$35] - 1))" office:value-type="float" office:value="0" calcext:value-type="float">
            <text:p>0.00</text:p>
          </table:table-cell>
          <table:table-cell table:style-name="ce42" table:formula="of:=[.J$98]*(1+([.J$41] - 1)+([.J$35] - 1))" office:value-type="float" office:value="0" calcext:value-type="float">
            <text:p>0.00</text:p>
          </table:table-cell>
          <table:table-cell table:style-name="ce42" table:formula="of:=[.K$98]*(1+([.K$41] - 1)+([.K$35] - 1))" office:value-type="float" office:value="0" calcext:value-type="float">
            <text:p>0.00</text:p>
          </table:table-cell>
          <table:table-cell table:style-name="ce42" table:formula="of:=[.L$98]*(1+([.L$41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5] - 1))" office:value-type="float" office:value="0" calcext:value-type="float">
            <text:p>0.00</text:p>
          </table:table-cell>
          <table:table-cell table:style-name="ce42" table:formula="of:=[.E$98]*(1+([.E$42] - 1)+([.E$35] - 1))" office:value-type="float" office:value="0" calcext:value-type="float">
            <text:p>0.00</text:p>
          </table:table-cell>
          <table:table-cell table:style-name="ce42" table:formula="of:=[.F$98]*(1+([.F$42] - 1)+([.F$35] - 1))" office:value-type="float" office:value="0" calcext:value-type="float">
            <text:p>0.00</text:p>
          </table:table-cell>
          <table:table-cell table:style-name="ce42" table:formula="of:=[.G$98]*(1+([.G$42] - 1)+([.G$35] - 1))" office:value-type="float" office:value="0" calcext:value-type="float">
            <text:p>0.00</text:p>
          </table:table-cell>
          <table:table-cell table:style-name="ce42" table:formula="of:=[.H$98]*(1+([.H$42] - 1)+([.H$35] - 1))" office:value-type="float" office:value="0" calcext:value-type="float">
            <text:p>0.00</text:p>
          </table:table-cell>
          <table:table-cell table:style-name="ce42" table:formula="of:=[.I$98]*(1+([.I$42] - 1)+([.I$35] - 1))" office:value-type="float" office:value="0" calcext:value-type="float">
            <text:p>0.00</text:p>
          </table:table-cell>
          <table:table-cell table:style-name="ce42" table:formula="of:=[.J$98]*(1+([.J$42] - 1)+([.J$35] - 1))" office:value-type="float" office:value="0" calcext:value-type="float">
            <text:p>0.00</text:p>
          </table:table-cell>
          <table:table-cell table:style-name="ce42" table:formula="of:=[.K$98]*(1+([.K$42] - 1)+([.K$35] - 1))" office:value-type="float" office:value="0" calcext:value-type="float">
            <text:p>0.00</text:p>
          </table:table-cell>
          <table:table-cell table:style-name="ce42" table:formula="of:=[.L$98]*(1+([.L$42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5] - 1))" office:value-type="float" office:value="0" calcext:value-type="float">
            <text:p>0.00</text:p>
          </table:table-cell>
          <table:table-cell table:style-name="ce42" table:formula="of:=[.E$98]*(1+([.E$43] - 1)+([.E$35] - 1))" office:value-type="float" office:value="0" calcext:value-type="float">
            <text:p>0.00</text:p>
          </table:table-cell>
          <table:table-cell table:style-name="ce42" table:formula="of:=[.F$98]*(1+([.F$43] - 1)+([.F$35] - 1))" office:value-type="float" office:value="0" calcext:value-type="float">
            <text:p>0.00</text:p>
          </table:table-cell>
          <table:table-cell table:style-name="ce42" table:formula="of:=[.G$98]*(1+([.G$43] - 1)+([.G$35] - 1))" office:value-type="float" office:value="0" calcext:value-type="float">
            <text:p>0.00</text:p>
          </table:table-cell>
          <table:table-cell table:style-name="ce42" table:formula="of:=[.H$98]*(1+([.H$43] - 1)+([.H$35] - 1))" office:value-type="float" office:value="0" calcext:value-type="float">
            <text:p>0.00</text:p>
          </table:table-cell>
          <table:table-cell table:style-name="ce42" table:formula="of:=[.I$98]*(1+([.I$43] - 1)+([.I$35] - 1))" office:value-type="float" office:value="0" calcext:value-type="float">
            <text:p>0.00</text:p>
          </table:table-cell>
          <table:table-cell table:style-name="ce42" table:formula="of:=[.J$98]*(1+([.J$43] - 1)+([.J$35] - 1))" office:value-type="float" office:value="0" calcext:value-type="float">
            <text:p>0.00</text:p>
          </table:table-cell>
          <table:table-cell table:style-name="ce42" table:formula="of:=[.K$98]*(1+([.K$43] - 1)+([.K$35] - 1))" office:value-type="float" office:value="0" calcext:value-type="float">
            <text:p>0.00</text:p>
          </table:table-cell>
          <table:table-cell table:style-name="ce42" table:formula="of:=[.L$98]*(1+([.L$43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44] - 1))" office:value-type="float" office:value="0" calcext:value-type="float">
            <text:p>0.00</text:p>
          </table:table-cell>
          <table:table-cell table:style-name="ce42" table:formula="of:=[.E$98]*(1+([.E$41] - 1)+([.E$44] - 1))" office:value-type="float" office:value="0" calcext:value-type="float">
            <text:p>0.00</text:p>
          </table:table-cell>
          <table:table-cell table:style-name="ce42" table:formula="of:=[.F$98]*(1+([.F$41] - 1)+([.F$44] - 1))" office:value-type="float" office:value="0" calcext:value-type="float">
            <text:p>0.00</text:p>
          </table:table-cell>
          <table:table-cell table:style-name="ce42" table:formula="of:=[.G$98]*(1+([.G$41] - 1)+([.G$44] - 1))" office:value-type="float" office:value="0" calcext:value-type="float">
            <text:p>0.00</text:p>
          </table:table-cell>
          <table:table-cell table:style-name="ce42" table:formula="of:=[.H$98]*(1+([.H$41] - 1)+([.H$44] - 1))" office:value-type="float" office:value="0" calcext:value-type="float">
            <text:p>0.00</text:p>
          </table:table-cell>
          <table:table-cell table:style-name="ce42" table:formula="of:=[.I$98]*(1+([.I$41] - 1)+([.I$44] - 1))" office:value-type="float" office:value="0" calcext:value-type="float">
            <text:p>0.00</text:p>
          </table:table-cell>
          <table:table-cell table:style-name="ce42" table:formula="of:=[.J$98]*(1+([.J$41] - 1)+([.J$44] - 1))" office:value-type="float" office:value="0" calcext:value-type="float">
            <text:p>0.00</text:p>
          </table:table-cell>
          <table:table-cell table:style-name="ce42" table:formula="of:=[.K$98]*(1+([.K$41] - 1)+([.K$44] - 1))" office:value-type="float" office:value="0" calcext:value-type="float">
            <text:p>0.00</text:p>
          </table:table-cell>
          <table:table-cell table:style-name="ce42" table:formula="of:=[.L$98]*(1+([.L$41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44] - 1))" office:value-type="float" office:value="0" calcext:value-type="float">
            <text:p>0.00</text:p>
          </table:table-cell>
          <table:table-cell table:style-name="ce42" table:formula="of:=[.E$98]*(1+([.E$42] - 1)+([.E$44] - 1))" office:value-type="float" office:value="0" calcext:value-type="float">
            <text:p>0.00</text:p>
          </table:table-cell>
          <table:table-cell table:style-name="ce42" table:formula="of:=[.F$98]*(1+([.F$42] - 1)+([.F$44] - 1))" office:value-type="float" office:value="0" calcext:value-type="float">
            <text:p>0.00</text:p>
          </table:table-cell>
          <table:table-cell table:style-name="ce42" table:formula="of:=[.G$98]*(1+([.G$42] - 1)+([.G$44] - 1))" office:value-type="float" office:value="0" calcext:value-type="float">
            <text:p>0.00</text:p>
          </table:table-cell>
          <table:table-cell table:style-name="ce42" table:formula="of:=[.H$98]*(1+([.H$42] - 1)+([.H$44] - 1))" office:value-type="float" office:value="0" calcext:value-type="float">
            <text:p>0.00</text:p>
          </table:table-cell>
          <table:table-cell table:style-name="ce42" table:formula="of:=[.I$98]*(1+([.I$42] - 1)+([.I$44] - 1))" office:value-type="float" office:value="0" calcext:value-type="float">
            <text:p>0.00</text:p>
          </table:table-cell>
          <table:table-cell table:style-name="ce42" table:formula="of:=[.J$98]*(1+([.J$42] - 1)+([.J$44] - 1))" office:value-type="float" office:value="0" calcext:value-type="float">
            <text:p>0.00</text:p>
          </table:table-cell>
          <table:table-cell table:style-name="ce42" table:formula="of:=[.K$98]*(1+([.K$42] - 1)+([.K$44] - 1))" office:value-type="float" office:value="0" calcext:value-type="float">
            <text:p>0.00</text:p>
          </table:table-cell>
          <table:table-cell table:style-name="ce42" table:formula="of:=[.L$98]*(1+([.L$42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44] - 1))" office:value-type="float" office:value="0" calcext:value-type="float">
            <text:p>0.00</text:p>
          </table:table-cell>
          <table:table-cell table:style-name="ce42" table:formula="of:=[.E$98]*(1+([.E$43] - 1)+([.E$44] - 1))" office:value-type="float" office:value="0" calcext:value-type="float">
            <text:p>0.00</text:p>
          </table:table-cell>
          <table:table-cell table:style-name="ce42" table:formula="of:=[.F$98]*(1+([.F$43] - 1)+([.F$44] - 1))" office:value-type="float" office:value="0" calcext:value-type="float">
            <text:p>0.00</text:p>
          </table:table-cell>
          <table:table-cell table:style-name="ce42" table:formula="of:=[.G$98]*(1+([.G$43] - 1)+([.G$44] - 1))" office:value-type="float" office:value="0" calcext:value-type="float">
            <text:p>0.00</text:p>
          </table:table-cell>
          <table:table-cell table:style-name="ce42" table:formula="of:=[.H$98]*(1+([.H$43] - 1)+([.H$44] - 1))" office:value-type="float" office:value="0" calcext:value-type="float">
            <text:p>0.00</text:p>
          </table:table-cell>
          <table:table-cell table:style-name="ce42" table:formula="of:=[.I$98]*(1+([.I$43] - 1)+([.I$44] - 1))" office:value-type="float" office:value="0" calcext:value-type="float">
            <text:p>0.00</text:p>
          </table:table-cell>
          <table:table-cell table:style-name="ce42" table:formula="of:=[.J$98]*(1+([.J$43] - 1)+([.J$44] - 1))" office:value-type="float" office:value="0" calcext:value-type="float">
            <text:p>0.00</text:p>
          </table:table-cell>
          <table:table-cell table:style-name="ce42" table:formula="of:=[.K$98]*(1+([.K$43] - 1)+([.K$44] - 1))" office:value-type="float" office:value="0" calcext:value-type="float">
            <text:p>0.00</text:p>
          </table:table-cell>
          <table:table-cell table:style-name="ce42" table:formula="of:=[.L$98]*(1+([.L$43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7] - 1))" office:value-type="float" office:value="0" calcext:value-type="float">
            <text:p>0.00</text:p>
          </table:table-cell>
          <table:table-cell table:style-name="ce42" table:formula="of:=[.E$98]*(1+([.E$41] - 1)+([.E$37] - 1))" office:value-type="float" office:value="0" calcext:value-type="float">
            <text:p>0.00</text:p>
          </table:table-cell>
          <table:table-cell table:style-name="ce42" table:formula="of:=[.F$98]*(1+([.F$41] - 1)+([.F$37] - 1))" office:value-type="float" office:value="0" calcext:value-type="float">
            <text:p>0.00</text:p>
          </table:table-cell>
          <table:table-cell table:style-name="ce42" table:formula="of:=[.G$98]*(1+([.G$41] - 1)+([.G$37] - 1))" office:value-type="float" office:value="0" calcext:value-type="float">
            <text:p>0.00</text:p>
          </table:table-cell>
          <table:table-cell table:style-name="ce42" table:formula="of:=[.H$98]*(1+([.H$41] - 1)+([.H$37] - 1))" office:value-type="float" office:value="0" calcext:value-type="float">
            <text:p>0.00</text:p>
          </table:table-cell>
          <table:table-cell table:style-name="ce42" table:formula="of:=[.I$98]*(1+([.I$41] - 1)+([.I$37] - 1))" office:value-type="float" office:value="0" calcext:value-type="float">
            <text:p>0.00</text:p>
          </table:table-cell>
          <table:table-cell table:style-name="ce42" table:formula="of:=[.J$98]*(1+([.J$41] - 1)+([.J$37] - 1))" office:value-type="float" office:value="0" calcext:value-type="float">
            <text:p>0.00</text:p>
          </table:table-cell>
          <table:table-cell table:style-name="ce42" table:formula="of:=[.K$98]*(1+([.K$41] - 1)+([.K$37] - 1))" office:value-type="float" office:value="0" calcext:value-type="float">
            <text:p>0.00</text:p>
          </table:table-cell>
          <table:table-cell table:style-name="ce42" table:formula="of:=[.L$98]*(1+([.L$41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7] - 1))" office:value-type="float" office:value="0" calcext:value-type="float">
            <text:p>0.00</text:p>
          </table:table-cell>
          <table:table-cell table:style-name="ce42" table:formula="of:=[.E$98]*(1+([.E$42] - 1)+([.E$37] - 1))" office:value-type="float" office:value="0" calcext:value-type="float">
            <text:p>0.00</text:p>
          </table:table-cell>
          <table:table-cell table:style-name="ce42" table:formula="of:=[.F$98]*(1+([.F$42] - 1)+([.F$37] - 1))" office:value-type="float" office:value="0" calcext:value-type="float">
            <text:p>0.00</text:p>
          </table:table-cell>
          <table:table-cell table:style-name="ce42" table:formula="of:=[.G$98]*(1+([.G$42] - 1)+([.G$37] - 1))" office:value-type="float" office:value="0" calcext:value-type="float">
            <text:p>0.00</text:p>
          </table:table-cell>
          <table:table-cell table:style-name="ce42" table:formula="of:=[.H$98]*(1+([.H$42] - 1)+([.H$37] - 1))" office:value-type="float" office:value="0" calcext:value-type="float">
            <text:p>0.00</text:p>
          </table:table-cell>
          <table:table-cell table:style-name="ce42" table:formula="of:=[.I$98]*(1+([.I$42] - 1)+([.I$37] - 1))" office:value-type="float" office:value="0" calcext:value-type="float">
            <text:p>0.00</text:p>
          </table:table-cell>
          <table:table-cell table:style-name="ce42" table:formula="of:=[.J$98]*(1+([.J$42] - 1)+([.J$37] - 1))" office:value-type="float" office:value="0" calcext:value-type="float">
            <text:p>0.00</text:p>
          </table:table-cell>
          <table:table-cell table:style-name="ce42" table:formula="of:=[.K$98]*(1+([.K$42] - 1)+([.K$37] - 1))" office:value-type="float" office:value="0" calcext:value-type="float">
            <text:p>0.00</text:p>
          </table:table-cell>
          <table:table-cell table:style-name="ce42" table:formula="of:=[.L$98]*(1+([.L$42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7] - 1))" office:value-type="float" office:value="0" calcext:value-type="float">
            <text:p>0.00</text:p>
          </table:table-cell>
          <table:table-cell table:style-name="ce42" table:formula="of:=[.E$98]*(1+([.E$43] - 1)+([.E$37] - 1))" office:value-type="float" office:value="0" calcext:value-type="float">
            <text:p>0.00</text:p>
          </table:table-cell>
          <table:table-cell table:style-name="ce42" table:formula="of:=[.F$98]*(1+([.F$43] - 1)+([.F$37] - 1))" office:value-type="float" office:value="0" calcext:value-type="float">
            <text:p>0.00</text:p>
          </table:table-cell>
          <table:table-cell table:style-name="ce42" table:formula="of:=[.G$98]*(1+([.G$43] - 1)+([.G$37] - 1))" office:value-type="float" office:value="0" calcext:value-type="float">
            <text:p>0.00</text:p>
          </table:table-cell>
          <table:table-cell table:style-name="ce42" table:formula="of:=[.H$98]*(1+([.H$43] - 1)+([.H$37] - 1))" office:value-type="float" office:value="0" calcext:value-type="float">
            <text:p>0.00</text:p>
          </table:table-cell>
          <table:table-cell table:style-name="ce42" table:formula="of:=[.I$98]*(1+([.I$43] - 1)+([.I$37] - 1))" office:value-type="float" office:value="0" calcext:value-type="float">
            <text:p>0.00</text:p>
          </table:table-cell>
          <table:table-cell table:style-name="ce42" table:formula="of:=[.J$98]*(1+([.J$43] - 1)+([.J$37] - 1))" office:value-type="float" office:value="0" calcext:value-type="float">
            <text:p>0.00</text:p>
          </table:table-cell>
          <table:table-cell table:style-name="ce42" table:formula="of:=[.K$98]*(1+([.K$43] - 1)+([.K$37] - 1))" office:value-type="float" office:value="0" calcext:value-type="float">
            <text:p>0.00</text:p>
          </table:table-cell>
          <table:table-cell table:style-name="ce42" table:formula="of:=[.L$98]*(1+([.L$43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6] - 1))" office:value-type="float" office:value="0" calcext:value-type="float">
            <text:p>0.00</text:p>
          </table:table-cell>
          <table:table-cell table:style-name="ce42" table:formula="of:=[.E$98]*(1+([.E$41] - 1)+([.E$36] - 1))" office:value-type="float" office:value="0" calcext:value-type="float">
            <text:p>0.00</text:p>
          </table:table-cell>
          <table:table-cell table:style-name="ce42" table:formula="of:=[.F$98]*(1+([.F$41] - 1)+([.F$36] - 1))" office:value-type="float" office:value="0" calcext:value-type="float">
            <text:p>0.00</text:p>
          </table:table-cell>
          <table:table-cell table:style-name="ce42" table:formula="of:=[.G$98]*(1+([.G$41] - 1)+([.G$36] - 1))" office:value-type="float" office:value="0" calcext:value-type="float">
            <text:p>0.00</text:p>
          </table:table-cell>
          <table:table-cell table:style-name="ce42" table:formula="of:=[.H$98]*(1+([.H$41] - 1)+([.H$36] - 1))" office:value-type="float" office:value="0" calcext:value-type="float">
            <text:p>0.00</text:p>
          </table:table-cell>
          <table:table-cell table:style-name="ce42" table:formula="of:=[.I$98]*(1+([.I$41] - 1)+([.I$36] - 1))" office:value-type="float" office:value="0" calcext:value-type="float">
            <text:p>0.00</text:p>
          </table:table-cell>
          <table:table-cell table:style-name="ce42" table:formula="of:=[.J$98]*(1+([.J$41] - 1)+([.J$36] - 1))" office:value-type="float" office:value="0" calcext:value-type="float">
            <text:p>0.00</text:p>
          </table:table-cell>
          <table:table-cell table:style-name="ce42" table:formula="of:=[.K$98]*(1+([.K$41] - 1)+([.K$36] - 1))" office:value-type="float" office:value="0" calcext:value-type="float">
            <text:p>0.00</text:p>
          </table:table-cell>
          <table:table-cell table:style-name="ce42" table:formula="of:=[.L$98]*(1+([.L$41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6] - 1))" office:value-type="float" office:value="0" calcext:value-type="float">
            <text:p>0.00</text:p>
          </table:table-cell>
          <table:table-cell table:style-name="ce42" table:formula="of:=[.E$98]*(1+([.E$42] - 1)+([.E$36] - 1))" office:value-type="float" office:value="0" calcext:value-type="float">
            <text:p>0.00</text:p>
          </table:table-cell>
          <table:table-cell table:style-name="ce42" table:formula="of:=[.F$98]*(1+([.F$42] - 1)+([.F$36] - 1))" office:value-type="float" office:value="0" calcext:value-type="float">
            <text:p>0.00</text:p>
          </table:table-cell>
          <table:table-cell table:style-name="ce42" table:formula="of:=[.G$98]*(1+([.G$42] - 1)+([.G$36] - 1))" office:value-type="float" office:value="0" calcext:value-type="float">
            <text:p>0.00</text:p>
          </table:table-cell>
          <table:table-cell table:style-name="ce42" table:formula="of:=[.H$98]*(1+([.H$42] - 1)+([.H$36] - 1))" office:value-type="float" office:value="0" calcext:value-type="float">
            <text:p>0.00</text:p>
          </table:table-cell>
          <table:table-cell table:style-name="ce42" table:formula="of:=[.I$98]*(1+([.I$42] - 1)+([.I$36] - 1))" office:value-type="float" office:value="0" calcext:value-type="float">
            <text:p>0.00</text:p>
          </table:table-cell>
          <table:table-cell table:style-name="ce42" table:formula="of:=[.J$98]*(1+([.J$42] - 1)+([.J$36] - 1))" office:value-type="float" office:value="0" calcext:value-type="float">
            <text:p>0.00</text:p>
          </table:table-cell>
          <table:table-cell table:style-name="ce42" table:formula="of:=[.K$98]*(1+([.K$42] - 1)+([.K$36] - 1))" office:value-type="float" office:value="0" calcext:value-type="float">
            <text:p>0.00</text:p>
          </table:table-cell>
          <table:table-cell table:style-name="ce42" table:formula="of:=[.L$98]*(1+([.L$42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6] - 1))" office:value-type="float" office:value="0" calcext:value-type="float">
            <text:p>0.00</text:p>
          </table:table-cell>
          <table:table-cell table:style-name="ce42" table:formula="of:=[.E$98]*(1+([.E$43] - 1)+([.E$36] - 1))" office:value-type="float" office:value="0" calcext:value-type="float">
            <text:p>0.00</text:p>
          </table:table-cell>
          <table:table-cell table:style-name="ce42" table:formula="of:=[.F$98]*(1+([.F$43] - 1)+([.F$36] - 1))" office:value-type="float" office:value="0" calcext:value-type="float">
            <text:p>0.00</text:p>
          </table:table-cell>
          <table:table-cell table:style-name="ce42" table:formula="of:=[.G$98]*(1+([.G$43] - 1)+([.G$36] - 1))" office:value-type="float" office:value="0" calcext:value-type="float">
            <text:p>0.00</text:p>
          </table:table-cell>
          <table:table-cell table:style-name="ce42" table:formula="of:=[.H$98]*(1+([.H$43] - 1)+([.H$36] - 1))" office:value-type="float" office:value="0" calcext:value-type="float">
            <text:p>0.00</text:p>
          </table:table-cell>
          <table:table-cell table:style-name="ce42" table:formula="of:=[.I$98]*(1+([.I$43] - 1)+([.I$36] - 1))" office:value-type="float" office:value="0" calcext:value-type="float">
            <text:p>0.00</text:p>
          </table:table-cell>
          <table:table-cell table:style-name="ce42" table:formula="of:=[.J$98]*(1+([.J$43] - 1)+([.J$36] - 1))" office:value-type="float" office:value="0" calcext:value-type="float">
            <text:p>0.00</text:p>
          </table:table-cell>
          <table:table-cell table:style-name="ce42" table:formula="of:=[.K$98]*(1+([.K$43] - 1)+([.K$36] - 1))" office:value-type="float" office:value="0" calcext:value-type="float">
            <text:p>0.00</text:p>
          </table:table-cell>
          <table:table-cell table:style-name="ce42" table:formula="of:=[.L$98]*(1+([.L$43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40] - 1)+([.D$30] - 1))" office:value-type="float" office:value="0" calcext:value-type="float">
            <text:p>0.00</text:p>
          </table:table-cell>
          <table:table-cell table:style-name="ce42" table:formula="of:=[.E$98]*(1+([.E$41] - 1)+([.E$40] - 1)+([.E$30] - 1))" office:value-type="float" office:value="0" calcext:value-type="float">
            <text:p>0.00</text:p>
          </table:table-cell>
          <table:table-cell table:style-name="ce42" table:formula="of:=[.F$98]*(1+([.F$41] - 1)+([.F$40] - 1)+([.F$30] - 1))" office:value-type="float" office:value="0" calcext:value-type="float">
            <text:p>0.00</text:p>
          </table:table-cell>
          <table:table-cell table:style-name="ce42" table:formula="of:=[.G$98]*(1+([.G$41] - 1)+([.G$40] - 1)+([.G$30] - 1))" office:value-type="float" office:value="0" calcext:value-type="float">
            <text:p>0.00</text:p>
          </table:table-cell>
          <table:table-cell table:style-name="ce42" table:formula="of:=[.H$98]*(1+([.H$41] - 1)+([.H$40] - 1)+([.H$30] - 1))" office:value-type="float" office:value="0" calcext:value-type="float">
            <text:p>0.00</text:p>
          </table:table-cell>
          <table:table-cell table:style-name="ce42" table:formula="of:=[.I$98]*(1+([.I$41] - 1)+([.I$40] - 1)+([.I$30] - 1))" office:value-type="float" office:value="0" calcext:value-type="float">
            <text:p>0.00</text:p>
          </table:table-cell>
          <table:table-cell table:style-name="ce42" table:formula="of:=[.J$98]*(1+([.J$41] - 1)+([.J$40] - 1)+([.J$30] - 1))" office:value-type="float" office:value="0" calcext:value-type="float">
            <text:p>0.00</text:p>
          </table:table-cell>
          <table:table-cell table:style-name="ce42" table:formula="of:=[.K$98]*(1+([.K$41] - 1)+([.K$40] - 1)+([.K$30] - 1))" office:value-type="float" office:value="0" calcext:value-type="float">
            <text:p>0.00</text:p>
          </table:table-cell>
          <table:table-cell table:style-name="ce42" table:formula="of:=[.L$98]*(1+([.L$41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40] - 1)+([.D$30] - 1))" office:value-type="float" office:value="0" calcext:value-type="float">
            <text:p>0.00</text:p>
          </table:table-cell>
          <table:table-cell table:style-name="ce42" table:formula="of:=[.E$98]*(1+([.E$42] - 1)+([.E$40] - 1)+([.E$30] - 1))" office:value-type="float" office:value="0" calcext:value-type="float">
            <text:p>0.00</text:p>
          </table:table-cell>
          <table:table-cell table:style-name="ce42" table:formula="of:=[.F$98]*(1+([.F$42] - 1)+([.F$40] - 1)+([.F$30] - 1))" office:value-type="float" office:value="0" calcext:value-type="float">
            <text:p>0.00</text:p>
          </table:table-cell>
          <table:table-cell table:style-name="ce42" table:formula="of:=[.G$98]*(1+([.G$42] - 1)+([.G$40] - 1)+([.G$30] - 1))" office:value-type="float" office:value="0" calcext:value-type="float">
            <text:p>0.00</text:p>
          </table:table-cell>
          <table:table-cell table:style-name="ce42" table:formula="of:=[.H$98]*(1+([.H$42] - 1)+([.H$40] - 1)+([.H$30] - 1))" office:value-type="float" office:value="0" calcext:value-type="float">
            <text:p>0.00</text:p>
          </table:table-cell>
          <table:table-cell table:style-name="ce42" table:formula="of:=[.I$98]*(1+([.I$42] - 1)+([.I$40] - 1)+([.I$30] - 1))" office:value-type="float" office:value="0" calcext:value-type="float">
            <text:p>0.00</text:p>
          </table:table-cell>
          <table:table-cell table:style-name="ce42" table:formula="of:=[.J$98]*(1+([.J$42] - 1)+([.J$40] - 1)+([.J$30] - 1))" office:value-type="float" office:value="0" calcext:value-type="float">
            <text:p>0.00</text:p>
          </table:table-cell>
          <table:table-cell table:style-name="ce42" table:formula="of:=[.K$98]*(1+([.K$42] - 1)+([.K$40] - 1)+([.K$30] - 1))" office:value-type="float" office:value="0" calcext:value-type="float">
            <text:p>0.00</text:p>
          </table:table-cell>
          <table:table-cell table:style-name="ce42" table:formula="of:=[.L$98]*(1+([.L$42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40] - 1)+([.D$30] - 1))" office:value-type="float" office:value="0" calcext:value-type="float">
            <text:p>0.00</text:p>
          </table:table-cell>
          <table:table-cell table:style-name="ce42" table:formula="of:=[.E$98]*(1+([.E$43] - 1)+([.E$40] - 1)+([.E$30] - 1))" office:value-type="float" office:value="0" calcext:value-type="float">
            <text:p>0.00</text:p>
          </table:table-cell>
          <table:table-cell table:style-name="ce42" table:formula="of:=[.F$98]*(1+([.F$43] - 1)+([.F$40] - 1)+([.F$30] - 1))" office:value-type="float" office:value="0" calcext:value-type="float">
            <text:p>0.00</text:p>
          </table:table-cell>
          <table:table-cell table:style-name="ce42" table:formula="of:=[.G$98]*(1+([.G$43] - 1)+([.G$40] - 1)+([.G$30] - 1))" office:value-type="float" office:value="0" calcext:value-type="float">
            <text:p>0.00</text:p>
          </table:table-cell>
          <table:table-cell table:style-name="ce42" table:formula="of:=[.H$98]*(1+([.H$43] - 1)+([.H$40] - 1)+([.H$30] - 1))" office:value-type="float" office:value="0" calcext:value-type="float">
            <text:p>0.00</text:p>
          </table:table-cell>
          <table:table-cell table:style-name="ce42" table:formula="of:=[.I$98]*(1+([.I$43] - 1)+([.I$40] - 1)+([.I$30] - 1))" office:value-type="float" office:value="0" calcext:value-type="float">
            <text:p>0.00</text:p>
          </table:table-cell>
          <table:table-cell table:style-name="ce42" table:formula="of:=[.J$98]*(1+([.J$43] - 1)+([.J$40] - 1)+([.J$30] - 1))" office:value-type="float" office:value="0" calcext:value-type="float">
            <text:p>0.00</text:p>
          </table:table-cell>
          <table:table-cell table:style-name="ce42" table:formula="of:=[.K$98]*(1+([.K$43] - 1)+([.K$40] - 1)+([.K$30] - 1))" office:value-type="float" office:value="0" calcext:value-type="float">
            <text:p>0.00</text:p>
          </table:table-cell>
          <table:table-cell table:style-name="ce42" table:formula="of:=[.L$98]*(1+([.L$43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1] - 1)+([.D$32] - 1)+([.D$33] -1)+([.D$30] - 1))" office:value-type="float" office:value="0" calcext:value-type="float">
            <text:p>0.00</text:p>
          </table:table-cell>
          <table:table-cell table:style-name="ce42" table:formula="of:=[.E$98]*(1+([.E$41] - 1)+([.E$31] - 1)+([.E$32] - 1)+([.E$33] -1)+([.E$30] - 1))" office:value-type="float" office:value="0" calcext:value-type="float">
            <text:p>0.00</text:p>
          </table:table-cell>
          <table:table-cell table:style-name="ce42" table:formula="of:=[.F$98]*(1+([.F$41] - 1)+([.F$31] - 1)+([.F$32] - 1)+([.F$33] -1)+([.F$30] - 1))" office:value-type="float" office:value="0" calcext:value-type="float">
            <text:p>0.00</text:p>
          </table:table-cell>
          <table:table-cell table:style-name="ce42" table:formula="of:=[.G$98]*(1+([.G$41] - 1)+([.G$31] - 1)+([.G$32] - 1)+([.G$33] -1)+([.G$30] - 1))" office:value-type="float" office:value="0" calcext:value-type="float">
            <text:p>0.00</text:p>
          </table:table-cell>
          <table:table-cell table:style-name="ce42" table:formula="of:=[.H$98]*(1+([.H$41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1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1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1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1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1] - 1)+([.D$32] - 1)+([.D$33] -1)+([.D$30] - 1))" office:value-type="float" office:value="0" calcext:value-type="float">
            <text:p>0.00</text:p>
          </table:table-cell>
          <table:table-cell table:style-name="ce42" table:formula="of:=[.E$98]*(1+([.E$42] - 1)+([.E$31] - 1)+([.E$32] - 1)+([.E$33] -1)+([.E$30] - 1))" office:value-type="float" office:value="0" calcext:value-type="float">
            <text:p>0.00</text:p>
          </table:table-cell>
          <table:table-cell table:style-name="ce42" table:formula="of:=[.F$98]*(1+([.F$42] - 1)+([.F$31] - 1)+([.F$32] - 1)+([.F$33] -1)+([.F$30] - 1))" office:value-type="float" office:value="0" calcext:value-type="float">
            <text:p>0.00</text:p>
          </table:table-cell>
          <table:table-cell table:style-name="ce42" table:formula="of:=[.G$98]*(1+([.G$42] - 1)+([.G$31] - 1)+([.G$32] - 1)+([.G$33] -1)+([.G$30] - 1))" office:value-type="float" office:value="0" calcext:value-type="float">
            <text:p>0.00</text:p>
          </table:table-cell>
          <table:table-cell table:style-name="ce42" table:formula="of:=[.H$98]*(1+([.H$42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2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2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2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2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1] - 1)+([.D$32] - 1)+([.D$33] -1)+([.D$30] - 1))" office:value-type="float" office:value="0" calcext:value-type="float">
            <text:p>0.00</text:p>
          </table:table-cell>
          <table:table-cell table:style-name="ce42" table:formula="of:=[.E$98]*(1+([.E$43] - 1)+([.E$31] - 1)+([.E$32] - 1)+([.E$33] -1)+([.E$30] - 1))" office:value-type="float" office:value="0" calcext:value-type="float">
            <text:p>0.00</text:p>
          </table:table-cell>
          <table:table-cell table:style-name="ce42" table:formula="of:=[.F$98]*(1+([.F$43] - 1)+([.F$31] - 1)+([.F$32] - 1)+([.F$33] -1)+([.F$30] - 1))" office:value-type="float" office:value="0" calcext:value-type="float">
            <text:p>0.00</text:p>
          </table:table-cell>
          <table:table-cell table:style-name="ce42" table:formula="of:=[.G$98]*(1+([.G$43] - 1)+([.G$31] - 1)+([.G$32] - 1)+([.G$33] -1)+([.G$30] - 1))" office:value-type="float" office:value="0" calcext:value-type="float">
            <text:p>0.00</text:p>
          </table:table-cell>
          <table:table-cell table:style-name="ce42" table:formula="of:=[.H$98]*(1+([.H$43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3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3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3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3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0] - 1))" office:value-type="float" office:value="0" calcext:value-type="float">
            <text:p>0.00</text:p>
          </table:table-cell>
          <table:table-cell table:style-name="ce42" table:formula="of:=[.E$98]*(1+([.E$41] - 1)+([.E$30] - 1))" office:value-type="float" office:value="0" calcext:value-type="float">
            <text:p>0.00</text:p>
          </table:table-cell>
          <table:table-cell table:style-name="ce42" table:formula="of:=[.F$98]*(1+([.F$41] - 1)+([.F$30] - 1))" office:value-type="float" office:value="0" calcext:value-type="float">
            <text:p>0.00</text:p>
          </table:table-cell>
          <table:table-cell table:style-name="ce42" table:formula="of:=[.G$98]*(1+([.G$41] - 1)+([.G$30] - 1))" office:value-type="float" office:value="0" calcext:value-type="float">
            <text:p>0.00</text:p>
          </table:table-cell>
          <table:table-cell table:style-name="ce42" table:formula="of:=[.H$98]*(1+([.H$41] - 1)+([.H$30] - 1))" office:value-type="float" office:value="0" calcext:value-type="float">
            <text:p>0.00</text:p>
          </table:table-cell>
          <table:table-cell table:style-name="ce42" table:formula="of:=[.I$98]*(1+([.I$41] - 1)+([.I$30] - 1))" office:value-type="float" office:value="0" calcext:value-type="float">
            <text:p>0.00</text:p>
          </table:table-cell>
          <table:table-cell table:style-name="ce42" table:formula="of:=[.J$98]*(1+([.J$41] - 1)+([.J$30] - 1))" office:value-type="float" office:value="0" calcext:value-type="float">
            <text:p>0.00</text:p>
          </table:table-cell>
          <table:table-cell table:style-name="ce42" table:formula="of:=[.K$98]*(1+([.K$41] - 1)+([.K$30] - 1))" office:value-type="float" office:value="0" calcext:value-type="float">
            <text:p>0.00</text:p>
          </table:table-cell>
          <table:table-cell table:style-name="ce42" table:formula="of:=[.L$98]*(1+([.L$41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0] - 1))" office:value-type="float" office:value="0" calcext:value-type="float">
            <text:p>0.00</text:p>
          </table:table-cell>
          <table:table-cell table:style-name="ce42" table:formula="of:=[.E$98]*(1+([.E$42] - 1)+([.E$30] - 1))" office:value-type="float" office:value="0" calcext:value-type="float">
            <text:p>0.00</text:p>
          </table:table-cell>
          <table:table-cell table:style-name="ce42" table:formula="of:=[.F$98]*(1+([.F$42] - 1)+([.F$30] - 1))" office:value-type="float" office:value="0" calcext:value-type="float">
            <text:p>0.00</text:p>
          </table:table-cell>
          <table:table-cell table:style-name="ce42" table:formula="of:=[.G$98]*(1+([.G$42] - 1)+([.G$30] - 1))" office:value-type="float" office:value="0" calcext:value-type="float">
            <text:p>0.00</text:p>
          </table:table-cell>
          <table:table-cell table:style-name="ce42" table:formula="of:=[.H$98]*(1+([.H$42] - 1)+([.H$30] - 1))" office:value-type="float" office:value="0" calcext:value-type="float">
            <text:p>0.00</text:p>
          </table:table-cell>
          <table:table-cell table:style-name="ce42" table:formula="of:=[.I$98]*(1+([.I$42] - 1)+([.I$30] - 1))" office:value-type="float" office:value="0" calcext:value-type="float">
            <text:p>0.00</text:p>
          </table:table-cell>
          <table:table-cell table:style-name="ce42" table:formula="of:=[.J$98]*(1+([.J$42] - 1)+([.J$30] - 1))" office:value-type="float" office:value="0" calcext:value-type="float">
            <text:p>0.00</text:p>
          </table:table-cell>
          <table:table-cell table:style-name="ce42" table:formula="of:=[.K$98]*(1+([.K$42] - 1)+([.K$30] - 1))" office:value-type="float" office:value="0" calcext:value-type="float">
            <text:p>0.00</text:p>
          </table:table-cell>
          <table:table-cell table:style-name="ce42" table:formula="of:=[.L$98]*(1+([.L$42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0] - 1))" office:value-type="float" office:value="0" calcext:value-type="float">
            <text:p>0.00</text:p>
          </table:table-cell>
          <table:table-cell table:style-name="ce42" table:formula="of:=[.E$98]*(1+([.E$43] - 1)+([.E$30] - 1))" office:value-type="float" office:value="0" calcext:value-type="float">
            <text:p>0.00</text:p>
          </table:table-cell>
          <table:table-cell table:style-name="ce42" table:formula="of:=[.F$98]*(1+([.F$43] - 1)+([.F$30] - 1))" office:value-type="float" office:value="0" calcext:value-type="float">
            <text:p>0.00</text:p>
          </table:table-cell>
          <table:table-cell table:style-name="ce42" table:formula="of:=[.G$98]*(1+([.G$43] - 1)+([.G$30] - 1))" office:value-type="float" office:value="0" calcext:value-type="float">
            <text:p>0.00</text:p>
          </table:table-cell>
          <table:table-cell table:style-name="ce42" table:formula="of:=[.H$98]*(1+([.H$43] - 1)+([.H$30] - 1))" office:value-type="float" office:value="0" calcext:value-type="float">
            <text:p>0.00</text:p>
          </table:table-cell>
          <table:table-cell table:style-name="ce42" table:formula="of:=[.I$98]*(1+([.I$43] - 1)+([.I$30] - 1))" office:value-type="float" office:value="0" calcext:value-type="float">
            <text:p>0.00</text:p>
          </table:table-cell>
          <table:table-cell table:style-name="ce42" table:formula="of:=[.J$98]*(1+([.J$43] - 1)+([.J$30] - 1))" office:value-type="float" office:value="0" calcext:value-type="float">
            <text:p>0.00</text:p>
          </table:table-cell>
          <table:table-cell table:style-name="ce42" table:formula="of:=[.K$98]*(1+([.K$43] - 1)+([.K$30] - 1))" office:value-type="float" office:value="0" calcext:value-type="float">
            <text:p>0.00</text:p>
          </table:table-cell>
          <table:table-cell table:style-name="ce42" table:formula="of:=[.L$98]*(1+([.L$43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67" table:formula="of:=MAX(IF([.D74] = 1; CEILING([.D$99]/[.D74]; [$Globals.$D$2]*1000); MROUND([.D$99]/[.D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4] = 1; CEILING([.E$99]/[.E74]; [$Globals.$D$2]*1000); MROUND([.E$99]/[.E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74] = 1; CEILING([.F$99]/[.F74]; [$Globals.$D$2]*1000); MROUND([.F$99]/[.F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4] = 1; CEILING([.J$99]/[.J74]; [$Globals.$D$2]*1000); MROUND([.J$99]/[.J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4] = 1; CEILING([.K$99]/[.K74]; [$Globals.$D$2]*1000); MROUND([.K$99]/[.K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4] = 1; CEILING([.L$99]/[.L74]; [$Globals.$D$2]*1000); MROUND([.L$99]/[.L7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5] = 1; CEILING([.D$99]/[.D75]; [$Globals.$D$2]*1000); MROUND([.D$99]/[.D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5] = 1; CEILING([.E$99]/[.E75]; [$Globals.$D$2]*1000); MROUND([.E$99]/[.E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75] = 1; CEILING([.F$99]/[.F75]; [$Globals.$D$2]*1000); MROUND([.F$99]/[.F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5] = 1; CEILING([.J$99]/[.J75]; [$Globals.$D$2]*1000); MROUND([.J$99]/[.J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5] = 1; CEILING([.K$99]/[.K75]; [$Globals.$D$2]*1000); MROUND([.K$99]/[.K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5] = 1; CEILING([.L$99]/[.L75]; [$Globals.$D$2]*1000); MROUND([.L$99]/[.L7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6] = 1; CEILING([.D$99]/[.D76]; [$Globals.$D$2]*1000); MROUND([.D$99]/[.D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6] = 1; CEILING([.E$99]/[.E76]; [$Globals.$D$2]*1000); MROUND([.E$99]/[.E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76] = 1; CEILING([.F$99]/[.F76]; [$Globals.$D$2]*1000); MROUND([.F$99]/[.F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6] = 1; CEILING([.J$99]/[.J76]; [$Globals.$D$2]*1000); MROUND([.J$99]/[.J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6] = 1; CEILING([.K$99]/[.K76]; [$Globals.$D$2]*1000); MROUND([.K$99]/[.K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6] = 1; CEILING([.L$99]/[.L76]; [$Globals.$D$2]*1000); MROUND([.L$99]/[.L7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7] = 1; CEILING([.D$99]/[.D77]; [$Globals.$D$2]*1000); MROUND([.D$99]/[.D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7] = 1; CEILING([.E$99]/[.E77]; [$Globals.$D$2]*1000); MROUND([.E$99]/[.E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77] = 1; CEILING([.F$99]/[.F77]; [$Globals.$D$2]*1000); MROUND([.F$99]/[.F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7] = 1; CEILING([.J$99]/[.J77]; [$Globals.$D$2]*1000); MROUND([.J$99]/[.J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7] = 1; CEILING([.K$99]/[.K77]; [$Globals.$D$2]*1000); MROUND([.K$99]/[.K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7] = 1; CEILING([.L$99]/[.L77]; [$Globals.$D$2]*1000); MROUND([.L$99]/[.L7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8] = 1; CEILING([.D$99]/[.D78]; [$Globals.$D$2]*1000); MROUND([.D$99]/[.D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8] = 1; CEILING([.E$99]/[.E78]; [$Globals.$D$2]*1000); MROUND([.E$99]/[.E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78] = 1; CEILING([.F$99]/[.F78]; [$Globals.$D$2]*1000); MROUND([.F$99]/[.F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8] = 1; CEILING([.J$99]/[.J78]; [$Globals.$D$2]*1000); MROUND([.J$99]/[.J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8] = 1; CEILING([.K$99]/[.K78]; [$Globals.$D$2]*1000); MROUND([.K$99]/[.K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8] = 1; CEILING([.L$99]/[.L78]; [$Globals.$D$2]*1000); MROUND([.L$99]/[.L7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9] = 1; CEILING([.D$99]/[.D79]; [$Globals.$D$2]*1000); MROUND([.D$99]/[.D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9] = 1; CEILING([.E$99]/[.E79]; [$Globals.$D$2]*1000); MROUND([.E$99]/[.E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79] = 1; CEILING([.F$99]/[.F79]; [$Globals.$D$2]*1000); MROUND([.F$99]/[.F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9] = 1; CEILING([.J$99]/[.J79]; [$Globals.$D$2]*1000); MROUND([.J$99]/[.J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9] = 1; CEILING([.K$99]/[.K79]; [$Globals.$D$2]*1000); MROUND([.K$99]/[.K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9] = 1; CEILING([.L$99]/[.L79]; [$Globals.$D$2]*1000); MROUND([.L$99]/[.L7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0] = 1; CEILING([.D$99]/[.D80]; [$Globals.$D$2]*1000); MROUND([.D$99]/[.D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0] = 1; CEILING([.E$99]/[.E80]; [$Globals.$D$2]*1000); MROUND([.E$99]/[.E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0] = 1; CEILING([.F$99]/[.F80]; [$Globals.$D$2]*1000); MROUND([.F$99]/[.F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0] = 1; CEILING([.J$99]/[.J80]; [$Globals.$D$2]*1000); MROUND([.J$99]/[.J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0] = 1; CEILING([.K$99]/[.K80]; [$Globals.$D$2]*1000); MROUND([.K$99]/[.K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0] = 1; CEILING([.L$99]/[.L80]; [$Globals.$D$2]*1000); MROUND([.L$99]/[.L8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1] = 1; CEILING([.D$99]/[.D81]; [$Globals.$D$2]*1000); MROUND([.D$99]/[.D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1] = 1; CEILING([.E$99]/[.E81]; [$Globals.$D$2]*1000); MROUND([.E$99]/[.E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1] = 1; CEILING([.F$99]/[.F81]; [$Globals.$D$2]*1000); MROUND([.F$99]/[.F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1] = 1; CEILING([.J$99]/[.J81]; [$Globals.$D$2]*1000); MROUND([.J$99]/[.J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1] = 1; CEILING([.K$99]/[.K81]; [$Globals.$D$2]*1000); MROUND([.K$99]/[.K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1] = 1; CEILING([.L$99]/[.L81]; [$Globals.$D$2]*1000); MROUND([.L$99]/[.L8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2] = 1; CEILING([.D$99]/[.D82]; [$Globals.$D$2]*1000); MROUND([.D$99]/[.D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2] = 1; CEILING([.E$99]/[.E82]; [$Globals.$D$2]*1000); MROUND([.E$99]/[.E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2] = 1; CEILING([.F$99]/[.F82]; [$Globals.$D$2]*1000); MROUND([.F$99]/[.F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2] = 1; CEILING([.J$99]/[.J82]; [$Globals.$D$2]*1000); MROUND([.J$99]/[.J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2] = 1; CEILING([.K$99]/[.K82]; [$Globals.$D$2]*1000); MROUND([.K$99]/[.K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2] = 1; CEILING([.L$99]/[.L82]; [$Globals.$D$2]*1000); MROUND([.L$99]/[.L8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3] = 1; CEILING([.D$99]/[.D83]; [$Globals.$D$2]*1000); MROUND([.D$99]/[.D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3] = 1; CEILING([.E$99]/[.E83]; [$Globals.$D$2]*1000); MROUND([.E$99]/[.E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3] = 1; CEILING([.F$99]/[.F83]; [$Globals.$D$2]*1000); MROUND([.F$99]/[.F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3] = 1; CEILING([.J$99]/[.J83]; [$Globals.$D$2]*1000); MROUND([.J$99]/[.J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3] = 1; CEILING([.K$99]/[.K83]; [$Globals.$D$2]*1000); MROUND([.K$99]/[.K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3] = 1; CEILING([.L$99]/[.L83]; [$Globals.$D$2]*1000); MROUND([.L$99]/[.L8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4] = 1; CEILING([.D$99]/[.D84]; [$Globals.$D$2]*1000); MROUND([.D$99]/[.D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4] = 1; CEILING([.E$99]/[.E84]; [$Globals.$D$2]*1000); MROUND([.E$99]/[.E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4] = 1; CEILING([.F$99]/[.F84]; [$Globals.$D$2]*1000); MROUND([.F$99]/[.F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4] = 1; CEILING([.J$99]/[.J84]; [$Globals.$D$2]*1000); MROUND([.J$99]/[.J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4] = 1; CEILING([.K$99]/[.K84]; [$Globals.$D$2]*1000); MROUND([.K$99]/[.K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4] = 1; CEILING([.L$99]/[.L84]; [$Globals.$D$2]*1000); MROUND([.L$99]/[.L8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5] = 1; CEILING([.D$99]/[.D85]; [$Globals.$D$2]*1000); MROUND([.D$99]/[.D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5] = 1; CEILING([.E$99]/[.E85]; [$Globals.$D$2]*1000); MROUND([.E$99]/[.E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5] = 1; CEILING([.F$99]/[.F85]; [$Globals.$D$2]*1000); MROUND([.F$99]/[.F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5] = 1; CEILING([.J$99]/[.J85]; [$Globals.$D$2]*1000); MROUND([.J$99]/[.J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5] = 1; CEILING([.K$99]/[.K85]; [$Globals.$D$2]*1000); MROUND([.K$99]/[.K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5] = 1; CEILING([.L$99]/[.L85]; [$Globals.$D$2]*1000); MROUND([.L$99]/[.L8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6] = 1; CEILING([.D$99]/[.D86]; [$Globals.$D$2]*1000); MROUND([.D$99]/[.D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6] = 1; CEILING([.E$99]/[.E86]; [$Globals.$D$2]*1000); MROUND([.E$99]/[.E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6] = 1; CEILING([.F$99]/[.F86]; [$Globals.$D$2]*1000); MROUND([.F$99]/[.F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6] = 1; CEILING([.J$99]/[.J86]; [$Globals.$D$2]*1000); MROUND([.J$99]/[.J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6] = 1; CEILING([.K$99]/[.K86]; [$Globals.$D$2]*1000); MROUND([.K$99]/[.K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6] = 1; CEILING([.L$99]/[.L86]; [$Globals.$D$2]*1000); MROUND([.L$99]/[.L8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7] = 1; CEILING([.D$99]/[.D87]; [$Globals.$D$2]*1000); MROUND([.D$99]/[.D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7] = 1; CEILING([.E$99]/[.E87]; [$Globals.$D$2]*1000); MROUND([.E$99]/[.E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7] = 1; CEILING([.F$99]/[.F87]; [$Globals.$D$2]*1000); MROUND([.F$99]/[.F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7] = 1; CEILING([.J$99]/[.J87]; [$Globals.$D$2]*1000); MROUND([.J$99]/[.J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7] = 1; CEILING([.K$99]/[.K87]; [$Globals.$D$2]*1000); MROUND([.K$99]/[.K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7] = 1; CEILING([.L$99]/[.L87]; [$Globals.$D$2]*1000); MROUND([.L$99]/[.L8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88] = 1; CEILING([.D$99]/[.D88]; [$Globals.$D$2]*1000); MROUND([.D$99]/[.D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8] = 1; CEILING([.E$99]/[.E88]; [$Globals.$D$2]*1000); MROUND([.E$99]/[.E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8] = 1; CEILING([.F$99]/[.F88]; [$Globals.$D$2]*1000); MROUND([.F$99]/[.F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8] = 1; CEILING([.J$99]/[.J88]; [$Globals.$D$2]*1000); MROUND([.J$99]/[.J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8] = 1; CEILING([.K$99]/[.K88]; [$Globals.$D$2]*1000); MROUND([.K$99]/[.K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8] = 1; CEILING([.L$99]/[.L88]; [$Globals.$D$2]*1000); MROUND([.L$99]/[.L8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67" table:formula="of:=MAX(IF([.D89] = 1; CEILING([.D$99]/[.D89]; [$Globals.$D$2]*1000); MROUND([.D$99]/[.D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9] = 1; CEILING([.E$99]/[.E89]; [$Globals.$D$2]*1000); MROUND([.E$99]/[.E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89] = 1; CEILING([.F$99]/[.F89]; [$Globals.$D$2]*1000); MROUND([.F$99]/[.F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9] = 1; CEILING([.J$99]/[.J89]; [$Globals.$D$2]*1000); MROUND([.J$99]/[.J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9] = 1; CEILING([.K$99]/[.K89]; [$Globals.$D$2]*1000); MROUND([.K$99]/[.K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9] = 1; CEILING([.L$99]/[.L89]; [$Globals.$D$2]*1000); MROUND([.L$99]/[.L8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90] = 1; CEILING([.D$99]/[.D90]; [$Globals.$D$2]*1000); MROUND([.D$99]/[.D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0] = 1; CEILING([.E$99]/[.E90]; [$Globals.$D$2]*1000); MROUND([.E$99]/[.E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90] = 1; CEILING([.F$99]/[.F90]; [$Globals.$D$2]*1000); MROUND([.F$99]/[.F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0] = 1; CEILING([.J$99]/[.J90]; [$Globals.$D$2]*1000); MROUND([.J$99]/[.J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0] = 1; CEILING([.K$99]/[.K90]; [$Globals.$D$2]*1000); MROUND([.K$99]/[.K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0] = 1; CEILING([.L$99]/[.L90]; [$Globals.$D$2]*1000); MROUND([.L$99]/[.L9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1] = 1; CEILING([.D$99]/[.D91]; [$Globals.$D$2]*1000); MROUND([.D$99]/[.D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1] = 1; CEILING([.E$99]/[.E91]; [$Globals.$D$2]*1000); MROUND([.E$99]/[.E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91] = 1; CEILING([.F$99]/[.F91]; [$Globals.$D$2]*1000); MROUND([.F$99]/[.F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1] = 1; CEILING([.J$99]/[.J91]; [$Globals.$D$2]*1000); MROUND([.J$99]/[.J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1] = 1; CEILING([.K$99]/[.K91]; [$Globals.$D$2]*1000); MROUND([.K$99]/[.K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1] = 1; CEILING([.L$99]/[.L91]; [$Globals.$D$2]*1000); MROUND([.L$99]/[.L9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2] = 1; CEILING([.D$99]/[.D92]; [$Globals.$D$2]*1000); MROUND([.D$99]/[.D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2] = 1; CEILING([.E$99]/[.E92]; [$Globals.$D$2]*1000); MROUND([.E$99]/[.E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92] = 1; CEILING([.F$99]/[.F92]; [$Globals.$D$2]*1000); MROUND([.F$99]/[.F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2] = 1; CEILING([.J$99]/[.J92]; [$Globals.$D$2]*1000); MROUND([.J$99]/[.J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2] = 1; CEILING([.K$99]/[.K92]; [$Globals.$D$2]*1000); MROUND([.K$99]/[.K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2] = 1; CEILING([.L$99]/[.L92]; [$Globals.$D$2]*1000); MROUND([.L$99]/[.L9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3] = 1; CEILING([.D$99]/[.D93]; [$Globals.$D$2]*1000); MROUND([.D$99]/[.D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3] = 1; CEILING([.E$99]/[.E93]; [$Globals.$D$2]*1000); MROUND([.E$99]/[.E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93] = 1; CEILING([.F$99]/[.F93]; [$Globals.$D$2]*1000); MROUND([.F$99]/[.F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3] = 1; CEILING([.J$99]/[.J93]; [$Globals.$D$2]*1000); MROUND([.J$99]/[.J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3] = 1; CEILING([.K$99]/[.K93]; [$Globals.$D$2]*1000); MROUND([.K$99]/[.K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3] = 1; CEILING([.L$99]/[.L93]; [$Globals.$D$2]*1000); MROUND([.L$99]/[.L9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4] = 1; CEILING([.D$99]/[.D94]; [$Globals.$D$2]*1000); MROUND([.D$99]/[.D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4] = 1; CEILING([.E$99]/[.E94]; [$Globals.$D$2]*1000); MROUND([.E$99]/[.E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94] = 1; CEILING([.F$99]/[.F94]; [$Globals.$D$2]*1000); MROUND([.F$99]/[.F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4] = 1; CEILING([.J$99]/[.J94]; [$Globals.$D$2]*1000); MROUND([.J$99]/[.J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4] = 1; CEILING([.K$99]/[.K94]; [$Globals.$D$2]*1000); MROUND([.K$99]/[.K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4] = 1; CEILING([.L$99]/[.L94]; [$Globals.$D$2]*1000); MROUND([.L$99]/[.L9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5] = 1; CEILING([.D$99]/[.D95]; [$Globals.$D$2]*1000); MROUND([.D$99]/[.D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5] = 1; CEILING([.E$99]/[.E95]; [$Globals.$D$2]*1000); MROUND([.E$99]/[.E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95] = 1; CEILING([.F$99]/[.F95]; [$Globals.$D$2]*1000); MROUND([.F$99]/[.F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5] = 1; CEILING([.J$99]/[.J95]; [$Globals.$D$2]*1000); MROUND([.J$99]/[.J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5] = 1; CEILING([.K$99]/[.K95]; [$Globals.$D$2]*1000); MROUND([.K$99]/[.K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5] = 1; CEILING([.L$99]/[.L95]; [$Globals.$D$2]*1000); MROUND([.L$99]/[.L9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6] = 1; CEILING([.D$99]/[.D96]; [$Globals.$D$2]*1000); MROUND([.D$99]/[.D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6] = 1; CEILING([.E$99]/[.E96]; [$Globals.$D$2]*1000); MROUND([.E$99]/[.E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96] = 1; CEILING([.F$99]/[.F96]; [$Globals.$D$2]*1000); MROUND([.F$99]/[.F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6] = 1; CEILING([.J$99]/[.J96]; [$Globals.$D$2]*1000); MROUND([.J$99]/[.J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6] = 1; CEILING([.K$99]/[.K96]; [$Globals.$D$2]*1000); MROUND([.K$99]/[.K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6] = 1; CEILING([.L$99]/[.L96]; [$Globals.$D$2]*1000); MROUND([.L$99]/[.L9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3] = 1; CEILING([.D$99]/(1+([.D$88] - 1)+([.D$82] - 1)); [$Globals.$D$2]*1000); MROUND([.D$99]/(1+([.D$88] - 1)+([.D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3] = 1; CEILING([.E$99]/(1+([.E$88] - 1)+([.E$82] - 1)); [$Globals.$D$2]*1000); MROUND([.E$99]/(1+([.E$88] - 1)+([.E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3] = 1; CEILING([.F$99]/(1+([.F$88] - 1)+([.F$82] - 1)); [$Globals.$D$2]*1000); MROUND([.F$99]/(1+([.F$88] - 1)+([.F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3] = 1; CEILING([.J$99]/(1+([.J$88] - 1)+([.J$82] - 1)); [$Globals.$D$2]*1000); MROUND([.J$99]/(1+([.J$88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3] = 1; CEILING([.K$99]/(1+([.K$88] - 1)+([.K$82] - 1)); [$Globals.$D$2]*1000); MROUND([.K$99]/(1+([.K$88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3] = 1; CEILING([.L$99]/(1+([.L$88] - 1)+([.L$82] - 1)); [$Globals.$D$2]*1000); MROUND([.L$99]/(1+([.L$88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4] = 1; CEILING([.D$99]/(1+([.D$89] - 1)+([.D$82] - 1)); [$Globals.$D$2]*1000); MROUND([.D$99]/(1+([.D$89] - 1)+([.D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4] = 1; CEILING([.E$99]/(1+([.E$89] - 1)+([.E$82] - 1)); [$Globals.$D$2]*1000); MROUND([.E$99]/(1+([.E$89] - 1)+([.E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4] = 1; CEILING([.F$99]/(1+([.F$89] - 1)+([.F$82] - 1)); [$Globals.$D$2]*1000); MROUND([.F$99]/(1+([.F$89] - 1)+([.F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4] = 1; CEILING([.J$99]/(1+([.J$89] - 1)+([.J$82] - 1)); [$Globals.$D$2]*1000); MROUND([.J$99]/(1+([.J$89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4] = 1; CEILING([.K$99]/(1+([.K$89] - 1)+([.K$82] - 1)); [$Globals.$D$2]*1000); MROUND([.K$99]/(1+([.K$89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4] = 1; CEILING([.L$99]/(1+([.L$89] - 1)+([.L$82] - 1)); [$Globals.$D$2]*1000); MROUND([.L$99]/(1+([.L$89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5] = 1; CEILING([.D$99]/(1+([.D$90] - 1)+([.D$82] - 1)); [$Globals.$D$2]*1000); MROUND([.D$99]/(1+([.D$90] - 1)+([.D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5] = 1; CEILING([.E$99]/(1+([.E$90] - 1)+([.E$82] - 1)); [$Globals.$D$2]*1000); MROUND([.E$99]/(1+([.E$90] - 1)+([.E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5] = 1; CEILING([.F$99]/(1+([.F$90] - 1)+([.F$82] - 1)); [$Globals.$D$2]*1000); MROUND([.F$99]/(1+([.F$90] - 1)+([.F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5] = 1; CEILING([.J$99]/(1+([.J$90] - 1)+([.J$82] - 1)); [$Globals.$D$2]*1000); MROUND([.J$99]/(1+([.J$90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5] = 1; CEILING([.K$99]/(1+([.K$90] - 1)+([.K$82] - 1)); [$Globals.$D$2]*1000); MROUND([.K$99]/(1+([.K$90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5] = 1; CEILING([.L$99]/(1+([.L$90] - 1)+([.L$82] - 1)); [$Globals.$D$2]*1000); MROUND([.L$99]/(1+([.L$90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6] = 1; CEILING([.D$99]/(1+([.D$88] - 1)+([.D$91] - 1)); [$Globals.$D$2]*1000); MROUND([.D$99]/(1+([.D$88] - 1)+([.D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6] = 1; CEILING([.E$99]/(1+([.E$88] - 1)+([.E$91] - 1)); [$Globals.$D$2]*1000); MROUND([.E$99]/(1+([.E$88] - 1)+([.E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6] = 1; CEILING([.F$99]/(1+([.F$88] - 1)+([.F$91] - 1)); [$Globals.$D$2]*1000); MROUND([.F$99]/(1+([.F$88] - 1)+([.F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6] = 1; CEILING([.J$99]/(1+([.J$88] - 1)+([.J$91] - 1)); [$Globals.$D$2]*1000); MROUND([.J$99]/(1+([.J$88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6] = 1; CEILING([.K$99]/(1+([.K$88] - 1)+([.K$91] - 1)); [$Globals.$D$2]*1000); MROUND([.K$99]/(1+([.K$88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6] = 1; CEILING([.L$99]/(1+([.L$88] - 1)+([.L$91] - 1)); [$Globals.$D$2]*1000); MROUND([.L$99]/(1+([.L$88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7] = 1; CEILING([.D$99]/(1+([.D$89] - 1)+([.D$91] - 1)); [$Globals.$D$2]*1000); MROUND([.D$99]/(1+([.D$89] - 1)+([.D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7] = 1; CEILING([.E$99]/(1+([.E$89] - 1)+([.E$91] - 1)); [$Globals.$D$2]*1000); MROUND([.E$99]/(1+([.E$89] - 1)+([.E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7] = 1; CEILING([.F$99]/(1+([.F$89] - 1)+([.F$91] - 1)); [$Globals.$D$2]*1000); MROUND([.F$99]/(1+([.F$89] - 1)+([.F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7] = 1; CEILING([.J$99]/(1+([.J$89] - 1)+([.J$91] - 1)); [$Globals.$D$2]*1000); MROUND([.J$99]/(1+([.J$89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7] = 1; CEILING([.K$99]/(1+([.K$89] - 1)+([.K$91] - 1)); [$Globals.$D$2]*1000); MROUND([.K$99]/(1+([.K$89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7] = 1; CEILING([.L$99]/(1+([.L$89] - 1)+([.L$91] - 1)); [$Globals.$D$2]*1000); MROUND([.L$99]/(1+([.L$89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8] = 1; CEILING([.D$99]/(1+([.D$90] - 1)+([.D$91] - 1)); [$Globals.$D$2]*1000); MROUND([.D$99]/(1+([.D$90] - 1)+([.D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8] = 1; CEILING([.E$99]/(1+([.E$90] - 1)+([.E$91] - 1)); [$Globals.$D$2]*1000); MROUND([.E$99]/(1+([.E$90] - 1)+([.E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8] = 1; CEILING([.F$99]/(1+([.F$90] - 1)+([.F$91] - 1)); [$Globals.$D$2]*1000); MROUND([.F$99]/(1+([.F$90] - 1)+([.F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8] = 1; CEILING([.J$99]/(1+([.J$90] - 1)+([.J$91] - 1)); [$Globals.$D$2]*1000); MROUND([.J$99]/(1+([.J$90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8] = 1; CEILING([.K$99]/(1+([.K$90] - 1)+([.K$91] - 1)); [$Globals.$D$2]*1000); MROUND([.K$99]/(1+([.K$90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8] = 1; CEILING([.L$99]/(1+([.L$90] - 1)+([.L$91] - 1)); [$Globals.$D$2]*1000); MROUND([.L$99]/(1+([.L$90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9] = 1; CEILING([.D$99]/(1+([.D$88] - 1)+([.D$84] - 1)); [$Globals.$D$2]*1000); MROUND([.D$99]/(1+([.D$88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9] = 1; CEILING([.E$99]/(1+([.E$88] - 1)+([.E$84] - 1)); [$Globals.$D$2]*1000); MROUND([.E$99]/(1+([.E$88] - 1)+([.E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09] = 1; CEILING([.F$99]/(1+([.F$88] - 1)+([.F$84] - 1)); [$Globals.$D$2]*1000); MROUND([.F$99]/(1+([.F$88] - 1)+([.F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9] = 1; CEILING([.J$99]/(1+([.J$88] - 1)+([.J$84] - 1)); [$Globals.$D$2]*1000); MROUND([.J$99]/(1+([.J$88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9] = 1; CEILING([.K$99]/(1+([.K$88] - 1)+([.K$84] - 1)); [$Globals.$D$2]*1000); MROUND([.K$99]/(1+([.K$88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9] = 1; CEILING([.L$99]/(1+([.L$88] - 1)+([.L$84] - 1)); [$Globals.$D$2]*1000); MROUND([.L$99]/(1+([.L$88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0] = 1; CEILING([.D$99]/(1+([.D$89] - 1)+([.D$84] - 1)); [$Globals.$D$2]*1000); MROUND([.D$99]/(1+([.D$89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0] = 1; CEILING([.E$99]/(1+([.E$89] - 1)+([.E$84] - 1)); [$Globals.$D$2]*1000); MROUND([.E$99]/(1+([.E$89] - 1)+([.E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0] = 1; CEILING([.F$99]/(1+([.F$89] - 1)+([.F$84] - 1)); [$Globals.$D$2]*1000); MROUND([.F$99]/(1+([.F$89] - 1)+([.F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0] = 1; CEILING([.J$99]/(1+([.J$89] - 1)+([.J$84] - 1)); [$Globals.$D$2]*1000); MROUND([.J$99]/(1+([.J$89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0] = 1; CEILING([.K$99]/(1+([.K$89] - 1)+([.K$84] - 1)); [$Globals.$D$2]*1000); MROUND([.K$99]/(1+([.K$89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0] = 1; CEILING([.L$99]/(1+([.L$89] - 1)+([.L$84] - 1)); [$Globals.$D$2]*1000); MROUND([.L$99]/(1+([.L$89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1] = 1; CEILING([.D$99]/(1+([.D$90] - 1)+([.D$84] - 1)); [$Globals.$D$2]*1000); MROUND([.D$99]/(1+([.D$90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1] = 1; CEILING([.E$99]/(1+([.E$90] - 1)+([.E$84] - 1)); [$Globals.$D$2]*1000); MROUND([.E$99]/(1+([.E$90] - 1)+([.E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1] = 1; CEILING([.F$99]/(1+([.F$90] - 1)+([.F$84] - 1)); [$Globals.$D$2]*1000); MROUND([.F$99]/(1+([.F$90] - 1)+([.F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1] = 1; CEILING([.J$99]/(1+([.J$90] - 1)+([.J$84] - 1)); [$Globals.$D$2]*1000); MROUND([.J$99]/(1+([.J$90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1] = 1; CEILING([.K$99]/(1+([.K$90] - 1)+([.K$84] - 1)); [$Globals.$D$2]*1000); MROUND([.K$99]/(1+([.K$90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1] = 1; CEILING([.L$99]/(1+([.L$90] - 1)+([.L$84] - 1)); [$Globals.$D$2]*1000); MROUND([.L$99]/(1+([.L$90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2] = 1; CEILING([.D$99]/(1+([.D$88] - 1)+([.D$83] - 1)); [$Globals.$D$2]*1000); MROUND([.D$99]/(1+([.D$88] - 1)+([.D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2] = 1; CEILING([.E$99]/(1+([.E$88] - 1)+([.E$83] - 1)); [$Globals.$D$2]*1000); MROUND([.E$99]/(1+([.E$88] - 1)+([.E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2] = 1; CEILING([.F$99]/(1+([.F$88] - 1)+([.F$83] - 1)); [$Globals.$D$2]*1000); MROUND([.F$99]/(1+([.F$88] - 1)+([.F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2] = 1; CEILING([.J$99]/(1+([.J$88] - 1)+([.J$83] - 1)); [$Globals.$D$2]*1000); MROUND([.J$99]/(1+([.J$88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2] = 1; CEILING([.K$99]/(1+([.K$88] - 1)+([.K$83] - 1)); [$Globals.$D$2]*1000); MROUND([.K$99]/(1+([.K$88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2] = 1; CEILING([.L$99]/(1+([.L$88] - 1)+([.L$83] - 1)); [$Globals.$D$2]*1000); MROUND([.L$99]/(1+([.L$88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3] = 1; CEILING([.D$99]/(1+([.D$89] - 1)+([.D$83] - 1)); [$Globals.$D$2]*1000); MROUND([.D$99]/(1+([.D$89] - 1)+([.D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3] = 1; CEILING([.E$99]/(1+([.E$89] - 1)+([.E$83] - 1)); [$Globals.$D$2]*1000); MROUND([.E$99]/(1+([.E$89] - 1)+([.E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3] = 1; CEILING([.F$99]/(1+([.F$89] - 1)+([.F$83] - 1)); [$Globals.$D$2]*1000); MROUND([.F$99]/(1+([.F$89] - 1)+([.F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3] = 1; CEILING([.J$99]/(1+([.J$89] - 1)+([.J$83] - 1)); [$Globals.$D$2]*1000); MROUND([.J$99]/(1+([.J$89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3] = 1; CEILING([.K$99]/(1+([.K$89] - 1)+([.K$83] - 1)); [$Globals.$D$2]*1000); MROUND([.K$99]/(1+([.K$89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3] = 1; CEILING([.L$99]/(1+([.L$89] - 1)+([.L$83] - 1)); [$Globals.$D$2]*1000); MROUND([.L$99]/(1+([.L$89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4] = 1; CEILING([.D$99]/(1+([.D$90] - 1)+([.D$83] - 1)); [$Globals.$D$2]*1000); MROUND([.D$99]/(1+([.D$90] - 1)+([.D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4] = 1; CEILING([.E$99]/(1+([.E$90] - 1)+([.E$83] - 1)); [$Globals.$D$2]*1000); MROUND([.E$99]/(1+([.E$90] - 1)+([.E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4] = 1; CEILING([.F$99]/(1+([.F$90] - 1)+([.F$83] - 1)); [$Globals.$D$2]*1000); MROUND([.F$99]/(1+([.F$90] - 1)+([.F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4] = 1; CEILING([.J$99]/(1+([.J$90] - 1)+([.J$83] - 1)); [$Globals.$D$2]*1000); MROUND([.J$99]/(1+([.J$90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4] = 1; CEILING([.K$99]/(1+([.K$90] - 1)+([.K$83] - 1)); [$Globals.$D$2]*1000); MROUND([.K$99]/(1+([.K$90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4] = 1; CEILING([.L$99]/(1+([.L$90] - 1)+([.L$83] - 1)); [$Globals.$D$2]*1000); MROUND([.L$99]/(1+([.L$90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5] = 1; CEILING([.D$99]/(1+([.D$88] - 1)+([.D$87] - 1)+([.D$77] - 1)); [$Globals.$D$2]*1000); MROUND([.D$99]/(1+([.D$88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5] = 1; CEILING([.E$99]/(1+([.E$88] - 1)+([.E$87] - 1)+([.E$77] - 1)); [$Globals.$D$2]*1000); MROUND([.E$99]/(1+([.E$88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5] = 1; CEILING([.F$99]/(1+([.F$88] - 1)+([.F$87] - 1)+([.F$77] - 1)); [$Globals.$D$2]*1000); MROUND([.F$99]/(1+([.F$88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5] = 1; CEILING([.J$99]/(1+([.J$88] - 1)+([.J$87] - 1)+([.J$77] - 1)); [$Globals.$D$2]*1000); MROUND([.J$99]/(1+([.J$88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5] = 1; CEILING([.K$99]/(1+([.K$88] - 1)+([.K$87] - 1)+([.K$77] - 1)); [$Globals.$D$2]*1000); MROUND([.K$99]/(1+([.K$88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5] = 1; CEILING([.L$99]/(1+([.L$88] - 1)+([.L$87] - 1)+([.L$77] - 1)); [$Globals.$D$2]*1000); MROUND([.L$99]/(1+([.L$88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6] = 1; CEILING([.D$99]/(1+([.D$89] - 1)+([.D$87] - 1)+([.D$77] - 1)); [$Globals.$D$2]*1000); MROUND([.D$99]/(1+([.D$89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6] = 1; CEILING([.E$99]/(1+([.E$89] - 1)+([.E$87] - 1)+([.E$77] - 1)); [$Globals.$D$2]*1000); MROUND([.E$99]/(1+([.E$89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6] = 1; CEILING([.F$99]/(1+([.F$89] - 1)+([.F$87] - 1)+([.F$77] - 1)); [$Globals.$D$2]*1000); MROUND([.F$99]/(1+([.F$89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6] = 1; CEILING([.J$99]/(1+([.J$89] - 1)+([.J$87] - 1)+([.J$77] - 1)); [$Globals.$D$2]*1000); MROUND([.J$99]/(1+([.J$89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6] = 1; CEILING([.K$99]/(1+([.K$89] - 1)+([.K$87] - 1)+([.K$77] - 1)); [$Globals.$D$2]*1000); MROUND([.K$99]/(1+([.K$89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6] = 1; CEILING([.L$99]/(1+([.L$89] - 1)+([.L$87] - 1)+([.L$77] - 1)); [$Globals.$D$2]*1000); MROUND([.L$99]/(1+([.L$89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7] = 1; CEILING([.D$99]/(1+([.D$90] - 1)+([.D$87] - 1)+([.D$77] - 1)); [$Globals.$D$2]*1000); MROUND([.D$99]/(1+([.D$90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7] = 1; CEILING([.E$99]/(1+([.E$90] - 1)+([.E$87] - 1)+([.E$77] - 1)); [$Globals.$D$2]*1000); MROUND([.E$99]/(1+([.E$90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7] = 1; CEILING([.F$99]/(1+([.F$90] - 1)+([.F$87] - 1)+([.F$77] - 1)); [$Globals.$D$2]*1000); MROUND([.F$99]/(1+([.F$90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7] = 1; CEILING([.J$99]/(1+([.J$90] - 1)+([.J$87] - 1)+([.J$77] - 1)); [$Globals.$D$2]*1000); MROUND([.J$99]/(1+([.J$90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7] = 1; CEILING([.K$99]/(1+([.K$90] - 1)+([.K$87] - 1)+([.K$77] - 1)); [$Globals.$D$2]*1000); MROUND([.K$99]/(1+([.K$90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7] = 1; CEILING([.L$99]/(1+([.L$90] - 1)+([.L$87] - 1)+([.L$77] - 1)); [$Globals.$D$2]*1000); MROUND([.L$99]/(1+([.L$90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8] - 1)+([.J$79] - 1)+([.J$80] - 1)+([.J$77] - 1)); [$Globals.$D$2]*1000); MROUND([.J$99]/(1+([.J$88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8] - 1)+([.K$79] - 1)+([.K$80] - 1)+([.K$77] - 1)); [$Globals.$D$2]*1000); MROUND([.K$99]/(1+([.K$88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8] - 1)+([.L$79] - 1)+([.L$80] - 1)+([.L$77] - 1)); [$Globals.$D$2]*1000); MROUND([.L$99]/(1+([.L$88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+([.J$89] - 1)+([.J$78] - 1)+([.J$79] - 1)+([.J$80] - 1)+([.J$77] - 1)); [$Globals.$D$2]*1000); MROUND([.J$99]/(1+([.J$89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+([.K$89] - 1)+([.K$78] - 1)+([.K$79] - 1)+([.K$80] - 1)+([.K$77] - 1)); [$Globals.$D$2]*1000); MROUND([.K$99]/(1+([.K$89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+([.L$89] - 1)+([.L$78] - 1)+([.L$79] - 1)+([.L$80] - 1)+([.L$77] - 1)); [$Globals.$D$2]*1000); MROUND([.L$99]/(1+([.L$89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8] - 1)+([.J$79] - 1)+([.J$80] - 1)+([.J$77] - 1)); [$Globals.$D$2]*1000); MROUND([.J$99]/(1+([.J$90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8] - 1)+([.K$79] - 1)+([.K$80] - 1)+([.K$77] - 1)); [$Globals.$D$2]*1000); MROUND([.K$99]/(1+([.K$90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8] - 1)+([.L$79] - 1)+([.L$80] - 1)+([.L$77] - 1)); [$Globals.$D$2]*1000); MROUND([.L$99]/(1+([.L$90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8] = 1; CEILING([.D$99]/(1+([.D$88] - 1)+([.D$77] - 1)); [$Globals.$D$2]*1000); MROUND([.D$99]/(1+([.D$88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8] = 1; CEILING([.E$99]/(1+([.E$88] - 1)+([.E$77] - 1)); [$Globals.$D$2]*1000); MROUND([.E$99]/(1+([.E$88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8] = 1; CEILING([.F$99]/(1+([.F$88] - 1)+([.F$77] - 1)); [$Globals.$D$2]*1000); MROUND([.F$99]/(1+([.F$88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7] - 1)); [$Globals.$D$2]*1000); MROUND([.J$99]/(1+([.J$88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7] - 1)); [$Globals.$D$2]*1000); MROUND([.K$99]/(1+([.K$88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7] - 1)); [$Globals.$D$2]*1000); MROUND([.L$99]/(1+([.L$88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9] = 1; CEILING([.D$99]/(1+([.D$89] - 1)+([.D$77] - 1)); [$Globals.$D$2]*1000); MROUND([.D$99]/(1+([.D$89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9] = 1; CEILING([.E$99]/(1 + ([.E$89] - 1) + ([.E$77] - 1)); [$Globals.$D$2]*1000); MROUND([.E$99]/(1 + ([.E$89] - 1) + 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19] = 1; CEILING([.F$99]/(1 + ([.F$89] - 1) + ([.F$77] - 1)); [$Globals.$D$2]*1000); MROUND([.F$99]/(1 + ([.F$89] - 1) + 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 + ([.J$89] - 1) + ([.J$77] - 1)); [$Globals.$D$2]*1000); MROUND([.J$99]/(1 + ([.J$89] - 1) + 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 + ([.K$89] - 1) + ([.K$77] - 1)); [$Globals.$D$2]*1000); MROUND([.K$99]/(1 + ([.K$89] - 1) + 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 + ([.L$89] - 1) + ([.L$77] - 1)); [$Globals.$D$2]*1000); MROUND([.L$99]/(1 + ([.L$89] - 1) + 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20] = 1; CEILING([.D$99]/(1+([.D$90] - 1)+([.D$77] - 1)); [$Globals.$D$2]*1000); MROUND([.D$99]/(1+([.D$9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20] = 1; CEILING([.E$99]/(1+([.E$90] - 1)+([.E$77] - 1)); [$Globals.$D$2]*1000); MROUND([.E$99]/(1+([.E$90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20] = 1; CEILING([.F$99]/(1+([.F$90] - 1)+([.F$77] - 1)); [$Globals.$D$2]*1000); MROUND([.F$99]/(1+([.F$9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7] - 1)); [$Globals.$D$2]*1000); MROUND([.J$99]/(1+([.J$9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7] - 1)); [$Globals.$D$2]*1000); MROUND([.K$99]/(1+([.K$9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7] - 1)); [$Globals.$D$2]*1000); MROUND([.L$99]/(1+([.L$9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45" table:formula="of:=[.D103]*MAX([.D$100]; 1E-018) / ((MAX([.D$100] - 1; 1E-018) * [.D148]+[.D$101]) / 1000)" office:value-type="float" office:value="0" calcext:value-type="float">
            <text:p>0.00</text:p>
          </table:table-cell>
          <table:table-cell table:style-name="ce45" table:formula="of:=[.E103]*MAX([.E$100]; 1E-018) / ((MAX([.E$100] - 1; 1E-018) * [.E148]+[.E$101]) / 1000)" office:value-type="float" office:value="0" calcext:value-type="float">
            <text:p>0.00</text:p>
          </table:table-cell>
          <table:table-cell table:style-name="ce45" table:formula="of:=[.F103]*MAX([.F$100]; 1E-018) / ((MAX([.F$100] - 1; 1E-018) * [.F148]+[.F$101]) / 1000)" office:value-type="float" office:value="0" calcext:value-type="float">
            <text:p>0.00</text:p>
          </table:table-cell>
          <table:table-cell table:style-name="ce45" table:formula="of:=[.G103]*MAX([.G$100]; 1E-018) / ((MAX([.G$100] - 1; 1E-018) * [.G148]+[.G$101]) / 1000)" office:value-type="float" office:value="0" calcext:value-type="float">
            <text:p>0.00</text:p>
          </table:table-cell>
          <table:table-cell table:style-name="ce45" table:formula="of:=[.H103]*MAX([.H$100]; 1E-018) / ((MAX([.H$100] - 1; 1E-018) * [.H148]+[.H$101]) / 1000)" office:value-type="float" office:value="0" calcext:value-type="float">
            <text:p>0.00</text:p>
          </table:table-cell>
          <table:table-cell table:style-name="ce45" table:formula="of:=[.I103]*MAX([.I$100]; 1E-018) / ((MAX([.I$100] - 1; 1E-018) * [.I148]+[.I$101]) / 1000)" office:value-type="float" office:value="0" calcext:value-type="float">
            <text:p>0.00</text:p>
          </table:table-cell>
          <table:table-cell table:style-name="ce45" table:formula="of:=[.J103]*MAX([.J$100]; 1E-018) / ((MAX([.J$100] - 1; 1E-018) * [.J148]+[.J$101]) / 1000)" office:value-type="float" office:value="0" calcext:value-type="float">
            <text:p>0.00</text:p>
          </table:table-cell>
          <table:table-cell table:style-name="ce45" table:formula="of:=[.K103]*MAX([.K$100]; 1E-018) / ((MAX([.K$100] - 1; 1E-018) * [.K148]+[.K$101]) / 1000)" office:value-type="float" office:value="0" calcext:value-type="float">
            <text:p>0.00</text:p>
          </table:table-cell>
          <table:table-cell table:style-name="ce45" table:formula="of:=[.L103]*MAX([.L$100]; 1E-018) / ((MAX([.L$100] - 1; 1E-018) * [.L14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4]*MAX([.D$100]; 1E-018) / ((MAX([.D$100] - 1; 1E-018) * [.D149]+[.D$101]) / 1000)" office:value-type="float" office:value="0" calcext:value-type="float">
            <text:p>0.00</text:p>
          </table:table-cell>
          <table:table-cell table:style-name="ce45" table:formula="of:=[.E104]*MAX([.E$100]; 1E-018) / ((MAX([.E$100] - 1; 1E-018) * [.E149]+[.E$101]) / 1000)" office:value-type="float" office:value="0" calcext:value-type="float">
            <text:p>0.00</text:p>
          </table:table-cell>
          <table:table-cell table:style-name="ce45" table:formula="of:=[.F104]*MAX([.F$100]; 1E-018) / ((MAX([.F$100] - 1; 1E-018) * [.F149]+[.F$101]) / 1000)" office:value-type="float" office:value="0" calcext:value-type="float">
            <text:p>0.00</text:p>
          </table:table-cell>
          <table:table-cell table:style-name="ce45" table:formula="of:=[.G104]*MAX([.G$100]; 1E-018) / ((MAX([.G$100] - 1; 1E-018) * [.G149]+[.G$101]) / 1000)" office:value-type="float" office:value="0" calcext:value-type="float">
            <text:p>0.00</text:p>
          </table:table-cell>
          <table:table-cell table:style-name="ce45" table:formula="of:=[.H104]*MAX([.H$100]; 1E-018) / ((MAX([.H$100] - 1; 1E-018) * [.H149]+[.H$101]) / 1000)" office:value-type="float" office:value="0" calcext:value-type="float">
            <text:p>0.00</text:p>
          </table:table-cell>
          <table:table-cell table:style-name="ce45" table:formula="of:=[.I104]*MAX([.I$100]; 1E-018) / ((MAX([.I$100] - 1; 1E-018) * [.I149]+[.I$101]) / 1000)" office:value-type="float" office:value="0" calcext:value-type="float">
            <text:p>0.00</text:p>
          </table:table-cell>
          <table:table-cell table:style-name="ce45" table:formula="of:=[.J104]*MAX([.J$100]; 1E-018) / ((MAX([.J$100] - 1; 1E-018) * [.J149]+[.J$101]) / 1000)" office:value-type="float" office:value="0" calcext:value-type="float">
            <text:p>0.00</text:p>
          </table:table-cell>
          <table:table-cell table:style-name="ce45" table:formula="of:=[.K104]*MAX([.K$100]; 1E-018) / ((MAX([.K$100] - 1; 1E-018) * [.K149]+[.K$101]) / 1000)" office:value-type="float" office:value="0" calcext:value-type="float">
            <text:p>0.00</text:p>
          </table:table-cell>
          <table:table-cell table:style-name="ce45" table:formula="of:=[.L104]*MAX([.L$100]; 1E-018) / ((MAX([.L$100] - 1; 1E-018) * [.L14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5]*MAX([.D$100]; 1E-018) / ((MAX([.D$100] - 1; 1E-018) * [.D150]+[.D$101]) / 1000)" office:value-type="float" office:value="0" calcext:value-type="float">
            <text:p>0.00</text:p>
          </table:table-cell>
          <table:table-cell table:style-name="ce45" table:formula="of:=[.E105]*MAX([.E$100]; 1E-018) / ((MAX([.E$100] - 1; 1E-018) * [.E150]+[.E$101]) / 1000)" office:value-type="float" office:value="0" calcext:value-type="float">
            <text:p>0.00</text:p>
          </table:table-cell>
          <table:table-cell table:style-name="ce45" table:formula="of:=[.F105]*MAX([.F$100]; 1E-018) / ((MAX([.F$100] - 1; 1E-018) * [.F150]+[.F$101]) / 1000)" office:value-type="float" office:value="0" calcext:value-type="float">
            <text:p>0.00</text:p>
          </table:table-cell>
          <table:table-cell table:style-name="ce45" table:formula="of:=[.G105]*MAX([.G$100]; 1E-018) / ((MAX([.G$100] - 1; 1E-018) * [.G150]+[.G$101]) / 1000)" office:value-type="float" office:value="0" calcext:value-type="float">
            <text:p>0.00</text:p>
          </table:table-cell>
          <table:table-cell table:style-name="ce45" table:formula="of:=[.H105]*MAX([.H$100]; 1E-018) / ((MAX([.H$100] - 1; 1E-018) * [.H150]+[.H$101]) / 1000)" office:value-type="float" office:value="0" calcext:value-type="float">
            <text:p>0.00</text:p>
          </table:table-cell>
          <table:table-cell table:style-name="ce45" table:formula="of:=[.I105]*MAX([.I$100]; 1E-018) / ((MAX([.I$100] - 1; 1E-018) * [.I150]+[.I$101]) / 1000)" office:value-type="float" office:value="0" calcext:value-type="float">
            <text:p>0.00</text:p>
          </table:table-cell>
          <table:table-cell table:style-name="ce45" table:formula="of:=[.J105]*MAX([.J$100]; 1E-018) / ((MAX([.J$100] - 1; 1E-018) * [.J150]+[.J$101]) / 1000)" office:value-type="float" office:value="0" calcext:value-type="float">
            <text:p>0.00</text:p>
          </table:table-cell>
          <table:table-cell table:style-name="ce45" table:formula="of:=[.K105]*MAX([.K$100]; 1E-018) / ((MAX([.K$100] - 1; 1E-018) * [.K150]+[.K$101]) / 1000)" office:value-type="float" office:value="0" calcext:value-type="float">
            <text:p>0.00</text:p>
          </table:table-cell>
          <table:table-cell table:style-name="ce45" table:formula="of:=[.L105]*MAX([.L$100]; 1E-018) / ((MAX([.L$100] - 1; 1E-018) * [.L15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6]*MAX([.D$100]; 1E-018) / ((MAX([.D$100] - 1; 1E-018) * [.D151]+[.D$101]) / 1000)" office:value-type="float" office:value="0" calcext:value-type="float">
            <text:p>0.00</text:p>
          </table:table-cell>
          <table:table-cell table:style-name="ce45" table:formula="of:=[.E106]*MAX([.E$100]; 1E-018) / ((MAX([.E$100] - 1; 1E-018) * [.E151]+[.E$101]) / 1000)" office:value-type="float" office:value="0" calcext:value-type="float">
            <text:p>0.00</text:p>
          </table:table-cell>
          <table:table-cell table:style-name="ce45" table:formula="of:=[.F106]*MAX([.F$100]; 1E-018) / ((MAX([.F$100] - 1; 1E-018) * [.F151]+[.F$101]) / 1000)" office:value-type="float" office:value="0" calcext:value-type="float">
            <text:p>0.00</text:p>
          </table:table-cell>
          <table:table-cell table:style-name="ce45" table:formula="of:=[.G106]*MAX([.G$100]; 1E-018) / ((MAX([.G$100] - 1; 1E-018) * [.G151]+[.G$101]) / 1000)" office:value-type="float" office:value="0" calcext:value-type="float">
            <text:p>0.00</text:p>
          </table:table-cell>
          <table:table-cell table:style-name="ce45" table:formula="of:=[.H106]*MAX([.H$100]; 1E-018) / ((MAX([.H$100] - 1; 1E-018) * [.H151]+[.H$101]) / 1000)" office:value-type="float" office:value="0" calcext:value-type="float">
            <text:p>0.00</text:p>
          </table:table-cell>
          <table:table-cell table:style-name="ce45" table:formula="of:=[.I106]*MAX([.I$100]; 1E-018) / ((MAX([.I$100] - 1; 1E-018) * [.I151]+[.I$101]) / 1000)" office:value-type="float" office:value="0" calcext:value-type="float">
            <text:p>0.00</text:p>
          </table:table-cell>
          <table:table-cell table:style-name="ce45" table:formula="of:=[.J106]*MAX([.J$100]; 1E-018) / ((MAX([.J$100] - 1; 1E-018) * [.J151]+[.J$101]) / 1000)" office:value-type="float" office:value="0" calcext:value-type="float">
            <text:p>0.00</text:p>
          </table:table-cell>
          <table:table-cell table:style-name="ce45" table:formula="of:=[.K106]*MAX([.K$100]; 1E-018) / ((MAX([.K$100] - 1; 1E-018) * [.K151]+[.K$101]) / 1000)" office:value-type="float" office:value="0" calcext:value-type="float">
            <text:p>0.00</text:p>
          </table:table-cell>
          <table:table-cell table:style-name="ce45" table:formula="of:=[.L106]*MAX([.L$100]; 1E-018) / ((MAX([.L$100] - 1; 1E-018) * [.L15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7]*MAX([.D$100]; 1E-018) / ((MAX([.D$100] - 1; 1E-018) * [.D152]+[.D$101]) / 1000)" office:value-type="float" office:value="0" calcext:value-type="float">
            <text:p>0.00</text:p>
          </table:table-cell>
          <table:table-cell table:style-name="ce45" table:formula="of:=[.E107]*MAX([.E$100]; 1E-018) / ((MAX([.E$100] - 1; 1E-018) * [.E152]+[.E$101]) / 1000)" office:value-type="float" office:value="0" calcext:value-type="float">
            <text:p>0.00</text:p>
          </table:table-cell>
          <table:table-cell table:style-name="ce45" table:formula="of:=[.F107]*MAX([.F$100]; 1E-018) / ((MAX([.F$100] - 1; 1E-018) * [.F152]+[.F$101]) / 1000)" office:value-type="float" office:value="0" calcext:value-type="float">
            <text:p>0.00</text:p>
          </table:table-cell>
          <table:table-cell table:style-name="ce45" table:formula="of:=[.G107]*MAX([.G$100]; 1E-018) / ((MAX([.G$100] - 1; 1E-018) * [.G152]+[.G$101]) / 1000)" office:value-type="float" office:value="0" calcext:value-type="float">
            <text:p>0.00</text:p>
          </table:table-cell>
          <table:table-cell table:style-name="ce45" table:formula="of:=[.H107]*MAX([.H$100]; 1E-018) / ((MAX([.H$100] - 1; 1E-018) * [.H152]+[.H$101]) / 1000)" office:value-type="float" office:value="0" calcext:value-type="float">
            <text:p>0.00</text:p>
          </table:table-cell>
          <table:table-cell table:style-name="ce45" table:formula="of:=[.I107]*MAX([.I$100]; 1E-018) / ((MAX([.I$100] - 1; 1E-018) * [.I152]+[.I$101]) / 1000)" office:value-type="float" office:value="0" calcext:value-type="float">
            <text:p>0.00</text:p>
          </table:table-cell>
          <table:table-cell table:style-name="ce45" table:formula="of:=[.J107]*MAX([.J$100]; 1E-018) / ((MAX([.J$100] - 1; 1E-018) * [.J152]+[.J$101]) / 1000)" office:value-type="float" office:value="0" calcext:value-type="float">
            <text:p>0.00</text:p>
          </table:table-cell>
          <table:table-cell table:style-name="ce45" table:formula="of:=[.K107]*MAX([.K$100]; 1E-018) / ((MAX([.K$100] - 1; 1E-018) * [.K152]+[.K$101]) / 1000)" office:value-type="float" office:value="0" calcext:value-type="float">
            <text:p>0.00</text:p>
          </table:table-cell>
          <table:table-cell table:style-name="ce45" table:formula="of:=[.L107]*MAX([.L$100]; 1E-018) / ((MAX([.L$100] - 1; 1E-018) * [.L15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8]*MAX([.D$100]; 1E-018) / ((MAX([.D$100] - 1; 1E-018) * [.D153]+[.D$101]) / 1000)" office:value-type="float" office:value="0" calcext:value-type="float">
            <text:p>0.00</text:p>
          </table:table-cell>
          <table:table-cell table:style-name="ce45" table:formula="of:=[.E108]*MAX([.E$100]; 1E-018) / ((MAX([.E$100] - 1; 1E-018) * [.E153]+[.E$101]) / 1000)" office:value-type="float" office:value="0" calcext:value-type="float">
            <text:p>0.00</text:p>
          </table:table-cell>
          <table:table-cell table:style-name="ce45" table:formula="of:=[.F108]*MAX([.F$100]; 1E-018) / ((MAX([.F$100] - 1; 1E-018) * [.F153]+[.F$101]) / 1000)" office:value-type="float" office:value="0" calcext:value-type="float">
            <text:p>0.00</text:p>
          </table:table-cell>
          <table:table-cell table:style-name="ce45" table:formula="of:=[.G108]*MAX([.G$100]; 1E-018) / ((MAX([.G$100] - 1; 1E-018) * [.G153]+[.G$101]) / 1000)" office:value-type="float" office:value="0" calcext:value-type="float">
            <text:p>0.00</text:p>
          </table:table-cell>
          <table:table-cell table:style-name="ce45" table:formula="of:=[.H108]*MAX([.H$100]; 1E-018) / ((MAX([.H$100] - 1; 1E-018) * [.H153]+[.H$101]) / 1000)" office:value-type="float" office:value="0" calcext:value-type="float">
            <text:p>0.00</text:p>
          </table:table-cell>
          <table:table-cell table:style-name="ce45" table:formula="of:=[.I108]*MAX([.I$100]; 1E-018) / ((MAX([.I$100] - 1; 1E-018) * [.I153]+[.I$101]) / 1000)" office:value-type="float" office:value="0" calcext:value-type="float">
            <text:p>0.00</text:p>
          </table:table-cell>
          <table:table-cell table:style-name="ce45" table:formula="of:=[.J108]*MAX([.J$100]; 1E-018) / ((MAX([.J$100] - 1; 1E-018) * [.J153]+[.J$101]) / 1000)" office:value-type="float" office:value="0" calcext:value-type="float">
            <text:p>0.00</text:p>
          </table:table-cell>
          <table:table-cell table:style-name="ce45" table:formula="of:=[.K108]*MAX([.K$100]; 1E-018) / ((MAX([.K$100] - 1; 1E-018) * [.K153]+[.K$101]) / 1000)" office:value-type="float" office:value="0" calcext:value-type="float">
            <text:p>0.00</text:p>
          </table:table-cell>
          <table:table-cell table:style-name="ce45" table:formula="of:=[.L108]*MAX([.L$100]; 1E-018) / ((MAX([.L$100] - 1; 1E-018) * [.L15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9]*MAX([.D$100]; 1E-018) / ((MAX([.D$100] - 1; 1E-018) * [.D154]+[.D$101]) / 1000)" office:value-type="float" office:value="0" calcext:value-type="float">
            <text:p>0.00</text:p>
          </table:table-cell>
          <table:table-cell table:style-name="ce45" table:formula="of:=[.E109]*MAX([.E$100]; 1E-018) / ((MAX([.E$100] - 1; 1E-018) * [.E154]+[.E$101]) / 1000)" office:value-type="float" office:value="0" calcext:value-type="float">
            <text:p>0.00</text:p>
          </table:table-cell>
          <table:table-cell table:style-name="ce45" table:formula="of:=[.F109]*MAX([.F$100]; 1E-018) / ((MAX([.F$100] - 1; 1E-018) * [.F154]+[.F$101]) / 1000)" office:value-type="float" office:value="0" calcext:value-type="float">
            <text:p>0.00</text:p>
          </table:table-cell>
          <table:table-cell table:style-name="ce45" table:formula="of:=[.G109]*MAX([.G$100]; 1E-018) / ((MAX([.G$100] - 1; 1E-018) * [.G154]+[.G$101]) / 1000)" office:value-type="float" office:value="0" calcext:value-type="float">
            <text:p>0.00</text:p>
          </table:table-cell>
          <table:table-cell table:style-name="ce45" table:formula="of:=[.H109]*MAX([.H$100]; 1E-018) / ((MAX([.H$100] - 1; 1E-018) * [.H154]+[.H$101]) / 1000)" office:value-type="float" office:value="0" calcext:value-type="float">
            <text:p>0.00</text:p>
          </table:table-cell>
          <table:table-cell table:style-name="ce45" table:formula="of:=[.I109]*MAX([.I$100]; 1E-018) / ((MAX([.I$100] - 1; 1E-018) * [.I154]+[.I$101]) / 1000)" office:value-type="float" office:value="0" calcext:value-type="float">
            <text:p>0.00</text:p>
          </table:table-cell>
          <table:table-cell table:style-name="ce45" table:formula="of:=[.J109]*MAX([.J$100]; 1E-018) / ((MAX([.J$100] - 1; 1E-018) * [.J154]+[.J$101]) / 1000)" office:value-type="float" office:value="0" calcext:value-type="float">
            <text:p>0.00</text:p>
          </table:table-cell>
          <table:table-cell table:style-name="ce45" table:formula="of:=[.K109]*MAX([.K$100]; 1E-018) / ((MAX([.K$100] - 1; 1E-018) * [.K154]+[.K$101]) / 1000)" office:value-type="float" office:value="0" calcext:value-type="float">
            <text:p>0.00</text:p>
          </table:table-cell>
          <table:table-cell table:style-name="ce45" table:formula="of:=[.L109]*MAX([.L$100]; 1E-018) / ((MAX([.L$100] - 1; 1E-018) * [.L15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0]*MAX([.D$100]; 1E-018) / ((MAX([.D$100] - 1; 1E-018) * [.D155]+[.D$101]) / 1000)" office:value-type="float" office:value="0" calcext:value-type="float">
            <text:p>0.00</text:p>
          </table:table-cell>
          <table:table-cell table:style-name="ce45" table:formula="of:=[.E110]*MAX([.E$100]; 1E-018) / ((MAX([.E$100] - 1; 1E-018) * [.E155]+[.E$101]) / 1000)" office:value-type="float" office:value="0" calcext:value-type="float">
            <text:p>0.00</text:p>
          </table:table-cell>
          <table:table-cell table:style-name="ce45" table:formula="of:=[.F110]*MAX([.F$100]; 1E-018) / ((MAX([.F$100] - 1; 1E-018) * [.F155]+[.F$101]) / 1000)" office:value-type="float" office:value="0" calcext:value-type="float">
            <text:p>0.00</text:p>
          </table:table-cell>
          <table:table-cell table:style-name="ce45" table:formula="of:=[.G110]*MAX([.G$100]; 1E-018) / ((MAX([.G$100] - 1; 1E-018) * [.G155]+[.G$101]) / 1000)" office:value-type="float" office:value="0" calcext:value-type="float">
            <text:p>0.00</text:p>
          </table:table-cell>
          <table:table-cell table:style-name="ce45" table:formula="of:=[.H110]*MAX([.H$100]; 1E-018) / ((MAX([.H$100] - 1; 1E-018) * [.H155]+[.H$101]) / 1000)" office:value-type="float" office:value="0" calcext:value-type="float">
            <text:p>0.00</text:p>
          </table:table-cell>
          <table:table-cell table:style-name="ce45" table:formula="of:=[.I110]*MAX([.I$100]; 1E-018) / ((MAX([.I$100] - 1; 1E-018) * [.I155]+[.I$101]) / 1000)" office:value-type="float" office:value="0" calcext:value-type="float">
            <text:p>0.00</text:p>
          </table:table-cell>
          <table:table-cell table:style-name="ce45" table:formula="of:=[.J110]*MAX([.J$100]; 1E-018) / ((MAX([.J$100] - 1; 1E-018) * [.J155]+[.J$101]) / 1000)" office:value-type="float" office:value="0" calcext:value-type="float">
            <text:p>0.00</text:p>
          </table:table-cell>
          <table:table-cell table:style-name="ce45" table:formula="of:=[.K110]*MAX([.K$100]; 1E-018) / ((MAX([.K$100] - 1; 1E-018) * [.K155]+[.K$101]) / 1000)" office:value-type="float" office:value="0" calcext:value-type="float">
            <text:p>0.00</text:p>
          </table:table-cell>
          <table:table-cell table:style-name="ce45" table:formula="of:=[.L110]*MAX([.L$100]; 1E-018) / ((MAX([.L$100] - 1; 1E-018) * [.L15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1]*MAX([.D$100]; 1E-018) / ((MAX([.D$100] - 1; 1E-018) * [.D156]+[.D$101]) / 1000)" office:value-type="float" office:value="0" calcext:value-type="float">
            <text:p>0.00</text:p>
          </table:table-cell>
          <table:table-cell table:style-name="ce45" table:formula="of:=[.E111]*MAX([.E$100]; 1E-018) / ((MAX([.E$100] - 1; 1E-018) * [.E156]+[.E$101]) / 1000)" office:value-type="float" office:value="0" calcext:value-type="float">
            <text:p>0.00</text:p>
          </table:table-cell>
          <table:table-cell table:style-name="ce45" table:formula="of:=[.F111]*MAX([.F$100]; 1E-018) / ((MAX([.F$100] - 1; 1E-018) * [.F156]+[.F$101]) / 1000)" office:value-type="float" office:value="0" calcext:value-type="float">
            <text:p>0.00</text:p>
          </table:table-cell>
          <table:table-cell table:style-name="ce45" table:formula="of:=[.G111]*MAX([.G$100]; 1E-018) / ((MAX([.G$100] - 1; 1E-018) * [.G156]+[.G$101]) / 1000)" office:value-type="float" office:value="0" calcext:value-type="float">
            <text:p>0.00</text:p>
          </table:table-cell>
          <table:table-cell table:style-name="ce45" table:formula="of:=[.H111]*MAX([.H$100]; 1E-018) / ((MAX([.H$100] - 1; 1E-018) * [.H156]+[.H$101]) / 1000)" office:value-type="float" office:value="0" calcext:value-type="float">
            <text:p>0.00</text:p>
          </table:table-cell>
          <table:table-cell table:style-name="ce45" table:formula="of:=[.I111]*MAX([.I$100]; 1E-018) / ((MAX([.I$100] - 1; 1E-018) * [.I156]+[.I$101]) / 1000)" office:value-type="float" office:value="0" calcext:value-type="float">
            <text:p>0.00</text:p>
          </table:table-cell>
          <table:table-cell table:style-name="ce45" table:formula="of:=[.J111]*MAX([.J$100]; 1E-018) / ((MAX([.J$100] - 1; 1E-018) * [.J156]+[.J$101]) / 1000)" office:value-type="float" office:value="0" calcext:value-type="float">
            <text:p>0.00</text:p>
          </table:table-cell>
          <table:table-cell table:style-name="ce45" table:formula="of:=[.K111]*MAX([.K$100]; 1E-018) / ((MAX([.K$100] - 1; 1E-018) * [.K156]+[.K$101]) / 1000)" office:value-type="float" office:value="0" calcext:value-type="float">
            <text:p>0.00</text:p>
          </table:table-cell>
          <table:table-cell table:style-name="ce45" table:formula="of:=[.L111]*MAX([.L$100]; 1E-018) / ((MAX([.L$100] - 1; 1E-018) * [.L15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2]*MAX([.D$100]; 1E-018) / ((MAX([.D$100] - 1; 1E-018) * [.D157]+[.D$101]) / 1000)" office:value-type="float" office:value="0" calcext:value-type="float">
            <text:p>0.00</text:p>
          </table:table-cell>
          <table:table-cell table:style-name="ce45" table:formula="of:=[.E112]*MAX([.E$100]; 1E-018) / ((MAX([.E$100] - 1; 1E-018) * [.E157]+[.E$101]) / 1000)" office:value-type="float" office:value="0" calcext:value-type="float">
            <text:p>0.00</text:p>
          </table:table-cell>
          <table:table-cell table:style-name="ce45" table:formula="of:=[.F112]*MAX([.F$100]; 1E-018) / ((MAX([.F$100] - 1; 1E-018) * [.F157]+[.F$101]) / 1000)" office:value-type="float" office:value="0" calcext:value-type="float">
            <text:p>0.00</text:p>
          </table:table-cell>
          <table:table-cell table:style-name="ce45" table:formula="of:=[.G112]*MAX([.G$100]; 1E-018) / ((MAX([.G$100] - 1; 1E-018) * [.G157]+[.G$101]) / 1000)" office:value-type="float" office:value="0" calcext:value-type="float">
            <text:p>0.00</text:p>
          </table:table-cell>
          <table:table-cell table:style-name="ce45" table:formula="of:=[.H112]*MAX([.H$100]; 1E-018) / ((MAX([.H$100] - 1; 1E-018) * [.H157]+[.H$101]) / 1000)" office:value-type="float" office:value="0" calcext:value-type="float">
            <text:p>0.00</text:p>
          </table:table-cell>
          <table:table-cell table:style-name="ce45" table:formula="of:=[.I112]*MAX([.I$100]; 1E-018) / ((MAX([.I$100] - 1; 1E-018) * [.I157]+[.I$101]) / 1000)" office:value-type="float" office:value="0" calcext:value-type="float">
            <text:p>0.00</text:p>
          </table:table-cell>
          <table:table-cell table:style-name="ce45" table:formula="of:=[.J112]*MAX([.J$100]; 1E-018) / ((MAX([.J$100] - 1; 1E-018) * [.J157]+[.J$101]) / 1000)" office:value-type="float" office:value="0" calcext:value-type="float">
            <text:p>0.00</text:p>
          </table:table-cell>
          <table:table-cell table:style-name="ce45" table:formula="of:=[.K112]*MAX([.K$100]; 1E-018) / ((MAX([.K$100] - 1; 1E-018) * [.K157]+[.K$101]) / 1000)" office:value-type="float" office:value="0" calcext:value-type="float">
            <text:p>0.00</text:p>
          </table:table-cell>
          <table:table-cell table:style-name="ce45" table:formula="of:=[.L112]*MAX([.L$100]; 1E-018) / ((MAX([.L$100] - 1; 1E-018) * [.L15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3]*MAX([.D$100]; 1E-018) / ((MAX([.D$100] - 1; 1E-018) * [.D158]+[.D$101]) / 1000)" office:value-type="float" office:value="0" calcext:value-type="float">
            <text:p>0.00</text:p>
          </table:table-cell>
          <table:table-cell table:style-name="ce45" table:formula="of:=[.E113]*MAX([.E$100]; 1E-018) / ((MAX([.E$100] - 1; 1E-018) * [.E158]+[.E$101]) / 1000)" office:value-type="float" office:value="0" calcext:value-type="float">
            <text:p>0.00</text:p>
          </table:table-cell>
          <table:table-cell table:style-name="ce45" table:formula="of:=[.F113]*MAX([.F$100]; 1E-018) / ((MAX([.F$100] - 1; 1E-018) * [.F158]+[.F$101]) / 1000)" office:value-type="float" office:value="0" calcext:value-type="float">
            <text:p>0.00</text:p>
          </table:table-cell>
          <table:table-cell table:style-name="ce45" table:formula="of:=[.G113]*MAX([.G$100]; 1E-018) / ((MAX([.G$100] - 1; 1E-018) * [.G158]+[.G$101]) / 1000)" office:value-type="float" office:value="0" calcext:value-type="float">
            <text:p>0.00</text:p>
          </table:table-cell>
          <table:table-cell table:style-name="ce45" table:formula="of:=[.H113]*MAX([.H$100]; 1E-018) / ((MAX([.H$100] - 1; 1E-018) * [.H158]+[.H$101]) / 1000)" office:value-type="float" office:value="0" calcext:value-type="float">
            <text:p>0.00</text:p>
          </table:table-cell>
          <table:table-cell table:style-name="ce45" table:formula="of:=[.I113]*MAX([.I$100]; 1E-018) / ((MAX([.I$100] - 1; 1E-018) * [.I158]+[.I$101]) / 1000)" office:value-type="float" office:value="0" calcext:value-type="float">
            <text:p>0.00</text:p>
          </table:table-cell>
          <table:table-cell table:style-name="ce45" table:formula="of:=[.J113]*MAX([.J$100]; 1E-018) / ((MAX([.J$100] - 1; 1E-018) * [.J158]+[.J$101]) / 1000)" office:value-type="float" office:value="0" calcext:value-type="float">
            <text:p>0.00</text:p>
          </table:table-cell>
          <table:table-cell table:style-name="ce45" table:formula="of:=[.K113]*MAX([.K$100]; 1E-018) / ((MAX([.K$100] - 1; 1E-018) * [.K158]+[.K$101]) / 1000)" office:value-type="float" office:value="0" calcext:value-type="float">
            <text:p>0.00</text:p>
          </table:table-cell>
          <table:table-cell table:style-name="ce45" table:formula="of:=[.L113]*MAX([.L$100]; 1E-018) / ((MAX([.L$100] - 1; 1E-018) * [.L15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4]*MAX([.D$100]; 1E-018) / ((MAX([.D$100] - 1; 1E-018) * [.D159]+[.D$101]) / 1000)" office:value-type="float" office:value="0" calcext:value-type="float">
            <text:p>0.00</text:p>
          </table:table-cell>
          <table:table-cell table:style-name="ce45" table:formula="of:=[.E114]*MAX([.E$100]; 1E-018) / ((MAX([.E$100] - 1; 1E-018) * [.E159]+[.E$101]) / 1000)" office:value-type="float" office:value="0" calcext:value-type="float">
            <text:p>0.00</text:p>
          </table:table-cell>
          <table:table-cell table:style-name="ce45" table:formula="of:=[.F114]*MAX([.F$100]; 1E-018) / ((MAX([.F$100] - 1; 1E-018) * [.F159]+[.F$101]) / 1000)" office:value-type="float" office:value="0" calcext:value-type="float">
            <text:p>0.00</text:p>
          </table:table-cell>
          <table:table-cell table:style-name="ce45" table:formula="of:=[.G114]*MAX([.G$100]; 1E-018) / ((MAX([.G$100] - 1; 1E-018) * [.G159]+[.G$101]) / 1000)" office:value-type="float" office:value="0" calcext:value-type="float">
            <text:p>0.00</text:p>
          </table:table-cell>
          <table:table-cell table:style-name="ce45" table:formula="of:=[.H114]*MAX([.H$100]; 1E-018) / ((MAX([.H$100] - 1; 1E-018) * [.H159]+[.H$101]) / 1000)" office:value-type="float" office:value="0" calcext:value-type="float">
            <text:p>0.00</text:p>
          </table:table-cell>
          <table:table-cell table:style-name="ce45" table:formula="of:=[.I114]*MAX([.I$100]; 1E-018) / ((MAX([.I$100] - 1; 1E-018) * [.I159]+[.I$101]) / 1000)" office:value-type="float" office:value="0" calcext:value-type="float">
            <text:p>0.00</text:p>
          </table:table-cell>
          <table:table-cell table:style-name="ce45" table:formula="of:=[.J114]*MAX([.J$100]; 1E-018) / ((MAX([.J$100] - 1; 1E-018) * [.J159]+[.J$101]) / 1000)" office:value-type="float" office:value="0" calcext:value-type="float">
            <text:p>0.00</text:p>
          </table:table-cell>
          <table:table-cell table:style-name="ce45" table:formula="of:=[.K114]*MAX([.K$100]; 1E-018) / ((MAX([.K$100] - 1; 1E-018) * [.K159]+[.K$101]) / 1000)" office:value-type="float" office:value="0" calcext:value-type="float">
            <text:p>0.00</text:p>
          </table:table-cell>
          <table:table-cell table:style-name="ce45" table:formula="of:=[.L114]*MAX([.L$100]; 1E-018) / ((MAX([.L$100] - 1; 1E-018) * [.L15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5]*MAX([.D$100]; 1E-018) / ((MAX([.D$100] - 1; 1E-018) * [.D160]+[.D$101]) / 1000)" office:value-type="float" office:value="0" calcext:value-type="float">
            <text:p>0.00</text:p>
          </table:table-cell>
          <table:table-cell table:style-name="ce45" table:formula="of:=[.E115]*MAX([.E$100]; 1E-018) / ((MAX([.E$100] - 1; 1E-018) * [.E160]+[.E$101]) / 1000)" office:value-type="float" office:value="0" calcext:value-type="float">
            <text:p>0.00</text:p>
          </table:table-cell>
          <table:table-cell table:style-name="ce45" table:formula="of:=[.F115]*MAX([.F$100]; 1E-018) / ((MAX([.F$100] - 1; 1E-018) * [.F160]+[.F$101]) / 1000)" office:value-type="float" office:value="0" calcext:value-type="float">
            <text:p>0.00</text:p>
          </table:table-cell>
          <table:table-cell table:style-name="ce45" table:formula="of:=[.G115]*MAX([.G$100]; 1E-018) / ((MAX([.G$100] - 1; 1E-018) * [.G160]+[.G$101]) / 1000)" office:value-type="float" office:value="0" calcext:value-type="float">
            <text:p>0.00</text:p>
          </table:table-cell>
          <table:table-cell table:style-name="ce45" table:formula="of:=[.H115]*MAX([.H$100]; 1E-018) / ((MAX([.H$100] - 1; 1E-018) * [.H160]+[.H$101]) / 1000)" office:value-type="float" office:value="0" calcext:value-type="float">
            <text:p>0.00</text:p>
          </table:table-cell>
          <table:table-cell table:style-name="ce45" table:formula="of:=[.I115]*MAX([.I$100]; 1E-018) / ((MAX([.I$100] - 1; 1E-018) * [.I160]+[.I$101]) / 1000)" office:value-type="float" office:value="0" calcext:value-type="float">
            <text:p>0.00</text:p>
          </table:table-cell>
          <table:table-cell table:style-name="ce45" table:formula="of:=[.J115]*MAX([.J$100]; 1E-018) / ((MAX([.J$100] - 1; 1E-018) * [.J160]+[.J$101]) / 1000)" office:value-type="float" office:value="0" calcext:value-type="float">
            <text:p>0.00</text:p>
          </table:table-cell>
          <table:table-cell table:style-name="ce45" table:formula="of:=[.K115]*MAX([.K$100]; 1E-018) / ((MAX([.K$100] - 1; 1E-018) * [.K160]+[.K$101]) / 1000)" office:value-type="float" office:value="0" calcext:value-type="float">
            <text:p>0.00</text:p>
          </table:table-cell>
          <table:table-cell table:style-name="ce45" table:formula="of:=[.L115]*MAX([.L$100]; 1E-018) / ((MAX([.L$100] - 1; 1E-018) * [.L16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6]*MAX([.D$100]; 1E-018) / ((MAX([.D$100] - 1; 1E-018) * [.D161]+[.D$101]) / 1000)" office:value-type="float" office:value="0" calcext:value-type="float">
            <text:p>0.00</text:p>
          </table:table-cell>
          <table:table-cell table:style-name="ce45" table:formula="of:=[.E116]*MAX([.E$100]; 1E-018) / ((MAX([.E$100] - 1; 1E-018) * [.E161]+[.E$101]) / 1000)" office:value-type="float" office:value="0" calcext:value-type="float">
            <text:p>0.00</text:p>
          </table:table-cell>
          <table:table-cell table:style-name="ce45" table:formula="of:=[.F116]*MAX([.F$100]; 1E-018) / ((MAX([.F$100] - 1; 1E-018) * [.F161]+[.F$101]) / 1000)" office:value-type="float" office:value="0" calcext:value-type="float">
            <text:p>0.00</text:p>
          </table:table-cell>
          <table:table-cell table:style-name="ce45" table:formula="of:=[.G116]*MAX([.G$100]; 1E-018) / ((MAX([.G$100] - 1; 1E-018) * [.G161]+[.G$101]) / 1000)" office:value-type="float" office:value="0" calcext:value-type="float">
            <text:p>0.00</text:p>
          </table:table-cell>
          <table:table-cell table:style-name="ce45" table:formula="of:=[.H116]*MAX([.H$100]; 1E-018) / ((MAX([.H$100] - 1; 1E-018) * [.H161]+[.H$101]) / 1000)" office:value-type="float" office:value="0" calcext:value-type="float">
            <text:p>0.00</text:p>
          </table:table-cell>
          <table:table-cell table:style-name="ce45" table:formula="of:=[.I116]*MAX([.I$100]; 1E-018) / ((MAX([.I$100] - 1; 1E-018) * [.I161]+[.I$101]) / 1000)" office:value-type="float" office:value="0" calcext:value-type="float">
            <text:p>0.00</text:p>
          </table:table-cell>
          <table:table-cell table:style-name="ce45" table:formula="of:=[.J116]*MAX([.J$100]; 1E-018) / ((MAX([.J$100] - 1; 1E-018) * [.J161]+[.J$101]) / 1000)" office:value-type="float" office:value="0" calcext:value-type="float">
            <text:p>0.00</text:p>
          </table:table-cell>
          <table:table-cell table:style-name="ce45" table:formula="of:=[.K116]*MAX([.K$100]; 1E-018) / ((MAX([.K$100] - 1; 1E-018) * [.K161]+[.K$101]) / 1000)" office:value-type="float" office:value="0" calcext:value-type="float">
            <text:p>0.00</text:p>
          </table:table-cell>
          <table:table-cell table:style-name="ce45" table:formula="of:=[.L116]*MAX([.L$100]; 1E-018) / ((MAX([.L$100] - 1; 1E-018) * [.L16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7]*MAX([.D$100]; 1E-018) / ((MAX([.D$100] - 1; 1E-018) * [.D162]+[.D$101]) / 1000)" office:value-type="float" office:value="0" calcext:value-type="float">
            <text:p>0.00</text:p>
          </table:table-cell>
          <table:table-cell table:style-name="ce45" table:formula="of:=[.E117]*MAX([.E$100]; 1E-018) / ((MAX([.E$100] - 1; 1E-018) * [.E162]+[.E$101]) / 1000)" office:value-type="float" office:value="0" calcext:value-type="float">
            <text:p>0.00</text:p>
          </table:table-cell>
          <table:table-cell table:style-name="ce45" table:formula="of:=[.F117]*MAX([.F$100]; 1E-018) / ((MAX([.F$100] - 1; 1E-018) * [.F162]+[.F$101]) / 1000)" office:value-type="float" office:value="0" calcext:value-type="float">
            <text:p>0.00</text:p>
          </table:table-cell>
          <table:table-cell table:style-name="ce45" table:formula="of:=[.G117]*MAX([.G$100]; 1E-018) / ((MAX([.G$100] - 1; 1E-018) * [.G162]+[.G$101]) / 1000)" office:value-type="float" office:value="0" calcext:value-type="float">
            <text:p>0.00</text:p>
          </table:table-cell>
          <table:table-cell table:style-name="ce45" table:formula="of:=[.H117]*MAX([.H$100]; 1E-018) / ((MAX([.H$100] - 1; 1E-018) * [.H162]+[.H$101]) / 1000)" office:value-type="float" office:value="0" calcext:value-type="float">
            <text:p>0.00</text:p>
          </table:table-cell>
          <table:table-cell table:style-name="ce45" table:formula="of:=[.I117]*MAX([.I$100]; 1E-018) / ((MAX([.I$100] - 1; 1E-018) * [.I162]+[.I$101]) / 1000)" office:value-type="float" office:value="0" calcext:value-type="float">
            <text:p>0.00</text:p>
          </table:table-cell>
          <table:table-cell table:style-name="ce45" table:formula="of:=[.J117]*MAX([.J$100]; 1E-018) / ((MAX([.J$100] - 1; 1E-018) * [.J162]+[.J$101]) / 1000)" office:value-type="float" office:value="0" calcext:value-type="float">
            <text:p>0.00</text:p>
          </table:table-cell>
          <table:table-cell table:style-name="ce45" table:formula="of:=[.K117]*MAX([.K$100]; 1E-018) / ((MAX([.K$100] - 1; 1E-018) * [.K162]+[.K$101]) / 1000)" office:value-type="float" office:value="0" calcext:value-type="float">
            <text:p>0.00</text:p>
          </table:table-cell>
          <table:table-cell table:style-name="ce45" table:formula="of:=[.L117]*MAX([.L$100]; 1E-018) / ((MAX([.L$100] - 1; 1E-018) * [.L16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45" table:formula="of:=[.D118]*MAX([.D$100]; 1E-018) / ((MAX([.D$100] - 1; 1E-018) * [.D163]+[.D$101]) / 1000)" office:value-type="float" office:value="0" calcext:value-type="float">
            <text:p>0.00</text:p>
          </table:table-cell>
          <table:table-cell table:style-name="ce45" table:formula="of:=[.E118]*MAX([.E$100]; 1E-018) / ((MAX([.E$100] - 1; 1E-018) * [.E163]+[.E$101]) / 1000)" office:value-type="float" office:value="0" calcext:value-type="float">
            <text:p>0.00</text:p>
          </table:table-cell>
          <table:table-cell table:style-name="ce45" table:formula="of:=[.F118]*MAX([.F$100]; 1E-018) / ((MAX([.F$100] - 1; 1E-018) * [.F163]+[.F$101]) / 1000)" office:value-type="float" office:value="0" calcext:value-type="float">
            <text:p>0.00</text:p>
          </table:table-cell>
          <table:table-cell table:style-name="ce45" table:formula="of:=[.G118]*MAX([.G$100]; 1E-018) / ((MAX([.G$100] - 1; 1E-018) * [.G163]+[.G$101]) / 1000)" office:value-type="float" office:value="0" calcext:value-type="float">
            <text:p>0.00</text:p>
          </table:table-cell>
          <table:table-cell table:style-name="ce45" table:formula="of:=[.H118]*MAX([.H$100]; 1E-018) / ((MAX([.H$100] - 1; 1E-018) * [.H163]+[.H$101]) / 1000)" office:value-type="float" office:value="0" calcext:value-type="float">
            <text:p>0.00</text:p>
          </table:table-cell>
          <table:table-cell table:style-name="ce45" table:formula="of:=[.I118]*MAX([.I$100]; 1E-018) / ((MAX([.I$100] - 1; 1E-018) * [.I163]+[.I$101]) / 1000)" office:value-type="float" office:value="0" calcext:value-type="float">
            <text:p>0.00</text:p>
          </table:table-cell>
          <table:table-cell table:style-name="ce45" table:formula="of:=[.J118]*MAX([.J$100]; 1E-018) / ((MAX([.J$100] - 1; 1E-018) * [.J163]+[.J$101]) / 1000)" office:value-type="float" office:value="0" calcext:value-type="float">
            <text:p>0.00</text:p>
          </table:table-cell>
          <table:table-cell table:style-name="ce45" table:formula="of:=[.K118]*MAX([.K$100]; 1E-018) / ((MAX([.K$100] - 1; 1E-018) * [.K163]+[.K$101]) / 1000)" office:value-type="float" office:value="0" calcext:value-type="float">
            <text:p>0.00</text:p>
          </table:table-cell>
          <table:table-cell table:style-name="ce45" table:formula="of:=[.L118]*MAX([.L$100]; 1E-018) / ((MAX([.L$100] - 1; 1E-018) * [.L16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9]*MAX([.D$100]; 1E-018) / ((MAX([.D$100] - 1; 1E-018) * [.D164]+[.D$101]) / 1000)" office:value-type="float" office:value="0" calcext:value-type="float">
            <text:p>0.00</text:p>
          </table:table-cell>
          <table:table-cell table:style-name="ce45" table:formula="of:=[.E119]*MAX([.E$100]; 1E-018) / ((MAX([.E$100] - 1; 1E-018) * [.E164]+[.E$101]) / 1000)" office:value-type="float" office:value="0" calcext:value-type="float">
            <text:p>0.00</text:p>
          </table:table-cell>
          <table:table-cell table:style-name="ce45" table:formula="of:=[.F119]*MAX([.F$100]; 1E-018) / ((MAX([.F$100] - 1; 1E-018) * [.F164]+[.F$101]) / 1000)" office:value-type="float" office:value="0" calcext:value-type="float">
            <text:p>0.00</text:p>
          </table:table-cell>
          <table:table-cell table:style-name="ce45" table:formula="of:=[.G119]*MAX([.G$100]; 1E-018) / ((MAX([.G$100] - 1; 1E-018) * [.G164]+[.G$101]) / 1000)" office:value-type="float" office:value="0" calcext:value-type="float">
            <text:p>0.00</text:p>
          </table:table-cell>
          <table:table-cell table:style-name="ce45" table:formula="of:=[.H119]*MAX([.H$100]; 1E-018) / ((MAX([.H$100] - 1; 1E-018) * [.H164]+[.H$101]) / 1000)" office:value-type="float" office:value="0" calcext:value-type="float">
            <text:p>0.00</text:p>
          </table:table-cell>
          <table:table-cell table:style-name="ce45" table:formula="of:=[.I119]*MAX([.I$100]; 1E-018) / ((MAX([.I$100] - 1; 1E-018) * [.I164]+[.I$101]) / 1000)" office:value-type="float" office:value="0" calcext:value-type="float">
            <text:p>0.00</text:p>
          </table:table-cell>
          <table:table-cell table:style-name="ce45" table:formula="of:=[.J119]*MAX([.J$100]; 1E-018) / ((MAX([.J$100] - 1; 1E-018) * [.J164]+[.J$101]) / 1000)" office:value-type="float" office:value="0" calcext:value-type="float">
            <text:p>0.00</text:p>
          </table:table-cell>
          <table:table-cell table:style-name="ce45" table:formula="of:=[.K119]*MAX([.K$100]; 1E-018) / ((MAX([.K$100] - 1; 1E-018) * [.K164]+[.K$101]) / 1000)" office:value-type="float" office:value="0" calcext:value-type="float">
            <text:p>0.00</text:p>
          </table:table-cell>
          <table:table-cell table:style-name="ce45" table:formula="of:=[.L119]*MAX([.L$100]; 1E-018) / ((MAX([.L$100] - 1; 1E-018) * [.L16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0]*MAX([.D$100]; 1E-018) / ((MAX([.D$100] - 1; 1E-018) * [.D165]+[.D$101]) / 1000)" office:value-type="float" office:value="0" calcext:value-type="float">
            <text:p>0.00</text:p>
          </table:table-cell>
          <table:table-cell table:style-name="ce45" table:formula="of:=[.E120]*MAX([.E$100]; 1E-018) / ((MAX([.E$100] - 1; 1E-018) * [.E165]+[.E$101]) / 1000)" office:value-type="float" office:value="0" calcext:value-type="float">
            <text:p>0.00</text:p>
          </table:table-cell>
          <table:table-cell table:style-name="ce45" table:formula="of:=[.F120]*MAX([.F$100]; 1E-018) / ((MAX([.F$100] - 1; 1E-018) * [.F165]+[.F$101]) / 1000)" office:value-type="float" office:value="0" calcext:value-type="float">
            <text:p>0.00</text:p>
          </table:table-cell>
          <table:table-cell table:style-name="ce45" table:formula="of:=[.G120]*MAX([.G$100]; 1E-018) / ((MAX([.G$100] - 1; 1E-018) * [.G165]+[.G$101]) / 1000)" office:value-type="float" office:value="0" calcext:value-type="float">
            <text:p>0.00</text:p>
          </table:table-cell>
          <table:table-cell table:style-name="ce45" table:formula="of:=[.H120]*MAX([.H$100]; 1E-018) / ((MAX([.H$100] - 1; 1E-018) * [.H165]+[.H$101]) / 1000)" office:value-type="float" office:value="0" calcext:value-type="float">
            <text:p>0.00</text:p>
          </table:table-cell>
          <table:table-cell table:style-name="ce45" table:formula="of:=[.I120]*MAX([.I$100]; 1E-018) / ((MAX([.I$100] - 1; 1E-018) * [.I165]+[.I$101]) / 1000)" office:value-type="float" office:value="0" calcext:value-type="float">
            <text:p>0.00</text:p>
          </table:table-cell>
          <table:table-cell table:style-name="ce45" table:formula="of:=[.J120]*MAX([.J$100]; 1E-018) / ((MAX([.J$100] - 1; 1E-018) * [.J165]+[.J$101]) / 1000)" office:value-type="float" office:value="0" calcext:value-type="float">
            <text:p>0.00</text:p>
          </table:table-cell>
          <table:table-cell table:style-name="ce45" table:formula="of:=[.K120]*MAX([.K$100]; 1E-018) / ((MAX([.K$100] - 1; 1E-018) * [.K165]+[.K$101]) / 1000)" office:value-type="float" office:value="0" calcext:value-type="float">
            <text:p>0.00</text:p>
          </table:table-cell>
          <table:table-cell table:style-name="ce45" table:formula="of:=[.L120]*MAX([.L$100]; 1E-018) / ((MAX([.L$100] - 1; 1E-018) * [.L16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1]*MAX([.D$100]; 1E-018) / ((MAX([.D$100] - 1; 1E-018) * [.D166]+[.D$101]) / 1000)" office:value-type="float" office:value="0" calcext:value-type="float">
            <text:p>0.00</text:p>
          </table:table-cell>
          <table:table-cell table:style-name="ce45" table:formula="of:=[.E121]*MAX([.E$100]; 1E-018) / ((MAX([.E$100] - 1; 1E-018) * [.E166]+[.E$101]) / 1000)" office:value-type="float" office:value="0" calcext:value-type="float">
            <text:p>0.00</text:p>
          </table:table-cell>
          <table:table-cell table:style-name="ce45" table:formula="of:=[.F121]*MAX([.F$100]; 1E-018) / ((MAX([.F$100] - 1; 1E-018) * [.F166]+[.F$101]) / 1000)" office:value-type="float" office:value="0" calcext:value-type="float">
            <text:p>0.00</text:p>
          </table:table-cell>
          <table:table-cell table:style-name="ce45" table:formula="of:=[.G121]*MAX([.G$100]; 1E-018) / ((MAX([.G$100] - 1; 1E-018) * [.G166]+[.G$101]) / 1000)" office:value-type="float" office:value="0" calcext:value-type="float">
            <text:p>0.00</text:p>
          </table:table-cell>
          <table:table-cell table:style-name="ce45" table:formula="of:=[.H121]*MAX([.H$100]; 1E-018) / ((MAX([.H$100] - 1; 1E-018) * [.H166]+[.H$101]) / 1000)" office:value-type="float" office:value="0" calcext:value-type="float">
            <text:p>0.00</text:p>
          </table:table-cell>
          <table:table-cell table:style-name="ce45" table:formula="of:=[.I121]*MAX([.I$100]; 1E-018) / ((MAX([.I$100] - 1; 1E-018) * [.I166]+[.I$101]) / 1000)" office:value-type="float" office:value="0" calcext:value-type="float">
            <text:p>0.00</text:p>
          </table:table-cell>
          <table:table-cell table:style-name="ce45" table:formula="of:=[.J121]*MAX([.J$100]; 1E-018) / ((MAX([.J$100] - 1; 1E-018) * [.J166]+[.J$101]) / 1000)" office:value-type="float" office:value="0" calcext:value-type="float">
            <text:p>0.00</text:p>
          </table:table-cell>
          <table:table-cell table:style-name="ce45" table:formula="of:=[.K121]*MAX([.K$100]; 1E-018) / ((MAX([.K$100] - 1; 1E-018) * [.K166]+[.K$101]) / 1000)" office:value-type="float" office:value="0" calcext:value-type="float">
            <text:p>0.00</text:p>
          </table:table-cell>
          <table:table-cell table:style-name="ce45" table:formula="of:=[.L121]*MAX([.L$100]; 1E-018) / ((MAX([.L$100] - 1; 1E-018) * [.L16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2]*MAX([.D$100]; 1E-018) / ((MAX([.D$100] - 1; 1E-018) * [.D167]+[.D$101]) / 1000)" office:value-type="float" office:value="0" calcext:value-type="float">
            <text:p>0.00</text:p>
          </table:table-cell>
          <table:table-cell table:style-name="ce45" table:formula="of:=[.E122]*MAX([.E$100]; 1E-018) / ((MAX([.E$100] - 1; 1E-018) * [.E167]+[.E$101]) / 1000)" office:value-type="float" office:value="0" calcext:value-type="float">
            <text:p>0.00</text:p>
          </table:table-cell>
          <table:table-cell table:style-name="ce45" table:formula="of:=[.F122]*MAX([.F$100]; 1E-018) / ((MAX([.F$100] - 1; 1E-018) * [.F167]+[.F$101]) / 1000)" office:value-type="float" office:value="0" calcext:value-type="float">
            <text:p>0.00</text:p>
          </table:table-cell>
          <table:table-cell table:style-name="ce45" table:formula="of:=[.G122]*MAX([.G$100]; 1E-018) / ((MAX([.G$100] - 1; 1E-018) * [.G167]+[.G$101]) / 1000)" office:value-type="float" office:value="0" calcext:value-type="float">
            <text:p>0.00</text:p>
          </table:table-cell>
          <table:table-cell table:style-name="ce45" table:formula="of:=[.H122]*MAX([.H$100]; 1E-018) / ((MAX([.H$100] - 1; 1E-018) * [.H167]+[.H$101]) / 1000)" office:value-type="float" office:value="0" calcext:value-type="float">
            <text:p>0.00</text:p>
          </table:table-cell>
          <table:table-cell table:style-name="ce45" table:formula="of:=[.I122]*MAX([.I$100]; 1E-018) / ((MAX([.I$100] - 1; 1E-018) * [.I167]+[.I$101]) / 1000)" office:value-type="float" office:value="0" calcext:value-type="float">
            <text:p>0.00</text:p>
          </table:table-cell>
          <table:table-cell table:style-name="ce45" table:formula="of:=[.J122]*MAX([.J$100]; 1E-018) / ((MAX([.J$100] - 1; 1E-018) * [.J167]+[.J$101]) / 1000)" office:value-type="float" office:value="0" calcext:value-type="float">
            <text:p>0.00</text:p>
          </table:table-cell>
          <table:table-cell table:style-name="ce45" table:formula="of:=[.K122]*MAX([.K$100]; 1E-018) / ((MAX([.K$100] - 1; 1E-018) * [.K167]+[.K$101]) / 1000)" office:value-type="float" office:value="0" calcext:value-type="float">
            <text:p>0.00</text:p>
          </table:table-cell>
          <table:table-cell table:style-name="ce45" table:formula="of:=[.L122]*MAX([.L$100]; 1E-018) / ((MAX([.L$100] - 1; 1E-018) * [.L16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3]*MAX([.D$100]; 1E-018) / ((MAX([.D$100] - 1; 1E-018) * [.D168]+[.D$101]) / 1000)" office:value-type="float" office:value="0" calcext:value-type="float">
            <text:p>0.00</text:p>
          </table:table-cell>
          <table:table-cell table:style-name="ce45" table:formula="of:=[.E123]*MAX([.E$100]; 1E-018) / ((MAX([.E$100] - 1; 1E-018) * [.E168]+[.E$101]) / 1000)" office:value-type="float" office:value="0" calcext:value-type="float">
            <text:p>0.00</text:p>
          </table:table-cell>
          <table:table-cell table:style-name="ce45" table:formula="of:=[.F123]*MAX([.F$100]; 1E-018) / ((MAX([.F$100] - 1; 1E-018) * [.F168]+[.F$101]) / 1000)" office:value-type="float" office:value="0" calcext:value-type="float">
            <text:p>0.00</text:p>
          </table:table-cell>
          <table:table-cell table:style-name="ce45" table:formula="of:=[.G123]*MAX([.G$100]; 1E-018) / ((MAX([.G$100] - 1; 1E-018) * [.G168]+[.G$101]) / 1000)" office:value-type="float" office:value="0" calcext:value-type="float">
            <text:p>0.00</text:p>
          </table:table-cell>
          <table:table-cell table:style-name="ce45" table:formula="of:=[.H123]*MAX([.H$100]; 1E-018) / ((MAX([.H$100] - 1; 1E-018) * [.H168]+[.H$101]) / 1000)" office:value-type="float" office:value="0" calcext:value-type="float">
            <text:p>0.00</text:p>
          </table:table-cell>
          <table:table-cell table:style-name="ce45" table:formula="of:=[.I123]*MAX([.I$100]; 1E-018) / ((MAX([.I$100] - 1; 1E-018) * [.I168]+[.I$101]) / 1000)" office:value-type="float" office:value="0" calcext:value-type="float">
            <text:p>0.00</text:p>
          </table:table-cell>
          <table:table-cell table:style-name="ce45" table:formula="of:=[.J123]*MAX([.J$100]; 1E-018) / ((MAX([.J$100] - 1; 1E-018) * [.J168]+[.J$101]) / 1000)" office:value-type="float" office:value="0" calcext:value-type="float">
            <text:p>0.00</text:p>
          </table:table-cell>
          <table:table-cell table:style-name="ce45" table:formula="of:=[.K123]*MAX([.K$100]; 1E-018) / ((MAX([.K$100] - 1; 1E-018) * [.K168]+[.K$101]) / 1000)" office:value-type="float" office:value="0" calcext:value-type="float">
            <text:p>0.00</text:p>
          </table:table-cell>
          <table:table-cell table:style-name="ce45" table:formula="of:=[.L123]*MAX([.L$100]; 1E-018) / ((MAX([.L$100] - 1; 1E-018) * [.L16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4]*MAX([.D$100]; 1E-018) / ((MAX([.D$100] - 1; 1E-018) * [.D169]+[.D$101]) / 1000)" office:value-type="float" office:value="0" calcext:value-type="float">
            <text:p>0.00</text:p>
          </table:table-cell>
          <table:table-cell table:style-name="ce45" table:formula="of:=[.E124]*MAX([.E$100]; 1E-018) / ((MAX([.E$100] - 1; 1E-018) * [.E169]+[.E$101]) / 1000)" office:value-type="float" office:value="0" calcext:value-type="float">
            <text:p>0.00</text:p>
          </table:table-cell>
          <table:table-cell table:style-name="ce45" table:formula="of:=[.F124]*MAX([.F$100]; 1E-018) / ((MAX([.F$100] - 1; 1E-018) * [.F169]+[.F$101]) / 1000)" office:value-type="float" office:value="0" calcext:value-type="float">
            <text:p>0.00</text:p>
          </table:table-cell>
          <table:table-cell table:style-name="ce45" table:formula="of:=[.G124]*MAX([.G$100]; 1E-018) / ((MAX([.G$100] - 1; 1E-018) * [.G169]+[.G$101]) / 1000)" office:value-type="float" office:value="0" calcext:value-type="float">
            <text:p>0.00</text:p>
          </table:table-cell>
          <table:table-cell table:style-name="ce45" table:formula="of:=[.H124]*MAX([.H$100]; 1E-018) / ((MAX([.H$100] - 1; 1E-018) * [.H169]+[.H$101]) / 1000)" office:value-type="float" office:value="0" calcext:value-type="float">
            <text:p>0.00</text:p>
          </table:table-cell>
          <table:table-cell table:style-name="ce45" table:formula="of:=[.I124]*MAX([.I$100]; 1E-018) / ((MAX([.I$100] - 1; 1E-018) * [.I169]+[.I$101]) / 1000)" office:value-type="float" office:value="0" calcext:value-type="float">
            <text:p>0.00</text:p>
          </table:table-cell>
          <table:table-cell table:style-name="ce45" table:formula="of:=[.J124]*MAX([.J$100]; 1E-018) / ((MAX([.J$100] - 1; 1E-018) * [.J169]+[.J$101]) / 1000)" office:value-type="float" office:value="0" calcext:value-type="float">
            <text:p>0.00</text:p>
          </table:table-cell>
          <table:table-cell table:style-name="ce45" table:formula="of:=[.K124]*MAX([.K$100]; 1E-018) / ((MAX([.K$100] - 1; 1E-018) * [.K169]+[.K$101]) / 1000)" office:value-type="float" office:value="0" calcext:value-type="float">
            <text:p>0.00</text:p>
          </table:table-cell>
          <table:table-cell table:style-name="ce45" table:formula="of:=[.L124]*MAX([.L$100]; 1E-018) / ((MAX([.L$100] - 1; 1E-018) * [.L16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5]*MAX([.D$100]; 1E-018) / ((MAX([.D$100] - 1; 1E-018) * [.D170]+[.D$101]) / 1000)" office:value-type="float" office:value="0" calcext:value-type="float">
            <text:p>0.00</text:p>
          </table:table-cell>
          <table:table-cell table:style-name="ce45" table:formula="of:=[.E125]*MAX([.E$100]; 1E-018) / ((MAX([.E$100] - 1; 1E-018) * [.E170]+[.E$101]) / 1000)" office:value-type="float" office:value="0" calcext:value-type="float">
            <text:p>0.00</text:p>
          </table:table-cell>
          <table:table-cell table:style-name="ce45" table:formula="of:=[.F125]*MAX([.F$100]; 1E-018) / ((MAX([.F$100] - 1; 1E-018) * [.F170]+[.F$101]) / 1000)" office:value-type="float" office:value="0" calcext:value-type="float">
            <text:p>0.00</text:p>
          </table:table-cell>
          <table:table-cell table:style-name="ce45" table:formula="of:=[.G125]*MAX([.G$100]; 1E-018) / ((MAX([.G$100] - 1; 1E-018) * [.G170]+[.G$101]) / 1000)" office:value-type="float" office:value="0" calcext:value-type="float">
            <text:p>0.00</text:p>
          </table:table-cell>
          <table:table-cell table:style-name="ce45" table:formula="of:=[.H125]*MAX([.H$100]; 1E-018) / ((MAX([.H$100] - 1; 1E-018) * [.H170]+[.H$101]) / 1000)" office:value-type="float" office:value="0" calcext:value-type="float">
            <text:p>0.00</text:p>
          </table:table-cell>
          <table:table-cell table:style-name="ce45" table:formula="of:=[.I125]*MAX([.I$100]; 1E-018) / ((MAX([.I$100] - 1; 1E-018) * [.I170]+[.I$101]) / 1000)" office:value-type="float" office:value="0" calcext:value-type="float">
            <text:p>0.00</text:p>
          </table:table-cell>
          <table:table-cell table:style-name="ce45" table:formula="of:=[.J125]*MAX([.J$100]; 1E-018) / ((MAX([.J$100] - 1; 1E-018) * [.J170]+[.J$101]) / 1000)" office:value-type="float" office:value="0" calcext:value-type="float">
            <text:p>0.00</text:p>
          </table:table-cell>
          <table:table-cell table:style-name="ce45" table:formula="of:=[.K125]*MAX([.K$100]; 1E-018) / ((MAX([.K$100] - 1; 1E-018) * [.K170]+[.K$101]) / 1000)" office:value-type="float" office:value="0" calcext:value-type="float">
            <text:p>0.00</text:p>
          </table:table-cell>
          <table:table-cell table:style-name="ce45" table:formula="of:=[.L125]*MAX([.L$100]; 1E-018) / ((MAX([.L$100] - 1; 1E-018) * [.L17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6]*MAX([.D$100]; 1E-018) / ((MAX([.D$100] - 1; 1E-018) * [.D171]+[.D$101]) / 1000)" office:value-type="float" office:value="0" calcext:value-type="float">
            <text:p>0.00</text:p>
          </table:table-cell>
          <table:table-cell table:style-name="ce45" table:formula="of:=[.E126]*MAX([.E$100]; 1E-018) / ((MAX([.E$100] - 1; 1E-018) * [.E171]+[.E$101]) / 1000)" office:value-type="float" office:value="0" calcext:value-type="float">
            <text:p>0.00</text:p>
          </table:table-cell>
          <table:table-cell table:style-name="ce45" table:formula="of:=[.F126]*MAX([.F$100]; 1E-018) / ((MAX([.F$100] - 1; 1E-018) * [.F171]+[.F$101]) / 1000)" office:value-type="float" office:value="0" calcext:value-type="float">
            <text:p>0.00</text:p>
          </table:table-cell>
          <table:table-cell table:style-name="ce45" table:formula="of:=[.G126]*MAX([.G$100]; 1E-018) / ((MAX([.G$100] - 1; 1E-018) * [.G171]+[.G$101]) / 1000)" office:value-type="float" office:value="0" calcext:value-type="float">
            <text:p>0.00</text:p>
          </table:table-cell>
          <table:table-cell table:style-name="ce45" table:formula="of:=[.H126]*MAX([.H$100]; 1E-018) / ((MAX([.H$100] - 1; 1E-018) * [.H171]+[.H$101]) / 1000)" office:value-type="float" office:value="0" calcext:value-type="float">
            <text:p>0.00</text:p>
          </table:table-cell>
          <table:table-cell table:style-name="ce45" table:formula="of:=[.I126]*MAX([.I$100]; 1E-018) / ((MAX([.I$100] - 1; 1E-018) * [.I171]+[.I$101]) / 1000)" office:value-type="float" office:value="0" calcext:value-type="float">
            <text:p>0.00</text:p>
          </table:table-cell>
          <table:table-cell table:style-name="ce45" table:formula="of:=[.J126]*MAX([.J$100]; 1E-018) / ((MAX([.J$100] - 1; 1E-018) * [.J171]+[.J$101]) / 1000)" office:value-type="float" office:value="0" calcext:value-type="float">
            <text:p>0.00</text:p>
          </table:table-cell>
          <table:table-cell table:style-name="ce45" table:formula="of:=[.K126]*MAX([.K$100]; 1E-018) / ((MAX([.K$100] - 1; 1E-018) * [.K171]+[.K$101]) / 1000)" office:value-type="float" office:value="0" calcext:value-type="float">
            <text:p>0.00</text:p>
          </table:table-cell>
          <table:table-cell table:style-name="ce45" table:formula="of:=[.L126]*MAX([.L$100]; 1E-018) / ((MAX([.L$100] - 1; 1E-018) * [.L17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7]*MAX([.D$100]; 1E-018) / ((MAX([.D$100] - 1; 1E-018) * [.D172]+[.D$101]) / 1000)" office:value-type="float" office:value="0" calcext:value-type="float">
            <text:p>0.00</text:p>
          </table:table-cell>
          <table:table-cell table:style-name="ce45" table:formula="of:=[.E127]*MAX([.E$100]; 1E-018) / ((MAX([.E$100] - 1; 1E-018) * [.E172]+[.E$101]) / 1000)" office:value-type="float" office:value="0" calcext:value-type="float">
            <text:p>0.00</text:p>
          </table:table-cell>
          <table:table-cell table:style-name="ce45" table:formula="of:=[.F127]*MAX([.F$100]; 1E-018) / ((MAX([.F$100] - 1; 1E-018) * [.F172]+[.F$101]) / 1000)" office:value-type="float" office:value="0" calcext:value-type="float">
            <text:p>0.00</text:p>
          </table:table-cell>
          <table:table-cell table:style-name="ce45" table:formula="of:=[.G127]*MAX([.G$100]; 1E-018) / ((MAX([.G$100] - 1; 1E-018) * [.G172]+[.G$101]) / 1000)" office:value-type="float" office:value="0" calcext:value-type="float">
            <text:p>0.00</text:p>
          </table:table-cell>
          <table:table-cell table:style-name="ce45" table:formula="of:=[.H127]*MAX([.H$100]; 1E-018) / ((MAX([.H$100] - 1; 1E-018) * [.H172]+[.H$101]) / 1000)" office:value-type="float" office:value="0" calcext:value-type="float">
            <text:p>0.00</text:p>
          </table:table-cell>
          <table:table-cell table:style-name="ce45" table:formula="of:=[.I127]*MAX([.I$100]; 1E-018) / ((MAX([.I$100] - 1; 1E-018) * [.I172]+[.I$101]) / 1000)" office:value-type="float" office:value="0" calcext:value-type="float">
            <text:p>0.00</text:p>
          </table:table-cell>
          <table:table-cell table:style-name="ce45" table:formula="of:=[.J127]*MAX([.J$100]; 1E-018) / ((MAX([.J$100] - 1; 1E-018) * [.J172]+[.J$101]) / 1000)" office:value-type="float" office:value="0" calcext:value-type="float">
            <text:p>0.00</text:p>
          </table:table-cell>
          <table:table-cell table:style-name="ce45" table:formula="of:=[.K127]*MAX([.K$100]; 1E-018) / ((MAX([.K$100] - 1; 1E-018) * [.K172]+[.K$101]) / 1000)" office:value-type="float" office:value="0" calcext:value-type="float">
            <text:p>0.00</text:p>
          </table:table-cell>
          <table:table-cell table:style-name="ce45" table:formula="of:=[.L127]*MAX([.L$100]; 1E-018) / ((MAX([.L$100] - 1; 1E-018) * [.L17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8]*MAX([.D$100]; 1E-018) / ((MAX([.D$100] - 1; 1E-018) * [.D173]+[.D$101]) / 1000)" office:value-type="float" office:value="0" calcext:value-type="float">
            <text:p>0.00</text:p>
          </table:table-cell>
          <table:table-cell table:style-name="ce45" table:formula="of:=[.E128]*MAX([.E$100]; 1E-018) / ((MAX([.E$100] - 1; 1E-018) * [.E173]+[.E$101]) / 1000)" office:value-type="float" office:value="0" calcext:value-type="float">
            <text:p>0.00</text:p>
          </table:table-cell>
          <table:table-cell table:style-name="ce45" table:formula="of:=[.F128]*MAX([.F$100]; 1E-018) / ((MAX([.F$100] - 1; 1E-018) * [.F173]+[.F$101]) / 1000)" office:value-type="float" office:value="0" calcext:value-type="float">
            <text:p>0.00</text:p>
          </table:table-cell>
          <table:table-cell table:style-name="ce45" table:formula="of:=[.G128]*MAX([.G$100]; 1E-018) / ((MAX([.G$100] - 1; 1E-018) * [.G173]+[.G$101]) / 1000)" office:value-type="float" office:value="0" calcext:value-type="float">
            <text:p>0.00</text:p>
          </table:table-cell>
          <table:table-cell table:style-name="ce45" table:formula="of:=[.H128]*MAX([.H$100]; 1E-018) / ((MAX([.H$100] - 1; 1E-018) * [.H173]+[.H$101]) / 1000)" office:value-type="float" office:value="0" calcext:value-type="float">
            <text:p>0.00</text:p>
          </table:table-cell>
          <table:table-cell table:style-name="ce45" table:formula="of:=[.I128]*MAX([.I$100]; 1E-018) / ((MAX([.I$100] - 1; 1E-018) * [.I173]+[.I$101]) / 1000)" office:value-type="float" office:value="0" calcext:value-type="float">
            <text:p>0.00</text:p>
          </table:table-cell>
          <table:table-cell table:style-name="ce45" table:formula="of:=[.J128]*MAX([.J$100]; 1E-018) / ((MAX([.J$100] - 1; 1E-018) * [.J173]+[.J$101]) / 1000)" office:value-type="float" office:value="0" calcext:value-type="float">
            <text:p>0.00</text:p>
          </table:table-cell>
          <table:table-cell table:style-name="ce45" table:formula="of:=[.K128]*MAX([.K$100]; 1E-018) / ((MAX([.K$100] - 1; 1E-018) * [.K173]+[.K$101]) / 1000)" office:value-type="float" office:value="0" calcext:value-type="float">
            <text:p>0.00</text:p>
          </table:table-cell>
          <table:table-cell table:style-name="ce45" table:formula="of:=[.L128]*MAX([.L$100]; 1E-018) / ((MAX([.L$100] - 1; 1E-018) * [.L17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9]*MAX([.D$100]; 1E-018) / ((MAX([.D$100] - 1; 1E-018) * [.D174]+[.D$101]) / 1000)" office:value-type="float" office:value="0" calcext:value-type="float">
            <text:p>0.00</text:p>
          </table:table-cell>
          <table:table-cell table:style-name="ce45" table:formula="of:=[.E129]*MAX([.E$100]; 1E-018) / ((MAX([.E$100] - 1; 1E-018) * [.E174]+[.E$101]) / 1000)" office:value-type="float" office:value="0" calcext:value-type="float">
            <text:p>0.00</text:p>
          </table:table-cell>
          <table:table-cell table:style-name="ce45" table:formula="of:=[.F129]*MAX([.F$100]; 1E-018) / ((MAX([.F$100] - 1; 1E-018) * [.F174]+[.F$101]) / 1000)" office:value-type="float" office:value="0" calcext:value-type="float">
            <text:p>0.00</text:p>
          </table:table-cell>
          <table:table-cell table:style-name="ce45" table:formula="of:=[.G129]*MAX([.G$100]; 1E-018) / ((MAX([.G$100] - 1; 1E-018) * [.G174]+[.G$101]) / 1000)" office:value-type="float" office:value="0" calcext:value-type="float">
            <text:p>0.00</text:p>
          </table:table-cell>
          <table:table-cell table:style-name="ce45" table:formula="of:=[.H129]*MAX([.H$100]; 1E-018) / ((MAX([.H$100] - 1; 1E-018) * [.H174]+[.H$101]) / 1000)" office:value-type="float" office:value="0" calcext:value-type="float">
            <text:p>0.00</text:p>
          </table:table-cell>
          <table:table-cell table:style-name="ce45" table:formula="of:=[.I129]*MAX([.I$100]; 1E-018) / ((MAX([.I$100] - 1; 1E-018) * [.I174]+[.I$101]) / 1000)" office:value-type="float" office:value="0" calcext:value-type="float">
            <text:p>0.00</text:p>
          </table:table-cell>
          <table:table-cell table:style-name="ce45" table:formula="of:=[.J129]*MAX([.J$100]; 1E-018) / ((MAX([.J$100] - 1; 1E-018) * [.J174]+[.J$101]) / 1000)" office:value-type="float" office:value="0" calcext:value-type="float">
            <text:p>0.00</text:p>
          </table:table-cell>
          <table:table-cell table:style-name="ce45" table:formula="of:=[.K129]*MAX([.K$100]; 1E-018) / ((MAX([.K$100] - 1; 1E-018) * [.K174]+[.K$101]) / 1000)" office:value-type="float" office:value="0" calcext:value-type="float">
            <text:p>0.00</text:p>
          </table:table-cell>
          <table:table-cell table:style-name="ce45" table:formula="of:=[.L129]*MAX([.L$100]; 1E-018) / ((MAX([.L$100] - 1; 1E-018) * [.L17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0]*MAX([.D$100]; 1E-018) / ((MAX([.D$100] - 1; 1E-018) * [.D175]+[.D$101]) / 1000)" office:value-type="float" office:value="0" calcext:value-type="float">
            <text:p>0.00</text:p>
          </table:table-cell>
          <table:table-cell table:style-name="ce45" table:formula="of:=[.E130]*MAX([.E$100]; 1E-018) / ((MAX([.E$100] - 1; 1E-018) * [.E175]+[.E$101]) / 1000)" office:value-type="float" office:value="0" calcext:value-type="float">
            <text:p>0.00</text:p>
          </table:table-cell>
          <table:table-cell table:style-name="ce45" table:formula="of:=[.F130]*MAX([.F$100]; 1E-018) / ((MAX([.F$100] - 1; 1E-018) * [.F175]+[.F$101]) / 1000)" office:value-type="float" office:value="0" calcext:value-type="float">
            <text:p>0.00</text:p>
          </table:table-cell>
          <table:table-cell table:style-name="ce45" table:formula="of:=[.G130]*MAX([.G$100]; 1E-018) / ((MAX([.G$100] - 1; 1E-018) * [.G175]+[.G$101]) / 1000)" office:value-type="float" office:value="0" calcext:value-type="float">
            <text:p>0.00</text:p>
          </table:table-cell>
          <table:table-cell table:style-name="ce45" table:formula="of:=[.H130]*MAX([.H$100]; 1E-018) / ((MAX([.H$100] - 1; 1E-018) * [.H175]+[.H$101]) / 1000)" office:value-type="float" office:value="0" calcext:value-type="float">
            <text:p>0.00</text:p>
          </table:table-cell>
          <table:table-cell table:style-name="ce45" table:formula="of:=[.I130]*MAX([.I$100]; 1E-018) / ((MAX([.I$100] - 1; 1E-018) * [.I175]+[.I$101]) / 1000)" office:value-type="float" office:value="0" calcext:value-type="float">
            <text:p>0.00</text:p>
          </table:table-cell>
          <table:table-cell table:style-name="ce45" table:formula="of:=[.J130]*MAX([.J$100]; 1E-018) / ((MAX([.J$100] - 1; 1E-018) * [.J175]+[.J$101]) / 1000)" office:value-type="float" office:value="0" calcext:value-type="float">
            <text:p>0.00</text:p>
          </table:table-cell>
          <table:table-cell table:style-name="ce45" table:formula="of:=[.K130]*MAX([.K$100]; 1E-018) / ((MAX([.K$100] - 1; 1E-018) * [.K175]+[.K$101]) / 1000)" office:value-type="float" office:value="0" calcext:value-type="float">
            <text:p>0.00</text:p>
          </table:table-cell>
          <table:table-cell table:style-name="ce45" table:formula="of:=[.L130]*MAX([.L$100]; 1E-018) / ((MAX([.L$100] - 1; 1E-018) * [.L17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1]*MAX([.D$100]; 1E-018) / ((MAX([.D$100] - 1; 1E-018) * [.D176]+[.D$101]) / 1000)" office:value-type="float" office:value="0" calcext:value-type="float">
            <text:p>0.00</text:p>
          </table:table-cell>
          <table:table-cell table:style-name="ce45" table:formula="of:=[.E131]*MAX([.E$100]; 1E-018) / ((MAX([.E$100] - 1; 1E-018) * [.E176]+[.E$101]) / 1000)" office:value-type="float" office:value="0" calcext:value-type="float">
            <text:p>0.00</text:p>
          </table:table-cell>
          <table:table-cell table:style-name="ce45" table:formula="of:=[.F131]*MAX([.F$100]; 1E-018) / ((MAX([.F$100] - 1; 1E-018) * [.F176]+[.F$101]) / 1000)" office:value-type="float" office:value="0" calcext:value-type="float">
            <text:p>0.00</text:p>
          </table:table-cell>
          <table:table-cell table:style-name="ce45" table:formula="of:=[.G131]*MAX([.G$100]; 1E-018) / ((MAX([.G$100] - 1; 1E-018) * [.G176]+[.G$101]) / 1000)" office:value-type="float" office:value="0" calcext:value-type="float">
            <text:p>0.00</text:p>
          </table:table-cell>
          <table:table-cell table:style-name="ce45" table:formula="of:=[.H131]*MAX([.H$100]; 1E-018) / ((MAX([.H$100] - 1; 1E-018) * [.H176]+[.H$101]) / 1000)" office:value-type="float" office:value="0" calcext:value-type="float">
            <text:p>0.00</text:p>
          </table:table-cell>
          <table:table-cell table:style-name="ce45" table:formula="of:=[.I131]*MAX([.I$100]; 1E-018) / ((MAX([.I$100] - 1; 1E-018) * [.I176]+[.I$101]) / 1000)" office:value-type="float" office:value="0" calcext:value-type="float">
            <text:p>0.00</text:p>
          </table:table-cell>
          <table:table-cell table:style-name="ce45" table:formula="of:=[.J131]*MAX([.J$100]; 1E-018) / ((MAX([.J$100] - 1; 1E-018) * [.J176]+[.J$101]) / 1000)" office:value-type="float" office:value="0" calcext:value-type="float">
            <text:p>0.00</text:p>
          </table:table-cell>
          <table:table-cell table:style-name="ce45" table:formula="of:=[.K131]*MAX([.K$100]; 1E-018) / ((MAX([.K$100] - 1; 1E-018) * [.K176]+[.K$101]) / 1000)" office:value-type="float" office:value="0" calcext:value-type="float">
            <text:p>0.00</text:p>
          </table:table-cell>
          <table:table-cell table:style-name="ce45" table:formula="of:=[.L131]*MAX([.L$100]; 1E-018) / ((MAX([.L$100] - 1; 1E-018) * [.L17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2]*MAX([.D$100]; 1E-018) / ((MAX([.D$100] - 1; 1E-018) * [.D177]+[.D$101]) / 1000)" office:value-type="float" office:value="0" calcext:value-type="float">
            <text:p>0.00</text:p>
          </table:table-cell>
          <table:table-cell table:style-name="ce45" table:formula="of:=[.E132]*MAX([.E$100]; 1E-018) / ((MAX([.E$100] - 1; 1E-018) * [.E177]+[.E$101]) / 1000)" office:value-type="float" office:value="0" calcext:value-type="float">
            <text:p>0.00</text:p>
          </table:table-cell>
          <table:table-cell table:style-name="ce45" table:formula="of:=[.F132]*MAX([.F$100]; 1E-018) / ((MAX([.F$100] - 1; 1E-018) * [.F177]+[.F$101]) / 1000)" office:value-type="float" office:value="0" calcext:value-type="float">
            <text:p>0.00</text:p>
          </table:table-cell>
          <table:table-cell table:style-name="ce45" table:formula="of:=[.G132]*MAX([.G$100]; 1E-018) / ((MAX([.G$100] - 1; 1E-018) * [.G177]+[.G$101]) / 1000)" office:value-type="float" office:value="0" calcext:value-type="float">
            <text:p>0.00</text:p>
          </table:table-cell>
          <table:table-cell table:style-name="ce45" table:formula="of:=[.H132]*MAX([.H$100]; 1E-018) / ((MAX([.H$100] - 1; 1E-018) * [.H177]+[.H$101]) / 1000)" office:value-type="float" office:value="0" calcext:value-type="float">
            <text:p>0.00</text:p>
          </table:table-cell>
          <table:table-cell table:style-name="ce45" table:formula="of:=[.I132]*MAX([.I$100]; 1E-018) / ((MAX([.I$100] - 1; 1E-018) * [.I177]+[.I$101]) / 1000)" office:value-type="float" office:value="0" calcext:value-type="float">
            <text:p>0.00</text:p>
          </table:table-cell>
          <table:table-cell table:style-name="ce45" table:formula="of:=[.J132]*MAX([.J$100]; 1E-018) / ((MAX([.J$100] - 1; 1E-018) * [.J177]+[.J$101]) / 1000)" office:value-type="float" office:value="0" calcext:value-type="float">
            <text:p>0.00</text:p>
          </table:table-cell>
          <table:table-cell table:style-name="ce45" table:formula="of:=[.K132]*MAX([.K$100]; 1E-018) / ((MAX([.K$100] - 1; 1E-018) * [.K177]+[.K$101]) / 1000)" office:value-type="float" office:value="0" calcext:value-type="float">
            <text:p>0.00</text:p>
          </table:table-cell>
          <table:table-cell table:style-name="ce45" table:formula="of:=[.L132]*MAX([.L$100]; 1E-018) / ((MAX([.L$100] - 1; 1E-018) * [.L17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3]*MAX([.D$100]; 1E-018) / ((MAX([.D$100] - 1; 1E-018) * [.D178]+[.D$101]) / 1000)" office:value-type="float" office:value="0" calcext:value-type="float">
            <text:p>0.00</text:p>
          </table:table-cell>
          <table:table-cell table:style-name="ce45" table:formula="of:=[.E133]*MAX([.E$100]; 1E-018) / ((MAX([.E$100] - 1; 1E-018) * [.E178]+[.E$101]) / 1000)" office:value-type="float" office:value="0" calcext:value-type="float">
            <text:p>0.00</text:p>
          </table:table-cell>
          <table:table-cell table:style-name="ce45" table:formula="of:=[.F133]*MAX([.F$100]; 1E-018) / ((MAX([.F$100] - 1; 1E-018) * [.F178]+[.F$101]) / 1000)" office:value-type="float" office:value="0" calcext:value-type="float">
            <text:p>0.00</text:p>
          </table:table-cell>
          <table:table-cell table:style-name="ce45" table:formula="of:=[.G133]*MAX([.G$100]; 1E-018) / ((MAX([.G$100] - 1; 1E-018) * [.G178]+[.G$101]) / 1000)" office:value-type="float" office:value="0" calcext:value-type="float">
            <text:p>0.00</text:p>
          </table:table-cell>
          <table:table-cell table:style-name="ce45" table:formula="of:=[.H133]*MAX([.H$100]; 1E-018) / ((MAX([.H$100] - 1; 1E-018) * [.H178]+[.H$101]) / 1000)" office:value-type="float" office:value="0" calcext:value-type="float">
            <text:p>0.00</text:p>
          </table:table-cell>
          <table:table-cell table:style-name="ce45" table:formula="of:=[.I133]*MAX([.I$100]; 1E-018) / ((MAX([.I$100] - 1; 1E-018) * [.I178]+[.I$101]) / 1000)" office:value-type="float" office:value="0" calcext:value-type="float">
            <text:p>0.00</text:p>
          </table:table-cell>
          <table:table-cell table:style-name="ce45" table:formula="of:=[.J133]*MAX([.J$100]; 1E-018) / ((MAX([.J$100] - 1; 1E-018) * [.J178]+[.J$101]) / 1000)" office:value-type="float" office:value="0" calcext:value-type="float">
            <text:p>0.00</text:p>
          </table:table-cell>
          <table:table-cell table:style-name="ce45" table:formula="of:=[.K133]*MAX([.K$100]; 1E-018) / ((MAX([.K$100] - 1; 1E-018) * [.K178]+[.K$101]) / 1000)" office:value-type="float" office:value="0" calcext:value-type="float">
            <text:p>0.00</text:p>
          </table:table-cell>
          <table:table-cell table:style-name="ce45" table:formula="of:=[.L133]*MAX([.L$100]; 1E-018) / ((MAX([.L$100] - 1; 1E-018) * [.L17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4]*MAX([.D$100]; 1E-018) / ((MAX([.D$100] - 1; 1E-018) * [.D179]+[.D$101]) / 1000)" office:value-type="float" office:value="0" calcext:value-type="float">
            <text:p>0.00</text:p>
          </table:table-cell>
          <table:table-cell table:style-name="ce45" table:formula="of:=[.E134]*MAX([.E$100]; 1E-018) / ((MAX([.E$100] - 1; 1E-018) * [.E179]+[.E$101]) / 1000)" office:value-type="float" office:value="0" calcext:value-type="float">
            <text:p>0.00</text:p>
          </table:table-cell>
          <table:table-cell table:style-name="ce45" table:formula="of:=[.F134]*MAX([.F$100]; 1E-018) / ((MAX([.F$100] - 1; 1E-018) * [.F179]+[.F$101]) / 1000)" office:value-type="float" office:value="0" calcext:value-type="float">
            <text:p>0.00</text:p>
          </table:table-cell>
          <table:table-cell table:style-name="ce45" table:formula="of:=[.G134]*MAX([.G$100]; 1E-018) / ((MAX([.G$100] - 1; 1E-018) * [.G179]+[.G$101]) / 1000)" office:value-type="float" office:value="0" calcext:value-type="float">
            <text:p>0.00</text:p>
          </table:table-cell>
          <table:table-cell table:style-name="ce45" table:formula="of:=[.H134]*MAX([.H$100]; 1E-018) / ((MAX([.H$100] - 1; 1E-018) * [.H179]+[.H$101]) / 1000)" office:value-type="float" office:value="0" calcext:value-type="float">
            <text:p>0.00</text:p>
          </table:table-cell>
          <table:table-cell table:style-name="ce45" table:formula="of:=[.I134]*MAX([.I$100]; 1E-018) / ((MAX([.I$100] - 1; 1E-018) * [.I179]+[.I$101]) / 1000)" office:value-type="float" office:value="0" calcext:value-type="float">
            <text:p>0.00</text:p>
          </table:table-cell>
          <table:table-cell table:style-name="ce45" table:formula="of:=[.J134]*MAX([.J$100]; 1E-018) / ((MAX([.J$100] - 1; 1E-018) * [.J179]+[.J$101]) / 1000)" office:value-type="float" office:value="0" calcext:value-type="float">
            <text:p>0.00</text:p>
          </table:table-cell>
          <table:table-cell table:style-name="ce45" table:formula="of:=[.K134]*MAX([.K$100]; 1E-018) / ((MAX([.K$100] - 1; 1E-018) * [.K179]+[.K$101]) / 1000)" office:value-type="float" office:value="0" calcext:value-type="float">
            <text:p>0.00</text:p>
          </table:table-cell>
          <table:table-cell table:style-name="ce45" table:formula="of:=[.L134]*MAX([.L$100]; 1E-018) / ((MAX([.L$100] - 1; 1E-018) * [.L17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5]*MAX([.D$100]; 1E-018) / ((MAX([.D$100] - 1; 1E-018) * [.D180]+[.D$101]) / 1000)" office:value-type="float" office:value="0" calcext:value-type="float">
            <text:p>0.00</text:p>
          </table:table-cell>
          <table:table-cell table:style-name="ce45" table:formula="of:=[.E135]*MAX([.E$100]; 1E-018) / ((MAX([.E$100] - 1; 1E-018) * [.E180]+[.E$101]) / 1000)" office:value-type="float" office:value="0" calcext:value-type="float">
            <text:p>0.00</text:p>
          </table:table-cell>
          <table:table-cell table:style-name="ce45" table:formula="of:=[.F135]*MAX([.F$100]; 1E-018) / ((MAX([.F$100] - 1; 1E-018) * [.F180]+[.F$101]) / 1000)" office:value-type="float" office:value="0" calcext:value-type="float">
            <text:p>0.00</text:p>
          </table:table-cell>
          <table:table-cell table:style-name="ce45" table:formula="of:=[.G135]*MAX([.G$100]; 1E-018) / ((MAX([.G$100] - 1; 1E-018) * [.G180]+[.G$101]) / 1000)" office:value-type="float" office:value="0" calcext:value-type="float">
            <text:p>0.00</text:p>
          </table:table-cell>
          <table:table-cell table:style-name="ce45" table:formula="of:=[.H135]*MAX([.H$100]; 1E-018) / ((MAX([.H$100] - 1; 1E-018) * [.H180]+[.H$101]) / 1000)" office:value-type="float" office:value="0" calcext:value-type="float">
            <text:p>0.00</text:p>
          </table:table-cell>
          <table:table-cell table:style-name="ce45" table:formula="of:=[.I135]*MAX([.I$100]; 1E-018) / ((MAX([.I$100] - 1; 1E-018) * [.I180]+[.I$101]) / 1000)" office:value-type="float" office:value="0" calcext:value-type="float">
            <text:p>0.00</text:p>
          </table:table-cell>
          <table:table-cell table:style-name="ce45" table:formula="of:=[.J135]*MAX([.J$100]; 1E-018) / ((MAX([.J$100] - 1; 1E-018) * [.J180]+[.J$101]) / 1000)" office:value-type="float" office:value="0" calcext:value-type="float">
            <text:p>0.00</text:p>
          </table:table-cell>
          <table:table-cell table:style-name="ce45" table:formula="of:=[.K135]*MAX([.K$100]; 1E-018) / ((MAX([.K$100] - 1; 1E-018) * [.K180]+[.K$101]) / 1000)" office:value-type="float" office:value="0" calcext:value-type="float">
            <text:p>0.00</text:p>
          </table:table-cell>
          <table:table-cell table:style-name="ce45" table:formula="of:=[.L135]*MAX([.L$100]; 1E-018) / ((MAX([.L$100] - 1; 1E-018) * [.L18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6]*MAX([.D$100]; 1E-018) / ((MAX([.D$100] - 1; 1E-018) * [.D181]+[.D$101]) / 1000)" office:value-type="float" office:value="0" calcext:value-type="float">
            <text:p>0.00</text:p>
          </table:table-cell>
          <table:table-cell table:style-name="ce45" table:formula="of:=[.E136]*MAX([.E$100]; 1E-018) / ((MAX([.E$100] - 1; 1E-018) * [.E181]+[.E$101]) / 1000)" office:value-type="float" office:value="0" calcext:value-type="float">
            <text:p>0.00</text:p>
          </table:table-cell>
          <table:table-cell table:style-name="ce45" table:formula="of:=[.F136]*MAX([.F$100]; 1E-018) / ((MAX([.F$100] - 1; 1E-018) * [.F181]+[.F$101]) / 1000)" office:value-type="float" office:value="0" calcext:value-type="float">
            <text:p>0.00</text:p>
          </table:table-cell>
          <table:table-cell table:style-name="ce45" table:formula="of:=[.G136]*MAX([.G$100]; 1E-018) / ((MAX([.G$100] - 1; 1E-018) * [.G181]+[.G$101]) / 1000)" office:value-type="float" office:value="0" calcext:value-type="float">
            <text:p>0.00</text:p>
          </table:table-cell>
          <table:table-cell table:style-name="ce45" table:formula="of:=[.H136]*MAX([.H$100]; 1E-018) / ((MAX([.H$100] - 1; 1E-018) * [.H181]+[.H$101]) / 1000)" office:value-type="float" office:value="0" calcext:value-type="float">
            <text:p>0.00</text:p>
          </table:table-cell>
          <table:table-cell table:style-name="ce45" table:formula="of:=[.I136]*MAX([.I$100]; 1E-018) / ((MAX([.I$100] - 1; 1E-018) * [.I181]+[.I$101]) / 1000)" office:value-type="float" office:value="0" calcext:value-type="float">
            <text:p>0.00</text:p>
          </table:table-cell>
          <table:table-cell table:style-name="ce45" table:formula="of:=[.J136]*MAX([.J$100]; 1E-018) / ((MAX([.J$100] - 1; 1E-018) * [.J181]+[.J$101]) / 1000)" office:value-type="float" office:value="0" calcext:value-type="float">
            <text:p>0.00</text:p>
          </table:table-cell>
          <table:table-cell table:style-name="ce45" table:formula="of:=[.K136]*MAX([.K$100]; 1E-018) / ((MAX([.K$100] - 1; 1E-018) * [.K181]+[.K$101]) / 1000)" office:value-type="float" office:value="0" calcext:value-type="float">
            <text:p>0.00</text:p>
          </table:table-cell>
          <table:table-cell table:style-name="ce45" table:formula="of:=[.L136]*MAX([.L$100]; 1E-018) / ((MAX([.L$100] - 1; 1E-018) * [.L18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7]*MAX([.D$100]; 1E-018) / ((MAX([.D$100] - 1; 1E-018) * [.D182]+[.D$101]) / 1000)" office:value-type="float" office:value="0" calcext:value-type="float">
            <text:p>0.00</text:p>
          </table:table-cell>
          <table:table-cell table:style-name="ce45" table:formula="of:=[.E137]*MAX([.E$100]; 1E-018) / ((MAX([.E$100] - 1; 1E-018) * [.E182]+[.E$101]) / 1000)" office:value-type="float" office:value="0" calcext:value-type="float">
            <text:p>0.00</text:p>
          </table:table-cell>
          <table:table-cell table:style-name="ce45" table:formula="of:=[.F137]*MAX([.F$100]; 1E-018) / ((MAX([.F$100] - 1; 1E-018) * [.F182]+[.F$101]) / 1000)" office:value-type="float" office:value="0" calcext:value-type="float">
            <text:p>0.00</text:p>
          </table:table-cell>
          <table:table-cell table:style-name="ce45" table:formula="of:=[.G137]*MAX([.G$100]; 1E-018) / ((MAX([.G$100] - 1; 1E-018) * [.G182]+[.G$101]) / 1000)" office:value-type="float" office:value="0" calcext:value-type="float">
            <text:p>0.00</text:p>
          </table:table-cell>
          <table:table-cell table:style-name="ce45" table:formula="of:=[.H137]*MAX([.H$100]; 1E-018) / ((MAX([.H$100] - 1; 1E-018) * [.H182]+[.H$101]) / 1000)" office:value-type="float" office:value="0" calcext:value-type="float">
            <text:p>0.00</text:p>
          </table:table-cell>
          <table:table-cell table:style-name="ce45" table:formula="of:=[.I137]*MAX([.I$100]; 1E-018) / ((MAX([.I$100] - 1; 1E-018) * [.I182]+[.I$101]) / 1000)" office:value-type="float" office:value="0" calcext:value-type="float">
            <text:p>0.00</text:p>
          </table:table-cell>
          <table:table-cell table:style-name="ce45" table:formula="of:=[.J137]*MAX([.J$100]; 1E-018) / ((MAX([.J$100] - 1; 1E-018) * [.J182]+[.J$101]) / 1000)" office:value-type="float" office:value="0" calcext:value-type="float">
            <text:p>0.00</text:p>
          </table:table-cell>
          <table:table-cell table:style-name="ce45" table:formula="of:=[.K137]*MAX([.K$100]; 1E-018) / ((MAX([.K$100] - 1; 1E-018) * [.K182]+[.K$101]) / 1000)" office:value-type="float" office:value="0" calcext:value-type="float">
            <text:p>0.00</text:p>
          </table:table-cell>
          <table:table-cell table:style-name="ce45" table:formula="of:=[.L137]*MAX([.L$100]; 1E-018) / ((MAX([.L$100] - 1; 1E-018) * [.L18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8]*MAX([.D$100]; 1E-018) / ((MAX([.D$100] - 1; 1E-018) * [.D183]+[.D$101]) / 1000)" office:value-type="float" office:value="0" calcext:value-type="float">
            <text:p>0.00</text:p>
          </table:table-cell>
          <table:table-cell table:style-name="ce45" table:formula="of:=[.E138]*MAX([.E$100]; 1E-018) / ((MAX([.E$100] - 1; 1E-018) * [.E183]+[.E$101]) / 1000)" office:value-type="float" office:value="0" calcext:value-type="float">
            <text:p>0.00</text:p>
          </table:table-cell>
          <table:table-cell table:style-name="ce45" table:formula="of:=[.F138]*MAX([.F$100]; 1E-018) / ((MAX([.F$100] - 1; 1E-018) * [.F183]+[.F$101]) / 1000)" office:value-type="float" office:value="0" calcext:value-type="float">
            <text:p>0.00</text:p>
          </table:table-cell>
          <table:table-cell table:style-name="ce45" table:formula="of:=[.G138]*MAX([.G$100]; 1E-018) / ((MAX([.G$100] - 1; 1E-018) * [.G183]+[.G$101]) / 1000)" office:value-type="float" office:value="0" calcext:value-type="float">
            <text:p>0.00</text:p>
          </table:table-cell>
          <table:table-cell table:style-name="ce45" table:formula="of:=[.H138]*MAX([.H$100]; 1E-018) / ((MAX([.H$100] - 1; 1E-018) * [.H183]+[.H$101]) / 1000)" office:value-type="float" office:value="0" calcext:value-type="float">
            <text:p>0.00</text:p>
          </table:table-cell>
          <table:table-cell table:style-name="ce45" table:formula="of:=[.I138]*MAX([.I$100]; 1E-018) / ((MAX([.I$100] - 1; 1E-018) * [.I183]+[.I$101]) / 1000)" office:value-type="float" office:value="0" calcext:value-type="float">
            <text:p>0.00</text:p>
          </table:table-cell>
          <table:table-cell table:style-name="ce45" table:formula="of:=[.J138]*MAX([.J$100]; 1E-018) / ((MAX([.J$100] - 1; 1E-018) * [.J183]+[.J$101]) / 1000)" office:value-type="float" office:value="0" calcext:value-type="float">
            <text:p>0.00</text:p>
          </table:table-cell>
          <table:table-cell table:style-name="ce45" table:formula="of:=[.K138]*MAX([.K$100]; 1E-018) / ((MAX([.K$100] - 1; 1E-018) * [.K183]+[.K$101]) / 1000)" office:value-type="float" office:value="0" calcext:value-type="float">
            <text:p>0.00</text:p>
          </table:table-cell>
          <table:table-cell table:style-name="ce45" table:formula="of:=[.L138]*MAX([.L$100]; 1E-018) / ((MAX([.L$100] - 1; 1E-018) * [.L18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9]*MAX([.D$100]; 1E-018) / ((MAX([.D$100] - 1; 1E-018) * [.D184]+[.D$101]) / 1000)" office:value-type="float" office:value="0" calcext:value-type="float">
            <text:p>0.00</text:p>
          </table:table-cell>
          <table:table-cell table:style-name="ce45" table:formula="of:=[.E139]*MAX([.E$100]; 1E-018) / ((MAX([.E$100] - 1; 1E-018) * [.E184]+[.E$101]) / 1000)" office:value-type="float" office:value="0" calcext:value-type="float">
            <text:p>0.00</text:p>
          </table:table-cell>
          <table:table-cell table:style-name="ce45" table:formula="of:=[.F139]*MAX([.F$100]; 1E-018) / ((MAX([.F$100] - 1; 1E-018) * [.F184]+[.F$101]) / 1000)" office:value-type="float" office:value="0" calcext:value-type="float">
            <text:p>0.00</text:p>
          </table:table-cell>
          <table:table-cell table:style-name="ce45" table:formula="of:=[.G139]*MAX([.G$100]; 1E-018) / ((MAX([.G$100] - 1; 1E-018) * [.G184]+[.G$101]) / 1000)" office:value-type="float" office:value="0" calcext:value-type="float">
            <text:p>0.00</text:p>
          </table:table-cell>
          <table:table-cell table:style-name="ce45" table:formula="of:=[.H139]*MAX([.H$100]; 1E-018) / ((MAX([.H$100] - 1; 1E-018) * [.H184]+[.H$101]) / 1000)" office:value-type="float" office:value="0" calcext:value-type="float">
            <text:p>0.00</text:p>
          </table:table-cell>
          <table:table-cell table:style-name="ce45" table:formula="of:=[.I139]*MAX([.I$100]; 1E-018) / ((MAX([.I$100] - 1; 1E-018) * [.I184]+[.I$101]) / 1000)" office:value-type="float" office:value="0" calcext:value-type="float">
            <text:p>0.00</text:p>
          </table:table-cell>
          <table:table-cell table:style-name="ce45" table:formula="of:=[.J139]*MAX([.J$100]; 1E-018) / ((MAX([.J$100] - 1; 1E-018) * [.J184]+[.J$101]) / 1000)" office:value-type="float" office:value="0" calcext:value-type="float">
            <text:p>0.00</text:p>
          </table:table-cell>
          <table:table-cell table:style-name="ce45" table:formula="of:=[.K139]*MAX([.K$100]; 1E-018) / ((MAX([.K$100] - 1; 1E-018) * [.K184]+[.K$101]) / 1000)" office:value-type="float" office:value="0" calcext:value-type="float">
            <text:p>0.00</text:p>
          </table:table-cell>
          <table:table-cell table:style-name="ce45" table:formula="of:=[.L139]*MAX([.L$100]; 1E-018) / ((MAX([.L$100] - 1; 1E-018) * [.L18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0]*MAX([.D$100]; 1E-018) / ((MAX([.D$100] - 1; 1E-018) * [.D185]+[.D$101]) / 1000)" office:value-type="float" office:value="0" calcext:value-type="float">
            <text:p>0.00</text:p>
          </table:table-cell>
          <table:table-cell table:style-name="ce45" table:formula="of:=[.E140]*MAX([.E$100]; 1E-018) / ((MAX([.E$100] - 1; 1E-018) * [.E185]+[.E$101]) / 1000)" office:value-type="float" office:value="0" calcext:value-type="float">
            <text:p>0.00</text:p>
          </table:table-cell>
          <table:table-cell table:style-name="ce45" table:formula="of:=[.F140]*MAX([.F$100]; 1E-018) / ((MAX([.F$100] - 1; 1E-018) * [.F185]+[.F$101]) / 1000)" office:value-type="float" office:value="0" calcext:value-type="float">
            <text:p>0.00</text:p>
          </table:table-cell>
          <table:table-cell table:style-name="ce45" table:formula="of:=[.G140]*MAX([.G$100]; 1E-018) / ((MAX([.G$100] - 1; 1E-018) * [.G185]+[.G$101]) / 1000)" office:value-type="float" office:value="0" calcext:value-type="float">
            <text:p>0.00</text:p>
          </table:table-cell>
          <table:table-cell table:style-name="ce45" table:formula="of:=[.H140]*MAX([.H$100]; 1E-018) / ((MAX([.H$100] - 1; 1E-018) * [.H185]+[.H$101]) / 1000)" office:value-type="float" office:value="0" calcext:value-type="float">
            <text:p>0.00</text:p>
          </table:table-cell>
          <table:table-cell table:style-name="ce45" table:formula="of:=[.I140]*MAX([.I$100]; 1E-018) / ((MAX([.I$100] - 1; 1E-018) * [.I185]+[.I$101]) / 1000)" office:value-type="float" office:value="0" calcext:value-type="float">
            <text:p>0.00</text:p>
          </table:table-cell>
          <table:table-cell table:style-name="ce45" table:formula="of:=[.J140]*MAX([.J$100]; 1E-018) / ((MAX([.J$100] - 1; 1E-018) * [.J185]+[.J$101]) / 1000)" office:value-type="float" office:value="0" calcext:value-type="float">
            <text:p>0.00</text:p>
          </table:table-cell>
          <table:table-cell table:style-name="ce45" table:formula="of:=[.K140]*MAX([.K$100]; 1E-018) / ((MAX([.K$100] - 1; 1E-018) * [.K185]+[.K$101]) / 1000)" office:value-type="float" office:value="0" calcext:value-type="float">
            <text:p>0.00</text:p>
          </table:table-cell>
          <table:table-cell table:style-name="ce45" table:formula="of:=[.L140]*MAX([.L$100]; 1E-018) / ((MAX([.L$100] - 1; 1E-018) * [.L18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1]*MAX([.D$100]; 1E-018) / ((MAX([.D$100] - 1; 1E-018) * [.D186]+[.D$101]) / 1000)" office:value-type="float" office:value="0" calcext:value-type="float">
            <text:p>0.00</text:p>
          </table:table-cell>
          <table:table-cell table:style-name="ce45" table:formula="of:=[.E141]*MAX([.E$100]; 1E-018) / ((MAX([.E$100] - 1; 1E-018) * [.E186]+[.E$101]) / 1000)" office:value-type="float" office:value="0" calcext:value-type="float">
            <text:p>0.00</text:p>
          </table:table-cell>
          <table:table-cell table:style-name="ce45" table:formula="of:=[.F141]*MAX([.F$100]; 1E-018) / ((MAX([.F$100] - 1; 1E-018) * [.F186]+[.F$101]) / 1000)" office:value-type="float" office:value="0" calcext:value-type="float">
            <text:p>0.00</text:p>
          </table:table-cell>
          <table:table-cell table:style-name="ce45" table:formula="of:=[.G141]*MAX([.G$100]; 1E-018) / ((MAX([.G$100] - 1; 1E-018) * [.G186]+[.G$101]) / 1000)" office:value-type="float" office:value="0" calcext:value-type="float">
            <text:p>0.00</text:p>
          </table:table-cell>
          <table:table-cell table:style-name="ce45" table:formula="of:=[.H141]*MAX([.H$100]; 1E-018) / ((MAX([.H$100] - 1; 1E-018) * [.H186]+[.H$101]) / 1000)" office:value-type="float" office:value="0" calcext:value-type="float">
            <text:p>0.00</text:p>
          </table:table-cell>
          <table:table-cell table:style-name="ce45" table:formula="of:=[.I141]*MAX([.I$100]; 1E-018) / ((MAX([.I$100] - 1; 1E-018) * [.I186]+[.I$101]) / 1000)" office:value-type="float" office:value="0" calcext:value-type="float">
            <text:p>0.00</text:p>
          </table:table-cell>
          <table:table-cell table:style-name="ce45" table:formula="of:=[.J141]*MAX([.J$100]; 1E-018) / ((MAX([.J$100] - 1; 1E-018) * [.J186]+[.J$101]) / 1000)" office:value-type="float" office:value="0" calcext:value-type="float">
            <text:p>0.00</text:p>
          </table:table-cell>
          <table:table-cell table:style-name="ce45" table:formula="of:=[.K141]*MAX([.K$100]; 1E-018) / ((MAX([.K$100] - 1; 1E-018) * [.K186]+[.K$101]) / 1000)" office:value-type="float" office:value="0" calcext:value-type="float">
            <text:p>0.00</text:p>
          </table:table-cell>
          <table:table-cell table:style-name="ce45" table:formula="of:=[.L141]*MAX([.L$100]; 1E-018) / ((MAX([.L$100] - 1; 1E-018) * [.L18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2]*MAX([.D$100]; 1E-018) / ((MAX([.D$100] - 1; 1E-018) * [.D187]+[.D$101]) / 1000)" office:value-type="float" office:value="0" calcext:value-type="float">
            <text:p>0.00</text:p>
          </table:table-cell>
          <table:table-cell table:style-name="ce45" table:formula="of:=[.E142]*MAX([.E$100]; 1E-018) / ((MAX([.E$100] - 1; 1E-018) * [.E187]+[.E$101]) / 1000)" office:value-type="float" office:value="0" calcext:value-type="float">
            <text:p>0.00</text:p>
          </table:table-cell>
          <table:table-cell table:style-name="ce45" table:formula="of:=[.F142]*MAX([.F$100]; 1E-018) / ((MAX([.F$100] - 1; 1E-018) * [.F187]+[.F$101]) / 1000)" office:value-type="float" office:value="0" calcext:value-type="float">
            <text:p>0.00</text:p>
          </table:table-cell>
          <table:table-cell table:style-name="ce45" table:formula="of:=[.G142]*MAX([.G$100]; 1E-018) / ((MAX([.G$100] - 1; 1E-018) * [.G187]+[.G$101]) / 1000)" office:value-type="float" office:value="0" calcext:value-type="float">
            <text:p>0.00</text:p>
          </table:table-cell>
          <table:table-cell table:style-name="ce45" table:formula="of:=[.H142]*MAX([.H$100]; 1E-018) / ((MAX([.H$100] - 1; 1E-018) * [.H187]+[.H$101]) / 1000)" office:value-type="float" office:value="0" calcext:value-type="float">
            <text:p>0.00</text:p>
          </table:table-cell>
          <table:table-cell table:style-name="ce45" table:formula="of:=[.I142]*MAX([.I$100]; 1E-018) / ((MAX([.I$100] - 1; 1E-018) * [.I187]+[.I$101]) / 1000)" office:value-type="float" office:value="0" calcext:value-type="float">
            <text:p>0.00</text:p>
          </table:table-cell>
          <table:table-cell table:style-name="ce45" table:formula="of:=[.J142]*MAX([.J$100]; 1E-018) / ((MAX([.J$100] - 1; 1E-018) * [.J187]+[.J$101]) / 1000)" office:value-type="float" office:value="0" calcext:value-type="float">
            <text:p>0.00</text:p>
          </table:table-cell>
          <table:table-cell table:style-name="ce45" table:formula="of:=[.K142]*MAX([.K$100]; 1E-018) / ((MAX([.K$100] - 1; 1E-018) * [.K187]+[.K$101]) / 1000)" office:value-type="float" office:value="0" calcext:value-type="float">
            <text:p>0.00</text:p>
          </table:table-cell>
          <table:table-cell table:style-name="ce45" table:formula="of:=[.L142]*MAX([.L$100]; 1E-018) / ((MAX([.L$100] - 1; 1E-018) * [.L18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3]*MAX([.D$100]; 1E-018) / ((MAX([.D$100] - 1; 1E-018) * [.D188]+[.D$101]) / 1000)" office:value-type="float" office:value="0" calcext:value-type="float">
            <text:p>0.00</text:p>
          </table:table-cell>
          <table:table-cell table:style-name="ce45" table:formula="of:=[.E143]*MAX([.E$100]; 1E-018) / ((MAX([.E$100] - 1; 1E-018) * [.E188]+[.E$101]) / 1000)" office:value-type="float" office:value="0" calcext:value-type="float">
            <text:p>0.00</text:p>
          </table:table-cell>
          <table:table-cell table:style-name="ce45" table:formula="of:=[.F143]*MAX([.F$100]; 1E-018) / ((MAX([.F$100] - 1; 1E-018) * [.F188]+[.F$101]) / 1000)" office:value-type="float" office:value="0" calcext:value-type="float">
            <text:p>0.00</text:p>
          </table:table-cell>
          <table:table-cell table:style-name="ce45" table:formula="of:=[.G143]*MAX([.G$100]; 1E-018) / ((MAX([.G$100] - 1; 1E-018) * [.G188]+[.G$101]) / 1000)" office:value-type="float" office:value="0" calcext:value-type="float">
            <text:p>0.00</text:p>
          </table:table-cell>
          <table:table-cell table:style-name="ce45" table:formula="of:=[.H143]*MAX([.H$100]; 1E-018) / ((MAX([.H$100] - 1; 1E-018) * [.H188]+[.H$101]) / 1000)" office:value-type="float" office:value="0" calcext:value-type="float">
            <text:p>0.00</text:p>
          </table:table-cell>
          <table:table-cell table:style-name="ce45" table:formula="of:=[.I143]*MAX([.I$100]; 1E-018) / ((MAX([.I$100] - 1; 1E-018) * [.I188]+[.I$101]) / 1000)" office:value-type="float" office:value="0" calcext:value-type="float">
            <text:p>0.00</text:p>
          </table:table-cell>
          <table:table-cell table:style-name="ce45" table:formula="of:=[.J143]*MAX([.J$100]; 1E-018) / ((MAX([.J$100] - 1; 1E-018) * [.J188]+[.J$101]) / 1000)" office:value-type="float" office:value="0" calcext:value-type="float">
            <text:p>0.00</text:p>
          </table:table-cell>
          <table:table-cell table:style-name="ce45" table:formula="of:=[.K143]*MAX([.K$100]; 1E-018) / ((MAX([.K$100] - 1; 1E-018) * [.K188]+[.K$101]) / 1000)" office:value-type="float" office:value="0" calcext:value-type="float">
            <text:p>0.00</text:p>
          </table:table-cell>
          <table:table-cell table:style-name="ce45" table:formula="of:=[.L143]*MAX([.L$100]; 1E-018) / ((MAX([.L$100] - 1; 1E-018) * [.L18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4]*MAX([.D$100]; 1E-018) / ((MAX([.D$100] - 1; 1E-018) * [.D189]+[.D$101]) / 1000)" office:value-type="float" office:value="0" calcext:value-type="float">
            <text:p>0.00</text:p>
          </table:table-cell>
          <table:table-cell table:style-name="ce45" table:formula="of:=[.E144]*MAX([.E$100]; 1E-018) / ((MAX([.E$100] - 1; 1E-018) * [.E189]+[.E$101]) / 1000)" office:value-type="float" office:value="0" calcext:value-type="float">
            <text:p>0.00</text:p>
          </table:table-cell>
          <table:table-cell table:style-name="ce45" table:formula="of:=[.F144]*MAX([.F$100]; 1E-018) / ((MAX([.F$100] - 1; 1E-018) * [.F189]+[.F$101]) / 1000)" office:value-type="float" office:value="0" calcext:value-type="float">
            <text:p>0.00</text:p>
          </table:table-cell>
          <table:table-cell table:style-name="ce45" table:formula="of:=[.G144]*MAX([.G$100]; 1E-018) / ((MAX([.G$100] - 1; 1E-018) * [.G189]+[.G$101]) / 1000)" office:value-type="float" office:value="0" calcext:value-type="float">
            <text:p>0.00</text:p>
          </table:table-cell>
          <table:table-cell table:style-name="ce45" table:formula="of:=[.H144]*MAX([.H$100]; 1E-018) / ((MAX([.H$100] - 1; 1E-018) * [.H189]+[.H$101]) / 1000)" office:value-type="float" office:value="0" calcext:value-type="float">
            <text:p>0.00</text:p>
          </table:table-cell>
          <table:table-cell table:style-name="ce45" table:formula="of:=[.I144]*MAX([.I$100]; 1E-018) / ((MAX([.I$100] - 1; 1E-018) * [.I189]+[.I$101]) / 1000)" office:value-type="float" office:value="0" calcext:value-type="float">
            <text:p>0.00</text:p>
          </table:table-cell>
          <table:table-cell table:style-name="ce45" table:formula="of:=[.J144]*MAX([.J$100]; 1E-018) / ((MAX([.J$100] - 1; 1E-018) * [.J189]+[.J$101]) / 1000)" office:value-type="float" office:value="0" calcext:value-type="float">
            <text:p>0.00</text:p>
          </table:table-cell>
          <table:table-cell table:style-name="ce45" table:formula="of:=[.K144]*MAX([.K$100]; 1E-018) / ((MAX([.K$100] - 1; 1E-018) * [.K189]+[.K$101]) / 1000)" office:value-type="float" office:value="0" calcext:value-type="float">
            <text:p>0.00</text:p>
          </table:table-cell>
          <table:table-cell table:style-name="ce45" table:formula="of:=[.L144]*MAX([.L$100]; 1E-018) / ((MAX([.L$100] - 1; 1E-018) * [.L18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5]*MAX([.D$100]; 1E-018) / ((MAX([.D$100] - 1; 1E-018) * [.D190]+[.D$101]) / 1000)" office:value-type="float" office:value="0" calcext:value-type="float">
            <text:p>0.00</text:p>
          </table:table-cell>
          <table:table-cell table:style-name="ce45" table:formula="of:=[.E145]*MAX([.E$100]; 1E-018) / ((MAX([.E$100] - 1; 1E-018) * [.E190]+[.E$101]) / 1000)" office:value-type="float" office:value="0" calcext:value-type="float">
            <text:p>0.00</text:p>
          </table:table-cell>
          <table:table-cell table:style-name="ce45" table:formula="of:=[.F145]*MAX([.F$100]; 1E-018) / ((MAX([.F$100] - 1; 1E-018) * [.F190]+[.F$101]) / 1000)" office:value-type="float" office:value="0" calcext:value-type="float">
            <text:p>0.00</text:p>
          </table:table-cell>
          <table:table-cell table:style-name="ce45" table:formula="of:=[.G145]*MAX([.G$100]; 1E-018) / ((MAX([.G$100] - 1; 1E-018) * [.G190]+[.G$101]) / 1000)" office:value-type="float" office:value="0" calcext:value-type="float">
            <text:p>0.00</text:p>
          </table:table-cell>
          <table:table-cell table:style-name="ce45" table:formula="of:=[.H145]*MAX([.H$100]; 1E-018) / ((MAX([.H$100] - 1; 1E-018) * [.H190]+[.H$101]) / 1000)" office:value-type="float" office:value="0" calcext:value-type="float">
            <text:p>0.00</text:p>
          </table:table-cell>
          <table:table-cell table:style-name="ce45" table:formula="of:=[.I145]*MAX([.I$100]; 1E-018) / ((MAX([.I$100] - 1; 1E-018) * [.I190]+[.I$101]) / 1000)" office:value-type="float" office:value="0" calcext:value-type="float">
            <text:p>0.00</text:p>
          </table:table-cell>
          <table:table-cell table:style-name="ce45" table:formula="of:=[.J145]*MAX([.J$100]; 1E-018) / ((MAX([.J$100] - 1; 1E-018) * [.J190]+[.J$101]) / 1000)" office:value-type="float" office:value="0" calcext:value-type="float">
            <text:p>0.00</text:p>
          </table:table-cell>
          <table:table-cell table:style-name="ce45" table:formula="of:=[.K145]*MAX([.K$100]; 1E-018) / ((MAX([.K$100] - 1; 1E-018) * [.K190]+[.K$101]) / 1000)" office:value-type="float" office:value="0" calcext:value-type="float">
            <text:p>0.00</text:p>
          </table:table-cell>
          <table:table-cell table:style-name="ce45" table:formula="of:=[.L145]*MAX([.L$100]; 1E-018) / ((MAX([.L$100] - 1; 1E-018) * [.L19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6]*MAX([.D$100]; 1E-018) / ((MAX([.D$100] - 1; 1E-018) * [.D191]+[.D$101]) / 1000)" office:value-type="float" office:value="0" calcext:value-type="float">
            <text:p>0.00</text:p>
          </table:table-cell>
          <table:table-cell table:style-name="ce45" table:formula="of:=[.E146]*MAX([.E$100]; 1E-018) / ((MAX([.E$100] - 1; 1E-018) * [.E191]+[.E$101]) / 1000)" office:value-type="float" office:value="0" calcext:value-type="float">
            <text:p>0.00</text:p>
          </table:table-cell>
          <table:table-cell table:style-name="ce45" table:formula="of:=[.F146]*MAX([.F$100]; 1E-018) / ((MAX([.F$100] - 1; 1E-018) * [.F191]+[.F$101]) / 1000)" office:value-type="float" office:value="0" calcext:value-type="float">
            <text:p>0.00</text:p>
          </table:table-cell>
          <table:table-cell table:style-name="ce45" table:formula="of:=[.G146]*MAX([.G$100]; 1E-018) / ((MAX([.G$100] - 1; 1E-018) * [.G191]+[.G$101]) / 1000)" office:value-type="float" office:value="0" calcext:value-type="float">
            <text:p>0.00</text:p>
          </table:table-cell>
          <table:table-cell table:style-name="ce45" table:formula="of:=[.H146]*MAX([.H$100]; 1E-018) / ((MAX([.H$100] - 1; 1E-018) * [.H191]+[.H$101]) / 1000)" office:value-type="float" office:value="0" calcext:value-type="float">
            <text:p>0.00</text:p>
          </table:table-cell>
          <table:table-cell table:style-name="ce45" table:formula="of:=[.I146]*MAX([.I$100]; 1E-018) / ((MAX([.I$100] - 1; 1E-018) * [.I191]+[.I$101]) / 1000)" office:value-type="float" office:value="0" calcext:value-type="float">
            <text:p>0.00</text:p>
          </table:table-cell>
          <table:table-cell table:style-name="ce45" table:formula="of:=[.J146]*MAX([.J$100]; 1E-018) / ((MAX([.J$100] - 1; 1E-018) * [.J191]+[.J$101]) / 1000)" office:value-type="float" office:value="0" calcext:value-type="float">
            <text:p>0.00</text:p>
          </table:table-cell>
          <table:table-cell table:style-name="ce45" table:formula="of:=[.K146]*MAX([.K$100]; 1E-018) / ((MAX([.K$100] - 1; 1E-018) * [.K191]+[.K$101]) / 1000)" office:value-type="float" office:value="0" calcext:value-type="float">
            <text:p>0.00</text:p>
          </table:table-cell>
          <table:table-cell table:style-name="ce45" table:formula="of:=[.L146]*MAX([.L$100]; 1E-018) / ((MAX([.L$100] - 1; 1E-018) * [.L19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57" table:formula="of:=([.D193] / MAX([.D$193]; 1E-018))-1" office:value-type="percentage" office:value="-1" calcext:value-type="percentage">
            <text:p>-100%</text:p>
          </table:table-cell>
          <table:table-cell table:style-name="ce57" table:formula="of:=([.E193] / MAX([.E$193]; 1E-018))-1" office:value-type="percentage" office:value="-1" calcext:value-type="percentage">
            <text:p>-100%</text:p>
          </table:table-cell>
          <table:table-cell table:style-name="ce57" table:formula="of:=([.F193] / MAX([.F$193]; 1E-018))-1" office:value-type="percentage" office:value="-1" calcext:value-type="percentage">
            <text:p>-100%</text:p>
          </table:table-cell>
          <table:table-cell table:style-name="ce57" table:formula="of:=([.G193] / MAX([.G$193]; 1E-018))-1" office:value-type="percentage" office:value="-1" calcext:value-type="percentage">
            <text:p>-100%</text:p>
          </table:table-cell>
          <table:table-cell table:style-name="ce57" table:formula="of:=([.H193] / MAX([.H$193]; 1E-018))-1" office:value-type="percentage" office:value="-1" calcext:value-type="percentage">
            <text:p>-100%</text:p>
          </table:table-cell>
          <table:table-cell table:style-name="ce57" table:formula="of:=([.I193] / MAX([.I$193]; 1E-018))-1" office:value-type="percentage" office:value="-1" calcext:value-type="percentage">
            <text:p>-100%</text:p>
          </table:table-cell>
          <table:table-cell table:style-name="ce57" table:formula="of:=([.J193] / MAX([.J$193]; 1E-018))-1" office:value-type="percentage" office:value="-1" calcext:value-type="percentage">
            <text:p>-100%</text:p>
          </table:table-cell>
          <table:table-cell table:style-name="ce57" table:formula="of:=([.K193] / MAX([.K$193]; 1E-018))-1" office:value-type="percentage" office:value="-1" calcext:value-type="percentage">
            <text:p>-100%</text:p>
          </table:table-cell>
          <table:table-cell table:style-name="ce57" table:formula="of:=([.L19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4] / MAX([.D$193]; 1E-018))-1" office:value-type="percentage" office:value="-1" calcext:value-type="percentage">
            <text:p>-100%</text:p>
          </table:table-cell>
          <table:table-cell table:style-name="ce57" table:formula="of:=([.E194] / MAX([.E$193]; 1E-018))-1" office:value-type="percentage" office:value="-1" calcext:value-type="percentage">
            <text:p>-100%</text:p>
          </table:table-cell>
          <table:table-cell table:style-name="ce57" table:formula="of:=([.F194] / MAX([.F$193]; 1E-018))-1" office:value-type="percentage" office:value="-1" calcext:value-type="percentage">
            <text:p>-100%</text:p>
          </table:table-cell>
          <table:table-cell table:style-name="ce57" table:formula="of:=([.G194] / MAX([.G$193]; 1E-018))-1" office:value-type="percentage" office:value="-1" calcext:value-type="percentage">
            <text:p>-100%</text:p>
          </table:table-cell>
          <table:table-cell table:style-name="ce57" table:formula="of:=([.H194] / MAX([.H$193]; 1E-018))-1" office:value-type="percentage" office:value="-1" calcext:value-type="percentage">
            <text:p>-100%</text:p>
          </table:table-cell>
          <table:table-cell table:style-name="ce57" table:formula="of:=([.I194] / MAX([.I$193]; 1E-018))-1" office:value-type="percentage" office:value="-1" calcext:value-type="percentage">
            <text:p>-100%</text:p>
          </table:table-cell>
          <table:table-cell table:style-name="ce57" table:formula="of:=([.J194] / MAX([.J$193]; 1E-018))-1" office:value-type="percentage" office:value="-1" calcext:value-type="percentage">
            <text:p>-100%</text:p>
          </table:table-cell>
          <table:table-cell table:style-name="ce57" table:formula="of:=([.K194] / MAX([.K$193]; 1E-018))-1" office:value-type="percentage" office:value="-1" calcext:value-type="percentage">
            <text:p>-100%</text:p>
          </table:table-cell>
          <table:table-cell table:style-name="ce57" table:formula="of:=([.L19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5] / MAX([.D$193]; 1E-018))-1" office:value-type="percentage" office:value="-1" calcext:value-type="percentage">
            <text:p>-100%</text:p>
          </table:table-cell>
          <table:table-cell table:style-name="ce57" table:formula="of:=([.E195] / MAX([.E$193]; 1E-018))-1" office:value-type="percentage" office:value="-1" calcext:value-type="percentage">
            <text:p>-100%</text:p>
          </table:table-cell>
          <table:table-cell table:style-name="ce57" table:formula="of:=([.F195] / MAX([.F$193]; 1E-018))-1" office:value-type="percentage" office:value="-1" calcext:value-type="percentage">
            <text:p>-100%</text:p>
          </table:table-cell>
          <table:table-cell table:style-name="ce57" table:formula="of:=([.G195] / MAX([.G$193]; 1E-018))-1" office:value-type="percentage" office:value="-1" calcext:value-type="percentage">
            <text:p>-100%</text:p>
          </table:table-cell>
          <table:table-cell table:style-name="ce57" table:formula="of:=([.H195] / MAX([.H$193]; 1E-018))-1" office:value-type="percentage" office:value="-1" calcext:value-type="percentage">
            <text:p>-100%</text:p>
          </table:table-cell>
          <table:table-cell table:style-name="ce57" table:formula="of:=([.I195] / MAX([.I$193]; 1E-018))-1" office:value-type="percentage" office:value="-1" calcext:value-type="percentage">
            <text:p>-100%</text:p>
          </table:table-cell>
          <table:table-cell table:style-name="ce57" table:formula="of:=([.J195] / MAX([.J$193]; 1E-018))-1" office:value-type="percentage" office:value="-1" calcext:value-type="percentage">
            <text:p>-100%</text:p>
          </table:table-cell>
          <table:table-cell table:style-name="ce57" table:formula="of:=([.K195] / MAX([.K$193]; 1E-018))-1" office:value-type="percentage" office:value="-1" calcext:value-type="percentage">
            <text:p>-100%</text:p>
          </table:table-cell>
          <table:table-cell table:style-name="ce57" table:formula="of:=([.L19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6] / MAX([.D$193]; 1E-018))-1" office:value-type="percentage" office:value="-1" calcext:value-type="percentage">
            <text:p>-100%</text:p>
          </table:table-cell>
          <table:table-cell table:style-name="ce57" table:formula="of:=([.E196] / MAX([.E$193]; 1E-018))-1" office:value-type="percentage" office:value="-1" calcext:value-type="percentage">
            <text:p>-100%</text:p>
          </table:table-cell>
          <table:table-cell table:style-name="ce57" table:formula="of:=([.F196] / MAX([.F$193]; 1E-018))-1" office:value-type="percentage" office:value="-1" calcext:value-type="percentage">
            <text:p>-100%</text:p>
          </table:table-cell>
          <table:table-cell table:style-name="ce57" table:formula="of:=([.G196] / MAX([.G$193]; 1E-018))-1" office:value-type="percentage" office:value="-1" calcext:value-type="percentage">
            <text:p>-100%</text:p>
          </table:table-cell>
          <table:table-cell table:style-name="ce57" table:formula="of:=([.H196] / MAX([.H$193]; 1E-018))-1" office:value-type="percentage" office:value="-1" calcext:value-type="percentage">
            <text:p>-100%</text:p>
          </table:table-cell>
          <table:table-cell table:style-name="ce57" table:formula="of:=([.I196] / MAX([.I$193]; 1E-018))-1" office:value-type="percentage" office:value="-1" calcext:value-type="percentage">
            <text:p>-100%</text:p>
          </table:table-cell>
          <table:table-cell table:style-name="ce57" table:formula="of:=([.J196] / MAX([.J$193]; 1E-018))-1" office:value-type="percentage" office:value="-1" calcext:value-type="percentage">
            <text:p>-100%</text:p>
          </table:table-cell>
          <table:table-cell table:style-name="ce57" table:formula="of:=([.K196] / MAX([.K$193]; 1E-018))-1" office:value-type="percentage" office:value="-1" calcext:value-type="percentage">
            <text:p>-100%</text:p>
          </table:table-cell>
          <table:table-cell table:style-name="ce57" table:formula="of:=([.L19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7] / MAX([.D$193]; 1E-018))-1" office:value-type="percentage" office:value="-1" calcext:value-type="percentage">
            <text:p>-100%</text:p>
          </table:table-cell>
          <table:table-cell table:style-name="ce57" table:formula="of:=([.E197] / MAX([.E$193]; 1E-018))-1" office:value-type="percentage" office:value="-1" calcext:value-type="percentage">
            <text:p>-100%</text:p>
          </table:table-cell>
          <table:table-cell table:style-name="ce57" table:formula="of:=([.F197] / MAX([.F$193]; 1E-018))-1" office:value-type="percentage" office:value="-1" calcext:value-type="percentage">
            <text:p>-100%</text:p>
          </table:table-cell>
          <table:table-cell table:style-name="ce57" table:formula="of:=([.G197] / MAX([.G$193]; 1E-018))-1" office:value-type="percentage" office:value="-1" calcext:value-type="percentage">
            <text:p>-100%</text:p>
          </table:table-cell>
          <table:table-cell table:style-name="ce57" table:formula="of:=([.H197] / MAX([.H$193]; 1E-018))-1" office:value-type="percentage" office:value="-1" calcext:value-type="percentage">
            <text:p>-100%</text:p>
          </table:table-cell>
          <table:table-cell table:style-name="ce57" table:formula="of:=([.I197] / MAX([.I$193]; 1E-018))-1" office:value-type="percentage" office:value="-1" calcext:value-type="percentage">
            <text:p>-100%</text:p>
          </table:table-cell>
          <table:table-cell table:style-name="ce57" table:formula="of:=([.J197] / MAX([.J$193]; 1E-018))-1" office:value-type="percentage" office:value="-1" calcext:value-type="percentage">
            <text:p>-100%</text:p>
          </table:table-cell>
          <table:table-cell table:style-name="ce57" table:formula="of:=([.K197] / MAX([.K$193]; 1E-018))-1" office:value-type="percentage" office:value="-1" calcext:value-type="percentage">
            <text:p>-100%</text:p>
          </table:table-cell>
          <table:table-cell table:style-name="ce57" table:formula="of:=([.L19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8] / MAX([.D$193]; 1E-018))-1" office:value-type="percentage" office:value="-1" calcext:value-type="percentage">
            <text:p>-100%</text:p>
          </table:table-cell>
          <table:table-cell table:style-name="ce57" table:formula="of:=([.E198] / MAX([.E$193]; 1E-018))-1" office:value-type="percentage" office:value="-1" calcext:value-type="percentage">
            <text:p>-100%</text:p>
          </table:table-cell>
          <table:table-cell table:style-name="ce57" table:formula="of:=([.F198] / MAX([.F$193]; 1E-018))-1" office:value-type="percentage" office:value="-1" calcext:value-type="percentage">
            <text:p>-100%</text:p>
          </table:table-cell>
          <table:table-cell table:style-name="ce57" table:formula="of:=([.G198] / MAX([.G$193]; 1E-018))-1" office:value-type="percentage" office:value="-1" calcext:value-type="percentage">
            <text:p>-100%</text:p>
          </table:table-cell>
          <table:table-cell table:style-name="ce57" table:formula="of:=([.H198] / MAX([.H$193]; 1E-018))-1" office:value-type="percentage" office:value="-1" calcext:value-type="percentage">
            <text:p>-100%</text:p>
          </table:table-cell>
          <table:table-cell table:style-name="ce57" table:formula="of:=([.I198] / MAX([.I$193]; 1E-018))-1" office:value-type="percentage" office:value="-1" calcext:value-type="percentage">
            <text:p>-100%</text:p>
          </table:table-cell>
          <table:table-cell table:style-name="ce57" table:formula="of:=([.J198] / MAX([.J$193]; 1E-018))-1" office:value-type="percentage" office:value="-1" calcext:value-type="percentage">
            <text:p>-100%</text:p>
          </table:table-cell>
          <table:table-cell table:style-name="ce57" table:formula="of:=([.K198] / MAX([.K$193]; 1E-018))-1" office:value-type="percentage" office:value="-1" calcext:value-type="percentage">
            <text:p>-100%</text:p>
          </table:table-cell>
          <table:table-cell table:style-name="ce57" table:formula="of:=([.L19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9] / MAX([.D$193]; 1E-018))-1" office:value-type="percentage" office:value="-1" calcext:value-type="percentage">
            <text:p>-100%</text:p>
          </table:table-cell>
          <table:table-cell table:style-name="ce57" table:formula="of:=([.E199] / MAX([.E$193]; 1E-018))-1" office:value-type="percentage" office:value="-1" calcext:value-type="percentage">
            <text:p>-100%</text:p>
          </table:table-cell>
          <table:table-cell table:style-name="ce57" table:formula="of:=([.F199] / MAX([.F$193]; 1E-018))-1" office:value-type="percentage" office:value="-1" calcext:value-type="percentage">
            <text:p>-100%</text:p>
          </table:table-cell>
          <table:table-cell table:style-name="ce57" table:formula="of:=([.G199] / MAX([.G$193]; 1E-018))-1" office:value-type="percentage" office:value="-1" calcext:value-type="percentage">
            <text:p>-100%</text:p>
          </table:table-cell>
          <table:table-cell table:style-name="ce57" table:formula="of:=([.H199] / MAX([.H$193]; 1E-018))-1" office:value-type="percentage" office:value="-1" calcext:value-type="percentage">
            <text:p>-100%</text:p>
          </table:table-cell>
          <table:table-cell table:style-name="ce57" table:formula="of:=([.I199] / MAX([.I$193]; 1E-018))-1" office:value-type="percentage" office:value="-1" calcext:value-type="percentage">
            <text:p>-100%</text:p>
          </table:table-cell>
          <table:table-cell table:style-name="ce57" table:formula="of:=([.J199] / MAX([.J$193]; 1E-018))-1" office:value-type="percentage" office:value="-1" calcext:value-type="percentage">
            <text:p>-100%</text:p>
          </table:table-cell>
          <table:table-cell table:style-name="ce57" table:formula="of:=([.K199] / MAX([.K$193]; 1E-018))-1" office:value-type="percentage" office:value="-1" calcext:value-type="percentage">
            <text:p>-100%</text:p>
          </table:table-cell>
          <table:table-cell table:style-name="ce57" table:formula="of:=([.L19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0] / MAX([.D$193]; 1E-018))-1" office:value-type="percentage" office:value="-1" calcext:value-type="percentage">
            <text:p>-100%</text:p>
          </table:table-cell>
          <table:table-cell table:style-name="ce57" table:formula="of:=([.E200] / MAX([.E$193]; 1E-018))-1" office:value-type="percentage" office:value="-1" calcext:value-type="percentage">
            <text:p>-100%</text:p>
          </table:table-cell>
          <table:table-cell table:style-name="ce57" table:formula="of:=([.F200] / MAX([.F$193]; 1E-018))-1" office:value-type="percentage" office:value="-1" calcext:value-type="percentage">
            <text:p>-100%</text:p>
          </table:table-cell>
          <table:table-cell table:style-name="ce57" table:formula="of:=([.G200] / MAX([.G$193]; 1E-018))-1" office:value-type="percentage" office:value="-1" calcext:value-type="percentage">
            <text:p>-100%</text:p>
          </table:table-cell>
          <table:table-cell table:style-name="ce57" table:formula="of:=([.H200] / MAX([.H$193]; 1E-018))-1" office:value-type="percentage" office:value="-1" calcext:value-type="percentage">
            <text:p>-100%</text:p>
          </table:table-cell>
          <table:table-cell table:style-name="ce57" table:formula="of:=([.I200] / MAX([.I$193]; 1E-018))-1" office:value-type="percentage" office:value="-1" calcext:value-type="percentage">
            <text:p>-100%</text:p>
          </table:table-cell>
          <table:table-cell table:style-name="ce57" table:formula="of:=([.J200] / MAX([.J$193]; 1E-018))-1" office:value-type="percentage" office:value="-1" calcext:value-type="percentage">
            <text:p>-100%</text:p>
          </table:table-cell>
          <table:table-cell table:style-name="ce57" table:formula="of:=([.K200] / MAX([.K$193]; 1E-018))-1" office:value-type="percentage" office:value="-1" calcext:value-type="percentage">
            <text:p>-100%</text:p>
          </table:table-cell>
          <table:table-cell table:style-name="ce57" table:formula="of:=([.L20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1] / MAX([.D$193]; 1E-018))-1" office:value-type="percentage" office:value="-1" calcext:value-type="percentage">
            <text:p>-100%</text:p>
          </table:table-cell>
          <table:table-cell table:style-name="ce57" table:formula="of:=([.E201] / MAX([.E$193]; 1E-018))-1" office:value-type="percentage" office:value="-1" calcext:value-type="percentage">
            <text:p>-100%</text:p>
          </table:table-cell>
          <table:table-cell table:style-name="ce57" table:formula="of:=([.F201] / MAX([.F$193]; 1E-018))-1" office:value-type="percentage" office:value="-1" calcext:value-type="percentage">
            <text:p>-100%</text:p>
          </table:table-cell>
          <table:table-cell table:style-name="ce57" table:formula="of:=([.G201] / MAX([.G$193]; 1E-018))-1" office:value-type="percentage" office:value="-1" calcext:value-type="percentage">
            <text:p>-100%</text:p>
          </table:table-cell>
          <table:table-cell table:style-name="ce57" table:formula="of:=([.H201] / MAX([.H$193]; 1E-018))-1" office:value-type="percentage" office:value="-1" calcext:value-type="percentage">
            <text:p>-100%</text:p>
          </table:table-cell>
          <table:table-cell table:style-name="ce57" table:formula="of:=([.I201] / MAX([.I$193]; 1E-018))-1" office:value-type="percentage" office:value="-1" calcext:value-type="percentage">
            <text:p>-100%</text:p>
          </table:table-cell>
          <table:table-cell table:style-name="ce57" table:formula="of:=([.J201] / MAX([.J$193]; 1E-018))-1" office:value-type="percentage" office:value="-1" calcext:value-type="percentage">
            <text:p>-100%</text:p>
          </table:table-cell>
          <table:table-cell table:style-name="ce57" table:formula="of:=([.K201] / MAX([.K$193]; 1E-018))-1" office:value-type="percentage" office:value="-1" calcext:value-type="percentage">
            <text:p>-100%</text:p>
          </table:table-cell>
          <table:table-cell table:style-name="ce57" table:formula="of:=([.L20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2] / MAX([.D$193]; 1E-018))-1" office:value-type="percentage" office:value="-1" calcext:value-type="percentage">
            <text:p>-100%</text:p>
          </table:table-cell>
          <table:table-cell table:style-name="ce57" table:formula="of:=([.E202] / MAX([.E$193]; 1E-018))-1" office:value-type="percentage" office:value="-1" calcext:value-type="percentage">
            <text:p>-100%</text:p>
          </table:table-cell>
          <table:table-cell table:style-name="ce57" table:formula="of:=([.F202] / MAX([.F$193]; 1E-018))-1" office:value-type="percentage" office:value="-1" calcext:value-type="percentage">
            <text:p>-100%</text:p>
          </table:table-cell>
          <table:table-cell table:style-name="ce57" table:formula="of:=([.G202] / MAX([.G$193]; 1E-018))-1" office:value-type="percentage" office:value="-1" calcext:value-type="percentage">
            <text:p>-100%</text:p>
          </table:table-cell>
          <table:table-cell table:style-name="ce57" table:formula="of:=([.H202] / MAX([.H$193]; 1E-018))-1" office:value-type="percentage" office:value="-1" calcext:value-type="percentage">
            <text:p>-100%</text:p>
          </table:table-cell>
          <table:table-cell table:style-name="ce57" table:formula="of:=([.I202] / MAX([.I$193]; 1E-018))-1" office:value-type="percentage" office:value="-1" calcext:value-type="percentage">
            <text:p>-100%</text:p>
          </table:table-cell>
          <table:table-cell table:style-name="ce57" table:formula="of:=([.J202] / MAX([.J$193]; 1E-018))-1" office:value-type="percentage" office:value="-1" calcext:value-type="percentage">
            <text:p>-100%</text:p>
          </table:table-cell>
          <table:table-cell table:style-name="ce57" table:formula="of:=([.K202] / MAX([.K$193]; 1E-018))-1" office:value-type="percentage" office:value="-1" calcext:value-type="percentage">
            <text:p>-100%</text:p>
          </table:table-cell>
          <table:table-cell table:style-name="ce57" table:formula="of:=([.L20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3] / MAX([.D$193]; 1E-018))-1" office:value-type="percentage" office:value="-1" calcext:value-type="percentage">
            <text:p>-100%</text:p>
          </table:table-cell>
          <table:table-cell table:style-name="ce57" table:formula="of:=([.E203] / MAX([.E$193]; 1E-018))-1" office:value-type="percentage" office:value="-1" calcext:value-type="percentage">
            <text:p>-100%</text:p>
          </table:table-cell>
          <table:table-cell table:style-name="ce57" table:formula="of:=([.F203] / MAX([.F$193]; 1E-018))-1" office:value-type="percentage" office:value="-1" calcext:value-type="percentage">
            <text:p>-100%</text:p>
          </table:table-cell>
          <table:table-cell table:style-name="ce57" table:formula="of:=([.G203] / MAX([.G$193]; 1E-018))-1" office:value-type="percentage" office:value="-1" calcext:value-type="percentage">
            <text:p>-100%</text:p>
          </table:table-cell>
          <table:table-cell table:style-name="ce57" table:formula="of:=([.H203] / MAX([.H$193]; 1E-018))-1" office:value-type="percentage" office:value="-1" calcext:value-type="percentage">
            <text:p>-100%</text:p>
          </table:table-cell>
          <table:table-cell table:style-name="ce57" table:formula="of:=([.I203] / MAX([.I$193]; 1E-018))-1" office:value-type="percentage" office:value="-1" calcext:value-type="percentage">
            <text:p>-100%</text:p>
          </table:table-cell>
          <table:table-cell table:style-name="ce57" table:formula="of:=([.J203] / MAX([.J$193]; 1E-018))-1" office:value-type="percentage" office:value="-1" calcext:value-type="percentage">
            <text:p>-100%</text:p>
          </table:table-cell>
          <table:table-cell table:style-name="ce57" table:formula="of:=([.K203] / MAX([.K$193]; 1E-018))-1" office:value-type="percentage" office:value="-1" calcext:value-type="percentage">
            <text:p>-100%</text:p>
          </table:table-cell>
          <table:table-cell table:style-name="ce57" table:formula="of:=([.L20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4] / MAX([.D$193]; 1E-018))-1" office:value-type="percentage" office:value="-1" calcext:value-type="percentage">
            <text:p>-100%</text:p>
          </table:table-cell>
          <table:table-cell table:style-name="ce57" table:formula="of:=([.E204] / MAX([.E$193]; 1E-018))-1" office:value-type="percentage" office:value="-1" calcext:value-type="percentage">
            <text:p>-100%</text:p>
          </table:table-cell>
          <table:table-cell table:style-name="ce57" table:formula="of:=([.F204] / MAX([.F$193]; 1E-018))-1" office:value-type="percentage" office:value="-1" calcext:value-type="percentage">
            <text:p>-100%</text:p>
          </table:table-cell>
          <table:table-cell table:style-name="ce57" table:formula="of:=([.G204] / MAX([.G$193]; 1E-018))-1" office:value-type="percentage" office:value="-1" calcext:value-type="percentage">
            <text:p>-100%</text:p>
          </table:table-cell>
          <table:table-cell table:style-name="ce57" table:formula="of:=([.H204] / MAX([.H$193]; 1E-018))-1" office:value-type="percentage" office:value="-1" calcext:value-type="percentage">
            <text:p>-100%</text:p>
          </table:table-cell>
          <table:table-cell table:style-name="ce57" table:formula="of:=([.I204] / MAX([.I$193]; 1E-018))-1" office:value-type="percentage" office:value="-1" calcext:value-type="percentage">
            <text:p>-100%</text:p>
          </table:table-cell>
          <table:table-cell table:style-name="ce57" table:formula="of:=([.J204] / MAX([.J$193]; 1E-018))-1" office:value-type="percentage" office:value="-1" calcext:value-type="percentage">
            <text:p>-100%</text:p>
          </table:table-cell>
          <table:table-cell table:style-name="ce57" table:formula="of:=([.K204] / MAX([.K$193]; 1E-018))-1" office:value-type="percentage" office:value="-1" calcext:value-type="percentage">
            <text:p>-100%</text:p>
          </table:table-cell>
          <table:table-cell table:style-name="ce57" table:formula="of:=([.L20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5] / MAX([.D$193]; 1E-018))-1" office:value-type="percentage" office:value="-1" calcext:value-type="percentage">
            <text:p>-100%</text:p>
          </table:table-cell>
          <table:table-cell table:style-name="ce57" table:formula="of:=([.E205] / MAX([.E$193]; 1E-018))-1" office:value-type="percentage" office:value="-1" calcext:value-type="percentage">
            <text:p>-100%</text:p>
          </table:table-cell>
          <table:table-cell table:style-name="ce57" table:formula="of:=([.F205] / MAX([.F$193]; 1E-018))-1" office:value-type="percentage" office:value="-1" calcext:value-type="percentage">
            <text:p>-100%</text:p>
          </table:table-cell>
          <table:table-cell table:style-name="ce57" table:formula="of:=([.G205] / MAX([.G$193]; 1E-018))-1" office:value-type="percentage" office:value="-1" calcext:value-type="percentage">
            <text:p>-100%</text:p>
          </table:table-cell>
          <table:table-cell table:style-name="ce57" table:formula="of:=([.H205] / MAX([.H$193]; 1E-018))-1" office:value-type="percentage" office:value="-1" calcext:value-type="percentage">
            <text:p>-100%</text:p>
          </table:table-cell>
          <table:table-cell table:style-name="ce57" table:formula="of:=([.I205] / MAX([.I$193]; 1E-018))-1" office:value-type="percentage" office:value="-1" calcext:value-type="percentage">
            <text:p>-100%</text:p>
          </table:table-cell>
          <table:table-cell table:style-name="ce57" table:formula="of:=([.J205] / MAX([.J$193]; 1E-018))-1" office:value-type="percentage" office:value="-1" calcext:value-type="percentage">
            <text:p>-100%</text:p>
          </table:table-cell>
          <table:table-cell table:style-name="ce57" table:formula="of:=([.K205] / MAX([.K$193]; 1E-018))-1" office:value-type="percentage" office:value="-1" calcext:value-type="percentage">
            <text:p>-100%</text:p>
          </table:table-cell>
          <table:table-cell table:style-name="ce57" table:formula="of:=([.L20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6] / MAX([.D$193]; 1E-018))-1" office:value-type="percentage" office:value="-1" calcext:value-type="percentage">
            <text:p>-100%</text:p>
          </table:table-cell>
          <table:table-cell table:style-name="ce57" table:formula="of:=([.E206] / MAX([.E$193]; 1E-018))-1" office:value-type="percentage" office:value="-1" calcext:value-type="percentage">
            <text:p>-100%</text:p>
          </table:table-cell>
          <table:table-cell table:style-name="ce57" table:formula="of:=([.F206] / MAX([.F$193]; 1E-018))-1" office:value-type="percentage" office:value="-1" calcext:value-type="percentage">
            <text:p>-100%</text:p>
          </table:table-cell>
          <table:table-cell table:style-name="ce57" table:formula="of:=([.G206] / MAX([.G$193]; 1E-018))-1" office:value-type="percentage" office:value="-1" calcext:value-type="percentage">
            <text:p>-100%</text:p>
          </table:table-cell>
          <table:table-cell table:style-name="ce57" table:formula="of:=([.H206] / MAX([.H$193]; 1E-018))-1" office:value-type="percentage" office:value="-1" calcext:value-type="percentage">
            <text:p>-100%</text:p>
          </table:table-cell>
          <table:table-cell table:style-name="ce57" table:formula="of:=([.I206] / MAX([.I$193]; 1E-018))-1" office:value-type="percentage" office:value="-1" calcext:value-type="percentage">
            <text:p>-100%</text:p>
          </table:table-cell>
          <table:table-cell table:style-name="ce57" table:formula="of:=([.J206] / MAX([.J$193]; 1E-018))-1" office:value-type="percentage" office:value="-1" calcext:value-type="percentage">
            <text:p>-100%</text:p>
          </table:table-cell>
          <table:table-cell table:style-name="ce57" table:formula="of:=([.K206] / MAX([.K$193]; 1E-018))-1" office:value-type="percentage" office:value="-1" calcext:value-type="percentage">
            <text:p>-100%</text:p>
          </table:table-cell>
          <table:table-cell table:style-name="ce57" table:formula="of:=([.L20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7] / MAX([.D$193]; 1E-018))-1" office:value-type="percentage" office:value="-1" calcext:value-type="percentage">
            <text:p>-100%</text:p>
          </table:table-cell>
          <table:table-cell table:style-name="ce57" table:formula="of:=([.E207] / MAX([.E$193]; 1E-018))-1" office:value-type="percentage" office:value="-1" calcext:value-type="percentage">
            <text:p>-100%</text:p>
          </table:table-cell>
          <table:table-cell table:style-name="ce57" table:formula="of:=([.F207] / MAX([.F$193]; 1E-018))-1" office:value-type="percentage" office:value="-1" calcext:value-type="percentage">
            <text:p>-100%</text:p>
          </table:table-cell>
          <table:table-cell table:style-name="ce57" table:formula="of:=([.G207] / MAX([.G$193]; 1E-018))-1" office:value-type="percentage" office:value="-1" calcext:value-type="percentage">
            <text:p>-100%</text:p>
          </table:table-cell>
          <table:table-cell table:style-name="ce57" table:formula="of:=([.H207] / MAX([.H$193]; 1E-018))-1" office:value-type="percentage" office:value="-1" calcext:value-type="percentage">
            <text:p>-100%</text:p>
          </table:table-cell>
          <table:table-cell table:style-name="ce57" table:formula="of:=([.I207] / MAX([.I$193]; 1E-018))-1" office:value-type="percentage" office:value="-1" calcext:value-type="percentage">
            <text:p>-100%</text:p>
          </table:table-cell>
          <table:table-cell table:style-name="ce57" table:formula="of:=([.J207] / MAX([.J$193]; 1E-018))-1" office:value-type="percentage" office:value="-1" calcext:value-type="percentage">
            <text:p>-100%</text:p>
          </table:table-cell>
          <table:table-cell table:style-name="ce57" table:formula="of:=([.K207] / MAX([.K$193]; 1E-018))-1" office:value-type="percentage" office:value="-1" calcext:value-type="percentage">
            <text:p>-100%</text:p>
          </table:table-cell>
          <table:table-cell table:style-name="ce57" table:formula="of:=([.L20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57" table:formula="of:=([.D208] / MAX([.D$193]; 1E-018))-1" office:value-type="percentage" office:value="-1" calcext:value-type="percentage">
            <text:p>-100%</text:p>
          </table:table-cell>
          <table:table-cell table:style-name="ce57" table:formula="of:=([.E208] / MAX([.E$193]; 1E-018))-1" office:value-type="percentage" office:value="-1" calcext:value-type="percentage">
            <text:p>-100%</text:p>
          </table:table-cell>
          <table:table-cell table:style-name="ce57" table:formula="of:=([.F208] / MAX([.F$193]; 1E-018))-1" office:value-type="percentage" office:value="-1" calcext:value-type="percentage">
            <text:p>-100%</text:p>
          </table:table-cell>
          <table:table-cell table:style-name="ce57" table:formula="of:=([.G208] / MAX([.G$193]; 1E-018))-1" office:value-type="percentage" office:value="-1" calcext:value-type="percentage">
            <text:p>-100%</text:p>
          </table:table-cell>
          <table:table-cell table:style-name="ce57" table:formula="of:=([.H208] / MAX([.H$193]; 1E-018))-1" office:value-type="percentage" office:value="-1" calcext:value-type="percentage">
            <text:p>-100%</text:p>
          </table:table-cell>
          <table:table-cell table:style-name="ce57" table:formula="of:=([.I208] / MAX([.I$193]; 1E-018))-1" office:value-type="percentage" office:value="-1" calcext:value-type="percentage">
            <text:p>-100%</text:p>
          </table:table-cell>
          <table:table-cell table:style-name="ce57" table:formula="of:=([.J208] / MAX([.J$193]; 1E-018))-1" office:value-type="percentage" office:value="-1" calcext:value-type="percentage">
            <text:p>-100%</text:p>
          </table:table-cell>
          <table:table-cell table:style-name="ce57" table:formula="of:=([.K208] / MAX([.K$193]; 1E-018))-1" office:value-type="percentage" office:value="-1" calcext:value-type="percentage">
            <text:p>-100%</text:p>
          </table:table-cell>
          <table:table-cell table:style-name="ce57" table:formula="of:=([.L20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9] / MAX([.D$193]; 1E-018))-1" office:value-type="percentage" office:value="-1" calcext:value-type="percentage">
            <text:p>-100%</text:p>
          </table:table-cell>
          <table:table-cell table:style-name="ce57" table:formula="of:=([.E209] / MAX([.E$193]; 1E-018))-1" office:value-type="percentage" office:value="-1" calcext:value-type="percentage">
            <text:p>-100%</text:p>
          </table:table-cell>
          <table:table-cell table:style-name="ce57" table:formula="of:=([.F209] / MAX([.F$193]; 1E-018))-1" office:value-type="percentage" office:value="-1" calcext:value-type="percentage">
            <text:p>-100%</text:p>
          </table:table-cell>
          <table:table-cell table:style-name="ce57" table:formula="of:=([.G209] / MAX([.G$193]; 1E-018))-1" office:value-type="percentage" office:value="-1" calcext:value-type="percentage">
            <text:p>-100%</text:p>
          </table:table-cell>
          <table:table-cell table:style-name="ce57" table:formula="of:=([.H209] / MAX([.H$193]; 1E-018))-1" office:value-type="percentage" office:value="-1" calcext:value-type="percentage">
            <text:p>-100%</text:p>
          </table:table-cell>
          <table:table-cell table:style-name="ce57" table:formula="of:=([.I209] / MAX([.I$193]; 1E-018))-1" office:value-type="percentage" office:value="-1" calcext:value-type="percentage">
            <text:p>-100%</text:p>
          </table:table-cell>
          <table:table-cell table:style-name="ce57" table:formula="of:=([.J209] / MAX([.J$193]; 1E-018))-1" office:value-type="percentage" office:value="-1" calcext:value-type="percentage">
            <text:p>-100%</text:p>
          </table:table-cell>
          <table:table-cell table:style-name="ce57" table:formula="of:=([.K209] / MAX([.K$193]; 1E-018))-1" office:value-type="percentage" office:value="-1" calcext:value-type="percentage">
            <text:p>-100%</text:p>
          </table:table-cell>
          <table:table-cell table:style-name="ce57" table:formula="of:=([.L20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0] / MAX([.D$193]; 1E-018))-1" office:value-type="percentage" office:value="-1" calcext:value-type="percentage">
            <text:p>-100%</text:p>
          </table:table-cell>
          <table:table-cell table:style-name="ce57" table:formula="of:=([.E210] / MAX([.E$193]; 1E-018))-1" office:value-type="percentage" office:value="-1" calcext:value-type="percentage">
            <text:p>-100%</text:p>
          </table:table-cell>
          <table:table-cell table:style-name="ce57" table:formula="of:=([.F210] / MAX([.F$193]; 1E-018))-1" office:value-type="percentage" office:value="-1" calcext:value-type="percentage">
            <text:p>-100%</text:p>
          </table:table-cell>
          <table:table-cell table:style-name="ce57" table:formula="of:=([.G210] / MAX([.G$193]; 1E-018))-1" office:value-type="percentage" office:value="-1" calcext:value-type="percentage">
            <text:p>-100%</text:p>
          </table:table-cell>
          <table:table-cell table:style-name="ce57" table:formula="of:=([.H210] / MAX([.H$193]; 1E-018))-1" office:value-type="percentage" office:value="-1" calcext:value-type="percentage">
            <text:p>-100%</text:p>
          </table:table-cell>
          <table:table-cell table:style-name="ce57" table:formula="of:=([.I210] / MAX([.I$193]; 1E-018))-1" office:value-type="percentage" office:value="-1" calcext:value-type="percentage">
            <text:p>-100%</text:p>
          </table:table-cell>
          <table:table-cell table:style-name="ce57" table:formula="of:=([.J210] / MAX([.J$193]; 1E-018))-1" office:value-type="percentage" office:value="-1" calcext:value-type="percentage">
            <text:p>-100%</text:p>
          </table:table-cell>
          <table:table-cell table:style-name="ce57" table:formula="of:=([.K210] / MAX([.K$193]; 1E-018))-1" office:value-type="percentage" office:value="-1" calcext:value-type="percentage">
            <text:p>-100%</text:p>
          </table:table-cell>
          <table:table-cell table:style-name="ce57" table:formula="of:=([.L21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1] / MAX([.D$193]; 1E-018))-1" office:value-type="percentage" office:value="-1" calcext:value-type="percentage">
            <text:p>-100%</text:p>
          </table:table-cell>
          <table:table-cell table:style-name="ce57" table:formula="of:=([.E211] / MAX([.E$193]; 1E-018))-1" office:value-type="percentage" office:value="-1" calcext:value-type="percentage">
            <text:p>-100%</text:p>
          </table:table-cell>
          <table:table-cell table:style-name="ce57" table:formula="of:=([.F211] / MAX([.F$193]; 1E-018))-1" office:value-type="percentage" office:value="-1" calcext:value-type="percentage">
            <text:p>-100%</text:p>
          </table:table-cell>
          <table:table-cell table:style-name="ce57" table:formula="of:=([.G211] / MAX([.G$193]; 1E-018))-1" office:value-type="percentage" office:value="-1" calcext:value-type="percentage">
            <text:p>-100%</text:p>
          </table:table-cell>
          <table:table-cell table:style-name="ce57" table:formula="of:=([.H211] / MAX([.H$193]; 1E-018))-1" office:value-type="percentage" office:value="-1" calcext:value-type="percentage">
            <text:p>-100%</text:p>
          </table:table-cell>
          <table:table-cell table:style-name="ce57" table:formula="of:=([.I211] / MAX([.I$193]; 1E-018))-1" office:value-type="percentage" office:value="-1" calcext:value-type="percentage">
            <text:p>-100%</text:p>
          </table:table-cell>
          <table:table-cell table:style-name="ce57" table:formula="of:=([.J211] / MAX([.J$193]; 1E-018))-1" office:value-type="percentage" office:value="-1" calcext:value-type="percentage">
            <text:p>-100%</text:p>
          </table:table-cell>
          <table:table-cell table:style-name="ce57" table:formula="of:=([.K211] / MAX([.K$193]; 1E-018))-1" office:value-type="percentage" office:value="-1" calcext:value-type="percentage">
            <text:p>-100%</text:p>
          </table:table-cell>
          <table:table-cell table:style-name="ce57" table:formula="of:=([.L21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2] / MAX([.D$193]; 1E-018))-1" office:value-type="percentage" office:value="-1" calcext:value-type="percentage">
            <text:p>-100%</text:p>
          </table:table-cell>
          <table:table-cell table:style-name="ce57" table:formula="of:=([.E212] / MAX([.E$193]; 1E-018))-1" office:value-type="percentage" office:value="-1" calcext:value-type="percentage">
            <text:p>-100%</text:p>
          </table:table-cell>
          <table:table-cell table:style-name="ce57" table:formula="of:=([.F212] / MAX([.F$193]; 1E-018))-1" office:value-type="percentage" office:value="-1" calcext:value-type="percentage">
            <text:p>-100%</text:p>
          </table:table-cell>
          <table:table-cell table:style-name="ce57" table:formula="of:=([.G212] / MAX([.G$193]; 1E-018))-1" office:value-type="percentage" office:value="-1" calcext:value-type="percentage">
            <text:p>-100%</text:p>
          </table:table-cell>
          <table:table-cell table:style-name="ce57" table:formula="of:=([.H212] / MAX([.H$193]; 1E-018))-1" office:value-type="percentage" office:value="-1" calcext:value-type="percentage">
            <text:p>-100%</text:p>
          </table:table-cell>
          <table:table-cell table:style-name="ce57" table:formula="of:=([.I212] / MAX([.I$193]; 1E-018))-1" office:value-type="percentage" office:value="-1" calcext:value-type="percentage">
            <text:p>-100%</text:p>
          </table:table-cell>
          <table:table-cell table:style-name="ce57" table:formula="of:=([.J212] / MAX([.J$193]; 1E-018))-1" office:value-type="percentage" office:value="-1" calcext:value-type="percentage">
            <text:p>-100%</text:p>
          </table:table-cell>
          <table:table-cell table:style-name="ce57" table:formula="of:=([.K212] / MAX([.K$193]; 1E-018))-1" office:value-type="percentage" office:value="-1" calcext:value-type="percentage">
            <text:p>-100%</text:p>
          </table:table-cell>
          <table:table-cell table:style-name="ce57" table:formula="of:=([.L21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3] / MAX([.D$193]; 1E-018))-1" office:value-type="percentage" office:value="-1" calcext:value-type="percentage">
            <text:p>-100%</text:p>
          </table:table-cell>
          <table:table-cell table:style-name="ce57" table:formula="of:=([.E213] / MAX([.E$193]; 1E-018))-1" office:value-type="percentage" office:value="-1" calcext:value-type="percentage">
            <text:p>-100%</text:p>
          </table:table-cell>
          <table:table-cell table:style-name="ce57" table:formula="of:=([.F213] / MAX([.F$193]; 1E-018))-1" office:value-type="percentage" office:value="-1" calcext:value-type="percentage">
            <text:p>-100%</text:p>
          </table:table-cell>
          <table:table-cell table:style-name="ce57" table:formula="of:=([.G213] / MAX([.G$193]; 1E-018))-1" office:value-type="percentage" office:value="-1" calcext:value-type="percentage">
            <text:p>-100%</text:p>
          </table:table-cell>
          <table:table-cell table:style-name="ce57" table:formula="of:=([.H213] / MAX([.H$193]; 1E-018))-1" office:value-type="percentage" office:value="-1" calcext:value-type="percentage">
            <text:p>-100%</text:p>
          </table:table-cell>
          <table:table-cell table:style-name="ce57" table:formula="of:=([.I213] / MAX([.I$193]; 1E-018))-1" office:value-type="percentage" office:value="-1" calcext:value-type="percentage">
            <text:p>-100%</text:p>
          </table:table-cell>
          <table:table-cell table:style-name="ce57" table:formula="of:=([.J213] / MAX([.J$193]; 1E-018))-1" office:value-type="percentage" office:value="-1" calcext:value-type="percentage">
            <text:p>-100%</text:p>
          </table:table-cell>
          <table:table-cell table:style-name="ce57" table:formula="of:=([.K213] / MAX([.K$193]; 1E-018))-1" office:value-type="percentage" office:value="-1" calcext:value-type="percentage">
            <text:p>-100%</text:p>
          </table:table-cell>
          <table:table-cell table:style-name="ce57" table:formula="of:=([.L21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4] / MAX([.D$193]; 1E-018))-1" office:value-type="percentage" office:value="-1" calcext:value-type="percentage">
            <text:p>-100%</text:p>
          </table:table-cell>
          <table:table-cell table:style-name="ce57" table:formula="of:=([.E214] / MAX([.E$193]; 1E-018))-1" office:value-type="percentage" office:value="-1" calcext:value-type="percentage">
            <text:p>-100%</text:p>
          </table:table-cell>
          <table:table-cell table:style-name="ce57" table:formula="of:=([.F214] / MAX([.F$193]; 1E-018))-1" office:value-type="percentage" office:value="-1" calcext:value-type="percentage">
            <text:p>-100%</text:p>
          </table:table-cell>
          <table:table-cell table:style-name="ce57" table:formula="of:=([.G214] / MAX([.G$193]; 1E-018))-1" office:value-type="percentage" office:value="-1" calcext:value-type="percentage">
            <text:p>-100%</text:p>
          </table:table-cell>
          <table:table-cell table:style-name="ce57" table:formula="of:=([.H214] / MAX([.H$193]; 1E-018))-1" office:value-type="percentage" office:value="-1" calcext:value-type="percentage">
            <text:p>-100%</text:p>
          </table:table-cell>
          <table:table-cell table:style-name="ce57" table:formula="of:=([.I214] / MAX([.I$193]; 1E-018))-1" office:value-type="percentage" office:value="-1" calcext:value-type="percentage">
            <text:p>-100%</text:p>
          </table:table-cell>
          <table:table-cell table:style-name="ce57" table:formula="of:=([.J214] / MAX([.J$193]; 1E-018))-1" office:value-type="percentage" office:value="-1" calcext:value-type="percentage">
            <text:p>-100%</text:p>
          </table:table-cell>
          <table:table-cell table:style-name="ce57" table:formula="of:=([.K214] / MAX([.K$193]; 1E-018))-1" office:value-type="percentage" office:value="-1" calcext:value-type="percentage">
            <text:p>-100%</text:p>
          </table:table-cell>
          <table:table-cell table:style-name="ce57" table:formula="of:=([.L21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5] / MAX([.D$193]; 1E-018))-1" office:value-type="percentage" office:value="-1" calcext:value-type="percentage">
            <text:p>-100%</text:p>
          </table:table-cell>
          <table:table-cell table:style-name="ce57" table:formula="of:=([.E215] / MAX([.E$193]; 1E-018))-1" office:value-type="percentage" office:value="-1" calcext:value-type="percentage">
            <text:p>-100%</text:p>
          </table:table-cell>
          <table:table-cell table:style-name="ce57" table:formula="of:=([.F215] / MAX([.F$193]; 1E-018))-1" office:value-type="percentage" office:value="-1" calcext:value-type="percentage">
            <text:p>-100%</text:p>
          </table:table-cell>
          <table:table-cell table:style-name="ce57" table:formula="of:=([.G215] / MAX([.G$193]; 1E-018))-1" office:value-type="percentage" office:value="-1" calcext:value-type="percentage">
            <text:p>-100%</text:p>
          </table:table-cell>
          <table:table-cell table:style-name="ce57" table:formula="of:=([.H215] / MAX([.H$193]; 1E-018))-1" office:value-type="percentage" office:value="-1" calcext:value-type="percentage">
            <text:p>-100%</text:p>
          </table:table-cell>
          <table:table-cell table:style-name="ce57" table:formula="of:=([.I215] / MAX([.I$193]; 1E-018))-1" office:value-type="percentage" office:value="-1" calcext:value-type="percentage">
            <text:p>-100%</text:p>
          </table:table-cell>
          <table:table-cell table:style-name="ce57" table:formula="of:=([.J215] / MAX([.J$193]; 1E-018))-1" office:value-type="percentage" office:value="-1" calcext:value-type="percentage">
            <text:p>-100%</text:p>
          </table:table-cell>
          <table:table-cell table:style-name="ce57" table:formula="of:=([.K215] / MAX([.K$193]; 1E-018))-1" office:value-type="percentage" office:value="-1" calcext:value-type="percentage">
            <text:p>-100%</text:p>
          </table:table-cell>
          <table:table-cell table:style-name="ce57" table:formula="of:=([.L21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6] / MAX([.D$193]; 1E-018))-1" office:value-type="percentage" office:value="-1" calcext:value-type="percentage">
            <text:p>-100%</text:p>
          </table:table-cell>
          <table:table-cell table:style-name="ce57" table:formula="of:=([.E216] / MAX([.E$193]; 1E-018))-1" office:value-type="percentage" office:value="-1" calcext:value-type="percentage">
            <text:p>-100%</text:p>
          </table:table-cell>
          <table:table-cell table:style-name="ce57" table:formula="of:=([.F216] / MAX([.F$193]; 1E-018))-1" office:value-type="percentage" office:value="-1" calcext:value-type="percentage">
            <text:p>-100%</text:p>
          </table:table-cell>
          <table:table-cell table:style-name="ce57" table:formula="of:=([.G216] / MAX([.G$193]; 1E-018))-1" office:value-type="percentage" office:value="-1" calcext:value-type="percentage">
            <text:p>-100%</text:p>
          </table:table-cell>
          <table:table-cell table:style-name="ce57" table:formula="of:=([.H216] / MAX([.H$193]; 1E-018))-1" office:value-type="percentage" office:value="-1" calcext:value-type="percentage">
            <text:p>-100%</text:p>
          </table:table-cell>
          <table:table-cell table:style-name="ce57" table:formula="of:=([.I216] / MAX([.I$193]; 1E-018))-1" office:value-type="percentage" office:value="-1" calcext:value-type="percentage">
            <text:p>-100%</text:p>
          </table:table-cell>
          <table:table-cell table:style-name="ce57" table:formula="of:=([.J216] / MAX([.J$193]; 1E-018))-1" office:value-type="percentage" office:value="-1" calcext:value-type="percentage">
            <text:p>-100%</text:p>
          </table:table-cell>
          <table:table-cell table:style-name="ce57" table:formula="of:=([.K216] / MAX([.K$193]; 1E-018))-1" office:value-type="percentage" office:value="-1" calcext:value-type="percentage">
            <text:p>-100%</text:p>
          </table:table-cell>
          <table:table-cell table:style-name="ce57" table:formula="of:=([.L21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7] / MAX([.D$193]; 1E-018))-1" office:value-type="percentage" office:value="-1" calcext:value-type="percentage">
            <text:p>-100%</text:p>
          </table:table-cell>
          <table:table-cell table:style-name="ce57" table:formula="of:=([.E217] / MAX([.E$193]; 1E-018))-1" office:value-type="percentage" office:value="-1" calcext:value-type="percentage">
            <text:p>-100%</text:p>
          </table:table-cell>
          <table:table-cell table:style-name="ce57" table:formula="of:=([.F217] / MAX([.F$193]; 1E-018))-1" office:value-type="percentage" office:value="-1" calcext:value-type="percentage">
            <text:p>-100%</text:p>
          </table:table-cell>
          <table:table-cell table:style-name="ce57" table:formula="of:=([.G217] / MAX([.G$193]; 1E-018))-1" office:value-type="percentage" office:value="-1" calcext:value-type="percentage">
            <text:p>-100%</text:p>
          </table:table-cell>
          <table:table-cell table:style-name="ce57" table:formula="of:=([.H217] / MAX([.H$193]; 1E-018))-1" office:value-type="percentage" office:value="-1" calcext:value-type="percentage">
            <text:p>-100%</text:p>
          </table:table-cell>
          <table:table-cell table:style-name="ce57" table:formula="of:=([.I217] / MAX([.I$193]; 1E-018))-1" office:value-type="percentage" office:value="-1" calcext:value-type="percentage">
            <text:p>-100%</text:p>
          </table:table-cell>
          <table:table-cell table:style-name="ce57" table:formula="of:=([.J217] / MAX([.J$193]; 1E-018))-1" office:value-type="percentage" office:value="-1" calcext:value-type="percentage">
            <text:p>-100%</text:p>
          </table:table-cell>
          <table:table-cell table:style-name="ce57" table:formula="of:=([.K217] / MAX([.K$193]; 1E-018))-1" office:value-type="percentage" office:value="-1" calcext:value-type="percentage">
            <text:p>-100%</text:p>
          </table:table-cell>
          <table:table-cell table:style-name="ce57" table:formula="of:=([.L21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8] / MAX([.D$193]; 1E-018))-1" office:value-type="percentage" office:value="-1" calcext:value-type="percentage">
            <text:p>-100%</text:p>
          </table:table-cell>
          <table:table-cell table:style-name="ce57" table:formula="of:=([.E218] / MAX([.E$193]; 1E-018))-1" office:value-type="percentage" office:value="-1" calcext:value-type="percentage">
            <text:p>-100%</text:p>
          </table:table-cell>
          <table:table-cell table:style-name="ce57" table:formula="of:=([.F218] / MAX([.F$193]; 1E-018))-1" office:value-type="percentage" office:value="-1" calcext:value-type="percentage">
            <text:p>-100%</text:p>
          </table:table-cell>
          <table:table-cell table:style-name="ce57" table:formula="of:=([.G218] / MAX([.G$193]; 1E-018))-1" office:value-type="percentage" office:value="-1" calcext:value-type="percentage">
            <text:p>-100%</text:p>
          </table:table-cell>
          <table:table-cell table:style-name="ce57" table:formula="of:=([.H218] / MAX([.H$193]; 1E-018))-1" office:value-type="percentage" office:value="-1" calcext:value-type="percentage">
            <text:p>-100%</text:p>
          </table:table-cell>
          <table:table-cell table:style-name="ce57" table:formula="of:=([.I218] / MAX([.I$193]; 1E-018))-1" office:value-type="percentage" office:value="-1" calcext:value-type="percentage">
            <text:p>-100%</text:p>
          </table:table-cell>
          <table:table-cell table:style-name="ce57" table:formula="of:=([.J218] / MAX([.J$193]; 1E-018))-1" office:value-type="percentage" office:value="-1" calcext:value-type="percentage">
            <text:p>-100%</text:p>
          </table:table-cell>
          <table:table-cell table:style-name="ce57" table:formula="of:=([.K218] / MAX([.K$193]; 1E-018))-1" office:value-type="percentage" office:value="-1" calcext:value-type="percentage">
            <text:p>-100%</text:p>
          </table:table-cell>
          <table:table-cell table:style-name="ce57" table:formula="of:=([.L21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9] / MAX([.D$193]; 1E-018))-1" office:value-type="percentage" office:value="-1" calcext:value-type="percentage">
            <text:p>-100%</text:p>
          </table:table-cell>
          <table:table-cell table:style-name="ce57" table:formula="of:=([.E219] / MAX([.E$193]; 1E-018))-1" office:value-type="percentage" office:value="-1" calcext:value-type="percentage">
            <text:p>-100%</text:p>
          </table:table-cell>
          <table:table-cell table:style-name="ce57" table:formula="of:=([.F219] / MAX([.F$193]; 1E-018))-1" office:value-type="percentage" office:value="-1" calcext:value-type="percentage">
            <text:p>-100%</text:p>
          </table:table-cell>
          <table:table-cell table:style-name="ce57" table:formula="of:=([.G219] / MAX([.G$193]; 1E-018))-1" office:value-type="percentage" office:value="-1" calcext:value-type="percentage">
            <text:p>-100%</text:p>
          </table:table-cell>
          <table:table-cell table:style-name="ce57" table:formula="of:=([.H219] / MAX([.H$193]; 1E-018))-1" office:value-type="percentage" office:value="-1" calcext:value-type="percentage">
            <text:p>-100%</text:p>
          </table:table-cell>
          <table:table-cell table:style-name="ce57" table:formula="of:=([.I219] / MAX([.I$193]; 1E-018))-1" office:value-type="percentage" office:value="-1" calcext:value-type="percentage">
            <text:p>-100%</text:p>
          </table:table-cell>
          <table:table-cell table:style-name="ce57" table:formula="of:=([.J219] / MAX([.J$193]; 1E-018))-1" office:value-type="percentage" office:value="-1" calcext:value-type="percentage">
            <text:p>-100%</text:p>
          </table:table-cell>
          <table:table-cell table:style-name="ce57" table:formula="of:=([.K219] / MAX([.K$193]; 1E-018))-1" office:value-type="percentage" office:value="-1" calcext:value-type="percentage">
            <text:p>-100%</text:p>
          </table:table-cell>
          <table:table-cell table:style-name="ce57" table:formula="of:=([.L21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0] / MAX([.D$193]; 1E-018))-1" office:value-type="percentage" office:value="-1" calcext:value-type="percentage">
            <text:p>-100%</text:p>
          </table:table-cell>
          <table:table-cell table:style-name="ce57" table:formula="of:=([.E220] / MAX([.E$193]; 1E-018))-1" office:value-type="percentage" office:value="-1" calcext:value-type="percentage">
            <text:p>-100%</text:p>
          </table:table-cell>
          <table:table-cell table:style-name="ce57" table:formula="of:=([.F220] / MAX([.F$193]; 1E-018))-1" office:value-type="percentage" office:value="-1" calcext:value-type="percentage">
            <text:p>-100%</text:p>
          </table:table-cell>
          <table:table-cell table:style-name="ce57" table:formula="of:=([.G220] / MAX([.G$193]; 1E-018))-1" office:value-type="percentage" office:value="-1" calcext:value-type="percentage">
            <text:p>-100%</text:p>
          </table:table-cell>
          <table:table-cell table:style-name="ce57" table:formula="of:=([.H220] / MAX([.H$193]; 1E-018))-1" office:value-type="percentage" office:value="-1" calcext:value-type="percentage">
            <text:p>-100%</text:p>
          </table:table-cell>
          <table:table-cell table:style-name="ce57" table:formula="of:=([.I220] / MAX([.I$193]; 1E-018))-1" office:value-type="percentage" office:value="-1" calcext:value-type="percentage">
            <text:p>-100%</text:p>
          </table:table-cell>
          <table:table-cell table:style-name="ce57" table:formula="of:=([.J220] / MAX([.J$193]; 1E-018))-1" office:value-type="percentage" office:value="-1" calcext:value-type="percentage">
            <text:p>-100%</text:p>
          </table:table-cell>
          <table:table-cell table:style-name="ce57" table:formula="of:=([.K220] / MAX([.K$193]; 1E-018))-1" office:value-type="percentage" office:value="-1" calcext:value-type="percentage">
            <text:p>-100%</text:p>
          </table:table-cell>
          <table:table-cell table:style-name="ce57" table:formula="of:=([.L22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1] / MAX([.D$193]; 1E-018))-1" office:value-type="percentage" office:value="-1" calcext:value-type="percentage">
            <text:p>-100%</text:p>
          </table:table-cell>
          <table:table-cell table:style-name="ce57" table:formula="of:=([.E221] / MAX([.E$193]; 1E-018))-1" office:value-type="percentage" office:value="-1" calcext:value-type="percentage">
            <text:p>-100%</text:p>
          </table:table-cell>
          <table:table-cell table:style-name="ce57" table:formula="of:=([.F221] / MAX([.F$193]; 1E-018))-1" office:value-type="percentage" office:value="-1" calcext:value-type="percentage">
            <text:p>-100%</text:p>
          </table:table-cell>
          <table:table-cell table:style-name="ce57" table:formula="of:=([.G221] / MAX([.G$193]; 1E-018))-1" office:value-type="percentage" office:value="-1" calcext:value-type="percentage">
            <text:p>-100%</text:p>
          </table:table-cell>
          <table:table-cell table:style-name="ce57" table:formula="of:=([.H221] / MAX([.H$193]; 1E-018))-1" office:value-type="percentage" office:value="-1" calcext:value-type="percentage">
            <text:p>-100%</text:p>
          </table:table-cell>
          <table:table-cell table:style-name="ce57" table:formula="of:=([.I221] / MAX([.I$193]; 1E-018))-1" office:value-type="percentage" office:value="-1" calcext:value-type="percentage">
            <text:p>-100%</text:p>
          </table:table-cell>
          <table:table-cell table:style-name="ce57" table:formula="of:=([.J221] / MAX([.J$193]; 1E-018))-1" office:value-type="percentage" office:value="-1" calcext:value-type="percentage">
            <text:p>-100%</text:p>
          </table:table-cell>
          <table:table-cell table:style-name="ce57" table:formula="of:=([.K221] / MAX([.K$193]; 1E-018))-1" office:value-type="percentage" office:value="-1" calcext:value-type="percentage">
            <text:p>-100%</text:p>
          </table:table-cell>
          <table:table-cell table:style-name="ce57" table:formula="of:=([.L22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2] / MAX([.D$193]; 1E-018))-1" office:value-type="percentage" office:value="-1" calcext:value-type="percentage">
            <text:p>-100%</text:p>
          </table:table-cell>
          <table:table-cell table:style-name="ce57" table:formula="of:=([.E222] / MAX([.E$193]; 1E-018))-1" office:value-type="percentage" office:value="-1" calcext:value-type="percentage">
            <text:p>-100%</text:p>
          </table:table-cell>
          <table:table-cell table:style-name="ce57" table:formula="of:=([.F222] / MAX([.F$193]; 1E-018))-1" office:value-type="percentage" office:value="-1" calcext:value-type="percentage">
            <text:p>-100%</text:p>
          </table:table-cell>
          <table:table-cell table:style-name="ce57" table:formula="of:=([.G222] / MAX([.G$193]; 1E-018))-1" office:value-type="percentage" office:value="-1" calcext:value-type="percentage">
            <text:p>-100%</text:p>
          </table:table-cell>
          <table:table-cell table:style-name="ce57" table:formula="of:=([.H222] / MAX([.H$193]; 1E-018))-1" office:value-type="percentage" office:value="-1" calcext:value-type="percentage">
            <text:p>-100%</text:p>
          </table:table-cell>
          <table:table-cell table:style-name="ce57" table:formula="of:=([.I222] / MAX([.I$193]; 1E-018))-1" office:value-type="percentage" office:value="-1" calcext:value-type="percentage">
            <text:p>-100%</text:p>
          </table:table-cell>
          <table:table-cell table:style-name="ce57" table:formula="of:=([.J222] / MAX([.J$193]; 1E-018))-1" office:value-type="percentage" office:value="-1" calcext:value-type="percentage">
            <text:p>-100%</text:p>
          </table:table-cell>
          <table:table-cell table:style-name="ce57" table:formula="of:=([.K222] / MAX([.K$193]; 1E-018))-1" office:value-type="percentage" office:value="-1" calcext:value-type="percentage">
            <text:p>-100%</text:p>
          </table:table-cell>
          <table:table-cell table:style-name="ce57" table:formula="of:=([.L22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3] / MAX([.D$193]; 1E-018))-1" office:value-type="percentage" office:value="-1" calcext:value-type="percentage">
            <text:p>-100%</text:p>
          </table:table-cell>
          <table:table-cell table:style-name="ce57" table:formula="of:=([.E223] / MAX([.E$193]; 1E-018))-1" office:value-type="percentage" office:value="-1" calcext:value-type="percentage">
            <text:p>-100%</text:p>
          </table:table-cell>
          <table:table-cell table:style-name="ce57" table:formula="of:=([.F223] / MAX([.F$193]; 1E-018))-1" office:value-type="percentage" office:value="-1" calcext:value-type="percentage">
            <text:p>-100%</text:p>
          </table:table-cell>
          <table:table-cell table:style-name="ce57" table:formula="of:=([.G223] / MAX([.G$193]; 1E-018))-1" office:value-type="percentage" office:value="-1" calcext:value-type="percentage">
            <text:p>-100%</text:p>
          </table:table-cell>
          <table:table-cell table:style-name="ce57" table:formula="of:=([.H223] / MAX([.H$193]; 1E-018))-1" office:value-type="percentage" office:value="-1" calcext:value-type="percentage">
            <text:p>-100%</text:p>
          </table:table-cell>
          <table:table-cell table:style-name="ce57" table:formula="of:=([.I223] / MAX([.I$193]; 1E-018))-1" office:value-type="percentage" office:value="-1" calcext:value-type="percentage">
            <text:p>-100%</text:p>
          </table:table-cell>
          <table:table-cell table:style-name="ce57" table:formula="of:=([.J223] / MAX([.J$193]; 1E-018))-1" office:value-type="percentage" office:value="-1" calcext:value-type="percentage">
            <text:p>-100%</text:p>
          </table:table-cell>
          <table:table-cell table:style-name="ce57" table:formula="of:=([.K223] / MAX([.K$193]; 1E-018))-1" office:value-type="percentage" office:value="-1" calcext:value-type="percentage">
            <text:p>-100%</text:p>
          </table:table-cell>
          <table:table-cell table:style-name="ce57" table:formula="of:=([.L22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4] / MAX([.D$193]; 1E-018))-1" office:value-type="percentage" office:value="-1" calcext:value-type="percentage">
            <text:p>-100%</text:p>
          </table:table-cell>
          <table:table-cell table:style-name="ce57" table:formula="of:=([.E224] / MAX([.E$193]; 1E-018))-1" office:value-type="percentage" office:value="-1" calcext:value-type="percentage">
            <text:p>-100%</text:p>
          </table:table-cell>
          <table:table-cell table:style-name="ce57" table:formula="of:=([.F224] / MAX([.F$193]; 1E-018))-1" office:value-type="percentage" office:value="-1" calcext:value-type="percentage">
            <text:p>-100%</text:p>
          </table:table-cell>
          <table:table-cell table:style-name="ce57" table:formula="of:=([.G224] / MAX([.G$193]; 1E-018))-1" office:value-type="percentage" office:value="-1" calcext:value-type="percentage">
            <text:p>-100%</text:p>
          </table:table-cell>
          <table:table-cell table:style-name="ce57" table:formula="of:=([.H224] / MAX([.H$193]; 1E-018))-1" office:value-type="percentage" office:value="-1" calcext:value-type="percentage">
            <text:p>-100%</text:p>
          </table:table-cell>
          <table:table-cell table:style-name="ce57" table:formula="of:=([.I224] / MAX([.I$193]; 1E-018))-1" office:value-type="percentage" office:value="-1" calcext:value-type="percentage">
            <text:p>-100%</text:p>
          </table:table-cell>
          <table:table-cell table:style-name="ce57" table:formula="of:=([.J224] / MAX([.J$193]; 1E-018))-1" office:value-type="percentage" office:value="-1" calcext:value-type="percentage">
            <text:p>-100%</text:p>
          </table:table-cell>
          <table:table-cell table:style-name="ce57" table:formula="of:=([.K224] / MAX([.K$193]; 1E-018))-1" office:value-type="percentage" office:value="-1" calcext:value-type="percentage">
            <text:p>-100%</text:p>
          </table:table-cell>
          <table:table-cell table:style-name="ce57" table:formula="of:=([.L22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5] / MAX([.D$193]; 1E-018))-1" office:value-type="percentage" office:value="-1" calcext:value-type="percentage">
            <text:p>-100%</text:p>
          </table:table-cell>
          <table:table-cell table:style-name="ce57" table:formula="of:=([.E225] / MAX([.E$193]; 1E-018))-1" office:value-type="percentage" office:value="-1" calcext:value-type="percentage">
            <text:p>-100%</text:p>
          </table:table-cell>
          <table:table-cell table:style-name="ce57" table:formula="of:=([.F225] / MAX([.F$193]; 1E-018))-1" office:value-type="percentage" office:value="-1" calcext:value-type="percentage">
            <text:p>-100%</text:p>
          </table:table-cell>
          <table:table-cell table:style-name="ce57" table:formula="of:=([.G225] / MAX([.G$193]; 1E-018))-1" office:value-type="percentage" office:value="-1" calcext:value-type="percentage">
            <text:p>-100%</text:p>
          </table:table-cell>
          <table:table-cell table:style-name="ce57" table:formula="of:=([.H225] / MAX([.H$193]; 1E-018))-1" office:value-type="percentage" office:value="-1" calcext:value-type="percentage">
            <text:p>-100%</text:p>
          </table:table-cell>
          <table:table-cell table:style-name="ce57" table:formula="of:=([.I225] / MAX([.I$193]; 1E-018))-1" office:value-type="percentage" office:value="-1" calcext:value-type="percentage">
            <text:p>-100%</text:p>
          </table:table-cell>
          <table:table-cell table:style-name="ce57" table:formula="of:=([.J225] / MAX([.J$193]; 1E-018))-1" office:value-type="percentage" office:value="-1" calcext:value-type="percentage">
            <text:p>-100%</text:p>
          </table:table-cell>
          <table:table-cell table:style-name="ce57" table:formula="of:=([.K225] / MAX([.K$193]; 1E-018))-1" office:value-type="percentage" office:value="-1" calcext:value-type="percentage">
            <text:p>-100%</text:p>
          </table:table-cell>
          <table:table-cell table:style-name="ce57" table:formula="of:=([.L22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6] / MAX([.D$193]; 1E-018))-1" office:value-type="percentage" office:value="-1" calcext:value-type="percentage">
            <text:p>-100%</text:p>
          </table:table-cell>
          <table:table-cell table:style-name="ce57" table:formula="of:=([.E226] / MAX([.E$193]; 1E-018))-1" office:value-type="percentage" office:value="-1" calcext:value-type="percentage">
            <text:p>-100%</text:p>
          </table:table-cell>
          <table:table-cell table:style-name="ce57" table:formula="of:=([.F226] / MAX([.F$193]; 1E-018))-1" office:value-type="percentage" office:value="-1" calcext:value-type="percentage">
            <text:p>-100%</text:p>
          </table:table-cell>
          <table:table-cell table:style-name="ce57" table:formula="of:=([.G226] / MAX([.G$193]; 1E-018))-1" office:value-type="percentage" office:value="-1" calcext:value-type="percentage">
            <text:p>-100%</text:p>
          </table:table-cell>
          <table:table-cell table:style-name="ce57" table:formula="of:=([.H226] / MAX([.H$193]; 1E-018))-1" office:value-type="percentage" office:value="-1" calcext:value-type="percentage">
            <text:p>-100%</text:p>
          </table:table-cell>
          <table:table-cell table:style-name="ce57" table:formula="of:=([.I226] / MAX([.I$193]; 1E-018))-1" office:value-type="percentage" office:value="-1" calcext:value-type="percentage">
            <text:p>-100%</text:p>
          </table:table-cell>
          <table:table-cell table:style-name="ce57" table:formula="of:=([.J226] / MAX([.J$193]; 1E-018))-1" office:value-type="percentage" office:value="-1" calcext:value-type="percentage">
            <text:p>-100%</text:p>
          </table:table-cell>
          <table:table-cell table:style-name="ce57" table:formula="of:=([.K226] / MAX([.K$193]; 1E-018))-1" office:value-type="percentage" office:value="-1" calcext:value-type="percentage">
            <text:p>-100%</text:p>
          </table:table-cell>
          <table:table-cell table:style-name="ce57" table:formula="of:=([.L22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7] / MAX([.D$193]; 1E-018))-1" office:value-type="percentage" office:value="-1" calcext:value-type="percentage">
            <text:p>-100%</text:p>
          </table:table-cell>
          <table:table-cell table:style-name="ce57" table:formula="of:=([.E227] / MAX([.E$193]; 1E-018))-1" office:value-type="percentage" office:value="-1" calcext:value-type="percentage">
            <text:p>-100%</text:p>
          </table:table-cell>
          <table:table-cell table:style-name="ce57" table:formula="of:=([.F227] / MAX([.F$193]; 1E-018))-1" office:value-type="percentage" office:value="-1" calcext:value-type="percentage">
            <text:p>-100%</text:p>
          </table:table-cell>
          <table:table-cell table:style-name="ce57" table:formula="of:=([.G227] / MAX([.G$193]; 1E-018))-1" office:value-type="percentage" office:value="-1" calcext:value-type="percentage">
            <text:p>-100%</text:p>
          </table:table-cell>
          <table:table-cell table:style-name="ce57" table:formula="of:=([.H227] / MAX([.H$193]; 1E-018))-1" office:value-type="percentage" office:value="-1" calcext:value-type="percentage">
            <text:p>-100%</text:p>
          </table:table-cell>
          <table:table-cell table:style-name="ce57" table:formula="of:=([.I227] / MAX([.I$193]; 1E-018))-1" office:value-type="percentage" office:value="-1" calcext:value-type="percentage">
            <text:p>-100%</text:p>
          </table:table-cell>
          <table:table-cell table:style-name="ce57" table:formula="of:=([.J227] / MAX([.J$193]; 1E-018))-1" office:value-type="percentage" office:value="-1" calcext:value-type="percentage">
            <text:p>-100%</text:p>
          </table:table-cell>
          <table:table-cell table:style-name="ce57" table:formula="of:=([.K227] / MAX([.K$193]; 1E-018))-1" office:value-type="percentage" office:value="-1" calcext:value-type="percentage">
            <text:p>-100%</text:p>
          </table:table-cell>
          <table:table-cell table:style-name="ce57" table:formula="of:=([.L22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8] / MAX([.D$193]; 1E-018))-1" office:value-type="percentage" office:value="-1" calcext:value-type="percentage">
            <text:p>-100%</text:p>
          </table:table-cell>
          <table:table-cell table:style-name="ce57" table:formula="of:=([.E228] / MAX([.E$193]; 1E-018))-1" office:value-type="percentage" office:value="-1" calcext:value-type="percentage">
            <text:p>-100%</text:p>
          </table:table-cell>
          <table:table-cell table:style-name="ce57" table:formula="of:=([.F228] / MAX([.F$193]; 1E-018))-1" office:value-type="percentage" office:value="-1" calcext:value-type="percentage">
            <text:p>-100%</text:p>
          </table:table-cell>
          <table:table-cell table:style-name="ce57" table:formula="of:=([.G228] / MAX([.G$193]; 1E-018))-1" office:value-type="percentage" office:value="-1" calcext:value-type="percentage">
            <text:p>-100%</text:p>
          </table:table-cell>
          <table:table-cell table:style-name="ce57" table:formula="of:=([.H228] / MAX([.H$193]; 1E-018))-1" office:value-type="percentage" office:value="-1" calcext:value-type="percentage">
            <text:p>-100%</text:p>
          </table:table-cell>
          <table:table-cell table:style-name="ce57" table:formula="of:=([.I228] / MAX([.I$193]; 1E-018))-1" office:value-type="percentage" office:value="-1" calcext:value-type="percentage">
            <text:p>-100%</text:p>
          </table:table-cell>
          <table:table-cell table:style-name="ce57" table:formula="of:=([.J228] / MAX([.J$193]; 1E-018))-1" office:value-type="percentage" office:value="-1" calcext:value-type="percentage">
            <text:p>-100%</text:p>
          </table:table-cell>
          <table:table-cell table:style-name="ce57" table:formula="of:=([.K228] / MAX([.K$193]; 1E-018))-1" office:value-type="percentage" office:value="-1" calcext:value-type="percentage">
            <text:p>-100%</text:p>
          </table:table-cell>
          <table:table-cell table:style-name="ce57" table:formula="of:=([.L22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9] / MAX([.D$193]; 1E-018))-1" office:value-type="percentage" office:value="-1" calcext:value-type="percentage">
            <text:p>-100%</text:p>
          </table:table-cell>
          <table:table-cell table:style-name="ce57" table:formula="of:=([.E229] / MAX([.E$193]; 1E-018))-1" office:value-type="percentage" office:value="-1" calcext:value-type="percentage">
            <text:p>-100%</text:p>
          </table:table-cell>
          <table:table-cell table:style-name="ce57" table:formula="of:=([.F229] / MAX([.F$193]; 1E-018))-1" office:value-type="percentage" office:value="-1" calcext:value-type="percentage">
            <text:p>-100%</text:p>
          </table:table-cell>
          <table:table-cell table:style-name="ce57" table:formula="of:=([.G229] / MAX([.G$193]; 1E-018))-1" office:value-type="percentage" office:value="-1" calcext:value-type="percentage">
            <text:p>-100%</text:p>
          </table:table-cell>
          <table:table-cell table:style-name="ce57" table:formula="of:=([.H229] / MAX([.H$193]; 1E-018))-1" office:value-type="percentage" office:value="-1" calcext:value-type="percentage">
            <text:p>-100%</text:p>
          </table:table-cell>
          <table:table-cell table:style-name="ce57" table:formula="of:=([.I229] / MAX([.I$193]; 1E-018))-1" office:value-type="percentage" office:value="-1" calcext:value-type="percentage">
            <text:p>-100%</text:p>
          </table:table-cell>
          <table:table-cell table:style-name="ce57" table:formula="of:=([.J229] / MAX([.J$193]; 1E-018))-1" office:value-type="percentage" office:value="-1" calcext:value-type="percentage">
            <text:p>-100%</text:p>
          </table:table-cell>
          <table:table-cell table:style-name="ce57" table:formula="of:=([.K229] / MAX([.K$193]; 1E-018))-1" office:value-type="percentage" office:value="-1" calcext:value-type="percentage">
            <text:p>-100%</text:p>
          </table:table-cell>
          <table:table-cell table:style-name="ce57" table:formula="of:=([.L22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0] / MAX([.D$193]; 1E-018))-1" office:value-type="percentage" office:value="-1" calcext:value-type="percentage">
            <text:p>-100%</text:p>
          </table:table-cell>
          <table:table-cell table:style-name="ce57" table:formula="of:=([.E230] / MAX([.E$193]; 1E-018))-1" office:value-type="percentage" office:value="-1" calcext:value-type="percentage">
            <text:p>-100%</text:p>
          </table:table-cell>
          <table:table-cell table:style-name="ce57" table:formula="of:=([.F230] / MAX([.F$193]; 1E-018))-1" office:value-type="percentage" office:value="-1" calcext:value-type="percentage">
            <text:p>-100%</text:p>
          </table:table-cell>
          <table:table-cell table:style-name="ce57" table:formula="of:=([.G230] / MAX([.G$193]; 1E-018))-1" office:value-type="percentage" office:value="-1" calcext:value-type="percentage">
            <text:p>-100%</text:p>
          </table:table-cell>
          <table:table-cell table:style-name="ce57" table:formula="of:=([.H230] / MAX([.H$193]; 1E-018))-1" office:value-type="percentage" office:value="-1" calcext:value-type="percentage">
            <text:p>-100%</text:p>
          </table:table-cell>
          <table:table-cell table:style-name="ce57" table:formula="of:=([.I230] / MAX([.I$193]; 1E-018))-1" office:value-type="percentage" office:value="-1" calcext:value-type="percentage">
            <text:p>-100%</text:p>
          </table:table-cell>
          <table:table-cell table:style-name="ce57" table:formula="of:=([.J230] / MAX([.J$193]; 1E-018))-1" office:value-type="percentage" office:value="-1" calcext:value-type="percentage">
            <text:p>-100%</text:p>
          </table:table-cell>
          <table:table-cell table:style-name="ce57" table:formula="of:=([.K230] / MAX([.K$193]; 1E-018))-1" office:value-type="percentage" office:value="-1" calcext:value-type="percentage">
            <text:p>-100%</text:p>
          </table:table-cell>
          <table:table-cell table:style-name="ce57" table:formula="of:=([.L23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1] / MAX([.D$193]; 1E-018))-1" office:value-type="percentage" office:value="-1" calcext:value-type="percentage">
            <text:p>-100%</text:p>
          </table:table-cell>
          <table:table-cell table:style-name="ce57" table:formula="of:=([.E231] / MAX([.E$193]; 1E-018))-1" office:value-type="percentage" office:value="-1" calcext:value-type="percentage">
            <text:p>-100%</text:p>
          </table:table-cell>
          <table:table-cell table:style-name="ce57" table:formula="of:=([.F231] / MAX([.F$193]; 1E-018))-1" office:value-type="percentage" office:value="-1" calcext:value-type="percentage">
            <text:p>-100%</text:p>
          </table:table-cell>
          <table:table-cell table:style-name="ce57" table:formula="of:=([.G231] / MAX([.G$193]; 1E-018))-1" office:value-type="percentage" office:value="-1" calcext:value-type="percentage">
            <text:p>-100%</text:p>
          </table:table-cell>
          <table:table-cell table:style-name="ce57" table:formula="of:=([.H231] / MAX([.H$193]; 1E-018))-1" office:value-type="percentage" office:value="-1" calcext:value-type="percentage">
            <text:p>-100%</text:p>
          </table:table-cell>
          <table:table-cell table:style-name="ce57" table:formula="of:=([.I231] / MAX([.I$193]; 1E-018))-1" office:value-type="percentage" office:value="-1" calcext:value-type="percentage">
            <text:p>-100%</text:p>
          </table:table-cell>
          <table:table-cell table:style-name="ce57" table:formula="of:=([.J231] / MAX([.J$193]; 1E-018))-1" office:value-type="percentage" office:value="-1" calcext:value-type="percentage">
            <text:p>-100%</text:p>
          </table:table-cell>
          <table:table-cell table:style-name="ce57" table:formula="of:=([.K231] / MAX([.K$193]; 1E-018))-1" office:value-type="percentage" office:value="-1" calcext:value-type="percentage">
            <text:p>-100%</text:p>
          </table:table-cell>
          <table:table-cell table:style-name="ce57" table:formula="of:=([.L23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2] / MAX([.D$193]; 1E-018))-1" office:value-type="percentage" office:value="-1" calcext:value-type="percentage">
            <text:p>-100%</text:p>
          </table:table-cell>
          <table:table-cell table:style-name="ce57" table:formula="of:=([.E232] / MAX([.E$193]; 1E-018))-1" office:value-type="percentage" office:value="-1" calcext:value-type="percentage">
            <text:p>-100%</text:p>
          </table:table-cell>
          <table:table-cell table:style-name="ce57" table:formula="of:=([.F232] / MAX([.F$193]; 1E-018))-1" office:value-type="percentage" office:value="-1" calcext:value-type="percentage">
            <text:p>-100%</text:p>
          </table:table-cell>
          <table:table-cell table:style-name="ce57" table:formula="of:=([.G232] / MAX([.G$193]; 1E-018))-1" office:value-type="percentage" office:value="-1" calcext:value-type="percentage">
            <text:p>-100%</text:p>
          </table:table-cell>
          <table:table-cell table:style-name="ce57" table:formula="of:=([.H232] / MAX([.H$193]; 1E-018))-1" office:value-type="percentage" office:value="-1" calcext:value-type="percentage">
            <text:p>-100%</text:p>
          </table:table-cell>
          <table:table-cell table:style-name="ce57" table:formula="of:=([.I232] / MAX([.I$193]; 1E-018))-1" office:value-type="percentage" office:value="-1" calcext:value-type="percentage">
            <text:p>-100%</text:p>
          </table:table-cell>
          <table:table-cell table:style-name="ce57" table:formula="of:=([.J232] / MAX([.J$193]; 1E-018))-1" office:value-type="percentage" office:value="-1" calcext:value-type="percentage">
            <text:p>-100%</text:p>
          </table:table-cell>
          <table:table-cell table:style-name="ce57" table:formula="of:=([.K232] / MAX([.K$193]; 1E-018))-1" office:value-type="percentage" office:value="-1" calcext:value-type="percentage">
            <text:p>-100%</text:p>
          </table:table-cell>
          <table:table-cell table:style-name="ce57" table:formula="of:=([.L23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3] / MAX([.D$193]; 1E-018))-1" office:value-type="percentage" office:value="-1" calcext:value-type="percentage">
            <text:p>-100%</text:p>
          </table:table-cell>
          <table:table-cell table:style-name="ce57" table:formula="of:=([.E233] / MAX([.E$193]; 1E-018))-1" office:value-type="percentage" office:value="-1" calcext:value-type="percentage">
            <text:p>-100%</text:p>
          </table:table-cell>
          <table:table-cell table:style-name="ce57" table:formula="of:=([.F233] / MAX([.F$193]; 1E-018))-1" office:value-type="percentage" office:value="-1" calcext:value-type="percentage">
            <text:p>-100%</text:p>
          </table:table-cell>
          <table:table-cell table:style-name="ce57" table:formula="of:=([.G233] / MAX([.G$193]; 1E-018))-1" office:value-type="percentage" office:value="-1" calcext:value-type="percentage">
            <text:p>-100%</text:p>
          </table:table-cell>
          <table:table-cell table:style-name="ce57" table:formula="of:=([.H233] / MAX([.H$193]; 1E-018))-1" office:value-type="percentage" office:value="-1" calcext:value-type="percentage">
            <text:p>-100%</text:p>
          </table:table-cell>
          <table:table-cell table:style-name="ce57" table:formula="of:=([.I233] / MAX([.I$193]; 1E-018))-1" office:value-type="percentage" office:value="-1" calcext:value-type="percentage">
            <text:p>-100%</text:p>
          </table:table-cell>
          <table:table-cell table:style-name="ce57" table:formula="of:=([.J233] / MAX([.J$193]; 1E-018))-1" office:value-type="percentage" office:value="-1" calcext:value-type="percentage">
            <text:p>-100%</text:p>
          </table:table-cell>
          <table:table-cell table:style-name="ce57" table:formula="of:=([.K233] / MAX([.K$193]; 1E-018))-1" office:value-type="percentage" office:value="-1" calcext:value-type="percentage">
            <text:p>-100%</text:p>
          </table:table-cell>
          <table:table-cell table:style-name="ce57" table:formula="of:=([.L23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4] / MAX([.D$193]; 1E-018))-1" office:value-type="percentage" office:value="-1" calcext:value-type="percentage">
            <text:p>-100%</text:p>
          </table:table-cell>
          <table:table-cell table:style-name="ce57" table:formula="of:=([.E234] / MAX([.E$193]; 1E-018))-1" office:value-type="percentage" office:value="-1" calcext:value-type="percentage">
            <text:p>-100%</text:p>
          </table:table-cell>
          <table:table-cell table:style-name="ce57" table:formula="of:=([.F234] / MAX([.F$193]; 1E-018))-1" office:value-type="percentage" office:value="-1" calcext:value-type="percentage">
            <text:p>-100%</text:p>
          </table:table-cell>
          <table:table-cell table:style-name="ce57" table:formula="of:=([.G234] / MAX([.G$193]; 1E-018))-1" office:value-type="percentage" office:value="-1" calcext:value-type="percentage">
            <text:p>-100%</text:p>
          </table:table-cell>
          <table:table-cell table:style-name="ce57" table:formula="of:=([.H234] / MAX([.H$193]; 1E-018))-1" office:value-type="percentage" office:value="-1" calcext:value-type="percentage">
            <text:p>-100%</text:p>
          </table:table-cell>
          <table:table-cell table:style-name="ce57" table:formula="of:=([.I234] / MAX([.I$193]; 1E-018))-1" office:value-type="percentage" office:value="-1" calcext:value-type="percentage">
            <text:p>-100%</text:p>
          </table:table-cell>
          <table:table-cell table:style-name="ce57" table:formula="of:=([.J234] / MAX([.J$193]; 1E-018))-1" office:value-type="percentage" office:value="-1" calcext:value-type="percentage">
            <text:p>-100%</text:p>
          </table:table-cell>
          <table:table-cell table:style-name="ce57" table:formula="of:=([.K234] / MAX([.K$193]; 1E-018))-1" office:value-type="percentage" office:value="-1" calcext:value-type="percentage">
            <text:p>-100%</text:p>
          </table:table-cell>
          <table:table-cell table:style-name="ce57" table:formula="of:=([.L23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5] / MAX([.D$193]; 1E-018))-1" office:value-type="percentage" office:value="-1" calcext:value-type="percentage">
            <text:p>-100%</text:p>
          </table:table-cell>
          <table:table-cell table:style-name="ce57" table:formula="of:=([.E235] / MAX([.E$193]; 1E-018))-1" office:value-type="percentage" office:value="-1" calcext:value-type="percentage">
            <text:p>-100%</text:p>
          </table:table-cell>
          <table:table-cell table:style-name="ce57" table:formula="of:=([.F235] / MAX([.F$193]; 1E-018))-1" office:value-type="percentage" office:value="-1" calcext:value-type="percentage">
            <text:p>-100%</text:p>
          </table:table-cell>
          <table:table-cell table:style-name="ce57" table:formula="of:=([.G235] / MAX([.G$193]; 1E-018))-1" office:value-type="percentage" office:value="-1" calcext:value-type="percentage">
            <text:p>-100%</text:p>
          </table:table-cell>
          <table:table-cell table:style-name="ce57" table:formula="of:=([.H235] / MAX([.H$193]; 1E-018))-1" office:value-type="percentage" office:value="-1" calcext:value-type="percentage">
            <text:p>-100%</text:p>
          </table:table-cell>
          <table:table-cell table:style-name="ce57" table:formula="of:=([.I235] / MAX([.I$193]; 1E-018))-1" office:value-type="percentage" office:value="-1" calcext:value-type="percentage">
            <text:p>-100%</text:p>
          </table:table-cell>
          <table:table-cell table:style-name="ce57" table:formula="of:=([.J235] / MAX([.J$193]; 1E-018))-1" office:value-type="percentage" office:value="-1" calcext:value-type="percentage">
            <text:p>-100%</text:p>
          </table:table-cell>
          <table:table-cell table:style-name="ce57" table:formula="of:=([.K235] / MAX([.K$193]; 1E-018))-1" office:value-type="percentage" office:value="-1" calcext:value-type="percentage">
            <text:p>-100%</text:p>
          </table:table-cell>
          <table:table-cell table:style-name="ce57" table:formula="of:=([.L23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6] / MAX([.D$193]; 1E-018))-1" office:value-type="percentage" office:value="-1" calcext:value-type="percentage">
            <text:p>-100%</text:p>
          </table:table-cell>
          <table:table-cell table:style-name="ce57" table:formula="of:=([.E236] / MAX([.E$193]; 1E-018))-1" office:value-type="percentage" office:value="-1" calcext:value-type="percentage">
            <text:p>-100%</text:p>
          </table:table-cell>
          <table:table-cell table:style-name="ce57" table:formula="of:=([.F236] / MAX([.F$193]; 1E-018))-1" office:value-type="percentage" office:value="-1" calcext:value-type="percentage">
            <text:p>-100%</text:p>
          </table:table-cell>
          <table:table-cell table:style-name="ce57" table:formula="of:=([.G236] / MAX([.G$193]; 1E-018))-1" office:value-type="percentage" office:value="-1" calcext:value-type="percentage">
            <text:p>-100%</text:p>
          </table:table-cell>
          <table:table-cell table:style-name="ce57" table:formula="of:=([.H236] / MAX([.H$193]; 1E-018))-1" office:value-type="percentage" office:value="-1" calcext:value-type="percentage">
            <text:p>-100%</text:p>
          </table:table-cell>
          <table:table-cell table:style-name="ce57" table:formula="of:=([.I236] / MAX([.I$193]; 1E-018))-1" office:value-type="percentage" office:value="-1" calcext:value-type="percentage">
            <text:p>-100%</text:p>
          </table:table-cell>
          <table:table-cell table:style-name="ce57" table:formula="of:=([.J236] / MAX([.J$193]; 1E-018))-1" office:value-type="percentage" office:value="-1" calcext:value-type="percentage">
            <text:p>-100%</text:p>
          </table:table-cell>
          <table:table-cell table:style-name="ce57" table:formula="of:=([.K236] / MAX([.K$193]; 1E-018))-1" office:value-type="percentage" office:value="-1" calcext:value-type="percentage">
            <text:p>-100%</text:p>
          </table:table-cell>
          <table:table-cell table:style-name="ce57" table:formula="of:=([.L23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58" table:formula="of:=([.D193] / MAX([.$D$193]; 1E-018))-1" office:value-type="percentage" office:value="-1" calcext:value-type="percentage">
            <text:p>-100%</text:p>
          </table:table-cell>
          <table:table-cell table:style-name="ce58" table:formula="of:=([.E193] / MAX([.$D$193]; 1E-018))-1" office:value-type="percentage" office:value="-1" calcext:value-type="percentage">
            <text:p>-100%</text:p>
          </table:table-cell>
          <table:table-cell table:style-name="ce58" table:formula="of:=([.F193] / MAX([.$D$193]; 1E-018))-1" office:value-type="percentage" office:value="-1" calcext:value-type="percentage">
            <text:p>-100%</text:p>
          </table:table-cell>
          <table:table-cell table:style-name="ce58" table:formula="of:=([.G193] / MAX([.$D$193]; 1E-018))-1" office:value-type="percentage" office:value="-1" calcext:value-type="percentage">
            <text:p>-100%</text:p>
          </table:table-cell>
          <table:table-cell table:style-name="ce58" table:formula="of:=([.H193] / MAX([.$D$193]; 1E-018))-1" office:value-type="percentage" office:value="-1" calcext:value-type="percentage">
            <text:p>-100%</text:p>
          </table:table-cell>
          <table:table-cell table:style-name="ce58" table:formula="of:=([.I193] / MAX([.$D$193]; 1E-018))-1" office:value-type="percentage" office:value="-1" calcext:value-type="percentage">
            <text:p>-100%</text:p>
          </table:table-cell>
          <table:table-cell table:style-name="ce58" table:formula="of:=([.J193] / MAX([.$D$193]; 1E-018))-1" office:value-type="percentage" office:value="-1" calcext:value-type="percentage">
            <text:p>-100%</text:p>
          </table:table-cell>
          <table:table-cell table:style-name="ce58" table:formula="of:=([.K193] / MAX([.$D$193]; 1E-018))-1" office:value-type="percentage" office:value="-1" calcext:value-type="percentage">
            <text:p>-100%</text:p>
          </table:table-cell>
          <table:table-cell table:style-name="ce58" table:formula="of:=([.L19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4] / MAX([.$D$193]; 1E-018))-1" office:value-type="percentage" office:value="-1" calcext:value-type="percentage">
            <text:p>-100%</text:p>
          </table:table-cell>
          <table:table-cell table:style-name="ce58" table:formula="of:=([.E194] / MAX([.$D$193]; 1E-018))-1" office:value-type="percentage" office:value="-1" calcext:value-type="percentage">
            <text:p>-100%</text:p>
          </table:table-cell>
          <table:table-cell table:style-name="ce58" table:formula="of:=([.F194] / MAX([.$D$193]; 1E-018))-1" office:value-type="percentage" office:value="-1" calcext:value-type="percentage">
            <text:p>-100%</text:p>
          </table:table-cell>
          <table:table-cell table:style-name="ce58" table:formula="of:=([.G194] / MAX([.$D$193]; 1E-018))-1" office:value-type="percentage" office:value="-1" calcext:value-type="percentage">
            <text:p>-100%</text:p>
          </table:table-cell>
          <table:table-cell table:style-name="ce58" table:formula="of:=([.H194] / MAX([.$D$193]; 1E-018))-1" office:value-type="percentage" office:value="-1" calcext:value-type="percentage">
            <text:p>-100%</text:p>
          </table:table-cell>
          <table:table-cell table:style-name="ce58" table:formula="of:=([.I194] / MAX([.$D$193]; 1E-018))-1" office:value-type="percentage" office:value="-1" calcext:value-type="percentage">
            <text:p>-100%</text:p>
          </table:table-cell>
          <table:table-cell table:style-name="ce58" table:formula="of:=([.J194] / MAX([.$D$193]; 1E-018))-1" office:value-type="percentage" office:value="-1" calcext:value-type="percentage">
            <text:p>-100%</text:p>
          </table:table-cell>
          <table:table-cell table:style-name="ce58" table:formula="of:=([.K194] / MAX([.$D$193]; 1E-018))-1" office:value-type="percentage" office:value="-1" calcext:value-type="percentage">
            <text:p>-100%</text:p>
          </table:table-cell>
          <table:table-cell table:style-name="ce58" table:formula="of:=([.L19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5] / MAX([.$D$193]; 1E-018))-1" office:value-type="percentage" office:value="-1" calcext:value-type="percentage">
            <text:p>-100%</text:p>
          </table:table-cell>
          <table:table-cell table:style-name="ce58" table:formula="of:=([.E195] / MAX([.$D$193]; 1E-018))-1" office:value-type="percentage" office:value="-1" calcext:value-type="percentage">
            <text:p>-100%</text:p>
          </table:table-cell>
          <table:table-cell table:style-name="ce58" table:formula="of:=([.F195] / MAX([.$D$193]; 1E-018))-1" office:value-type="percentage" office:value="-1" calcext:value-type="percentage">
            <text:p>-100%</text:p>
          </table:table-cell>
          <table:table-cell table:style-name="ce58" table:formula="of:=([.G195] / MAX([.$D$193]; 1E-018))-1" office:value-type="percentage" office:value="-1" calcext:value-type="percentage">
            <text:p>-100%</text:p>
          </table:table-cell>
          <table:table-cell table:style-name="ce58" table:formula="of:=([.H195] / MAX([.$D$193]; 1E-018))-1" office:value-type="percentage" office:value="-1" calcext:value-type="percentage">
            <text:p>-100%</text:p>
          </table:table-cell>
          <table:table-cell table:style-name="ce58" table:formula="of:=([.I195] / MAX([.$D$193]; 1E-018))-1" office:value-type="percentage" office:value="-1" calcext:value-type="percentage">
            <text:p>-100%</text:p>
          </table:table-cell>
          <table:table-cell table:style-name="ce58" table:formula="of:=([.J195] / MAX([.$D$193]; 1E-018))-1" office:value-type="percentage" office:value="-1" calcext:value-type="percentage">
            <text:p>-100%</text:p>
          </table:table-cell>
          <table:table-cell table:style-name="ce58" table:formula="of:=([.K195] / MAX([.$D$193]; 1E-018))-1" office:value-type="percentage" office:value="-1" calcext:value-type="percentage">
            <text:p>-100%</text:p>
          </table:table-cell>
          <table:table-cell table:style-name="ce58" table:formula="of:=([.L19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6] / MAX([.$D$193]; 1E-018))-1" office:value-type="percentage" office:value="-1" calcext:value-type="percentage">
            <text:p>-100%</text:p>
          </table:table-cell>
          <table:table-cell table:style-name="ce58" table:formula="of:=([.E196] / MAX([.$D$193]; 1E-018))-1" office:value-type="percentage" office:value="-1" calcext:value-type="percentage">
            <text:p>-100%</text:p>
          </table:table-cell>
          <table:table-cell table:style-name="ce58" table:formula="of:=([.F196] / MAX([.$D$193]; 1E-018))-1" office:value-type="percentage" office:value="-1" calcext:value-type="percentage">
            <text:p>-100%</text:p>
          </table:table-cell>
          <table:table-cell table:style-name="ce58" table:formula="of:=([.G196] / MAX([.$D$193]; 1E-018))-1" office:value-type="percentage" office:value="-1" calcext:value-type="percentage">
            <text:p>-100%</text:p>
          </table:table-cell>
          <table:table-cell table:style-name="ce58" table:formula="of:=([.H196] / MAX([.$D$193]; 1E-018))-1" office:value-type="percentage" office:value="-1" calcext:value-type="percentage">
            <text:p>-100%</text:p>
          </table:table-cell>
          <table:table-cell table:style-name="ce58" table:formula="of:=([.I196] / MAX([.$D$193]; 1E-018))-1" office:value-type="percentage" office:value="-1" calcext:value-type="percentage">
            <text:p>-100%</text:p>
          </table:table-cell>
          <table:table-cell table:style-name="ce58" table:formula="of:=([.J196] / MAX([.$D$193]; 1E-018))-1" office:value-type="percentage" office:value="-1" calcext:value-type="percentage">
            <text:p>-100%</text:p>
          </table:table-cell>
          <table:table-cell table:style-name="ce58" table:formula="of:=([.K196] / MAX([.$D$193]; 1E-018))-1" office:value-type="percentage" office:value="-1" calcext:value-type="percentage">
            <text:p>-100%</text:p>
          </table:table-cell>
          <table:table-cell table:style-name="ce58" table:formula="of:=([.L19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7] / MAX([.$D$193]; 1E-018))-1" office:value-type="percentage" office:value="-1" calcext:value-type="percentage">
            <text:p>-100%</text:p>
          </table:table-cell>
          <table:table-cell table:style-name="ce58" table:formula="of:=([.E197] / MAX([.$D$193]; 1E-018))-1" office:value-type="percentage" office:value="-1" calcext:value-type="percentage">
            <text:p>-100%</text:p>
          </table:table-cell>
          <table:table-cell table:style-name="ce58" table:formula="of:=([.F197] / MAX([.$D$193]; 1E-018))-1" office:value-type="percentage" office:value="-1" calcext:value-type="percentage">
            <text:p>-100%</text:p>
          </table:table-cell>
          <table:table-cell table:style-name="ce58" table:formula="of:=([.G197] / MAX([.$D$193]; 1E-018))-1" office:value-type="percentage" office:value="-1" calcext:value-type="percentage">
            <text:p>-100%</text:p>
          </table:table-cell>
          <table:table-cell table:style-name="ce58" table:formula="of:=([.H197] / MAX([.$D$193]; 1E-018))-1" office:value-type="percentage" office:value="-1" calcext:value-type="percentage">
            <text:p>-100%</text:p>
          </table:table-cell>
          <table:table-cell table:style-name="ce58" table:formula="of:=([.I197] / MAX([.$D$193]; 1E-018))-1" office:value-type="percentage" office:value="-1" calcext:value-type="percentage">
            <text:p>-100%</text:p>
          </table:table-cell>
          <table:table-cell table:style-name="ce58" table:formula="of:=([.J197] / MAX([.$D$193]; 1E-018))-1" office:value-type="percentage" office:value="-1" calcext:value-type="percentage">
            <text:p>-100%</text:p>
          </table:table-cell>
          <table:table-cell table:style-name="ce58" table:formula="of:=([.K197] / MAX([.$D$193]; 1E-018))-1" office:value-type="percentage" office:value="-1" calcext:value-type="percentage">
            <text:p>-100%</text:p>
          </table:table-cell>
          <table:table-cell table:style-name="ce58" table:formula="of:=([.L19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8] / MAX([.$D$193]; 1E-018))-1" office:value-type="percentage" office:value="-1" calcext:value-type="percentage">
            <text:p>-100%</text:p>
          </table:table-cell>
          <table:table-cell table:style-name="ce58" table:formula="of:=([.E198] / MAX([.$D$193]; 1E-018))-1" office:value-type="percentage" office:value="-1" calcext:value-type="percentage">
            <text:p>-100%</text:p>
          </table:table-cell>
          <table:table-cell table:style-name="ce58" table:formula="of:=([.F198] / MAX([.$D$193]; 1E-018))-1" office:value-type="percentage" office:value="-1" calcext:value-type="percentage">
            <text:p>-100%</text:p>
          </table:table-cell>
          <table:table-cell table:style-name="ce58" table:formula="of:=([.G198] / MAX([.$D$193]; 1E-018))-1" office:value-type="percentage" office:value="-1" calcext:value-type="percentage">
            <text:p>-100%</text:p>
          </table:table-cell>
          <table:table-cell table:style-name="ce58" table:formula="of:=([.H198] / MAX([.$D$193]; 1E-018))-1" office:value-type="percentage" office:value="-1" calcext:value-type="percentage">
            <text:p>-100%</text:p>
          </table:table-cell>
          <table:table-cell table:style-name="ce58" table:formula="of:=([.I198] / MAX([.$D$193]; 1E-018))-1" office:value-type="percentage" office:value="-1" calcext:value-type="percentage">
            <text:p>-100%</text:p>
          </table:table-cell>
          <table:table-cell table:style-name="ce58" table:formula="of:=([.J198] / MAX([.$D$193]; 1E-018))-1" office:value-type="percentage" office:value="-1" calcext:value-type="percentage">
            <text:p>-100%</text:p>
          </table:table-cell>
          <table:table-cell table:style-name="ce58" table:formula="of:=([.K198] / MAX([.$D$193]; 1E-018))-1" office:value-type="percentage" office:value="-1" calcext:value-type="percentage">
            <text:p>-100%</text:p>
          </table:table-cell>
          <table:table-cell table:style-name="ce58" table:formula="of:=([.L19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9] / MAX([.$D$193]; 1E-018))-1" office:value-type="percentage" office:value="-1" calcext:value-type="percentage">
            <text:p>-100%</text:p>
          </table:table-cell>
          <table:table-cell table:style-name="ce58" table:formula="of:=([.E199] / MAX([.$D$193]; 1E-018))-1" office:value-type="percentage" office:value="-1" calcext:value-type="percentage">
            <text:p>-100%</text:p>
          </table:table-cell>
          <table:table-cell table:style-name="ce58" table:formula="of:=([.F199] / MAX([.$D$193]; 1E-018))-1" office:value-type="percentage" office:value="-1" calcext:value-type="percentage">
            <text:p>-100%</text:p>
          </table:table-cell>
          <table:table-cell table:style-name="ce58" table:formula="of:=([.G199] / MAX([.$D$193]; 1E-018))-1" office:value-type="percentage" office:value="-1" calcext:value-type="percentage">
            <text:p>-100%</text:p>
          </table:table-cell>
          <table:table-cell table:style-name="ce58" table:formula="of:=([.H199] / MAX([.$D$193]; 1E-018))-1" office:value-type="percentage" office:value="-1" calcext:value-type="percentage">
            <text:p>-100%</text:p>
          </table:table-cell>
          <table:table-cell table:style-name="ce58" table:formula="of:=([.I199] / MAX([.$D$193]; 1E-018))-1" office:value-type="percentage" office:value="-1" calcext:value-type="percentage">
            <text:p>-100%</text:p>
          </table:table-cell>
          <table:table-cell table:style-name="ce58" table:formula="of:=([.J199] / MAX([.$D$193]; 1E-018))-1" office:value-type="percentage" office:value="-1" calcext:value-type="percentage">
            <text:p>-100%</text:p>
          </table:table-cell>
          <table:table-cell table:style-name="ce58" table:formula="of:=([.K199] / MAX([.$D$193]; 1E-018))-1" office:value-type="percentage" office:value="-1" calcext:value-type="percentage">
            <text:p>-100%</text:p>
          </table:table-cell>
          <table:table-cell table:style-name="ce58" table:formula="of:=([.L19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0] / MAX([.$D$193]; 1E-018))-1" office:value-type="percentage" office:value="-1" calcext:value-type="percentage">
            <text:p>-100%</text:p>
          </table:table-cell>
          <table:table-cell table:style-name="ce58" table:formula="of:=([.E200] / MAX([.$D$193]; 1E-018))-1" office:value-type="percentage" office:value="-1" calcext:value-type="percentage">
            <text:p>-100%</text:p>
          </table:table-cell>
          <table:table-cell table:style-name="ce58" table:formula="of:=([.F200] / MAX([.$D$193]; 1E-018))-1" office:value-type="percentage" office:value="-1" calcext:value-type="percentage">
            <text:p>-100%</text:p>
          </table:table-cell>
          <table:table-cell table:style-name="ce58" table:formula="of:=([.G200] / MAX([.$D$193]; 1E-018))-1" office:value-type="percentage" office:value="-1" calcext:value-type="percentage">
            <text:p>-100%</text:p>
          </table:table-cell>
          <table:table-cell table:style-name="ce58" table:formula="of:=([.H200] / MAX([.$D$193]; 1E-018))-1" office:value-type="percentage" office:value="-1" calcext:value-type="percentage">
            <text:p>-100%</text:p>
          </table:table-cell>
          <table:table-cell table:style-name="ce58" table:formula="of:=([.I200] / MAX([.$D$193]; 1E-018))-1" office:value-type="percentage" office:value="-1" calcext:value-type="percentage">
            <text:p>-100%</text:p>
          </table:table-cell>
          <table:table-cell table:style-name="ce58" table:formula="of:=([.J200] / MAX([.$D$193]; 1E-018))-1" office:value-type="percentage" office:value="-1" calcext:value-type="percentage">
            <text:p>-100%</text:p>
          </table:table-cell>
          <table:table-cell table:style-name="ce58" table:formula="of:=([.K200] / MAX([.$D$193]; 1E-018))-1" office:value-type="percentage" office:value="-1" calcext:value-type="percentage">
            <text:p>-100%</text:p>
          </table:table-cell>
          <table:table-cell table:style-name="ce58" table:formula="of:=([.L20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1] / MAX([.$D$193]; 1E-018))-1" office:value-type="percentage" office:value="-1" calcext:value-type="percentage">
            <text:p>-100%</text:p>
          </table:table-cell>
          <table:table-cell table:style-name="ce58" table:formula="of:=([.E201] / MAX([.$D$193]; 1E-018))-1" office:value-type="percentage" office:value="-1" calcext:value-type="percentage">
            <text:p>-100%</text:p>
          </table:table-cell>
          <table:table-cell table:style-name="ce58" table:formula="of:=([.F201] / MAX([.$D$193]; 1E-018))-1" office:value-type="percentage" office:value="-1" calcext:value-type="percentage">
            <text:p>-100%</text:p>
          </table:table-cell>
          <table:table-cell table:style-name="ce58" table:formula="of:=([.G201] / MAX([.$D$193]; 1E-018))-1" office:value-type="percentage" office:value="-1" calcext:value-type="percentage">
            <text:p>-100%</text:p>
          </table:table-cell>
          <table:table-cell table:style-name="ce58" table:formula="of:=([.H201] / MAX([.$D$193]; 1E-018))-1" office:value-type="percentage" office:value="-1" calcext:value-type="percentage">
            <text:p>-100%</text:p>
          </table:table-cell>
          <table:table-cell table:style-name="ce58" table:formula="of:=([.I201] / MAX([.$D$193]; 1E-018))-1" office:value-type="percentage" office:value="-1" calcext:value-type="percentage">
            <text:p>-100%</text:p>
          </table:table-cell>
          <table:table-cell table:style-name="ce58" table:formula="of:=([.J201] / MAX([.$D$193]; 1E-018))-1" office:value-type="percentage" office:value="-1" calcext:value-type="percentage">
            <text:p>-100%</text:p>
          </table:table-cell>
          <table:table-cell table:style-name="ce58" table:formula="of:=([.K201] / MAX([.$D$193]; 1E-018))-1" office:value-type="percentage" office:value="-1" calcext:value-type="percentage">
            <text:p>-100%</text:p>
          </table:table-cell>
          <table:table-cell table:style-name="ce58" table:formula="of:=([.L20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2] / MAX([.$D$193]; 1E-018))-1" office:value-type="percentage" office:value="-1" calcext:value-type="percentage">
            <text:p>-100%</text:p>
          </table:table-cell>
          <table:table-cell table:style-name="ce58" table:formula="of:=([.E202] / MAX([.$D$193]; 1E-018))-1" office:value-type="percentage" office:value="-1" calcext:value-type="percentage">
            <text:p>-100%</text:p>
          </table:table-cell>
          <table:table-cell table:style-name="ce58" table:formula="of:=([.F202] / MAX([.$D$193]; 1E-018))-1" office:value-type="percentage" office:value="-1" calcext:value-type="percentage">
            <text:p>-100%</text:p>
          </table:table-cell>
          <table:table-cell table:style-name="ce58" table:formula="of:=([.G202] / MAX([.$D$193]; 1E-018))-1" office:value-type="percentage" office:value="-1" calcext:value-type="percentage">
            <text:p>-100%</text:p>
          </table:table-cell>
          <table:table-cell table:style-name="ce58" table:formula="of:=([.H202] / MAX([.$D$193]; 1E-018))-1" office:value-type="percentage" office:value="-1" calcext:value-type="percentage">
            <text:p>-100%</text:p>
          </table:table-cell>
          <table:table-cell table:style-name="ce58" table:formula="of:=([.I202] / MAX([.$D$193]; 1E-018))-1" office:value-type="percentage" office:value="-1" calcext:value-type="percentage">
            <text:p>-100%</text:p>
          </table:table-cell>
          <table:table-cell table:style-name="ce58" table:formula="of:=([.J202] / MAX([.$D$193]; 1E-018))-1" office:value-type="percentage" office:value="-1" calcext:value-type="percentage">
            <text:p>-100%</text:p>
          </table:table-cell>
          <table:table-cell table:style-name="ce58" table:formula="of:=([.K202] / MAX([.$D$193]; 1E-018))-1" office:value-type="percentage" office:value="-1" calcext:value-type="percentage">
            <text:p>-100%</text:p>
          </table:table-cell>
          <table:table-cell table:style-name="ce58" table:formula="of:=([.L20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3] / MAX([.$D$193]; 1E-018))-1" office:value-type="percentage" office:value="-1" calcext:value-type="percentage">
            <text:p>-100%</text:p>
          </table:table-cell>
          <table:table-cell table:style-name="ce58" table:formula="of:=([.E203] / MAX([.$D$193]; 1E-018))-1" office:value-type="percentage" office:value="-1" calcext:value-type="percentage">
            <text:p>-100%</text:p>
          </table:table-cell>
          <table:table-cell table:style-name="ce58" table:formula="of:=([.F203] / MAX([.$D$193]; 1E-018))-1" office:value-type="percentage" office:value="-1" calcext:value-type="percentage">
            <text:p>-100%</text:p>
          </table:table-cell>
          <table:table-cell table:style-name="ce58" table:formula="of:=([.G203] / MAX([.$D$193]; 1E-018))-1" office:value-type="percentage" office:value="-1" calcext:value-type="percentage">
            <text:p>-100%</text:p>
          </table:table-cell>
          <table:table-cell table:style-name="ce58" table:formula="of:=([.H203] / MAX([.$D$193]; 1E-018))-1" office:value-type="percentage" office:value="-1" calcext:value-type="percentage">
            <text:p>-100%</text:p>
          </table:table-cell>
          <table:table-cell table:style-name="ce58" table:formula="of:=([.I203] / MAX([.$D$193]; 1E-018))-1" office:value-type="percentage" office:value="-1" calcext:value-type="percentage">
            <text:p>-100%</text:p>
          </table:table-cell>
          <table:table-cell table:style-name="ce58" table:formula="of:=([.J203] / MAX([.$D$193]; 1E-018))-1" office:value-type="percentage" office:value="-1" calcext:value-type="percentage">
            <text:p>-100%</text:p>
          </table:table-cell>
          <table:table-cell table:style-name="ce58" table:formula="of:=([.K203] / MAX([.$D$193]; 1E-018))-1" office:value-type="percentage" office:value="-1" calcext:value-type="percentage">
            <text:p>-100%</text:p>
          </table:table-cell>
          <table:table-cell table:style-name="ce58" table:formula="of:=([.L20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4] / MAX([.$D$193]; 1E-018))-1" office:value-type="percentage" office:value="-1" calcext:value-type="percentage">
            <text:p>-100%</text:p>
          </table:table-cell>
          <table:table-cell table:style-name="ce58" table:formula="of:=([.E204] / MAX([.$D$193]; 1E-018))-1" office:value-type="percentage" office:value="-1" calcext:value-type="percentage">
            <text:p>-100%</text:p>
          </table:table-cell>
          <table:table-cell table:style-name="ce58" table:formula="of:=([.F204] / MAX([.$D$193]; 1E-018))-1" office:value-type="percentage" office:value="-1" calcext:value-type="percentage">
            <text:p>-100%</text:p>
          </table:table-cell>
          <table:table-cell table:style-name="ce58" table:formula="of:=([.G204] / MAX([.$D$193]; 1E-018))-1" office:value-type="percentage" office:value="-1" calcext:value-type="percentage">
            <text:p>-100%</text:p>
          </table:table-cell>
          <table:table-cell table:style-name="ce58" table:formula="of:=([.H204] / MAX([.$D$193]; 1E-018))-1" office:value-type="percentage" office:value="-1" calcext:value-type="percentage">
            <text:p>-100%</text:p>
          </table:table-cell>
          <table:table-cell table:style-name="ce58" table:formula="of:=([.I204] / MAX([.$D$193]; 1E-018))-1" office:value-type="percentage" office:value="-1" calcext:value-type="percentage">
            <text:p>-100%</text:p>
          </table:table-cell>
          <table:table-cell table:style-name="ce58" table:formula="of:=([.J204] / MAX([.$D$193]; 1E-018))-1" office:value-type="percentage" office:value="-1" calcext:value-type="percentage">
            <text:p>-100%</text:p>
          </table:table-cell>
          <table:table-cell table:style-name="ce58" table:formula="of:=([.K204] / MAX([.$D$193]; 1E-018))-1" office:value-type="percentage" office:value="-1" calcext:value-type="percentage">
            <text:p>-100%</text:p>
          </table:table-cell>
          <table:table-cell table:style-name="ce58" table:formula="of:=([.L20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5] / MAX([.$D$193]; 1E-018))-1" office:value-type="percentage" office:value="-1" calcext:value-type="percentage">
            <text:p>-100%</text:p>
          </table:table-cell>
          <table:table-cell table:style-name="ce58" table:formula="of:=([.E205] / MAX([.$D$193]; 1E-018))-1" office:value-type="percentage" office:value="-1" calcext:value-type="percentage">
            <text:p>-100%</text:p>
          </table:table-cell>
          <table:table-cell table:style-name="ce58" table:formula="of:=([.F205] / MAX([.$D$193]; 1E-018))-1" office:value-type="percentage" office:value="-1" calcext:value-type="percentage">
            <text:p>-100%</text:p>
          </table:table-cell>
          <table:table-cell table:style-name="ce58" table:formula="of:=([.G205] / MAX([.$D$193]; 1E-018))-1" office:value-type="percentage" office:value="-1" calcext:value-type="percentage">
            <text:p>-100%</text:p>
          </table:table-cell>
          <table:table-cell table:style-name="ce58" table:formula="of:=([.H205] / MAX([.$D$193]; 1E-018))-1" office:value-type="percentage" office:value="-1" calcext:value-type="percentage">
            <text:p>-100%</text:p>
          </table:table-cell>
          <table:table-cell table:style-name="ce58" table:formula="of:=([.I205] / MAX([.$D$193]; 1E-018))-1" office:value-type="percentage" office:value="-1" calcext:value-type="percentage">
            <text:p>-100%</text:p>
          </table:table-cell>
          <table:table-cell table:style-name="ce58" table:formula="of:=([.J205] / MAX([.$D$193]; 1E-018))-1" office:value-type="percentage" office:value="-1" calcext:value-type="percentage">
            <text:p>-100%</text:p>
          </table:table-cell>
          <table:table-cell table:style-name="ce58" table:formula="of:=([.K205] / MAX([.$D$193]; 1E-018))-1" office:value-type="percentage" office:value="-1" calcext:value-type="percentage">
            <text:p>-100%</text:p>
          </table:table-cell>
          <table:table-cell table:style-name="ce58" table:formula="of:=([.L20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6] / MAX([.$D$193]; 1E-018))-1" office:value-type="percentage" office:value="-1" calcext:value-type="percentage">
            <text:p>-100%</text:p>
          </table:table-cell>
          <table:table-cell table:style-name="ce58" table:formula="of:=([.E206] / MAX([.$D$193]; 1E-018))-1" office:value-type="percentage" office:value="-1" calcext:value-type="percentage">
            <text:p>-100%</text:p>
          </table:table-cell>
          <table:table-cell table:style-name="ce58" table:formula="of:=([.F206] / MAX([.$D$193]; 1E-018))-1" office:value-type="percentage" office:value="-1" calcext:value-type="percentage">
            <text:p>-100%</text:p>
          </table:table-cell>
          <table:table-cell table:style-name="ce58" table:formula="of:=([.G206] / MAX([.$D$193]; 1E-018))-1" office:value-type="percentage" office:value="-1" calcext:value-type="percentage">
            <text:p>-100%</text:p>
          </table:table-cell>
          <table:table-cell table:style-name="ce58" table:formula="of:=([.H206] / MAX([.$D$193]; 1E-018))-1" office:value-type="percentage" office:value="-1" calcext:value-type="percentage">
            <text:p>-100%</text:p>
          </table:table-cell>
          <table:table-cell table:style-name="ce58" table:formula="of:=([.I206] / MAX([.$D$193]; 1E-018))-1" office:value-type="percentage" office:value="-1" calcext:value-type="percentage">
            <text:p>-100%</text:p>
          </table:table-cell>
          <table:table-cell table:style-name="ce58" table:formula="of:=([.J206] / MAX([.$D$193]; 1E-018))-1" office:value-type="percentage" office:value="-1" calcext:value-type="percentage">
            <text:p>-100%</text:p>
          </table:table-cell>
          <table:table-cell table:style-name="ce58" table:formula="of:=([.K206] / MAX([.$D$193]; 1E-018))-1" office:value-type="percentage" office:value="-1" calcext:value-type="percentage">
            <text:p>-100%</text:p>
          </table:table-cell>
          <table:table-cell table:style-name="ce58" table:formula="of:=([.L20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7] / MAX([.$D$193]; 1E-018))-1" office:value-type="percentage" office:value="-1" calcext:value-type="percentage">
            <text:p>-100%</text:p>
          </table:table-cell>
          <table:table-cell table:style-name="ce58" table:formula="of:=([.E207] / MAX([.$D$193]; 1E-018))-1" office:value-type="percentage" office:value="-1" calcext:value-type="percentage">
            <text:p>-100%</text:p>
          </table:table-cell>
          <table:table-cell table:style-name="ce58" table:formula="of:=([.F207] / MAX([.$D$193]; 1E-018))-1" office:value-type="percentage" office:value="-1" calcext:value-type="percentage">
            <text:p>-100%</text:p>
          </table:table-cell>
          <table:table-cell table:style-name="ce58" table:formula="of:=([.G207] / MAX([.$D$193]; 1E-018))-1" office:value-type="percentage" office:value="-1" calcext:value-type="percentage">
            <text:p>-100%</text:p>
          </table:table-cell>
          <table:table-cell table:style-name="ce58" table:formula="of:=([.H207] / MAX([.$D$193]; 1E-018))-1" office:value-type="percentage" office:value="-1" calcext:value-type="percentage">
            <text:p>-100%</text:p>
          </table:table-cell>
          <table:table-cell table:style-name="ce58" table:formula="of:=([.I207] / MAX([.$D$193]; 1E-018))-1" office:value-type="percentage" office:value="-1" calcext:value-type="percentage">
            <text:p>-100%</text:p>
          </table:table-cell>
          <table:table-cell table:style-name="ce58" table:formula="of:=([.J207] / MAX([.$D$193]; 1E-018))-1" office:value-type="percentage" office:value="-1" calcext:value-type="percentage">
            <text:p>-100%</text:p>
          </table:table-cell>
          <table:table-cell table:style-name="ce58" table:formula="of:=([.K207] / MAX([.$D$193]; 1E-018))-1" office:value-type="percentage" office:value="-1" calcext:value-type="percentage">
            <text:p>-100%</text:p>
          </table:table-cell>
          <table:table-cell table:style-name="ce58" table:formula="of:=([.L20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58" table:formula="of:=([.D208] / MAX([.$D$193]; 1E-018))-1" office:value-type="percentage" office:value="-1" calcext:value-type="percentage">
            <text:p>-100%</text:p>
          </table:table-cell>
          <table:table-cell table:style-name="ce58" table:formula="of:=([.E208] / MAX([.$D$193]; 1E-018))-1" office:value-type="percentage" office:value="-1" calcext:value-type="percentage">
            <text:p>-100%</text:p>
          </table:table-cell>
          <table:table-cell table:style-name="ce58" table:formula="of:=([.F208] / MAX([.$D$193]; 1E-018))-1" office:value-type="percentage" office:value="-1" calcext:value-type="percentage">
            <text:p>-100%</text:p>
          </table:table-cell>
          <table:table-cell table:style-name="ce58" table:formula="of:=([.G208] / MAX([.$D$193]; 1E-018))-1" office:value-type="percentage" office:value="-1" calcext:value-type="percentage">
            <text:p>-100%</text:p>
          </table:table-cell>
          <table:table-cell table:style-name="ce58" table:formula="of:=([.H208] / MAX([.$D$193]; 1E-018))-1" office:value-type="percentage" office:value="-1" calcext:value-type="percentage">
            <text:p>-100%</text:p>
          </table:table-cell>
          <table:table-cell table:style-name="ce58" table:formula="of:=([.I208] / MAX([.$D$193]; 1E-018))-1" office:value-type="percentage" office:value="-1" calcext:value-type="percentage">
            <text:p>-100%</text:p>
          </table:table-cell>
          <table:table-cell table:style-name="ce58" table:formula="of:=([.J208] / MAX([.$D$193]; 1E-018))-1" office:value-type="percentage" office:value="-1" calcext:value-type="percentage">
            <text:p>-100%</text:p>
          </table:table-cell>
          <table:table-cell table:style-name="ce58" table:formula="of:=([.K208] / MAX([.$D$193]; 1E-018))-1" office:value-type="percentage" office:value="-1" calcext:value-type="percentage">
            <text:p>-100%</text:p>
          </table:table-cell>
          <table:table-cell table:style-name="ce58" table:formula="of:=([.L20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9] / MAX([.$D$193]; 1E-018))-1" office:value-type="percentage" office:value="-1" calcext:value-type="percentage">
            <text:p>-100%</text:p>
          </table:table-cell>
          <table:table-cell table:style-name="ce58" table:formula="of:=([.E209] / MAX([.$D$193]; 1E-018))-1" office:value-type="percentage" office:value="-1" calcext:value-type="percentage">
            <text:p>-100%</text:p>
          </table:table-cell>
          <table:table-cell table:style-name="ce58" table:formula="of:=([.F209] / MAX([.$D$193]; 1E-018))-1" office:value-type="percentage" office:value="-1" calcext:value-type="percentage">
            <text:p>-100%</text:p>
          </table:table-cell>
          <table:table-cell table:style-name="ce58" table:formula="of:=([.G209] / MAX([.$D$193]; 1E-018))-1" office:value-type="percentage" office:value="-1" calcext:value-type="percentage">
            <text:p>-100%</text:p>
          </table:table-cell>
          <table:table-cell table:style-name="ce58" table:formula="of:=([.H209] / MAX([.$D$193]; 1E-018))-1" office:value-type="percentage" office:value="-1" calcext:value-type="percentage">
            <text:p>-100%</text:p>
          </table:table-cell>
          <table:table-cell table:style-name="ce58" table:formula="of:=([.I209] / MAX([.$D$193]; 1E-018))-1" office:value-type="percentage" office:value="-1" calcext:value-type="percentage">
            <text:p>-100%</text:p>
          </table:table-cell>
          <table:table-cell table:style-name="ce58" table:formula="of:=([.J209] / MAX([.$D$193]; 1E-018))-1" office:value-type="percentage" office:value="-1" calcext:value-type="percentage">
            <text:p>-100%</text:p>
          </table:table-cell>
          <table:table-cell table:style-name="ce58" table:formula="of:=([.K209] / MAX([.$D$193]; 1E-018))-1" office:value-type="percentage" office:value="-1" calcext:value-type="percentage">
            <text:p>-100%</text:p>
          </table:table-cell>
          <table:table-cell table:style-name="ce58" table:formula="of:=([.L20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0] / MAX([.$D$193]; 1E-018))-1" office:value-type="percentage" office:value="-1" calcext:value-type="percentage">
            <text:p>-100%</text:p>
          </table:table-cell>
          <table:table-cell table:style-name="ce58" table:formula="of:=([.E210] / MAX([.$D$193]; 1E-018))-1" office:value-type="percentage" office:value="-1" calcext:value-type="percentage">
            <text:p>-100%</text:p>
          </table:table-cell>
          <table:table-cell table:style-name="ce58" table:formula="of:=([.F210] / MAX([.$D$193]; 1E-018))-1" office:value-type="percentage" office:value="-1" calcext:value-type="percentage">
            <text:p>-100%</text:p>
          </table:table-cell>
          <table:table-cell table:style-name="ce58" table:formula="of:=([.G210] / MAX([.$D$193]; 1E-018))-1" office:value-type="percentage" office:value="-1" calcext:value-type="percentage">
            <text:p>-100%</text:p>
          </table:table-cell>
          <table:table-cell table:style-name="ce58" table:formula="of:=([.H210] / MAX([.$D$193]; 1E-018))-1" office:value-type="percentage" office:value="-1" calcext:value-type="percentage">
            <text:p>-100%</text:p>
          </table:table-cell>
          <table:table-cell table:style-name="ce58" table:formula="of:=([.I210] / MAX([.$D$193]; 1E-018))-1" office:value-type="percentage" office:value="-1" calcext:value-type="percentage">
            <text:p>-100%</text:p>
          </table:table-cell>
          <table:table-cell table:style-name="ce58" table:formula="of:=([.J210] / MAX([.$D$193]; 1E-018))-1" office:value-type="percentage" office:value="-1" calcext:value-type="percentage">
            <text:p>-100%</text:p>
          </table:table-cell>
          <table:table-cell table:style-name="ce58" table:formula="of:=([.K210] / MAX([.$D$193]; 1E-018))-1" office:value-type="percentage" office:value="-1" calcext:value-type="percentage">
            <text:p>-100%</text:p>
          </table:table-cell>
          <table:table-cell table:style-name="ce58" table:formula="of:=([.L21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1] / MAX([.$D$193]; 1E-018))-1" office:value-type="percentage" office:value="-1" calcext:value-type="percentage">
            <text:p>-100%</text:p>
          </table:table-cell>
          <table:table-cell table:style-name="ce58" table:formula="of:=([.E211] / MAX([.$D$193]; 1E-018))-1" office:value-type="percentage" office:value="-1" calcext:value-type="percentage">
            <text:p>-100%</text:p>
          </table:table-cell>
          <table:table-cell table:style-name="ce58" table:formula="of:=([.F211] / MAX([.$D$193]; 1E-018))-1" office:value-type="percentage" office:value="-1" calcext:value-type="percentage">
            <text:p>-100%</text:p>
          </table:table-cell>
          <table:table-cell table:style-name="ce58" table:formula="of:=([.G211] / MAX([.$D$193]; 1E-018))-1" office:value-type="percentage" office:value="-1" calcext:value-type="percentage">
            <text:p>-100%</text:p>
          </table:table-cell>
          <table:table-cell table:style-name="ce58" table:formula="of:=([.H211] / MAX([.$D$193]; 1E-018))-1" office:value-type="percentage" office:value="-1" calcext:value-type="percentage">
            <text:p>-100%</text:p>
          </table:table-cell>
          <table:table-cell table:style-name="ce58" table:formula="of:=([.I211] / MAX([.$D$193]; 1E-018))-1" office:value-type="percentage" office:value="-1" calcext:value-type="percentage">
            <text:p>-100%</text:p>
          </table:table-cell>
          <table:table-cell table:style-name="ce58" table:formula="of:=([.J211] / MAX([.$D$193]; 1E-018))-1" office:value-type="percentage" office:value="-1" calcext:value-type="percentage">
            <text:p>-100%</text:p>
          </table:table-cell>
          <table:table-cell table:style-name="ce58" table:formula="of:=([.K211] / MAX([.$D$193]; 1E-018))-1" office:value-type="percentage" office:value="-1" calcext:value-type="percentage">
            <text:p>-100%</text:p>
          </table:table-cell>
          <table:table-cell table:style-name="ce58" table:formula="of:=([.L21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2] / MAX([.$D$193]; 1E-018))-1" office:value-type="percentage" office:value="-1" calcext:value-type="percentage">
            <text:p>-100%</text:p>
          </table:table-cell>
          <table:table-cell table:style-name="ce58" table:formula="of:=([.E212] / MAX([.$D$193]; 1E-018))-1" office:value-type="percentage" office:value="-1" calcext:value-type="percentage">
            <text:p>-100%</text:p>
          </table:table-cell>
          <table:table-cell table:style-name="ce58" table:formula="of:=([.F212] / MAX([.$D$193]; 1E-018))-1" office:value-type="percentage" office:value="-1" calcext:value-type="percentage">
            <text:p>-100%</text:p>
          </table:table-cell>
          <table:table-cell table:style-name="ce58" table:formula="of:=([.G212] / MAX([.$D$193]; 1E-018))-1" office:value-type="percentage" office:value="-1" calcext:value-type="percentage">
            <text:p>-100%</text:p>
          </table:table-cell>
          <table:table-cell table:style-name="ce58" table:formula="of:=([.H212] / MAX([.$D$193]; 1E-018))-1" office:value-type="percentage" office:value="-1" calcext:value-type="percentage">
            <text:p>-100%</text:p>
          </table:table-cell>
          <table:table-cell table:style-name="ce58" table:formula="of:=([.I212] / MAX([.$D$193]; 1E-018))-1" office:value-type="percentage" office:value="-1" calcext:value-type="percentage">
            <text:p>-100%</text:p>
          </table:table-cell>
          <table:table-cell table:style-name="ce58" table:formula="of:=([.J212] / MAX([.$D$193]; 1E-018))-1" office:value-type="percentage" office:value="-1" calcext:value-type="percentage">
            <text:p>-100%</text:p>
          </table:table-cell>
          <table:table-cell table:style-name="ce58" table:formula="of:=([.K212] / MAX([.$D$193]; 1E-018))-1" office:value-type="percentage" office:value="-1" calcext:value-type="percentage">
            <text:p>-100%</text:p>
          </table:table-cell>
          <table:table-cell table:style-name="ce58" table:formula="of:=([.L21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3] / MAX([.$D$193]; 1E-018))-1" office:value-type="percentage" office:value="-1" calcext:value-type="percentage">
            <text:p>-100%</text:p>
          </table:table-cell>
          <table:table-cell table:style-name="ce58" table:formula="of:=([.E213] / MAX([.$D$193]; 1E-018))-1" office:value-type="percentage" office:value="-1" calcext:value-type="percentage">
            <text:p>-100%</text:p>
          </table:table-cell>
          <table:table-cell table:style-name="ce58" table:formula="of:=([.F213] / MAX([.$D$193]; 1E-018))-1" office:value-type="percentage" office:value="-1" calcext:value-type="percentage">
            <text:p>-100%</text:p>
          </table:table-cell>
          <table:table-cell table:style-name="ce58" table:formula="of:=([.G213] / MAX([.$D$193]; 1E-018))-1" office:value-type="percentage" office:value="-1" calcext:value-type="percentage">
            <text:p>-100%</text:p>
          </table:table-cell>
          <table:table-cell table:style-name="ce58" table:formula="of:=([.H213] / MAX([.$D$193]; 1E-018))-1" office:value-type="percentage" office:value="-1" calcext:value-type="percentage">
            <text:p>-100%</text:p>
          </table:table-cell>
          <table:table-cell table:style-name="ce58" table:formula="of:=([.I213] / MAX([.$D$193]; 1E-018))-1" office:value-type="percentage" office:value="-1" calcext:value-type="percentage">
            <text:p>-100%</text:p>
          </table:table-cell>
          <table:table-cell table:style-name="ce58" table:formula="of:=([.J213] / MAX([.$D$193]; 1E-018))-1" office:value-type="percentage" office:value="-1" calcext:value-type="percentage">
            <text:p>-100%</text:p>
          </table:table-cell>
          <table:table-cell table:style-name="ce58" table:formula="of:=([.K213] / MAX([.$D$193]; 1E-018))-1" office:value-type="percentage" office:value="-1" calcext:value-type="percentage">
            <text:p>-100%</text:p>
          </table:table-cell>
          <table:table-cell table:style-name="ce58" table:formula="of:=([.L21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4] / MAX([.$D$193]; 1E-018))-1" office:value-type="percentage" office:value="-1" calcext:value-type="percentage">
            <text:p>-100%</text:p>
          </table:table-cell>
          <table:table-cell table:style-name="ce58" table:formula="of:=([.E214] / MAX([.$D$193]; 1E-018))-1" office:value-type="percentage" office:value="-1" calcext:value-type="percentage">
            <text:p>-100%</text:p>
          </table:table-cell>
          <table:table-cell table:style-name="ce58" table:formula="of:=([.F214] / MAX([.$D$193]; 1E-018))-1" office:value-type="percentage" office:value="-1" calcext:value-type="percentage">
            <text:p>-100%</text:p>
          </table:table-cell>
          <table:table-cell table:style-name="ce58" table:formula="of:=([.G214] / MAX([.$D$193]; 1E-018))-1" office:value-type="percentage" office:value="-1" calcext:value-type="percentage">
            <text:p>-100%</text:p>
          </table:table-cell>
          <table:table-cell table:style-name="ce58" table:formula="of:=([.H214] / MAX([.$D$193]; 1E-018))-1" office:value-type="percentage" office:value="-1" calcext:value-type="percentage">
            <text:p>-100%</text:p>
          </table:table-cell>
          <table:table-cell table:style-name="ce58" table:formula="of:=([.I214] / MAX([.$D$193]; 1E-018))-1" office:value-type="percentage" office:value="-1" calcext:value-type="percentage">
            <text:p>-100%</text:p>
          </table:table-cell>
          <table:table-cell table:style-name="ce58" table:formula="of:=([.J214] / MAX([.$D$193]; 1E-018))-1" office:value-type="percentage" office:value="-1" calcext:value-type="percentage">
            <text:p>-100%</text:p>
          </table:table-cell>
          <table:table-cell table:style-name="ce58" table:formula="of:=([.K214] / MAX([.$D$193]; 1E-018))-1" office:value-type="percentage" office:value="-1" calcext:value-type="percentage">
            <text:p>-100%</text:p>
          </table:table-cell>
          <table:table-cell table:style-name="ce58" table:formula="of:=([.L21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5] / MAX([.$D$193]; 1E-018))-1" office:value-type="percentage" office:value="-1" calcext:value-type="percentage">
            <text:p>-100%</text:p>
          </table:table-cell>
          <table:table-cell table:style-name="ce58" table:formula="of:=([.E215] / MAX([.$D$193]; 1E-018))-1" office:value-type="percentage" office:value="-1" calcext:value-type="percentage">
            <text:p>-100%</text:p>
          </table:table-cell>
          <table:table-cell table:style-name="ce58" table:formula="of:=([.F215] / MAX([.$D$193]; 1E-018))-1" office:value-type="percentage" office:value="-1" calcext:value-type="percentage">
            <text:p>-100%</text:p>
          </table:table-cell>
          <table:table-cell table:style-name="ce58" table:formula="of:=([.G215] / MAX([.$D$193]; 1E-018))-1" office:value-type="percentage" office:value="-1" calcext:value-type="percentage">
            <text:p>-100%</text:p>
          </table:table-cell>
          <table:table-cell table:style-name="ce58" table:formula="of:=([.H215] / MAX([.$D$193]; 1E-018))-1" office:value-type="percentage" office:value="-1" calcext:value-type="percentage">
            <text:p>-100%</text:p>
          </table:table-cell>
          <table:table-cell table:style-name="ce58" table:formula="of:=([.I215] / MAX([.$D$193]; 1E-018))-1" office:value-type="percentage" office:value="-1" calcext:value-type="percentage">
            <text:p>-100%</text:p>
          </table:table-cell>
          <table:table-cell table:style-name="ce58" table:formula="of:=([.J215] / MAX([.$D$193]; 1E-018))-1" office:value-type="percentage" office:value="-1" calcext:value-type="percentage">
            <text:p>-100%</text:p>
          </table:table-cell>
          <table:table-cell table:style-name="ce58" table:formula="of:=([.K215] / MAX([.$D$193]; 1E-018))-1" office:value-type="percentage" office:value="-1" calcext:value-type="percentage">
            <text:p>-100%</text:p>
          </table:table-cell>
          <table:table-cell table:style-name="ce58" table:formula="of:=([.L21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6] / MAX([.$D$193]; 1E-018))-1" office:value-type="percentage" office:value="-1" calcext:value-type="percentage">
            <text:p>-100%</text:p>
          </table:table-cell>
          <table:table-cell table:style-name="ce58" table:formula="of:=([.E216] / MAX([.$D$193]; 1E-018))-1" office:value-type="percentage" office:value="-1" calcext:value-type="percentage">
            <text:p>-100%</text:p>
          </table:table-cell>
          <table:table-cell table:style-name="ce58" table:formula="of:=([.F216] / MAX([.$D$193]; 1E-018))-1" office:value-type="percentage" office:value="-1" calcext:value-type="percentage">
            <text:p>-100%</text:p>
          </table:table-cell>
          <table:table-cell table:style-name="ce58" table:formula="of:=([.G216] / MAX([.$D$193]; 1E-018))-1" office:value-type="percentage" office:value="-1" calcext:value-type="percentage">
            <text:p>-100%</text:p>
          </table:table-cell>
          <table:table-cell table:style-name="ce58" table:formula="of:=([.H216] / MAX([.$D$193]; 1E-018))-1" office:value-type="percentage" office:value="-1" calcext:value-type="percentage">
            <text:p>-100%</text:p>
          </table:table-cell>
          <table:table-cell table:style-name="ce58" table:formula="of:=([.I216] / MAX([.$D$193]; 1E-018))-1" office:value-type="percentage" office:value="-1" calcext:value-type="percentage">
            <text:p>-100%</text:p>
          </table:table-cell>
          <table:table-cell table:style-name="ce58" table:formula="of:=([.J216] / MAX([.$D$193]; 1E-018))-1" office:value-type="percentage" office:value="-1" calcext:value-type="percentage">
            <text:p>-100%</text:p>
          </table:table-cell>
          <table:table-cell table:style-name="ce58" table:formula="of:=([.K216] / MAX([.$D$193]; 1E-018))-1" office:value-type="percentage" office:value="-1" calcext:value-type="percentage">
            <text:p>-100%</text:p>
          </table:table-cell>
          <table:table-cell table:style-name="ce58" table:formula="of:=([.L21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7] / MAX([.$D$193]; 1E-018))-1" office:value-type="percentage" office:value="-1" calcext:value-type="percentage">
            <text:p>-100%</text:p>
          </table:table-cell>
          <table:table-cell table:style-name="ce58" table:formula="of:=([.E217] / MAX([.$D$193]; 1E-018))-1" office:value-type="percentage" office:value="-1" calcext:value-type="percentage">
            <text:p>-100%</text:p>
          </table:table-cell>
          <table:table-cell table:style-name="ce58" table:formula="of:=([.F217] / MAX([.$D$193]; 1E-018))-1" office:value-type="percentage" office:value="-1" calcext:value-type="percentage">
            <text:p>-100%</text:p>
          </table:table-cell>
          <table:table-cell table:style-name="ce58" table:formula="of:=([.G217] / MAX([.$D$193]; 1E-018))-1" office:value-type="percentage" office:value="-1" calcext:value-type="percentage">
            <text:p>-100%</text:p>
          </table:table-cell>
          <table:table-cell table:style-name="ce58" table:formula="of:=([.H217] / MAX([.$D$193]; 1E-018))-1" office:value-type="percentage" office:value="-1" calcext:value-type="percentage">
            <text:p>-100%</text:p>
          </table:table-cell>
          <table:table-cell table:style-name="ce58" table:formula="of:=([.I217] / MAX([.$D$193]; 1E-018))-1" office:value-type="percentage" office:value="-1" calcext:value-type="percentage">
            <text:p>-100%</text:p>
          </table:table-cell>
          <table:table-cell table:style-name="ce58" table:formula="of:=([.J217] / MAX([.$D$193]; 1E-018))-1" office:value-type="percentage" office:value="-1" calcext:value-type="percentage">
            <text:p>-100%</text:p>
          </table:table-cell>
          <table:table-cell table:style-name="ce58" table:formula="of:=([.K217] / MAX([.$D$193]; 1E-018))-1" office:value-type="percentage" office:value="-1" calcext:value-type="percentage">
            <text:p>-100%</text:p>
          </table:table-cell>
          <table:table-cell table:style-name="ce58" table:formula="of:=([.L21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8] / MAX([.$D$193]; 1E-018))-1" office:value-type="percentage" office:value="-1" calcext:value-type="percentage">
            <text:p>-100%</text:p>
          </table:table-cell>
          <table:table-cell table:style-name="ce58" table:formula="of:=([.E218] / MAX([.$D$193]; 1E-018))-1" office:value-type="percentage" office:value="-1" calcext:value-type="percentage">
            <text:p>-100%</text:p>
          </table:table-cell>
          <table:table-cell table:style-name="ce58" table:formula="of:=([.F218] / MAX([.$D$193]; 1E-018))-1" office:value-type="percentage" office:value="-1" calcext:value-type="percentage">
            <text:p>-100%</text:p>
          </table:table-cell>
          <table:table-cell table:style-name="ce58" table:formula="of:=([.G218] / MAX([.$D$193]; 1E-018))-1" office:value-type="percentage" office:value="-1" calcext:value-type="percentage">
            <text:p>-100%</text:p>
          </table:table-cell>
          <table:table-cell table:style-name="ce58" table:formula="of:=([.H218] / MAX([.$D$193]; 1E-018))-1" office:value-type="percentage" office:value="-1" calcext:value-type="percentage">
            <text:p>-100%</text:p>
          </table:table-cell>
          <table:table-cell table:style-name="ce58" table:formula="of:=([.I218] / MAX([.$D$193]; 1E-018))-1" office:value-type="percentage" office:value="-1" calcext:value-type="percentage">
            <text:p>-100%</text:p>
          </table:table-cell>
          <table:table-cell table:style-name="ce58" table:formula="of:=([.J218] / MAX([.$D$193]; 1E-018))-1" office:value-type="percentage" office:value="-1" calcext:value-type="percentage">
            <text:p>-100%</text:p>
          </table:table-cell>
          <table:table-cell table:style-name="ce58" table:formula="of:=([.K218] / MAX([.$D$193]; 1E-018))-1" office:value-type="percentage" office:value="-1" calcext:value-type="percentage">
            <text:p>-100%</text:p>
          </table:table-cell>
          <table:table-cell table:style-name="ce58" table:formula="of:=([.L21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9] / MAX([.$D$193]; 1E-018))-1" office:value-type="percentage" office:value="-1" calcext:value-type="percentage">
            <text:p>-100%</text:p>
          </table:table-cell>
          <table:table-cell table:style-name="ce58" table:formula="of:=([.E219] / MAX([.$D$193]; 1E-018))-1" office:value-type="percentage" office:value="-1" calcext:value-type="percentage">
            <text:p>-100%</text:p>
          </table:table-cell>
          <table:table-cell table:style-name="ce58" table:formula="of:=([.F219] / MAX([.$D$193]; 1E-018))-1" office:value-type="percentage" office:value="-1" calcext:value-type="percentage">
            <text:p>-100%</text:p>
          </table:table-cell>
          <table:table-cell table:style-name="ce58" table:formula="of:=([.G219] / MAX([.$D$193]; 1E-018))-1" office:value-type="percentage" office:value="-1" calcext:value-type="percentage">
            <text:p>-100%</text:p>
          </table:table-cell>
          <table:table-cell table:style-name="ce58" table:formula="of:=([.H219] / MAX([.$D$193]; 1E-018))-1" office:value-type="percentage" office:value="-1" calcext:value-type="percentage">
            <text:p>-100%</text:p>
          </table:table-cell>
          <table:table-cell table:style-name="ce58" table:formula="of:=([.I219] / MAX([.$D$193]; 1E-018))-1" office:value-type="percentage" office:value="-1" calcext:value-type="percentage">
            <text:p>-100%</text:p>
          </table:table-cell>
          <table:table-cell table:style-name="ce58" table:formula="of:=([.J219] / MAX([.$D$193]; 1E-018))-1" office:value-type="percentage" office:value="-1" calcext:value-type="percentage">
            <text:p>-100%</text:p>
          </table:table-cell>
          <table:table-cell table:style-name="ce58" table:formula="of:=([.K219] / MAX([.$D$193]; 1E-018))-1" office:value-type="percentage" office:value="-1" calcext:value-type="percentage">
            <text:p>-100%</text:p>
          </table:table-cell>
          <table:table-cell table:style-name="ce58" table:formula="of:=([.L21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0] / MAX([.$D$193]; 1E-018))-1" office:value-type="percentage" office:value="-1" calcext:value-type="percentage">
            <text:p>-100%</text:p>
          </table:table-cell>
          <table:table-cell table:style-name="ce58" table:formula="of:=([.E220] / MAX([.$D$193]; 1E-018))-1" office:value-type="percentage" office:value="-1" calcext:value-type="percentage">
            <text:p>-100%</text:p>
          </table:table-cell>
          <table:table-cell table:style-name="ce58" table:formula="of:=([.F220] / MAX([.$D$193]; 1E-018))-1" office:value-type="percentage" office:value="-1" calcext:value-type="percentage">
            <text:p>-100%</text:p>
          </table:table-cell>
          <table:table-cell table:style-name="ce58" table:formula="of:=([.G220] / MAX([.$D$193]; 1E-018))-1" office:value-type="percentage" office:value="-1" calcext:value-type="percentage">
            <text:p>-100%</text:p>
          </table:table-cell>
          <table:table-cell table:style-name="ce58" table:formula="of:=([.H220] / MAX([.$D$193]; 1E-018))-1" office:value-type="percentage" office:value="-1" calcext:value-type="percentage">
            <text:p>-100%</text:p>
          </table:table-cell>
          <table:table-cell table:style-name="ce58" table:formula="of:=([.I220] / MAX([.$D$193]; 1E-018))-1" office:value-type="percentage" office:value="-1" calcext:value-type="percentage">
            <text:p>-100%</text:p>
          </table:table-cell>
          <table:table-cell table:style-name="ce58" table:formula="of:=([.J220] / MAX([.$D$193]; 1E-018))-1" office:value-type="percentage" office:value="-1" calcext:value-type="percentage">
            <text:p>-100%</text:p>
          </table:table-cell>
          <table:table-cell table:style-name="ce58" table:formula="of:=([.K220] / MAX([.$D$193]; 1E-018))-1" office:value-type="percentage" office:value="-1" calcext:value-type="percentage">
            <text:p>-100%</text:p>
          </table:table-cell>
          <table:table-cell table:style-name="ce58" table:formula="of:=([.L22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1] / MAX([.$D$193]; 1E-018))-1" office:value-type="percentage" office:value="-1" calcext:value-type="percentage">
            <text:p>-100%</text:p>
          </table:table-cell>
          <table:table-cell table:style-name="ce58" table:formula="of:=([.E221] / MAX([.$D$193]; 1E-018))-1" office:value-type="percentage" office:value="-1" calcext:value-type="percentage">
            <text:p>-100%</text:p>
          </table:table-cell>
          <table:table-cell table:style-name="ce58" table:formula="of:=([.F221] / MAX([.$D$193]; 1E-018))-1" office:value-type="percentage" office:value="-1" calcext:value-type="percentage">
            <text:p>-100%</text:p>
          </table:table-cell>
          <table:table-cell table:style-name="ce58" table:formula="of:=([.G221] / MAX([.$D$193]; 1E-018))-1" office:value-type="percentage" office:value="-1" calcext:value-type="percentage">
            <text:p>-100%</text:p>
          </table:table-cell>
          <table:table-cell table:style-name="ce58" table:formula="of:=([.H221] / MAX([.$D$193]; 1E-018))-1" office:value-type="percentage" office:value="-1" calcext:value-type="percentage">
            <text:p>-100%</text:p>
          </table:table-cell>
          <table:table-cell table:style-name="ce58" table:formula="of:=([.I221] / MAX([.$D$193]; 1E-018))-1" office:value-type="percentage" office:value="-1" calcext:value-type="percentage">
            <text:p>-100%</text:p>
          </table:table-cell>
          <table:table-cell table:style-name="ce58" table:formula="of:=([.J221] / MAX([.$D$193]; 1E-018))-1" office:value-type="percentage" office:value="-1" calcext:value-type="percentage">
            <text:p>-100%</text:p>
          </table:table-cell>
          <table:table-cell table:style-name="ce58" table:formula="of:=([.K221] / MAX([.$D$193]; 1E-018))-1" office:value-type="percentage" office:value="-1" calcext:value-type="percentage">
            <text:p>-100%</text:p>
          </table:table-cell>
          <table:table-cell table:style-name="ce58" table:formula="of:=([.L22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2] / MAX([.$D$193]; 1E-018))-1" office:value-type="percentage" office:value="-1" calcext:value-type="percentage">
            <text:p>-100%</text:p>
          </table:table-cell>
          <table:table-cell table:style-name="ce58" table:formula="of:=([.E222] / MAX([.$D$193]; 1E-018))-1" office:value-type="percentage" office:value="-1" calcext:value-type="percentage">
            <text:p>-100%</text:p>
          </table:table-cell>
          <table:table-cell table:style-name="ce58" table:formula="of:=([.F222] / MAX([.$D$193]; 1E-018))-1" office:value-type="percentage" office:value="-1" calcext:value-type="percentage">
            <text:p>-100%</text:p>
          </table:table-cell>
          <table:table-cell table:style-name="ce58" table:formula="of:=([.G222] / MAX([.$D$193]; 1E-018))-1" office:value-type="percentage" office:value="-1" calcext:value-type="percentage">
            <text:p>-100%</text:p>
          </table:table-cell>
          <table:table-cell table:style-name="ce58" table:formula="of:=([.H222] / MAX([.$D$193]; 1E-018))-1" office:value-type="percentage" office:value="-1" calcext:value-type="percentage">
            <text:p>-100%</text:p>
          </table:table-cell>
          <table:table-cell table:style-name="ce58" table:formula="of:=([.I222] / MAX([.$D$193]; 1E-018))-1" office:value-type="percentage" office:value="-1" calcext:value-type="percentage">
            <text:p>-100%</text:p>
          </table:table-cell>
          <table:table-cell table:style-name="ce58" table:formula="of:=([.J222] / MAX([.$D$193]; 1E-018))-1" office:value-type="percentage" office:value="-1" calcext:value-type="percentage">
            <text:p>-100%</text:p>
          </table:table-cell>
          <table:table-cell table:style-name="ce58" table:formula="of:=([.K222] / MAX([.$D$193]; 1E-018))-1" office:value-type="percentage" office:value="-1" calcext:value-type="percentage">
            <text:p>-100%</text:p>
          </table:table-cell>
          <table:table-cell table:style-name="ce58" table:formula="of:=([.L22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3] / MAX([.$D$193]; 1E-018))-1" office:value-type="percentage" office:value="-1" calcext:value-type="percentage">
            <text:p>-100%</text:p>
          </table:table-cell>
          <table:table-cell table:style-name="ce58" table:formula="of:=([.E223] / MAX([.$D$193]; 1E-018))-1" office:value-type="percentage" office:value="-1" calcext:value-type="percentage">
            <text:p>-100%</text:p>
          </table:table-cell>
          <table:table-cell table:style-name="ce58" table:formula="of:=([.F223] / MAX([.$D$193]; 1E-018))-1" office:value-type="percentage" office:value="-1" calcext:value-type="percentage">
            <text:p>-100%</text:p>
          </table:table-cell>
          <table:table-cell table:style-name="ce58" table:formula="of:=([.G223] / MAX([.$D$193]; 1E-018))-1" office:value-type="percentage" office:value="-1" calcext:value-type="percentage">
            <text:p>-100%</text:p>
          </table:table-cell>
          <table:table-cell table:style-name="ce58" table:formula="of:=([.H223] / MAX([.$D$193]; 1E-018))-1" office:value-type="percentage" office:value="-1" calcext:value-type="percentage">
            <text:p>-100%</text:p>
          </table:table-cell>
          <table:table-cell table:style-name="ce58" table:formula="of:=([.I223] / MAX([.$D$193]; 1E-018))-1" office:value-type="percentage" office:value="-1" calcext:value-type="percentage">
            <text:p>-100%</text:p>
          </table:table-cell>
          <table:table-cell table:style-name="ce58" table:formula="of:=([.J223] / MAX([.$D$193]; 1E-018))-1" office:value-type="percentage" office:value="-1" calcext:value-type="percentage">
            <text:p>-100%</text:p>
          </table:table-cell>
          <table:table-cell table:style-name="ce58" table:formula="of:=([.K223] / MAX([.$D$193]; 1E-018))-1" office:value-type="percentage" office:value="-1" calcext:value-type="percentage">
            <text:p>-100%</text:p>
          </table:table-cell>
          <table:table-cell table:style-name="ce58" table:formula="of:=([.L22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4] / MAX([.$D$193]; 1E-018))-1" office:value-type="percentage" office:value="-1" calcext:value-type="percentage">
            <text:p>-100%</text:p>
          </table:table-cell>
          <table:table-cell table:style-name="ce58" table:formula="of:=([.E224] / MAX([.$D$193]; 1E-018))-1" office:value-type="percentage" office:value="-1" calcext:value-type="percentage">
            <text:p>-100%</text:p>
          </table:table-cell>
          <table:table-cell table:style-name="ce58" table:formula="of:=([.F224] / MAX([.$D$193]; 1E-018))-1" office:value-type="percentage" office:value="-1" calcext:value-type="percentage">
            <text:p>-100%</text:p>
          </table:table-cell>
          <table:table-cell table:style-name="ce58" table:formula="of:=([.G224] / MAX([.$D$193]; 1E-018))-1" office:value-type="percentage" office:value="-1" calcext:value-type="percentage">
            <text:p>-100%</text:p>
          </table:table-cell>
          <table:table-cell table:style-name="ce58" table:formula="of:=([.H224] / MAX([.$D$193]; 1E-018))-1" office:value-type="percentage" office:value="-1" calcext:value-type="percentage">
            <text:p>-100%</text:p>
          </table:table-cell>
          <table:table-cell table:style-name="ce58" table:formula="of:=([.I224] / MAX([.$D$193]; 1E-018))-1" office:value-type="percentage" office:value="-1" calcext:value-type="percentage">
            <text:p>-100%</text:p>
          </table:table-cell>
          <table:table-cell table:style-name="ce58" table:formula="of:=([.J224] / MAX([.$D$193]; 1E-018))-1" office:value-type="percentage" office:value="-1" calcext:value-type="percentage">
            <text:p>-100%</text:p>
          </table:table-cell>
          <table:table-cell table:style-name="ce58" table:formula="of:=([.K224] / MAX([.$D$193]; 1E-018))-1" office:value-type="percentage" office:value="-1" calcext:value-type="percentage">
            <text:p>-100%</text:p>
          </table:table-cell>
          <table:table-cell table:style-name="ce58" table:formula="of:=([.L22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5] / MAX([.$D$193]; 1E-018))-1" office:value-type="percentage" office:value="-1" calcext:value-type="percentage">
            <text:p>-100%</text:p>
          </table:table-cell>
          <table:table-cell table:style-name="ce58" table:formula="of:=([.E225] / MAX([.$D$193]; 1E-018))-1" office:value-type="percentage" office:value="-1" calcext:value-type="percentage">
            <text:p>-100%</text:p>
          </table:table-cell>
          <table:table-cell table:style-name="ce58" table:formula="of:=([.F225] / MAX([.$D$193]; 1E-018))-1" office:value-type="percentage" office:value="-1" calcext:value-type="percentage">
            <text:p>-100%</text:p>
          </table:table-cell>
          <table:table-cell table:style-name="ce58" table:formula="of:=([.G225] / MAX([.$D$193]; 1E-018))-1" office:value-type="percentage" office:value="-1" calcext:value-type="percentage">
            <text:p>-100%</text:p>
          </table:table-cell>
          <table:table-cell table:style-name="ce58" table:formula="of:=([.H225] / MAX([.$D$193]; 1E-018))-1" office:value-type="percentage" office:value="-1" calcext:value-type="percentage">
            <text:p>-100%</text:p>
          </table:table-cell>
          <table:table-cell table:style-name="ce58" table:formula="of:=([.I225] / MAX([.$D$193]; 1E-018))-1" office:value-type="percentage" office:value="-1" calcext:value-type="percentage">
            <text:p>-100%</text:p>
          </table:table-cell>
          <table:table-cell table:style-name="ce58" table:formula="of:=([.J225] / MAX([.$D$193]; 1E-018))-1" office:value-type="percentage" office:value="-1" calcext:value-type="percentage">
            <text:p>-100%</text:p>
          </table:table-cell>
          <table:table-cell table:style-name="ce58" table:formula="of:=([.K225] / MAX([.$D$193]; 1E-018))-1" office:value-type="percentage" office:value="-1" calcext:value-type="percentage">
            <text:p>-100%</text:p>
          </table:table-cell>
          <table:table-cell table:style-name="ce58" table:formula="of:=([.L22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6] / MAX([.$D$193]; 1E-018))-1" office:value-type="percentage" office:value="-1" calcext:value-type="percentage">
            <text:p>-100%</text:p>
          </table:table-cell>
          <table:table-cell table:style-name="ce58" table:formula="of:=([.E226] / MAX([.$D$193]; 1E-018))-1" office:value-type="percentage" office:value="-1" calcext:value-type="percentage">
            <text:p>-100%</text:p>
          </table:table-cell>
          <table:table-cell table:style-name="ce58" table:formula="of:=([.F226] / MAX([.$D$193]; 1E-018))-1" office:value-type="percentage" office:value="-1" calcext:value-type="percentage">
            <text:p>-100%</text:p>
          </table:table-cell>
          <table:table-cell table:style-name="ce58" table:formula="of:=([.G226] / MAX([.$D$193]; 1E-018))-1" office:value-type="percentage" office:value="-1" calcext:value-type="percentage">
            <text:p>-100%</text:p>
          </table:table-cell>
          <table:table-cell table:style-name="ce58" table:formula="of:=([.H226] / MAX([.$D$193]; 1E-018))-1" office:value-type="percentage" office:value="-1" calcext:value-type="percentage">
            <text:p>-100%</text:p>
          </table:table-cell>
          <table:table-cell table:style-name="ce58" table:formula="of:=([.I226] / MAX([.$D$193]; 1E-018))-1" office:value-type="percentage" office:value="-1" calcext:value-type="percentage">
            <text:p>-100%</text:p>
          </table:table-cell>
          <table:table-cell table:style-name="ce58" table:formula="of:=([.J226] / MAX([.$D$193]; 1E-018))-1" office:value-type="percentage" office:value="-1" calcext:value-type="percentage">
            <text:p>-100%</text:p>
          </table:table-cell>
          <table:table-cell table:style-name="ce58" table:formula="of:=([.K226] / MAX([.$D$193]; 1E-018))-1" office:value-type="percentage" office:value="-1" calcext:value-type="percentage">
            <text:p>-100%</text:p>
          </table:table-cell>
          <table:table-cell table:style-name="ce58" table:formula="of:=([.L22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7] / MAX([.$D$193]; 1E-018))-1" office:value-type="percentage" office:value="-1" calcext:value-type="percentage">
            <text:p>-100%</text:p>
          </table:table-cell>
          <table:table-cell table:style-name="ce58" table:formula="of:=([.E227] / MAX([.$D$193]; 1E-018))-1" office:value-type="percentage" office:value="-1" calcext:value-type="percentage">
            <text:p>-100%</text:p>
          </table:table-cell>
          <table:table-cell table:style-name="ce58" table:formula="of:=([.F227] / MAX([.$D$193]; 1E-018))-1" office:value-type="percentage" office:value="-1" calcext:value-type="percentage">
            <text:p>-100%</text:p>
          </table:table-cell>
          <table:table-cell table:style-name="ce58" table:formula="of:=([.G227] / MAX([.$D$193]; 1E-018))-1" office:value-type="percentage" office:value="-1" calcext:value-type="percentage">
            <text:p>-100%</text:p>
          </table:table-cell>
          <table:table-cell table:style-name="ce58" table:formula="of:=([.H227] / MAX([.$D$193]; 1E-018))-1" office:value-type="percentage" office:value="-1" calcext:value-type="percentage">
            <text:p>-100%</text:p>
          </table:table-cell>
          <table:table-cell table:style-name="ce58" table:formula="of:=([.I227] / MAX([.$D$193]; 1E-018))-1" office:value-type="percentage" office:value="-1" calcext:value-type="percentage">
            <text:p>-100%</text:p>
          </table:table-cell>
          <table:table-cell table:style-name="ce58" table:formula="of:=([.J227] / MAX([.$D$193]; 1E-018))-1" office:value-type="percentage" office:value="-1" calcext:value-type="percentage">
            <text:p>-100%</text:p>
          </table:table-cell>
          <table:table-cell table:style-name="ce58" table:formula="of:=([.K227] / MAX([.$D$193]; 1E-018))-1" office:value-type="percentage" office:value="-1" calcext:value-type="percentage">
            <text:p>-100%</text:p>
          </table:table-cell>
          <table:table-cell table:style-name="ce58" table:formula="of:=([.L22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8] / MAX([.$D$193]; 1E-018))-1" office:value-type="percentage" office:value="-1" calcext:value-type="percentage">
            <text:p>-100%</text:p>
          </table:table-cell>
          <table:table-cell table:style-name="ce58" table:formula="of:=([.E228] / MAX([.$D$193]; 1E-018))-1" office:value-type="percentage" office:value="-1" calcext:value-type="percentage">
            <text:p>-100%</text:p>
          </table:table-cell>
          <table:table-cell table:style-name="ce58" table:formula="of:=([.F228] / MAX([.$D$193]; 1E-018))-1" office:value-type="percentage" office:value="-1" calcext:value-type="percentage">
            <text:p>-100%</text:p>
          </table:table-cell>
          <table:table-cell table:style-name="ce58" table:formula="of:=([.G228] / MAX([.$D$193]; 1E-018))-1" office:value-type="percentage" office:value="-1" calcext:value-type="percentage">
            <text:p>-100%</text:p>
          </table:table-cell>
          <table:table-cell table:style-name="ce58" table:formula="of:=([.H228] / MAX([.$D$193]; 1E-018))-1" office:value-type="percentage" office:value="-1" calcext:value-type="percentage">
            <text:p>-100%</text:p>
          </table:table-cell>
          <table:table-cell table:style-name="ce58" table:formula="of:=([.I228] / MAX([.$D$193]; 1E-018))-1" office:value-type="percentage" office:value="-1" calcext:value-type="percentage">
            <text:p>-100%</text:p>
          </table:table-cell>
          <table:table-cell table:style-name="ce58" table:formula="of:=([.J228] / MAX([.$D$193]; 1E-018))-1" office:value-type="percentage" office:value="-1" calcext:value-type="percentage">
            <text:p>-100%</text:p>
          </table:table-cell>
          <table:table-cell table:style-name="ce58" table:formula="of:=([.K228] / MAX([.$D$193]; 1E-018))-1" office:value-type="percentage" office:value="-1" calcext:value-type="percentage">
            <text:p>-100%</text:p>
          </table:table-cell>
          <table:table-cell table:style-name="ce58" table:formula="of:=([.L22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9] / MAX([.$D$193]; 1E-018))-1" office:value-type="percentage" office:value="-1" calcext:value-type="percentage">
            <text:p>-100%</text:p>
          </table:table-cell>
          <table:table-cell table:style-name="ce58" table:formula="of:=([.E229] / MAX([.$D$193]; 1E-018))-1" office:value-type="percentage" office:value="-1" calcext:value-type="percentage">
            <text:p>-100%</text:p>
          </table:table-cell>
          <table:table-cell table:style-name="ce58" table:formula="of:=([.F229] / MAX([.$D$193]; 1E-018))-1" office:value-type="percentage" office:value="-1" calcext:value-type="percentage">
            <text:p>-100%</text:p>
          </table:table-cell>
          <table:table-cell table:style-name="ce58" table:formula="of:=([.G229] / MAX([.$D$193]; 1E-018))-1" office:value-type="percentage" office:value="-1" calcext:value-type="percentage">
            <text:p>-100%</text:p>
          </table:table-cell>
          <table:table-cell table:style-name="ce58" table:formula="of:=([.H229] / MAX([.$D$193]; 1E-018))-1" office:value-type="percentage" office:value="-1" calcext:value-type="percentage">
            <text:p>-100%</text:p>
          </table:table-cell>
          <table:table-cell table:style-name="ce58" table:formula="of:=([.I229] / MAX([.$D$193]; 1E-018))-1" office:value-type="percentage" office:value="-1" calcext:value-type="percentage">
            <text:p>-100%</text:p>
          </table:table-cell>
          <table:table-cell table:style-name="ce58" table:formula="of:=([.J229] / MAX([.$D$193]; 1E-018))-1" office:value-type="percentage" office:value="-1" calcext:value-type="percentage">
            <text:p>-100%</text:p>
          </table:table-cell>
          <table:table-cell table:style-name="ce58" table:formula="of:=([.K229] / MAX([.$D$193]; 1E-018))-1" office:value-type="percentage" office:value="-1" calcext:value-type="percentage">
            <text:p>-100%</text:p>
          </table:table-cell>
          <table:table-cell table:style-name="ce58" table:formula="of:=([.L22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0] / MAX([.$D$193]; 1E-018))-1" office:value-type="percentage" office:value="-1" calcext:value-type="percentage">
            <text:p>-100%</text:p>
          </table:table-cell>
          <table:table-cell table:style-name="ce58" table:formula="of:=([.E230] / MAX([.$D$193]; 1E-018))-1" office:value-type="percentage" office:value="-1" calcext:value-type="percentage">
            <text:p>-100%</text:p>
          </table:table-cell>
          <table:table-cell table:style-name="ce58" table:formula="of:=([.F230] / MAX([.$D$193]; 1E-018))-1" office:value-type="percentage" office:value="-1" calcext:value-type="percentage">
            <text:p>-100%</text:p>
          </table:table-cell>
          <table:table-cell table:style-name="ce58" table:formula="of:=([.G230] / MAX([.$D$193]; 1E-018))-1" office:value-type="percentage" office:value="-1" calcext:value-type="percentage">
            <text:p>-100%</text:p>
          </table:table-cell>
          <table:table-cell table:style-name="ce58" table:formula="of:=([.H230] / MAX([.$D$193]; 1E-018))-1" office:value-type="percentage" office:value="-1" calcext:value-type="percentage">
            <text:p>-100%</text:p>
          </table:table-cell>
          <table:table-cell table:style-name="ce58" table:formula="of:=([.I230] / MAX([.$D$193]; 1E-018))-1" office:value-type="percentage" office:value="-1" calcext:value-type="percentage">
            <text:p>-100%</text:p>
          </table:table-cell>
          <table:table-cell table:style-name="ce58" table:formula="of:=([.J230] / MAX([.$D$193]; 1E-018))-1" office:value-type="percentage" office:value="-1" calcext:value-type="percentage">
            <text:p>-100%</text:p>
          </table:table-cell>
          <table:table-cell table:style-name="ce58" table:formula="of:=([.K230] / MAX([.$D$193]; 1E-018))-1" office:value-type="percentage" office:value="-1" calcext:value-type="percentage">
            <text:p>-100%</text:p>
          </table:table-cell>
          <table:table-cell table:style-name="ce58" table:formula="of:=([.L23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1] / MAX([.$D$193]; 1E-018))-1" office:value-type="percentage" office:value="-1" calcext:value-type="percentage">
            <text:p>-100%</text:p>
          </table:table-cell>
          <table:table-cell table:style-name="ce58" table:formula="of:=([.E231] / MAX([.$D$193]; 1E-018))-1" office:value-type="percentage" office:value="-1" calcext:value-type="percentage">
            <text:p>-100%</text:p>
          </table:table-cell>
          <table:table-cell table:style-name="ce58" table:formula="of:=([.F231] / MAX([.$D$193]; 1E-018))-1" office:value-type="percentage" office:value="-1" calcext:value-type="percentage">
            <text:p>-100%</text:p>
          </table:table-cell>
          <table:table-cell table:style-name="ce58" table:formula="of:=([.G231] / MAX([.$D$193]; 1E-018))-1" office:value-type="percentage" office:value="-1" calcext:value-type="percentage">
            <text:p>-100%</text:p>
          </table:table-cell>
          <table:table-cell table:style-name="ce58" table:formula="of:=([.H231] / MAX([.$D$193]; 1E-018))-1" office:value-type="percentage" office:value="-1" calcext:value-type="percentage">
            <text:p>-100%</text:p>
          </table:table-cell>
          <table:table-cell table:style-name="ce58" table:formula="of:=([.I231] / MAX([.$D$193]; 1E-018))-1" office:value-type="percentage" office:value="-1" calcext:value-type="percentage">
            <text:p>-100%</text:p>
          </table:table-cell>
          <table:table-cell table:style-name="ce58" table:formula="of:=([.J231] / MAX([.$D$193]; 1E-018))-1" office:value-type="percentage" office:value="-1" calcext:value-type="percentage">
            <text:p>-100%</text:p>
          </table:table-cell>
          <table:table-cell table:style-name="ce58" table:formula="of:=([.K231] / MAX([.$D$193]; 1E-018))-1" office:value-type="percentage" office:value="-1" calcext:value-type="percentage">
            <text:p>-100%</text:p>
          </table:table-cell>
          <table:table-cell table:style-name="ce58" table:formula="of:=([.L23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2] / MAX([.$D$193]; 1E-018))-1" office:value-type="percentage" office:value="-1" calcext:value-type="percentage">
            <text:p>-100%</text:p>
          </table:table-cell>
          <table:table-cell table:style-name="ce58" table:formula="of:=([.E232] / MAX([.$D$193]; 1E-018))-1" office:value-type="percentage" office:value="-1" calcext:value-type="percentage">
            <text:p>-100%</text:p>
          </table:table-cell>
          <table:table-cell table:style-name="ce58" table:formula="of:=([.F232] / MAX([.$D$193]; 1E-018))-1" office:value-type="percentage" office:value="-1" calcext:value-type="percentage">
            <text:p>-100%</text:p>
          </table:table-cell>
          <table:table-cell table:style-name="ce58" table:formula="of:=([.G232] / MAX([.$D$193]; 1E-018))-1" office:value-type="percentage" office:value="-1" calcext:value-type="percentage">
            <text:p>-100%</text:p>
          </table:table-cell>
          <table:table-cell table:style-name="ce58" table:formula="of:=([.H232] / MAX([.$D$193]; 1E-018))-1" office:value-type="percentage" office:value="-1" calcext:value-type="percentage">
            <text:p>-100%</text:p>
          </table:table-cell>
          <table:table-cell table:style-name="ce58" table:formula="of:=([.I232] / MAX([.$D$193]; 1E-018))-1" office:value-type="percentage" office:value="-1" calcext:value-type="percentage">
            <text:p>-100%</text:p>
          </table:table-cell>
          <table:table-cell table:style-name="ce58" table:formula="of:=([.J232] / MAX([.$D$193]; 1E-018))-1" office:value-type="percentage" office:value="-1" calcext:value-type="percentage">
            <text:p>-100%</text:p>
          </table:table-cell>
          <table:table-cell table:style-name="ce58" table:formula="of:=([.K232] / MAX([.$D$193]; 1E-018))-1" office:value-type="percentage" office:value="-1" calcext:value-type="percentage">
            <text:p>-100%</text:p>
          </table:table-cell>
          <table:table-cell table:style-name="ce58" table:formula="of:=([.L23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3] / MAX([.$D$193]; 1E-018))-1" office:value-type="percentage" office:value="-1" calcext:value-type="percentage">
            <text:p>-100%</text:p>
          </table:table-cell>
          <table:table-cell table:style-name="ce58" table:formula="of:=([.E233] / MAX([.$D$193]; 1E-018))-1" office:value-type="percentage" office:value="-1" calcext:value-type="percentage">
            <text:p>-100%</text:p>
          </table:table-cell>
          <table:table-cell table:style-name="ce58" table:formula="of:=([.F233] / MAX([.$D$193]; 1E-018))-1" office:value-type="percentage" office:value="-1" calcext:value-type="percentage">
            <text:p>-100%</text:p>
          </table:table-cell>
          <table:table-cell table:style-name="ce58" table:formula="of:=([.G233] / MAX([.$D$193]; 1E-018))-1" office:value-type="percentage" office:value="-1" calcext:value-type="percentage">
            <text:p>-100%</text:p>
          </table:table-cell>
          <table:table-cell table:style-name="ce58" table:formula="of:=([.H233] / MAX([.$D$193]; 1E-018))-1" office:value-type="percentage" office:value="-1" calcext:value-type="percentage">
            <text:p>-100%</text:p>
          </table:table-cell>
          <table:table-cell table:style-name="ce58" table:formula="of:=([.I233] / MAX([.$D$193]; 1E-018))-1" office:value-type="percentage" office:value="-1" calcext:value-type="percentage">
            <text:p>-100%</text:p>
          </table:table-cell>
          <table:table-cell table:style-name="ce58" table:formula="of:=([.J233] / MAX([.$D$193]; 1E-018))-1" office:value-type="percentage" office:value="-1" calcext:value-type="percentage">
            <text:p>-100%</text:p>
          </table:table-cell>
          <table:table-cell table:style-name="ce58" table:formula="of:=([.K233] / MAX([.$D$193]; 1E-018))-1" office:value-type="percentage" office:value="-1" calcext:value-type="percentage">
            <text:p>-100%</text:p>
          </table:table-cell>
          <table:table-cell table:style-name="ce58" table:formula="of:=([.L23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4] / MAX([.$D$193]; 1E-018))-1" office:value-type="percentage" office:value="-1" calcext:value-type="percentage">
            <text:p>-100%</text:p>
          </table:table-cell>
          <table:table-cell table:style-name="ce58" table:formula="of:=([.E234] / MAX([.$D$193]; 1E-018))-1" office:value-type="percentage" office:value="-1" calcext:value-type="percentage">
            <text:p>-100%</text:p>
          </table:table-cell>
          <table:table-cell table:style-name="ce58" table:formula="of:=([.F234] / MAX([.$D$193]; 1E-018))-1" office:value-type="percentage" office:value="-1" calcext:value-type="percentage">
            <text:p>-100%</text:p>
          </table:table-cell>
          <table:table-cell table:style-name="ce58" table:formula="of:=([.G234] / MAX([.$D$193]; 1E-018))-1" office:value-type="percentage" office:value="-1" calcext:value-type="percentage">
            <text:p>-100%</text:p>
          </table:table-cell>
          <table:table-cell table:style-name="ce58" table:formula="of:=([.H234] / MAX([.$D$193]; 1E-018))-1" office:value-type="percentage" office:value="-1" calcext:value-type="percentage">
            <text:p>-100%</text:p>
          </table:table-cell>
          <table:table-cell table:style-name="ce58" table:formula="of:=([.I234] / MAX([.$D$193]; 1E-018))-1" office:value-type="percentage" office:value="-1" calcext:value-type="percentage">
            <text:p>-100%</text:p>
          </table:table-cell>
          <table:table-cell table:style-name="ce58" table:formula="of:=([.J234] / MAX([.$D$193]; 1E-018))-1" office:value-type="percentage" office:value="-1" calcext:value-type="percentage">
            <text:p>-100%</text:p>
          </table:table-cell>
          <table:table-cell table:style-name="ce58" table:formula="of:=([.K234] / MAX([.$D$193]; 1E-018))-1" office:value-type="percentage" office:value="-1" calcext:value-type="percentage">
            <text:p>-100%</text:p>
          </table:table-cell>
          <table:table-cell table:style-name="ce58" table:formula="of:=([.L23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5] / MAX([.$D$193]; 1E-018))-1" office:value-type="percentage" office:value="-1" calcext:value-type="percentage">
            <text:p>-100%</text:p>
          </table:table-cell>
          <table:table-cell table:style-name="ce58" table:formula="of:=([.E235] / MAX([.$D$193]; 1E-018))-1" office:value-type="percentage" office:value="-1" calcext:value-type="percentage">
            <text:p>-100%</text:p>
          </table:table-cell>
          <table:table-cell table:style-name="ce58" table:formula="of:=([.F235] / MAX([.$D$193]; 1E-018))-1" office:value-type="percentage" office:value="-1" calcext:value-type="percentage">
            <text:p>-100%</text:p>
          </table:table-cell>
          <table:table-cell table:style-name="ce58" table:formula="of:=([.G235] / MAX([.$D$193]; 1E-018))-1" office:value-type="percentage" office:value="-1" calcext:value-type="percentage">
            <text:p>-100%</text:p>
          </table:table-cell>
          <table:table-cell table:style-name="ce58" table:formula="of:=([.H235] / MAX([.$D$193]; 1E-018))-1" office:value-type="percentage" office:value="-1" calcext:value-type="percentage">
            <text:p>-100%</text:p>
          </table:table-cell>
          <table:table-cell table:style-name="ce58" table:formula="of:=([.I235] / MAX([.$D$193]; 1E-018))-1" office:value-type="percentage" office:value="-1" calcext:value-type="percentage">
            <text:p>-100%</text:p>
          </table:table-cell>
          <table:table-cell table:style-name="ce58" table:formula="of:=([.J235] / MAX([.$D$193]; 1E-018))-1" office:value-type="percentage" office:value="-1" calcext:value-type="percentage">
            <text:p>-100%</text:p>
          </table:table-cell>
          <table:table-cell table:style-name="ce58" table:formula="of:=([.K235] / MAX([.$D$193]; 1E-018))-1" office:value-type="percentage" office:value="-1" calcext:value-type="percentage">
            <text:p>-100%</text:p>
          </table:table-cell>
          <table:table-cell table:style-name="ce58" table:formula="of:=([.L23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6] / MAX([.$D$193]; 1E-018))-1" office:value-type="percentage" office:value="-1" calcext:value-type="percentage">
            <text:p>-100%</text:p>
          </table:table-cell>
          <table:table-cell table:style-name="ce58" table:formula="of:=([.E236] / MAX([.$D$193]; 1E-018))-1" office:value-type="percentage" office:value="-1" calcext:value-type="percentage">
            <text:p>-100%</text:p>
          </table:table-cell>
          <table:table-cell table:style-name="ce58" table:formula="of:=([.F236] / MAX([.$D$193]; 1E-018))-1" office:value-type="percentage" office:value="-1" calcext:value-type="percentage">
            <text:p>-100%</text:p>
          </table:table-cell>
          <table:table-cell table:style-name="ce58" table:formula="of:=([.G236] / MAX([.$D$193]; 1E-018))-1" office:value-type="percentage" office:value="-1" calcext:value-type="percentage">
            <text:p>-100%</text:p>
          </table:table-cell>
          <table:table-cell table:style-name="ce58" table:formula="of:=([.H236] / MAX([.$D$193]; 1E-018))-1" office:value-type="percentage" office:value="-1" calcext:value-type="percentage">
            <text:p>-100%</text:p>
          </table:table-cell>
          <table:table-cell table:style-name="ce58" table:formula="of:=([.I236] / MAX([.$D$193]; 1E-018))-1" office:value-type="percentage" office:value="-1" calcext:value-type="percentage">
            <text:p>-100%</text:p>
          </table:table-cell>
          <table:table-cell table:style-name="ce58" table:formula="of:=([.J236] / MAX([.$D$193]; 1E-018))-1" office:value-type="percentage" office:value="-1" calcext:value-type="percentage">
            <text:p>-100%</text:p>
          </table:table-cell>
          <table:table-cell table:style-name="ce58" table:formula="of:=([.K236] / MAX([.$D$193]; 1E-018))-1" office:value-type="percentage" office:value="-1" calcext:value-type="percentage">
            <text:p>-100%</text:p>
          </table:table-cell>
          <table:table-cell table:style-name="ce58" table:formula="of:=([.L23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59" table:formula="of:=([.D193] / MAX([.$E$193]; 1E-018))-1" office:value-type="percentage" office:value="-1" calcext:value-type="percentage">
            <text:p>-100%</text:p>
          </table:table-cell>
          <table:table-cell table:style-name="ce59" table:formula="of:=([.E193] / MAX([.$E$193]; 1E-018))-1" office:value-type="percentage" office:value="-1" calcext:value-type="percentage">
            <text:p>-100%</text:p>
          </table:table-cell>
          <table:table-cell table:style-name="ce59" table:formula="of:=([.F193] / MAX([.$E$193]; 1E-018))-1" office:value-type="percentage" office:value="-1" calcext:value-type="percentage">
            <text:p>-100%</text:p>
          </table:table-cell>
          <table:table-cell table:style-name="ce59" table:formula="of:=([.G193] / MAX([.$E$193]; 1E-018))-1" office:value-type="percentage" office:value="-1" calcext:value-type="percentage">
            <text:p>-100%</text:p>
          </table:table-cell>
          <table:table-cell table:style-name="ce59" table:formula="of:=([.H193] / MAX([.$E$193]; 1E-018))-1" office:value-type="percentage" office:value="-1" calcext:value-type="percentage">
            <text:p>-100%</text:p>
          </table:table-cell>
          <table:table-cell table:style-name="ce59" table:formula="of:=([.I193] / MAX([.$E$193]; 1E-018))-1" office:value-type="percentage" office:value="-1" calcext:value-type="percentage">
            <text:p>-100%</text:p>
          </table:table-cell>
          <table:table-cell table:style-name="ce59" table:formula="of:=([.J193] / MAX([.$E$193]; 1E-018))-1" office:value-type="percentage" office:value="-1" calcext:value-type="percentage">
            <text:p>-100%</text:p>
          </table:table-cell>
          <table:table-cell table:style-name="ce59" table:formula="of:=([.K193] / MAX([.$E$193]; 1E-018))-1" office:value-type="percentage" office:value="-1" calcext:value-type="percentage">
            <text:p>-100%</text:p>
          </table:table-cell>
          <table:table-cell table:style-name="ce59" table:formula="of:=([.L19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4] / MAX([.$E$193]; 1E-018))-1" office:value-type="percentage" office:value="-1" calcext:value-type="percentage">
            <text:p>-100%</text:p>
          </table:table-cell>
          <table:table-cell table:style-name="ce59" table:formula="of:=([.E194] / MAX([.$E$193]; 1E-018))-1" office:value-type="percentage" office:value="-1" calcext:value-type="percentage">
            <text:p>-100%</text:p>
          </table:table-cell>
          <table:table-cell table:style-name="ce59" table:formula="of:=([.F194] / MAX([.$E$193]; 1E-018))-1" office:value-type="percentage" office:value="-1" calcext:value-type="percentage">
            <text:p>-100%</text:p>
          </table:table-cell>
          <table:table-cell table:style-name="ce59" table:formula="of:=([.G194] / MAX([.$E$193]; 1E-018))-1" office:value-type="percentage" office:value="-1" calcext:value-type="percentage">
            <text:p>-100%</text:p>
          </table:table-cell>
          <table:table-cell table:style-name="ce59" table:formula="of:=([.H194] / MAX([.$E$193]; 1E-018))-1" office:value-type="percentage" office:value="-1" calcext:value-type="percentage">
            <text:p>-100%</text:p>
          </table:table-cell>
          <table:table-cell table:style-name="ce59" table:formula="of:=([.I194] / MAX([.$E$193]; 1E-018))-1" office:value-type="percentage" office:value="-1" calcext:value-type="percentage">
            <text:p>-100%</text:p>
          </table:table-cell>
          <table:table-cell table:style-name="ce59" table:formula="of:=([.J194] / MAX([.$E$193]; 1E-018))-1" office:value-type="percentage" office:value="-1" calcext:value-type="percentage">
            <text:p>-100%</text:p>
          </table:table-cell>
          <table:table-cell table:style-name="ce59" table:formula="of:=([.K194] / MAX([.$E$193]; 1E-018))-1" office:value-type="percentage" office:value="-1" calcext:value-type="percentage">
            <text:p>-100%</text:p>
          </table:table-cell>
          <table:table-cell table:style-name="ce59" table:formula="of:=([.L19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5] / MAX([.$E$193]; 1E-018))-1" office:value-type="percentage" office:value="-1" calcext:value-type="percentage">
            <text:p>-100%</text:p>
          </table:table-cell>
          <table:table-cell table:style-name="ce59" table:formula="of:=([.E195] / MAX([.$E$193]; 1E-018))-1" office:value-type="percentage" office:value="-1" calcext:value-type="percentage">
            <text:p>-100%</text:p>
          </table:table-cell>
          <table:table-cell table:style-name="ce59" table:formula="of:=([.F195] / MAX([.$E$193]; 1E-018))-1" office:value-type="percentage" office:value="-1" calcext:value-type="percentage">
            <text:p>-100%</text:p>
          </table:table-cell>
          <table:table-cell table:style-name="ce59" table:formula="of:=([.G195] / MAX([.$E$193]; 1E-018))-1" office:value-type="percentage" office:value="-1" calcext:value-type="percentage">
            <text:p>-100%</text:p>
          </table:table-cell>
          <table:table-cell table:style-name="ce59" table:formula="of:=([.H195] / MAX([.$E$193]; 1E-018))-1" office:value-type="percentage" office:value="-1" calcext:value-type="percentage">
            <text:p>-100%</text:p>
          </table:table-cell>
          <table:table-cell table:style-name="ce59" table:formula="of:=([.I195] / MAX([.$E$193]; 1E-018))-1" office:value-type="percentage" office:value="-1" calcext:value-type="percentage">
            <text:p>-100%</text:p>
          </table:table-cell>
          <table:table-cell table:style-name="ce59" table:formula="of:=([.J195] / MAX([.$E$193]; 1E-018))-1" office:value-type="percentage" office:value="-1" calcext:value-type="percentage">
            <text:p>-100%</text:p>
          </table:table-cell>
          <table:table-cell table:style-name="ce59" table:formula="of:=([.K195] / MAX([.$E$193]; 1E-018))-1" office:value-type="percentage" office:value="-1" calcext:value-type="percentage">
            <text:p>-100%</text:p>
          </table:table-cell>
          <table:table-cell table:style-name="ce59" table:formula="of:=([.L19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6] / MAX([.$E$193]; 1E-018))-1" office:value-type="percentage" office:value="-1" calcext:value-type="percentage">
            <text:p>-100%</text:p>
          </table:table-cell>
          <table:table-cell table:style-name="ce59" table:formula="of:=([.E196] / MAX([.$E$193]; 1E-018))-1" office:value-type="percentage" office:value="-1" calcext:value-type="percentage">
            <text:p>-100%</text:p>
          </table:table-cell>
          <table:table-cell table:style-name="ce59" table:formula="of:=([.F196] / MAX([.$E$193]; 1E-018))-1" office:value-type="percentage" office:value="-1" calcext:value-type="percentage">
            <text:p>-100%</text:p>
          </table:table-cell>
          <table:table-cell table:style-name="ce59" table:formula="of:=([.G196] / MAX([.$E$193]; 1E-018))-1" office:value-type="percentage" office:value="-1" calcext:value-type="percentage">
            <text:p>-100%</text:p>
          </table:table-cell>
          <table:table-cell table:style-name="ce59" table:formula="of:=([.H196] / MAX([.$E$193]; 1E-018))-1" office:value-type="percentage" office:value="-1" calcext:value-type="percentage">
            <text:p>-100%</text:p>
          </table:table-cell>
          <table:table-cell table:style-name="ce59" table:formula="of:=([.I196] / MAX([.$E$193]; 1E-018))-1" office:value-type="percentage" office:value="-1" calcext:value-type="percentage">
            <text:p>-100%</text:p>
          </table:table-cell>
          <table:table-cell table:style-name="ce59" table:formula="of:=([.J196] / MAX([.$E$193]; 1E-018))-1" office:value-type="percentage" office:value="-1" calcext:value-type="percentage">
            <text:p>-100%</text:p>
          </table:table-cell>
          <table:table-cell table:style-name="ce59" table:formula="of:=([.K196] / MAX([.$E$193]; 1E-018))-1" office:value-type="percentage" office:value="-1" calcext:value-type="percentage">
            <text:p>-100%</text:p>
          </table:table-cell>
          <table:table-cell table:style-name="ce59" table:formula="of:=([.L19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7] / MAX([.$E$193]; 1E-018))-1" office:value-type="percentage" office:value="-1" calcext:value-type="percentage">
            <text:p>-100%</text:p>
          </table:table-cell>
          <table:table-cell table:style-name="ce59" table:formula="of:=([.E197] / MAX([.$E$193]; 1E-018))-1" office:value-type="percentage" office:value="-1" calcext:value-type="percentage">
            <text:p>-100%</text:p>
          </table:table-cell>
          <table:table-cell table:style-name="ce59" table:formula="of:=([.F197] / MAX([.$E$193]; 1E-018))-1" office:value-type="percentage" office:value="-1" calcext:value-type="percentage">
            <text:p>-100%</text:p>
          </table:table-cell>
          <table:table-cell table:style-name="ce59" table:formula="of:=([.G197] / MAX([.$E$193]; 1E-018))-1" office:value-type="percentage" office:value="-1" calcext:value-type="percentage">
            <text:p>-100%</text:p>
          </table:table-cell>
          <table:table-cell table:style-name="ce59" table:formula="of:=([.H197] / MAX([.$E$193]; 1E-018))-1" office:value-type="percentage" office:value="-1" calcext:value-type="percentage">
            <text:p>-100%</text:p>
          </table:table-cell>
          <table:table-cell table:style-name="ce59" table:formula="of:=([.I197] / MAX([.$E$193]; 1E-018))-1" office:value-type="percentage" office:value="-1" calcext:value-type="percentage">
            <text:p>-100%</text:p>
          </table:table-cell>
          <table:table-cell table:style-name="ce59" table:formula="of:=([.J197] / MAX([.$E$193]; 1E-018))-1" office:value-type="percentage" office:value="-1" calcext:value-type="percentage">
            <text:p>-100%</text:p>
          </table:table-cell>
          <table:table-cell table:style-name="ce59" table:formula="of:=([.K197] / MAX([.$E$193]; 1E-018))-1" office:value-type="percentage" office:value="-1" calcext:value-type="percentage">
            <text:p>-100%</text:p>
          </table:table-cell>
          <table:table-cell table:style-name="ce59" table:formula="of:=([.L19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8] / MAX([.$E$193]; 1E-018))-1" office:value-type="percentage" office:value="-1" calcext:value-type="percentage">
            <text:p>-100%</text:p>
          </table:table-cell>
          <table:table-cell table:style-name="ce59" table:formula="of:=([.E198] / MAX([.$E$193]; 1E-018))-1" office:value-type="percentage" office:value="-1" calcext:value-type="percentage">
            <text:p>-100%</text:p>
          </table:table-cell>
          <table:table-cell table:style-name="ce59" table:formula="of:=([.F198] / MAX([.$E$193]; 1E-018))-1" office:value-type="percentage" office:value="-1" calcext:value-type="percentage">
            <text:p>-100%</text:p>
          </table:table-cell>
          <table:table-cell table:style-name="ce59" table:formula="of:=([.G198] / MAX([.$E$193]; 1E-018))-1" office:value-type="percentage" office:value="-1" calcext:value-type="percentage">
            <text:p>-100%</text:p>
          </table:table-cell>
          <table:table-cell table:style-name="ce59" table:formula="of:=([.H198] / MAX([.$E$193]; 1E-018))-1" office:value-type="percentage" office:value="-1" calcext:value-type="percentage">
            <text:p>-100%</text:p>
          </table:table-cell>
          <table:table-cell table:style-name="ce59" table:formula="of:=([.I198] / MAX([.$E$193]; 1E-018))-1" office:value-type="percentage" office:value="-1" calcext:value-type="percentage">
            <text:p>-100%</text:p>
          </table:table-cell>
          <table:table-cell table:style-name="ce59" table:formula="of:=([.J198] / MAX([.$E$193]; 1E-018))-1" office:value-type="percentage" office:value="-1" calcext:value-type="percentage">
            <text:p>-100%</text:p>
          </table:table-cell>
          <table:table-cell table:style-name="ce59" table:formula="of:=([.K198] / MAX([.$E$193]; 1E-018))-1" office:value-type="percentage" office:value="-1" calcext:value-type="percentage">
            <text:p>-100%</text:p>
          </table:table-cell>
          <table:table-cell table:style-name="ce59" table:formula="of:=([.L19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9] / MAX([.$E$193]; 1E-018))-1" office:value-type="percentage" office:value="-1" calcext:value-type="percentage">
            <text:p>-100%</text:p>
          </table:table-cell>
          <table:table-cell table:style-name="ce59" table:formula="of:=([.E199] / MAX([.$E$193]; 1E-018))-1" office:value-type="percentage" office:value="-1" calcext:value-type="percentage">
            <text:p>-100%</text:p>
          </table:table-cell>
          <table:table-cell table:style-name="ce59" table:formula="of:=([.F199] / MAX([.$E$193]; 1E-018))-1" office:value-type="percentage" office:value="-1" calcext:value-type="percentage">
            <text:p>-100%</text:p>
          </table:table-cell>
          <table:table-cell table:style-name="ce59" table:formula="of:=([.G199] / MAX([.$E$193]; 1E-018))-1" office:value-type="percentage" office:value="-1" calcext:value-type="percentage">
            <text:p>-100%</text:p>
          </table:table-cell>
          <table:table-cell table:style-name="ce59" table:formula="of:=([.H199] / MAX([.$E$193]; 1E-018))-1" office:value-type="percentage" office:value="-1" calcext:value-type="percentage">
            <text:p>-100%</text:p>
          </table:table-cell>
          <table:table-cell table:style-name="ce59" table:formula="of:=([.I199] / MAX([.$E$193]; 1E-018))-1" office:value-type="percentage" office:value="-1" calcext:value-type="percentage">
            <text:p>-100%</text:p>
          </table:table-cell>
          <table:table-cell table:style-name="ce59" table:formula="of:=([.J199] / MAX([.$E$193]; 1E-018))-1" office:value-type="percentage" office:value="-1" calcext:value-type="percentage">
            <text:p>-100%</text:p>
          </table:table-cell>
          <table:table-cell table:style-name="ce59" table:formula="of:=([.K199] / MAX([.$E$193]; 1E-018))-1" office:value-type="percentage" office:value="-1" calcext:value-type="percentage">
            <text:p>-100%</text:p>
          </table:table-cell>
          <table:table-cell table:style-name="ce59" table:formula="of:=([.L19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0] / MAX([.$E$193]; 1E-018))-1" office:value-type="percentage" office:value="-1" calcext:value-type="percentage">
            <text:p>-100%</text:p>
          </table:table-cell>
          <table:table-cell table:style-name="ce59" table:formula="of:=([.E200] / MAX([.$E$193]; 1E-018))-1" office:value-type="percentage" office:value="-1" calcext:value-type="percentage">
            <text:p>-100%</text:p>
          </table:table-cell>
          <table:table-cell table:style-name="ce59" table:formula="of:=([.F200] / MAX([.$E$193]; 1E-018))-1" office:value-type="percentage" office:value="-1" calcext:value-type="percentage">
            <text:p>-100%</text:p>
          </table:table-cell>
          <table:table-cell table:style-name="ce59" table:formula="of:=([.G200] / MAX([.$E$193]; 1E-018))-1" office:value-type="percentage" office:value="-1" calcext:value-type="percentage">
            <text:p>-100%</text:p>
          </table:table-cell>
          <table:table-cell table:style-name="ce59" table:formula="of:=([.H200] / MAX([.$E$193]; 1E-018))-1" office:value-type="percentage" office:value="-1" calcext:value-type="percentage">
            <text:p>-100%</text:p>
          </table:table-cell>
          <table:table-cell table:style-name="ce59" table:formula="of:=([.I200] / MAX([.$E$193]; 1E-018))-1" office:value-type="percentage" office:value="-1" calcext:value-type="percentage">
            <text:p>-100%</text:p>
          </table:table-cell>
          <table:table-cell table:style-name="ce59" table:formula="of:=([.J200] / MAX([.$E$193]; 1E-018))-1" office:value-type="percentage" office:value="-1" calcext:value-type="percentage">
            <text:p>-100%</text:p>
          </table:table-cell>
          <table:table-cell table:style-name="ce59" table:formula="of:=([.K200] / MAX([.$E$193]; 1E-018))-1" office:value-type="percentage" office:value="-1" calcext:value-type="percentage">
            <text:p>-100%</text:p>
          </table:table-cell>
          <table:table-cell table:style-name="ce59" table:formula="of:=([.L20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1] / MAX([.$E$193]; 1E-018))-1" office:value-type="percentage" office:value="-1" calcext:value-type="percentage">
            <text:p>-100%</text:p>
          </table:table-cell>
          <table:table-cell table:style-name="ce59" table:formula="of:=([.E201] / MAX([.$E$193]; 1E-018))-1" office:value-type="percentage" office:value="-1" calcext:value-type="percentage">
            <text:p>-100%</text:p>
          </table:table-cell>
          <table:table-cell table:style-name="ce59" table:formula="of:=([.F201] / MAX([.$E$193]; 1E-018))-1" office:value-type="percentage" office:value="-1" calcext:value-type="percentage">
            <text:p>-100%</text:p>
          </table:table-cell>
          <table:table-cell table:style-name="ce59" table:formula="of:=([.G201] / MAX([.$E$193]; 1E-018))-1" office:value-type="percentage" office:value="-1" calcext:value-type="percentage">
            <text:p>-100%</text:p>
          </table:table-cell>
          <table:table-cell table:style-name="ce59" table:formula="of:=([.H201] / MAX([.$E$193]; 1E-018))-1" office:value-type="percentage" office:value="-1" calcext:value-type="percentage">
            <text:p>-100%</text:p>
          </table:table-cell>
          <table:table-cell table:style-name="ce59" table:formula="of:=([.I201] / MAX([.$E$193]; 1E-018))-1" office:value-type="percentage" office:value="-1" calcext:value-type="percentage">
            <text:p>-100%</text:p>
          </table:table-cell>
          <table:table-cell table:style-name="ce59" table:formula="of:=([.J201] / MAX([.$E$193]; 1E-018))-1" office:value-type="percentage" office:value="-1" calcext:value-type="percentage">
            <text:p>-100%</text:p>
          </table:table-cell>
          <table:table-cell table:style-name="ce59" table:formula="of:=([.K201] / MAX([.$E$193]; 1E-018))-1" office:value-type="percentage" office:value="-1" calcext:value-type="percentage">
            <text:p>-100%</text:p>
          </table:table-cell>
          <table:table-cell table:style-name="ce59" table:formula="of:=([.L20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2] / MAX([.$E$193]; 1E-018))-1" office:value-type="percentage" office:value="-1" calcext:value-type="percentage">
            <text:p>-100%</text:p>
          </table:table-cell>
          <table:table-cell table:style-name="ce59" table:formula="of:=([.E202] / MAX([.$E$193]; 1E-018))-1" office:value-type="percentage" office:value="-1" calcext:value-type="percentage">
            <text:p>-100%</text:p>
          </table:table-cell>
          <table:table-cell table:style-name="ce59" table:formula="of:=([.F202] / MAX([.$E$193]; 1E-018))-1" office:value-type="percentage" office:value="-1" calcext:value-type="percentage">
            <text:p>-100%</text:p>
          </table:table-cell>
          <table:table-cell table:style-name="ce59" table:formula="of:=([.G202] / MAX([.$E$193]; 1E-018))-1" office:value-type="percentage" office:value="-1" calcext:value-type="percentage">
            <text:p>-100%</text:p>
          </table:table-cell>
          <table:table-cell table:style-name="ce59" table:formula="of:=([.H202] / MAX([.$E$193]; 1E-018))-1" office:value-type="percentage" office:value="-1" calcext:value-type="percentage">
            <text:p>-100%</text:p>
          </table:table-cell>
          <table:table-cell table:style-name="ce59" table:formula="of:=([.I202] / MAX([.$E$193]; 1E-018))-1" office:value-type="percentage" office:value="-1" calcext:value-type="percentage">
            <text:p>-100%</text:p>
          </table:table-cell>
          <table:table-cell table:style-name="ce59" table:formula="of:=([.J202] / MAX([.$E$193]; 1E-018))-1" office:value-type="percentage" office:value="-1" calcext:value-type="percentage">
            <text:p>-100%</text:p>
          </table:table-cell>
          <table:table-cell table:style-name="ce59" table:formula="of:=([.K202] / MAX([.$E$193]; 1E-018))-1" office:value-type="percentage" office:value="-1" calcext:value-type="percentage">
            <text:p>-100%</text:p>
          </table:table-cell>
          <table:table-cell table:style-name="ce59" table:formula="of:=([.L20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3] / MAX([.$E$193]; 1E-018))-1" office:value-type="percentage" office:value="-1" calcext:value-type="percentage">
            <text:p>-100%</text:p>
          </table:table-cell>
          <table:table-cell table:style-name="ce59" table:formula="of:=([.E203] / MAX([.$E$193]; 1E-018))-1" office:value-type="percentage" office:value="-1" calcext:value-type="percentage">
            <text:p>-100%</text:p>
          </table:table-cell>
          <table:table-cell table:style-name="ce59" table:formula="of:=([.F203] / MAX([.$E$193]; 1E-018))-1" office:value-type="percentage" office:value="-1" calcext:value-type="percentage">
            <text:p>-100%</text:p>
          </table:table-cell>
          <table:table-cell table:style-name="ce59" table:formula="of:=([.G203] / MAX([.$E$193]; 1E-018))-1" office:value-type="percentage" office:value="-1" calcext:value-type="percentage">
            <text:p>-100%</text:p>
          </table:table-cell>
          <table:table-cell table:style-name="ce59" table:formula="of:=([.H203] / MAX([.$E$193]; 1E-018))-1" office:value-type="percentage" office:value="-1" calcext:value-type="percentage">
            <text:p>-100%</text:p>
          </table:table-cell>
          <table:table-cell table:style-name="ce59" table:formula="of:=([.I203] / MAX([.$E$193]; 1E-018))-1" office:value-type="percentage" office:value="-1" calcext:value-type="percentage">
            <text:p>-100%</text:p>
          </table:table-cell>
          <table:table-cell table:style-name="ce59" table:formula="of:=([.J203] / MAX([.$E$193]; 1E-018))-1" office:value-type="percentage" office:value="-1" calcext:value-type="percentage">
            <text:p>-100%</text:p>
          </table:table-cell>
          <table:table-cell table:style-name="ce59" table:formula="of:=([.K203] / MAX([.$E$193]; 1E-018))-1" office:value-type="percentage" office:value="-1" calcext:value-type="percentage">
            <text:p>-100%</text:p>
          </table:table-cell>
          <table:table-cell table:style-name="ce59" table:formula="of:=([.L20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4] / MAX([.$E$193]; 1E-018))-1" office:value-type="percentage" office:value="-1" calcext:value-type="percentage">
            <text:p>-100%</text:p>
          </table:table-cell>
          <table:table-cell table:style-name="ce59" table:formula="of:=([.E204] / MAX([.$E$193]; 1E-018))-1" office:value-type="percentage" office:value="-1" calcext:value-type="percentage">
            <text:p>-100%</text:p>
          </table:table-cell>
          <table:table-cell table:style-name="ce59" table:formula="of:=([.F204] / MAX([.$E$193]; 1E-018))-1" office:value-type="percentage" office:value="-1" calcext:value-type="percentage">
            <text:p>-100%</text:p>
          </table:table-cell>
          <table:table-cell table:style-name="ce59" table:formula="of:=([.G204] / MAX([.$E$193]; 1E-018))-1" office:value-type="percentage" office:value="-1" calcext:value-type="percentage">
            <text:p>-100%</text:p>
          </table:table-cell>
          <table:table-cell table:style-name="ce59" table:formula="of:=([.H204] / MAX([.$E$193]; 1E-018))-1" office:value-type="percentage" office:value="-1" calcext:value-type="percentage">
            <text:p>-100%</text:p>
          </table:table-cell>
          <table:table-cell table:style-name="ce59" table:formula="of:=([.I204] / MAX([.$E$193]; 1E-018))-1" office:value-type="percentage" office:value="-1" calcext:value-type="percentage">
            <text:p>-100%</text:p>
          </table:table-cell>
          <table:table-cell table:style-name="ce59" table:formula="of:=([.J204] / MAX([.$E$193]; 1E-018))-1" office:value-type="percentage" office:value="-1" calcext:value-type="percentage">
            <text:p>-100%</text:p>
          </table:table-cell>
          <table:table-cell table:style-name="ce59" table:formula="of:=([.K204] / MAX([.$E$193]; 1E-018))-1" office:value-type="percentage" office:value="-1" calcext:value-type="percentage">
            <text:p>-100%</text:p>
          </table:table-cell>
          <table:table-cell table:style-name="ce59" table:formula="of:=([.L20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5] / MAX([.$E$193]; 1E-018))-1" office:value-type="percentage" office:value="-1" calcext:value-type="percentage">
            <text:p>-100%</text:p>
          </table:table-cell>
          <table:table-cell table:style-name="ce59" table:formula="of:=([.E205] / MAX([.$E$193]; 1E-018))-1" office:value-type="percentage" office:value="-1" calcext:value-type="percentage">
            <text:p>-100%</text:p>
          </table:table-cell>
          <table:table-cell table:style-name="ce59" table:formula="of:=([.F205] / MAX([.$E$193]; 1E-018))-1" office:value-type="percentage" office:value="-1" calcext:value-type="percentage">
            <text:p>-100%</text:p>
          </table:table-cell>
          <table:table-cell table:style-name="ce59" table:formula="of:=([.G205] / MAX([.$E$193]; 1E-018))-1" office:value-type="percentage" office:value="-1" calcext:value-type="percentage">
            <text:p>-100%</text:p>
          </table:table-cell>
          <table:table-cell table:style-name="ce59" table:formula="of:=([.H205] / MAX([.$E$193]; 1E-018))-1" office:value-type="percentage" office:value="-1" calcext:value-type="percentage">
            <text:p>-100%</text:p>
          </table:table-cell>
          <table:table-cell table:style-name="ce59" table:formula="of:=([.I205] / MAX([.$E$193]; 1E-018))-1" office:value-type="percentage" office:value="-1" calcext:value-type="percentage">
            <text:p>-100%</text:p>
          </table:table-cell>
          <table:table-cell table:style-name="ce59" table:formula="of:=([.J205] / MAX([.$E$193]; 1E-018))-1" office:value-type="percentage" office:value="-1" calcext:value-type="percentage">
            <text:p>-100%</text:p>
          </table:table-cell>
          <table:table-cell table:style-name="ce59" table:formula="of:=([.K205] / MAX([.$E$193]; 1E-018))-1" office:value-type="percentage" office:value="-1" calcext:value-type="percentage">
            <text:p>-100%</text:p>
          </table:table-cell>
          <table:table-cell table:style-name="ce59" table:formula="of:=([.L20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6] / MAX([.$E$193]; 1E-018))-1" office:value-type="percentage" office:value="-1" calcext:value-type="percentage">
            <text:p>-100%</text:p>
          </table:table-cell>
          <table:table-cell table:style-name="ce59" table:formula="of:=([.E206] / MAX([.$E$193]; 1E-018))-1" office:value-type="percentage" office:value="-1" calcext:value-type="percentage">
            <text:p>-100%</text:p>
          </table:table-cell>
          <table:table-cell table:style-name="ce59" table:formula="of:=([.F206] / MAX([.$E$193]; 1E-018))-1" office:value-type="percentage" office:value="-1" calcext:value-type="percentage">
            <text:p>-100%</text:p>
          </table:table-cell>
          <table:table-cell table:style-name="ce59" table:formula="of:=([.G206] / MAX([.$E$193]; 1E-018))-1" office:value-type="percentage" office:value="-1" calcext:value-type="percentage">
            <text:p>-100%</text:p>
          </table:table-cell>
          <table:table-cell table:style-name="ce59" table:formula="of:=([.H206] / MAX([.$E$193]; 1E-018))-1" office:value-type="percentage" office:value="-1" calcext:value-type="percentage">
            <text:p>-100%</text:p>
          </table:table-cell>
          <table:table-cell table:style-name="ce59" table:formula="of:=([.I206] / MAX([.$E$193]; 1E-018))-1" office:value-type="percentage" office:value="-1" calcext:value-type="percentage">
            <text:p>-100%</text:p>
          </table:table-cell>
          <table:table-cell table:style-name="ce59" table:formula="of:=([.J206] / MAX([.$E$193]; 1E-018))-1" office:value-type="percentage" office:value="-1" calcext:value-type="percentage">
            <text:p>-100%</text:p>
          </table:table-cell>
          <table:table-cell table:style-name="ce59" table:formula="of:=([.K206] / MAX([.$E$193]; 1E-018))-1" office:value-type="percentage" office:value="-1" calcext:value-type="percentage">
            <text:p>-100%</text:p>
          </table:table-cell>
          <table:table-cell table:style-name="ce59" table:formula="of:=([.L20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7] / MAX([.$E$193]; 1E-018))-1" office:value-type="percentage" office:value="-1" calcext:value-type="percentage">
            <text:p>-100%</text:p>
          </table:table-cell>
          <table:table-cell table:style-name="ce59" table:formula="of:=([.E207] / MAX([.$E$193]; 1E-018))-1" office:value-type="percentage" office:value="-1" calcext:value-type="percentage">
            <text:p>-100%</text:p>
          </table:table-cell>
          <table:table-cell table:style-name="ce59" table:formula="of:=([.F207] / MAX([.$E$193]; 1E-018))-1" office:value-type="percentage" office:value="-1" calcext:value-type="percentage">
            <text:p>-100%</text:p>
          </table:table-cell>
          <table:table-cell table:style-name="ce59" table:formula="of:=([.G207] / MAX([.$E$193]; 1E-018))-1" office:value-type="percentage" office:value="-1" calcext:value-type="percentage">
            <text:p>-100%</text:p>
          </table:table-cell>
          <table:table-cell table:style-name="ce59" table:formula="of:=([.H207] / MAX([.$E$193]; 1E-018))-1" office:value-type="percentage" office:value="-1" calcext:value-type="percentage">
            <text:p>-100%</text:p>
          </table:table-cell>
          <table:table-cell table:style-name="ce59" table:formula="of:=([.I207] / MAX([.$E$193]; 1E-018))-1" office:value-type="percentage" office:value="-1" calcext:value-type="percentage">
            <text:p>-100%</text:p>
          </table:table-cell>
          <table:table-cell table:style-name="ce59" table:formula="of:=([.J207] / MAX([.$E$193]; 1E-018))-1" office:value-type="percentage" office:value="-1" calcext:value-type="percentage">
            <text:p>-100%</text:p>
          </table:table-cell>
          <table:table-cell table:style-name="ce59" table:formula="of:=([.K207] / MAX([.$E$193]; 1E-018))-1" office:value-type="percentage" office:value="-1" calcext:value-type="percentage">
            <text:p>-100%</text:p>
          </table:table-cell>
          <table:table-cell table:style-name="ce59" table:formula="of:=([.L20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59" table:formula="of:=([.D208] / MAX([.$E$193]; 1E-018))-1" office:value-type="percentage" office:value="-1" calcext:value-type="percentage">
            <text:p>-100%</text:p>
          </table:table-cell>
          <table:table-cell table:style-name="ce59" table:formula="of:=([.E208] / MAX([.$E$193]; 1E-018))-1" office:value-type="percentage" office:value="-1" calcext:value-type="percentage">
            <text:p>-100%</text:p>
          </table:table-cell>
          <table:table-cell table:style-name="ce59" table:formula="of:=([.F208] / MAX([.$E$193]; 1E-018))-1" office:value-type="percentage" office:value="-1" calcext:value-type="percentage">
            <text:p>-100%</text:p>
          </table:table-cell>
          <table:table-cell table:style-name="ce59" table:formula="of:=([.G208] / MAX([.$E$193]; 1E-018))-1" office:value-type="percentage" office:value="-1" calcext:value-type="percentage">
            <text:p>-100%</text:p>
          </table:table-cell>
          <table:table-cell table:style-name="ce59" table:formula="of:=([.H208] / MAX([.$E$193]; 1E-018))-1" office:value-type="percentage" office:value="-1" calcext:value-type="percentage">
            <text:p>-100%</text:p>
          </table:table-cell>
          <table:table-cell table:style-name="ce59" table:formula="of:=([.I208] / MAX([.$E$193]; 1E-018))-1" office:value-type="percentage" office:value="-1" calcext:value-type="percentage">
            <text:p>-100%</text:p>
          </table:table-cell>
          <table:table-cell table:style-name="ce59" table:formula="of:=([.J208] / MAX([.$E$193]; 1E-018))-1" office:value-type="percentage" office:value="-1" calcext:value-type="percentage">
            <text:p>-100%</text:p>
          </table:table-cell>
          <table:table-cell table:style-name="ce59" table:formula="of:=([.K208] / MAX([.$E$193]; 1E-018))-1" office:value-type="percentage" office:value="-1" calcext:value-type="percentage">
            <text:p>-100%</text:p>
          </table:table-cell>
          <table:table-cell table:style-name="ce59" table:formula="of:=([.L20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9] / MAX([.$E$193]; 1E-018))-1" office:value-type="percentage" office:value="-1" calcext:value-type="percentage">
            <text:p>-100%</text:p>
          </table:table-cell>
          <table:table-cell table:style-name="ce59" table:formula="of:=([.E209] / MAX([.$E$193]; 1E-018))-1" office:value-type="percentage" office:value="-1" calcext:value-type="percentage">
            <text:p>-100%</text:p>
          </table:table-cell>
          <table:table-cell table:style-name="ce59" table:formula="of:=([.F209] / MAX([.$E$193]; 1E-018))-1" office:value-type="percentage" office:value="-1" calcext:value-type="percentage">
            <text:p>-100%</text:p>
          </table:table-cell>
          <table:table-cell table:style-name="ce59" table:formula="of:=([.G209] / MAX([.$E$193]; 1E-018))-1" office:value-type="percentage" office:value="-1" calcext:value-type="percentage">
            <text:p>-100%</text:p>
          </table:table-cell>
          <table:table-cell table:style-name="ce59" table:formula="of:=([.H209] / MAX([.$E$193]; 1E-018))-1" office:value-type="percentage" office:value="-1" calcext:value-type="percentage">
            <text:p>-100%</text:p>
          </table:table-cell>
          <table:table-cell table:style-name="ce59" table:formula="of:=([.I209] / MAX([.$E$193]; 1E-018))-1" office:value-type="percentage" office:value="-1" calcext:value-type="percentage">
            <text:p>-100%</text:p>
          </table:table-cell>
          <table:table-cell table:style-name="ce59" table:formula="of:=([.J209] / MAX([.$E$193]; 1E-018))-1" office:value-type="percentage" office:value="-1" calcext:value-type="percentage">
            <text:p>-100%</text:p>
          </table:table-cell>
          <table:table-cell table:style-name="ce59" table:formula="of:=([.K209] / MAX([.$E$193]; 1E-018))-1" office:value-type="percentage" office:value="-1" calcext:value-type="percentage">
            <text:p>-100%</text:p>
          </table:table-cell>
          <table:table-cell table:style-name="ce59" table:formula="of:=([.L20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0] / MAX([.$E$193]; 1E-018))-1" office:value-type="percentage" office:value="-1" calcext:value-type="percentage">
            <text:p>-100%</text:p>
          </table:table-cell>
          <table:table-cell table:style-name="ce59" table:formula="of:=([.E210] / MAX([.$E$193]; 1E-018))-1" office:value-type="percentage" office:value="-1" calcext:value-type="percentage">
            <text:p>-100%</text:p>
          </table:table-cell>
          <table:table-cell table:style-name="ce59" table:formula="of:=([.F210] / MAX([.$E$193]; 1E-018))-1" office:value-type="percentage" office:value="-1" calcext:value-type="percentage">
            <text:p>-100%</text:p>
          </table:table-cell>
          <table:table-cell table:style-name="ce59" table:formula="of:=([.G210] / MAX([.$E$193]; 1E-018))-1" office:value-type="percentage" office:value="-1" calcext:value-type="percentage">
            <text:p>-100%</text:p>
          </table:table-cell>
          <table:table-cell table:style-name="ce59" table:formula="of:=([.H210] / MAX([.$E$193]; 1E-018))-1" office:value-type="percentage" office:value="-1" calcext:value-type="percentage">
            <text:p>-100%</text:p>
          </table:table-cell>
          <table:table-cell table:style-name="ce59" table:formula="of:=([.I210] / MAX([.$E$193]; 1E-018))-1" office:value-type="percentage" office:value="-1" calcext:value-type="percentage">
            <text:p>-100%</text:p>
          </table:table-cell>
          <table:table-cell table:style-name="ce59" table:formula="of:=([.J210] / MAX([.$E$193]; 1E-018))-1" office:value-type="percentage" office:value="-1" calcext:value-type="percentage">
            <text:p>-100%</text:p>
          </table:table-cell>
          <table:table-cell table:style-name="ce59" table:formula="of:=([.K210] / MAX([.$E$193]; 1E-018))-1" office:value-type="percentage" office:value="-1" calcext:value-type="percentage">
            <text:p>-100%</text:p>
          </table:table-cell>
          <table:table-cell table:style-name="ce59" table:formula="of:=([.L21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1] / MAX([.$E$193]; 1E-018))-1" office:value-type="percentage" office:value="-1" calcext:value-type="percentage">
            <text:p>-100%</text:p>
          </table:table-cell>
          <table:table-cell table:style-name="ce59" table:formula="of:=([.E211] / MAX([.$E$193]; 1E-018))-1" office:value-type="percentage" office:value="-1" calcext:value-type="percentage">
            <text:p>-100%</text:p>
          </table:table-cell>
          <table:table-cell table:style-name="ce59" table:formula="of:=([.F211] / MAX([.$E$193]; 1E-018))-1" office:value-type="percentage" office:value="-1" calcext:value-type="percentage">
            <text:p>-100%</text:p>
          </table:table-cell>
          <table:table-cell table:style-name="ce59" table:formula="of:=([.G211] / MAX([.$E$193]; 1E-018))-1" office:value-type="percentage" office:value="-1" calcext:value-type="percentage">
            <text:p>-100%</text:p>
          </table:table-cell>
          <table:table-cell table:style-name="ce59" table:formula="of:=([.H211] / MAX([.$E$193]; 1E-018))-1" office:value-type="percentage" office:value="-1" calcext:value-type="percentage">
            <text:p>-100%</text:p>
          </table:table-cell>
          <table:table-cell table:style-name="ce59" table:formula="of:=([.I211] / MAX([.$E$193]; 1E-018))-1" office:value-type="percentage" office:value="-1" calcext:value-type="percentage">
            <text:p>-100%</text:p>
          </table:table-cell>
          <table:table-cell table:style-name="ce59" table:formula="of:=([.J211] / MAX([.$E$193]; 1E-018))-1" office:value-type="percentage" office:value="-1" calcext:value-type="percentage">
            <text:p>-100%</text:p>
          </table:table-cell>
          <table:table-cell table:style-name="ce59" table:formula="of:=([.K211] / MAX([.$E$193]; 1E-018))-1" office:value-type="percentage" office:value="-1" calcext:value-type="percentage">
            <text:p>-100%</text:p>
          </table:table-cell>
          <table:table-cell table:style-name="ce59" table:formula="of:=([.L21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2] / MAX([.$E$193]; 1E-018))-1" office:value-type="percentage" office:value="-1" calcext:value-type="percentage">
            <text:p>-100%</text:p>
          </table:table-cell>
          <table:table-cell table:style-name="ce59" table:formula="of:=([.E212] / MAX([.$E$193]; 1E-018))-1" office:value-type="percentage" office:value="-1" calcext:value-type="percentage">
            <text:p>-100%</text:p>
          </table:table-cell>
          <table:table-cell table:style-name="ce59" table:formula="of:=([.F212] / MAX([.$E$193]; 1E-018))-1" office:value-type="percentage" office:value="-1" calcext:value-type="percentage">
            <text:p>-100%</text:p>
          </table:table-cell>
          <table:table-cell table:style-name="ce59" table:formula="of:=([.G212] / MAX([.$E$193]; 1E-018))-1" office:value-type="percentage" office:value="-1" calcext:value-type="percentage">
            <text:p>-100%</text:p>
          </table:table-cell>
          <table:table-cell table:style-name="ce59" table:formula="of:=([.H212] / MAX([.$E$193]; 1E-018))-1" office:value-type="percentage" office:value="-1" calcext:value-type="percentage">
            <text:p>-100%</text:p>
          </table:table-cell>
          <table:table-cell table:style-name="ce59" table:formula="of:=([.I212] / MAX([.$E$193]; 1E-018))-1" office:value-type="percentage" office:value="-1" calcext:value-type="percentage">
            <text:p>-100%</text:p>
          </table:table-cell>
          <table:table-cell table:style-name="ce59" table:formula="of:=([.J212] / MAX([.$E$193]; 1E-018))-1" office:value-type="percentage" office:value="-1" calcext:value-type="percentage">
            <text:p>-100%</text:p>
          </table:table-cell>
          <table:table-cell table:style-name="ce59" table:formula="of:=([.K212] / MAX([.$E$193]; 1E-018))-1" office:value-type="percentage" office:value="-1" calcext:value-type="percentage">
            <text:p>-100%</text:p>
          </table:table-cell>
          <table:table-cell table:style-name="ce59" table:formula="of:=([.L21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3] / MAX([.$E$193]; 1E-018))-1" office:value-type="percentage" office:value="-1" calcext:value-type="percentage">
            <text:p>-100%</text:p>
          </table:table-cell>
          <table:table-cell table:style-name="ce59" table:formula="of:=([.E213] / MAX([.$E$193]; 1E-018))-1" office:value-type="percentage" office:value="-1" calcext:value-type="percentage">
            <text:p>-100%</text:p>
          </table:table-cell>
          <table:table-cell table:style-name="ce59" table:formula="of:=([.F213] / MAX([.$E$193]; 1E-018))-1" office:value-type="percentage" office:value="-1" calcext:value-type="percentage">
            <text:p>-100%</text:p>
          </table:table-cell>
          <table:table-cell table:style-name="ce59" table:formula="of:=([.G213] / MAX([.$E$193]; 1E-018))-1" office:value-type="percentage" office:value="-1" calcext:value-type="percentage">
            <text:p>-100%</text:p>
          </table:table-cell>
          <table:table-cell table:style-name="ce59" table:formula="of:=([.H213] / MAX([.$E$193]; 1E-018))-1" office:value-type="percentage" office:value="-1" calcext:value-type="percentage">
            <text:p>-100%</text:p>
          </table:table-cell>
          <table:table-cell table:style-name="ce59" table:formula="of:=([.I213] / MAX([.$E$193]; 1E-018))-1" office:value-type="percentage" office:value="-1" calcext:value-type="percentage">
            <text:p>-100%</text:p>
          </table:table-cell>
          <table:table-cell table:style-name="ce59" table:formula="of:=([.J213] / MAX([.$E$193]; 1E-018))-1" office:value-type="percentage" office:value="-1" calcext:value-type="percentage">
            <text:p>-100%</text:p>
          </table:table-cell>
          <table:table-cell table:style-name="ce59" table:formula="of:=([.K213] / MAX([.$E$193]; 1E-018))-1" office:value-type="percentage" office:value="-1" calcext:value-type="percentage">
            <text:p>-100%</text:p>
          </table:table-cell>
          <table:table-cell table:style-name="ce59" table:formula="of:=([.L21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14] / MAX([.$E$193]; 1E-018))-1" office:value-type="percentage" office:value="-1" calcext:value-type="percentage">
            <text:p>-100%</text:p>
          </table:table-cell>
          <table:table-cell table:style-name="ce59" table:formula="of:=([.E214] / MAX([.$E$193]; 1E-018))-1" office:value-type="percentage" office:value="-1" calcext:value-type="percentage">
            <text:p>-100%</text:p>
          </table:table-cell>
          <table:table-cell table:style-name="ce59" table:formula="of:=([.F214] / MAX([.$E$193]; 1E-018))-1" office:value-type="percentage" office:value="-1" calcext:value-type="percentage">
            <text:p>-100%</text:p>
          </table:table-cell>
          <table:table-cell table:style-name="ce59" table:formula="of:=([.G214] / MAX([.$E$193]; 1E-018))-1" office:value-type="percentage" office:value="-1" calcext:value-type="percentage">
            <text:p>-100%</text:p>
          </table:table-cell>
          <table:table-cell table:style-name="ce59" table:formula="of:=([.H214] / MAX([.$E$193]; 1E-018))-1" office:value-type="percentage" office:value="-1" calcext:value-type="percentage">
            <text:p>-100%</text:p>
          </table:table-cell>
          <table:table-cell table:style-name="ce59" table:formula="of:=([.I214] / MAX([.$E$193]; 1E-018))-1" office:value-type="percentage" office:value="-1" calcext:value-type="percentage">
            <text:p>-100%</text:p>
          </table:table-cell>
          <table:table-cell table:style-name="ce59" table:formula="of:=([.J214] / MAX([.$E$193]; 1E-018))-1" office:value-type="percentage" office:value="-1" calcext:value-type="percentage">
            <text:p>-100%</text:p>
          </table:table-cell>
          <table:table-cell table:style-name="ce59" table:formula="of:=([.K214] / MAX([.$E$193]; 1E-018))-1" office:value-type="percentage" office:value="-1" calcext:value-type="percentage">
            <text:p>-100%</text:p>
          </table:table-cell>
          <table:table-cell table:style-name="ce59" table:formula="of:=([.L21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5] / MAX([.$E$193]; 1E-018))-1" office:value-type="percentage" office:value="-1" calcext:value-type="percentage">
            <text:p>-100%</text:p>
          </table:table-cell>
          <table:table-cell table:style-name="ce59" table:formula="of:=([.E215] / MAX([.$E$193]; 1E-018))-1" office:value-type="percentage" office:value="-1" calcext:value-type="percentage">
            <text:p>-100%</text:p>
          </table:table-cell>
          <table:table-cell table:style-name="ce59" table:formula="of:=([.F215] / MAX([.$E$193]; 1E-018))-1" office:value-type="percentage" office:value="-1" calcext:value-type="percentage">
            <text:p>-100%</text:p>
          </table:table-cell>
          <table:table-cell table:style-name="ce59" table:formula="of:=([.G215] / MAX([.$E$193]; 1E-018))-1" office:value-type="percentage" office:value="-1" calcext:value-type="percentage">
            <text:p>-100%</text:p>
          </table:table-cell>
          <table:table-cell table:style-name="ce59" table:formula="of:=([.H215] / MAX([.$E$193]; 1E-018))-1" office:value-type="percentage" office:value="-1" calcext:value-type="percentage">
            <text:p>-100%</text:p>
          </table:table-cell>
          <table:table-cell table:style-name="ce59" table:formula="of:=([.I215] / MAX([.$E$193]; 1E-018))-1" office:value-type="percentage" office:value="-1" calcext:value-type="percentage">
            <text:p>-100%</text:p>
          </table:table-cell>
          <table:table-cell table:style-name="ce59" table:formula="of:=([.J215] / MAX([.$E$193]; 1E-018))-1" office:value-type="percentage" office:value="-1" calcext:value-type="percentage">
            <text:p>-100%</text:p>
          </table:table-cell>
          <table:table-cell table:style-name="ce59" table:formula="of:=([.K215] / MAX([.$E$193]; 1E-018))-1" office:value-type="percentage" office:value="-1" calcext:value-type="percentage">
            <text:p>-100%</text:p>
          </table:table-cell>
          <table:table-cell table:style-name="ce59" table:formula="of:=([.L21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6] / MAX([.$E$193]; 1E-018))-1" office:value-type="percentage" office:value="-1" calcext:value-type="percentage">
            <text:p>-100%</text:p>
          </table:table-cell>
          <table:table-cell table:style-name="ce59" table:formula="of:=([.E216] / MAX([.$E$193]; 1E-018))-1" office:value-type="percentage" office:value="-1" calcext:value-type="percentage">
            <text:p>-100%</text:p>
          </table:table-cell>
          <table:table-cell table:style-name="ce59" table:formula="of:=([.F216] / MAX([.$E$193]; 1E-018))-1" office:value-type="percentage" office:value="-1" calcext:value-type="percentage">
            <text:p>-100%</text:p>
          </table:table-cell>
          <table:table-cell table:style-name="ce59" table:formula="of:=([.G216] / MAX([.$E$193]; 1E-018))-1" office:value-type="percentage" office:value="-1" calcext:value-type="percentage">
            <text:p>-100%</text:p>
          </table:table-cell>
          <table:table-cell table:style-name="ce59" table:formula="of:=([.H216] / MAX([.$E$193]; 1E-018))-1" office:value-type="percentage" office:value="-1" calcext:value-type="percentage">
            <text:p>-100%</text:p>
          </table:table-cell>
          <table:table-cell table:style-name="ce59" table:formula="of:=([.I216] / MAX([.$E$193]; 1E-018))-1" office:value-type="percentage" office:value="-1" calcext:value-type="percentage">
            <text:p>-100%</text:p>
          </table:table-cell>
          <table:table-cell table:style-name="ce59" table:formula="of:=([.J216] / MAX([.$E$193]; 1E-018))-1" office:value-type="percentage" office:value="-1" calcext:value-type="percentage">
            <text:p>-100%</text:p>
          </table:table-cell>
          <table:table-cell table:style-name="ce59" table:formula="of:=([.K216] / MAX([.$E$193]; 1E-018))-1" office:value-type="percentage" office:value="-1" calcext:value-type="percentage">
            <text:p>-100%</text:p>
          </table:table-cell>
          <table:table-cell table:style-name="ce59" table:formula="of:=([.L21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7] / MAX([.$E$193]; 1E-018))-1" office:value-type="percentage" office:value="-1" calcext:value-type="percentage">
            <text:p>-100%</text:p>
          </table:table-cell>
          <table:table-cell table:style-name="ce59" table:formula="of:=([.E217] / MAX([.$E$193]; 1E-018))-1" office:value-type="percentage" office:value="-1" calcext:value-type="percentage">
            <text:p>-100%</text:p>
          </table:table-cell>
          <table:table-cell table:style-name="ce59" table:formula="of:=([.F217] / MAX([.$E$193]; 1E-018))-1" office:value-type="percentage" office:value="-1" calcext:value-type="percentage">
            <text:p>-100%</text:p>
          </table:table-cell>
          <table:table-cell table:style-name="ce59" table:formula="of:=([.G217] / MAX([.$E$193]; 1E-018))-1" office:value-type="percentage" office:value="-1" calcext:value-type="percentage">
            <text:p>-100%</text:p>
          </table:table-cell>
          <table:table-cell table:style-name="ce59" table:formula="of:=([.H217] / MAX([.$E$193]; 1E-018))-1" office:value-type="percentage" office:value="-1" calcext:value-type="percentage">
            <text:p>-100%</text:p>
          </table:table-cell>
          <table:table-cell table:style-name="ce59" table:formula="of:=([.I217] / MAX([.$E$193]; 1E-018))-1" office:value-type="percentage" office:value="-1" calcext:value-type="percentage">
            <text:p>-100%</text:p>
          </table:table-cell>
          <table:table-cell table:style-name="ce59" table:formula="of:=([.J217] / MAX([.$E$193]; 1E-018))-1" office:value-type="percentage" office:value="-1" calcext:value-type="percentage">
            <text:p>-100%</text:p>
          </table:table-cell>
          <table:table-cell table:style-name="ce59" table:formula="of:=([.K217] / MAX([.$E$193]; 1E-018))-1" office:value-type="percentage" office:value="-1" calcext:value-type="percentage">
            <text:p>-100%</text:p>
          </table:table-cell>
          <table:table-cell table:style-name="ce59" table:formula="of:=([.L21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8] / MAX([.$E$193]; 1E-018))-1" office:value-type="percentage" office:value="-1" calcext:value-type="percentage">
            <text:p>-100%</text:p>
          </table:table-cell>
          <table:table-cell table:style-name="ce59" table:formula="of:=([.E218] / MAX([.$E$193]; 1E-018))-1" office:value-type="percentage" office:value="-1" calcext:value-type="percentage">
            <text:p>-100%</text:p>
          </table:table-cell>
          <table:table-cell table:style-name="ce59" table:formula="of:=([.F218] / MAX([.$E$193]; 1E-018))-1" office:value-type="percentage" office:value="-1" calcext:value-type="percentage">
            <text:p>-100%</text:p>
          </table:table-cell>
          <table:table-cell table:style-name="ce59" table:formula="of:=([.G218] / MAX([.$E$193]; 1E-018))-1" office:value-type="percentage" office:value="-1" calcext:value-type="percentage">
            <text:p>-100%</text:p>
          </table:table-cell>
          <table:table-cell table:style-name="ce59" table:formula="of:=([.H218] / MAX([.$E$193]; 1E-018))-1" office:value-type="percentage" office:value="-1" calcext:value-type="percentage">
            <text:p>-100%</text:p>
          </table:table-cell>
          <table:table-cell table:style-name="ce59" table:formula="of:=([.I218] / MAX([.$E$193]; 1E-018))-1" office:value-type="percentage" office:value="-1" calcext:value-type="percentage">
            <text:p>-100%</text:p>
          </table:table-cell>
          <table:table-cell table:style-name="ce59" table:formula="of:=([.J218] / MAX([.$E$193]; 1E-018))-1" office:value-type="percentage" office:value="-1" calcext:value-type="percentage">
            <text:p>-100%</text:p>
          </table:table-cell>
          <table:table-cell table:style-name="ce59" table:formula="of:=([.K218] / MAX([.$E$193]; 1E-018))-1" office:value-type="percentage" office:value="-1" calcext:value-type="percentage">
            <text:p>-100%</text:p>
          </table:table-cell>
          <table:table-cell table:style-name="ce59" table:formula="of:=([.L21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9] / MAX([.$E$193]; 1E-018))-1" office:value-type="percentage" office:value="-1" calcext:value-type="percentage">
            <text:p>-100%</text:p>
          </table:table-cell>
          <table:table-cell table:style-name="ce59" table:formula="of:=([.E219] / MAX([.$E$193]; 1E-018))-1" office:value-type="percentage" office:value="-1" calcext:value-type="percentage">
            <text:p>-100%</text:p>
          </table:table-cell>
          <table:table-cell table:style-name="ce59" table:formula="of:=([.F219] / MAX([.$E$193]; 1E-018))-1" office:value-type="percentage" office:value="-1" calcext:value-type="percentage">
            <text:p>-100%</text:p>
          </table:table-cell>
          <table:table-cell table:style-name="ce59" table:formula="of:=([.G219] / MAX([.$E$193]; 1E-018))-1" office:value-type="percentage" office:value="-1" calcext:value-type="percentage">
            <text:p>-100%</text:p>
          </table:table-cell>
          <table:table-cell table:style-name="ce59" table:formula="of:=([.H219] / MAX([.$E$193]; 1E-018))-1" office:value-type="percentage" office:value="-1" calcext:value-type="percentage">
            <text:p>-100%</text:p>
          </table:table-cell>
          <table:table-cell table:style-name="ce59" table:formula="of:=([.I219] / MAX([.$E$193]; 1E-018))-1" office:value-type="percentage" office:value="-1" calcext:value-type="percentage">
            <text:p>-100%</text:p>
          </table:table-cell>
          <table:table-cell table:style-name="ce59" table:formula="of:=([.J219] / MAX([.$E$193]; 1E-018))-1" office:value-type="percentage" office:value="-1" calcext:value-type="percentage">
            <text:p>-100%</text:p>
          </table:table-cell>
          <table:table-cell table:style-name="ce59" table:formula="of:=([.K219] / MAX([.$E$193]; 1E-018))-1" office:value-type="percentage" office:value="-1" calcext:value-type="percentage">
            <text:p>-100%</text:p>
          </table:table-cell>
          <table:table-cell table:style-name="ce59" table:formula="of:=([.L21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0] / MAX([.$E$193]; 1E-018))-1" office:value-type="percentage" office:value="-1" calcext:value-type="percentage">
            <text:p>-100%</text:p>
          </table:table-cell>
          <table:table-cell table:style-name="ce59" table:formula="of:=([.E220] / MAX([.$E$193]; 1E-018))-1" office:value-type="percentage" office:value="-1" calcext:value-type="percentage">
            <text:p>-100%</text:p>
          </table:table-cell>
          <table:table-cell table:style-name="ce59" table:formula="of:=([.F220] / MAX([.$E$193]; 1E-018))-1" office:value-type="percentage" office:value="-1" calcext:value-type="percentage">
            <text:p>-100%</text:p>
          </table:table-cell>
          <table:table-cell table:style-name="ce59" table:formula="of:=([.G220] / MAX([.$E$193]; 1E-018))-1" office:value-type="percentage" office:value="-1" calcext:value-type="percentage">
            <text:p>-100%</text:p>
          </table:table-cell>
          <table:table-cell table:style-name="ce59" table:formula="of:=([.H220] / MAX([.$E$193]; 1E-018))-1" office:value-type="percentage" office:value="-1" calcext:value-type="percentage">
            <text:p>-100%</text:p>
          </table:table-cell>
          <table:table-cell table:style-name="ce59" table:formula="of:=([.I220] / MAX([.$E$193]; 1E-018))-1" office:value-type="percentage" office:value="-1" calcext:value-type="percentage">
            <text:p>-100%</text:p>
          </table:table-cell>
          <table:table-cell table:style-name="ce59" table:formula="of:=([.J220] / MAX([.$E$193]; 1E-018))-1" office:value-type="percentage" office:value="-1" calcext:value-type="percentage">
            <text:p>-100%</text:p>
          </table:table-cell>
          <table:table-cell table:style-name="ce59" table:formula="of:=([.K220] / MAX([.$E$193]; 1E-018))-1" office:value-type="percentage" office:value="-1" calcext:value-type="percentage">
            <text:p>-100%</text:p>
          </table:table-cell>
          <table:table-cell table:style-name="ce59" table:formula="of:=([.L22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1] / MAX([.$E$193]; 1E-018))-1" office:value-type="percentage" office:value="-1" calcext:value-type="percentage">
            <text:p>-100%</text:p>
          </table:table-cell>
          <table:table-cell table:style-name="ce59" table:formula="of:=([.E221] / MAX([.$E$193]; 1E-018))-1" office:value-type="percentage" office:value="-1" calcext:value-type="percentage">
            <text:p>-100%</text:p>
          </table:table-cell>
          <table:table-cell table:style-name="ce59" table:formula="of:=([.F221] / MAX([.$E$193]; 1E-018))-1" office:value-type="percentage" office:value="-1" calcext:value-type="percentage">
            <text:p>-100%</text:p>
          </table:table-cell>
          <table:table-cell table:style-name="ce59" table:formula="of:=([.G221] / MAX([.$E$193]; 1E-018))-1" office:value-type="percentage" office:value="-1" calcext:value-type="percentage">
            <text:p>-100%</text:p>
          </table:table-cell>
          <table:table-cell table:style-name="ce59" table:formula="of:=([.H221] / MAX([.$E$193]; 1E-018))-1" office:value-type="percentage" office:value="-1" calcext:value-type="percentage">
            <text:p>-100%</text:p>
          </table:table-cell>
          <table:table-cell table:style-name="ce59" table:formula="of:=([.I221] / MAX([.$E$193]; 1E-018))-1" office:value-type="percentage" office:value="-1" calcext:value-type="percentage">
            <text:p>-100%</text:p>
          </table:table-cell>
          <table:table-cell table:style-name="ce59" table:formula="of:=([.J221] / MAX([.$E$193]; 1E-018))-1" office:value-type="percentage" office:value="-1" calcext:value-type="percentage">
            <text:p>-100%</text:p>
          </table:table-cell>
          <table:table-cell table:style-name="ce59" table:formula="of:=([.K221] / MAX([.$E$193]; 1E-018))-1" office:value-type="percentage" office:value="-1" calcext:value-type="percentage">
            <text:p>-100%</text:p>
          </table:table-cell>
          <table:table-cell table:style-name="ce59" table:formula="of:=([.L22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2] / MAX([.$E$193]; 1E-018))-1" office:value-type="percentage" office:value="-1" calcext:value-type="percentage">
            <text:p>-100%</text:p>
          </table:table-cell>
          <table:table-cell table:style-name="ce59" table:formula="of:=([.E222] / MAX([.$E$193]; 1E-018))-1" office:value-type="percentage" office:value="-1" calcext:value-type="percentage">
            <text:p>-100%</text:p>
          </table:table-cell>
          <table:table-cell table:style-name="ce59" table:formula="of:=([.F222] / MAX([.$E$193]; 1E-018))-1" office:value-type="percentage" office:value="-1" calcext:value-type="percentage">
            <text:p>-100%</text:p>
          </table:table-cell>
          <table:table-cell table:style-name="ce59" table:formula="of:=([.G222] / MAX([.$E$193]; 1E-018))-1" office:value-type="percentage" office:value="-1" calcext:value-type="percentage">
            <text:p>-100%</text:p>
          </table:table-cell>
          <table:table-cell table:style-name="ce59" table:formula="of:=([.H222] / MAX([.$E$193]; 1E-018))-1" office:value-type="percentage" office:value="-1" calcext:value-type="percentage">
            <text:p>-100%</text:p>
          </table:table-cell>
          <table:table-cell table:style-name="ce59" table:formula="of:=([.I222] / MAX([.$E$193]; 1E-018))-1" office:value-type="percentage" office:value="-1" calcext:value-type="percentage">
            <text:p>-100%</text:p>
          </table:table-cell>
          <table:table-cell table:style-name="ce59" table:formula="of:=([.J222] / MAX([.$E$193]; 1E-018))-1" office:value-type="percentage" office:value="-1" calcext:value-type="percentage">
            <text:p>-100%</text:p>
          </table:table-cell>
          <table:table-cell table:style-name="ce59" table:formula="of:=([.K222] / MAX([.$E$193]; 1E-018))-1" office:value-type="percentage" office:value="-1" calcext:value-type="percentage">
            <text:p>-100%</text:p>
          </table:table-cell>
          <table:table-cell table:style-name="ce59" table:formula="of:=([.L22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3] / MAX([.$E$193]; 1E-018))-1" office:value-type="percentage" office:value="-1" calcext:value-type="percentage">
            <text:p>-100%</text:p>
          </table:table-cell>
          <table:table-cell table:style-name="ce59" table:formula="of:=([.E223] / MAX([.$E$193]; 1E-018))-1" office:value-type="percentage" office:value="-1" calcext:value-type="percentage">
            <text:p>-100%</text:p>
          </table:table-cell>
          <table:table-cell table:style-name="ce59" table:formula="of:=([.F223] / MAX([.$E$193]; 1E-018))-1" office:value-type="percentage" office:value="-1" calcext:value-type="percentage">
            <text:p>-100%</text:p>
          </table:table-cell>
          <table:table-cell table:style-name="ce59" table:formula="of:=([.G223] / MAX([.$E$193]; 1E-018))-1" office:value-type="percentage" office:value="-1" calcext:value-type="percentage">
            <text:p>-100%</text:p>
          </table:table-cell>
          <table:table-cell table:style-name="ce59" table:formula="of:=([.H223] / MAX([.$E$193]; 1E-018))-1" office:value-type="percentage" office:value="-1" calcext:value-type="percentage">
            <text:p>-100%</text:p>
          </table:table-cell>
          <table:table-cell table:style-name="ce59" table:formula="of:=([.I223] / MAX([.$E$193]; 1E-018))-1" office:value-type="percentage" office:value="-1" calcext:value-type="percentage">
            <text:p>-100%</text:p>
          </table:table-cell>
          <table:table-cell table:style-name="ce59" table:formula="of:=([.J223] / MAX([.$E$193]; 1E-018))-1" office:value-type="percentage" office:value="-1" calcext:value-type="percentage">
            <text:p>-100%</text:p>
          </table:table-cell>
          <table:table-cell table:style-name="ce59" table:formula="of:=([.K223] / MAX([.$E$193]; 1E-018))-1" office:value-type="percentage" office:value="-1" calcext:value-type="percentage">
            <text:p>-100%</text:p>
          </table:table-cell>
          <table:table-cell table:style-name="ce59" table:formula="of:=([.L22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4] / MAX([.$E$193]; 1E-018))-1" office:value-type="percentage" office:value="-1" calcext:value-type="percentage">
            <text:p>-100%</text:p>
          </table:table-cell>
          <table:table-cell table:style-name="ce59" table:formula="of:=([.E224] / MAX([.$E$193]; 1E-018))-1" office:value-type="percentage" office:value="-1" calcext:value-type="percentage">
            <text:p>-100%</text:p>
          </table:table-cell>
          <table:table-cell table:style-name="ce59" table:formula="of:=([.F224] / MAX([.$E$193]; 1E-018))-1" office:value-type="percentage" office:value="-1" calcext:value-type="percentage">
            <text:p>-100%</text:p>
          </table:table-cell>
          <table:table-cell table:style-name="ce59" table:formula="of:=([.G224] / MAX([.$E$193]; 1E-018))-1" office:value-type="percentage" office:value="-1" calcext:value-type="percentage">
            <text:p>-100%</text:p>
          </table:table-cell>
          <table:table-cell table:style-name="ce59" table:formula="of:=([.H224] / MAX([.$E$193]; 1E-018))-1" office:value-type="percentage" office:value="-1" calcext:value-type="percentage">
            <text:p>-100%</text:p>
          </table:table-cell>
          <table:table-cell table:style-name="ce59" table:formula="of:=([.I224] / MAX([.$E$193]; 1E-018))-1" office:value-type="percentage" office:value="-1" calcext:value-type="percentage">
            <text:p>-100%</text:p>
          </table:table-cell>
          <table:table-cell table:style-name="ce59" table:formula="of:=([.J224] / MAX([.$E$193]; 1E-018))-1" office:value-type="percentage" office:value="-1" calcext:value-type="percentage">
            <text:p>-100%</text:p>
          </table:table-cell>
          <table:table-cell table:style-name="ce59" table:formula="of:=([.K224] / MAX([.$E$193]; 1E-018))-1" office:value-type="percentage" office:value="-1" calcext:value-type="percentage">
            <text:p>-100%</text:p>
          </table:table-cell>
          <table:table-cell table:style-name="ce59" table:formula="of:=([.L22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5] / MAX([.$E$193]; 1E-018))-1" office:value-type="percentage" office:value="-1" calcext:value-type="percentage">
            <text:p>-100%</text:p>
          </table:table-cell>
          <table:table-cell table:style-name="ce59" table:formula="of:=([.E225] / MAX([.$E$193]; 1E-018))-1" office:value-type="percentage" office:value="-1" calcext:value-type="percentage">
            <text:p>-100%</text:p>
          </table:table-cell>
          <table:table-cell table:style-name="ce59" table:formula="of:=([.F225] / MAX([.$E$193]; 1E-018))-1" office:value-type="percentage" office:value="-1" calcext:value-type="percentage">
            <text:p>-100%</text:p>
          </table:table-cell>
          <table:table-cell table:style-name="ce59" table:formula="of:=([.G225] / MAX([.$E$193]; 1E-018))-1" office:value-type="percentage" office:value="-1" calcext:value-type="percentage">
            <text:p>-100%</text:p>
          </table:table-cell>
          <table:table-cell table:style-name="ce59" table:formula="of:=([.H225] / MAX([.$E$193]; 1E-018))-1" office:value-type="percentage" office:value="-1" calcext:value-type="percentage">
            <text:p>-100%</text:p>
          </table:table-cell>
          <table:table-cell table:style-name="ce59" table:formula="of:=([.I225] / MAX([.$E$193]; 1E-018))-1" office:value-type="percentage" office:value="-1" calcext:value-type="percentage">
            <text:p>-100%</text:p>
          </table:table-cell>
          <table:table-cell table:style-name="ce59" table:formula="of:=([.J225] / MAX([.$E$193]; 1E-018))-1" office:value-type="percentage" office:value="-1" calcext:value-type="percentage">
            <text:p>-100%</text:p>
          </table:table-cell>
          <table:table-cell table:style-name="ce59" table:formula="of:=([.K225] / MAX([.$E$193]; 1E-018))-1" office:value-type="percentage" office:value="-1" calcext:value-type="percentage">
            <text:p>-100%</text:p>
          </table:table-cell>
          <table:table-cell table:style-name="ce59" table:formula="of:=([.L22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6] / MAX([.$E$193]; 1E-018))-1" office:value-type="percentage" office:value="-1" calcext:value-type="percentage">
            <text:p>-100%</text:p>
          </table:table-cell>
          <table:table-cell table:style-name="ce59" table:formula="of:=([.E226] / MAX([.$E$193]; 1E-018))-1" office:value-type="percentage" office:value="-1" calcext:value-type="percentage">
            <text:p>-100%</text:p>
          </table:table-cell>
          <table:table-cell table:style-name="ce59" table:formula="of:=([.F226] / MAX([.$E$193]; 1E-018))-1" office:value-type="percentage" office:value="-1" calcext:value-type="percentage">
            <text:p>-100%</text:p>
          </table:table-cell>
          <table:table-cell table:style-name="ce59" table:formula="of:=([.G226] / MAX([.$E$193]; 1E-018))-1" office:value-type="percentage" office:value="-1" calcext:value-type="percentage">
            <text:p>-100%</text:p>
          </table:table-cell>
          <table:table-cell table:style-name="ce59" table:formula="of:=([.H226] / MAX([.$E$193]; 1E-018))-1" office:value-type="percentage" office:value="-1" calcext:value-type="percentage">
            <text:p>-100%</text:p>
          </table:table-cell>
          <table:table-cell table:style-name="ce59" table:formula="of:=([.I226] / MAX([.$E$193]; 1E-018))-1" office:value-type="percentage" office:value="-1" calcext:value-type="percentage">
            <text:p>-100%</text:p>
          </table:table-cell>
          <table:table-cell table:style-name="ce59" table:formula="of:=([.J226] / MAX([.$E$193]; 1E-018))-1" office:value-type="percentage" office:value="-1" calcext:value-type="percentage">
            <text:p>-100%</text:p>
          </table:table-cell>
          <table:table-cell table:style-name="ce59" table:formula="of:=([.K226] / MAX([.$E$193]; 1E-018))-1" office:value-type="percentage" office:value="-1" calcext:value-type="percentage">
            <text:p>-100%</text:p>
          </table:table-cell>
          <table:table-cell table:style-name="ce59" table:formula="of:=([.L22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7] / MAX([.$E$193]; 1E-018))-1" office:value-type="percentage" office:value="-1" calcext:value-type="percentage">
            <text:p>-100%</text:p>
          </table:table-cell>
          <table:table-cell table:style-name="ce59" table:formula="of:=([.E227] / MAX([.$E$193]; 1E-018))-1" office:value-type="percentage" office:value="-1" calcext:value-type="percentage">
            <text:p>-100%</text:p>
          </table:table-cell>
          <table:table-cell table:style-name="ce59" table:formula="of:=([.F227] / MAX([.$E$193]; 1E-018))-1" office:value-type="percentage" office:value="-1" calcext:value-type="percentage">
            <text:p>-100%</text:p>
          </table:table-cell>
          <table:table-cell table:style-name="ce59" table:formula="of:=([.G227] / MAX([.$E$193]; 1E-018))-1" office:value-type="percentage" office:value="-1" calcext:value-type="percentage">
            <text:p>-100%</text:p>
          </table:table-cell>
          <table:table-cell table:style-name="ce59" table:formula="of:=([.H227] / MAX([.$E$193]; 1E-018))-1" office:value-type="percentage" office:value="-1" calcext:value-type="percentage">
            <text:p>-100%</text:p>
          </table:table-cell>
          <table:table-cell table:style-name="ce59" table:formula="of:=([.I227] / MAX([.$E$193]; 1E-018))-1" office:value-type="percentage" office:value="-1" calcext:value-type="percentage">
            <text:p>-100%</text:p>
          </table:table-cell>
          <table:table-cell table:style-name="ce59" table:formula="of:=([.J227] / MAX([.$E$193]; 1E-018))-1" office:value-type="percentage" office:value="-1" calcext:value-type="percentage">
            <text:p>-100%</text:p>
          </table:table-cell>
          <table:table-cell table:style-name="ce59" table:formula="of:=([.K227] / MAX([.$E$193]; 1E-018))-1" office:value-type="percentage" office:value="-1" calcext:value-type="percentage">
            <text:p>-100%</text:p>
          </table:table-cell>
          <table:table-cell table:style-name="ce59" table:formula="of:=([.L22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8] / MAX([.$E$193]; 1E-018))-1" office:value-type="percentage" office:value="-1" calcext:value-type="percentage">
            <text:p>-100%</text:p>
          </table:table-cell>
          <table:table-cell table:style-name="ce59" table:formula="of:=([.E228] / MAX([.$E$193]; 1E-018))-1" office:value-type="percentage" office:value="-1" calcext:value-type="percentage">
            <text:p>-100%</text:p>
          </table:table-cell>
          <table:table-cell table:style-name="ce59" table:formula="of:=([.F228] / MAX([.$E$193]; 1E-018))-1" office:value-type="percentage" office:value="-1" calcext:value-type="percentage">
            <text:p>-100%</text:p>
          </table:table-cell>
          <table:table-cell table:style-name="ce59" table:formula="of:=([.G228] / MAX([.$E$193]; 1E-018))-1" office:value-type="percentage" office:value="-1" calcext:value-type="percentage">
            <text:p>-100%</text:p>
          </table:table-cell>
          <table:table-cell table:style-name="ce59" table:formula="of:=([.H228] / MAX([.$E$193]; 1E-018))-1" office:value-type="percentage" office:value="-1" calcext:value-type="percentage">
            <text:p>-100%</text:p>
          </table:table-cell>
          <table:table-cell table:style-name="ce59" table:formula="of:=([.I228] / MAX([.$E$193]; 1E-018))-1" office:value-type="percentage" office:value="-1" calcext:value-type="percentage">
            <text:p>-100%</text:p>
          </table:table-cell>
          <table:table-cell table:style-name="ce59" table:formula="of:=([.J228] / MAX([.$E$193]; 1E-018))-1" office:value-type="percentage" office:value="-1" calcext:value-type="percentage">
            <text:p>-100%</text:p>
          </table:table-cell>
          <table:table-cell table:style-name="ce59" table:formula="of:=([.K228] / MAX([.$E$193]; 1E-018))-1" office:value-type="percentage" office:value="-1" calcext:value-type="percentage">
            <text:p>-100%</text:p>
          </table:table-cell>
          <table:table-cell table:style-name="ce59" table:formula="of:=([.L22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9] / MAX([.$E$193]; 1E-018))-1" office:value-type="percentage" office:value="-1" calcext:value-type="percentage">
            <text:p>-100%</text:p>
          </table:table-cell>
          <table:table-cell table:style-name="ce59" table:formula="of:=([.E229] / MAX([.$E$193]; 1E-018))-1" office:value-type="percentage" office:value="-1" calcext:value-type="percentage">
            <text:p>-100%</text:p>
          </table:table-cell>
          <table:table-cell table:style-name="ce59" table:formula="of:=([.F229] / MAX([.$E$193]; 1E-018))-1" office:value-type="percentage" office:value="-1" calcext:value-type="percentage">
            <text:p>-100%</text:p>
          </table:table-cell>
          <table:table-cell table:style-name="ce59" table:formula="of:=([.G229] / MAX([.$E$193]; 1E-018))-1" office:value-type="percentage" office:value="-1" calcext:value-type="percentage">
            <text:p>-100%</text:p>
          </table:table-cell>
          <table:table-cell table:style-name="ce59" table:formula="of:=([.H229] / MAX([.$E$193]; 1E-018))-1" office:value-type="percentage" office:value="-1" calcext:value-type="percentage">
            <text:p>-100%</text:p>
          </table:table-cell>
          <table:table-cell table:style-name="ce59" table:formula="of:=([.I229] / MAX([.$E$193]; 1E-018))-1" office:value-type="percentage" office:value="-1" calcext:value-type="percentage">
            <text:p>-100%</text:p>
          </table:table-cell>
          <table:table-cell table:style-name="ce59" table:formula="of:=([.J229] / MAX([.$E$193]; 1E-018))-1" office:value-type="percentage" office:value="-1" calcext:value-type="percentage">
            <text:p>-100%</text:p>
          </table:table-cell>
          <table:table-cell table:style-name="ce59" table:formula="of:=([.K229] / MAX([.$E$193]; 1E-018))-1" office:value-type="percentage" office:value="-1" calcext:value-type="percentage">
            <text:p>-100%</text:p>
          </table:table-cell>
          <table:table-cell table:style-name="ce59" table:formula="of:=([.L22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30] / MAX([.$E$193]; 1E-018))-1" office:value-type="percentage" office:value="-1" calcext:value-type="percentage">
            <text:p>-100%</text:p>
          </table:table-cell>
          <table:table-cell table:style-name="ce59" table:formula="of:=([.E230] / MAX([.$E$193]; 1E-018))-1" office:value-type="percentage" office:value="-1" calcext:value-type="percentage">
            <text:p>-100%</text:p>
          </table:table-cell>
          <table:table-cell table:style-name="ce59" table:formula="of:=([.F230] / MAX([.$E$193]; 1E-018))-1" office:value-type="percentage" office:value="-1" calcext:value-type="percentage">
            <text:p>-100%</text:p>
          </table:table-cell>
          <table:table-cell table:style-name="ce59" table:formula="of:=([.G230] / MAX([.$E$193]; 1E-018))-1" office:value-type="percentage" office:value="-1" calcext:value-type="percentage">
            <text:p>-100%</text:p>
          </table:table-cell>
          <table:table-cell table:style-name="ce59" table:formula="of:=([.H230] / MAX([.$E$193]; 1E-018))-1" office:value-type="percentage" office:value="-1" calcext:value-type="percentage">
            <text:p>-100%</text:p>
          </table:table-cell>
          <table:table-cell table:style-name="ce59" table:formula="of:=([.I230] / MAX([.$E$193]; 1E-018))-1" office:value-type="percentage" office:value="-1" calcext:value-type="percentage">
            <text:p>-100%</text:p>
          </table:table-cell>
          <table:table-cell table:style-name="ce59" table:formula="of:=([.J230] / MAX([.$E$193]; 1E-018))-1" office:value-type="percentage" office:value="-1" calcext:value-type="percentage">
            <text:p>-100%</text:p>
          </table:table-cell>
          <table:table-cell table:style-name="ce59" table:formula="of:=([.K230] / MAX([.$E$193]; 1E-018))-1" office:value-type="percentage" office:value="-1" calcext:value-type="percentage">
            <text:p>-100%</text:p>
          </table:table-cell>
          <table:table-cell table:style-name="ce59" table:formula="of:=([.L23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1] / MAX([.$E$193]; 1E-018))-1" office:value-type="percentage" office:value="-1" calcext:value-type="percentage">
            <text:p>-100%</text:p>
          </table:table-cell>
          <table:table-cell table:style-name="ce59" table:formula="of:=([.E231] / MAX([.$E$193]; 1E-018))-1" office:value-type="percentage" office:value="-1" calcext:value-type="percentage">
            <text:p>-100%</text:p>
          </table:table-cell>
          <table:table-cell table:style-name="ce59" table:formula="of:=([.F231] / MAX([.$E$193]; 1E-018))-1" office:value-type="percentage" office:value="-1" calcext:value-type="percentage">
            <text:p>-100%</text:p>
          </table:table-cell>
          <table:table-cell table:style-name="ce59" table:formula="of:=([.G231] / MAX([.$E$193]; 1E-018))-1" office:value-type="percentage" office:value="-1" calcext:value-type="percentage">
            <text:p>-100%</text:p>
          </table:table-cell>
          <table:table-cell table:style-name="ce59" table:formula="of:=([.H231] / MAX([.$E$193]; 1E-018))-1" office:value-type="percentage" office:value="-1" calcext:value-type="percentage">
            <text:p>-100%</text:p>
          </table:table-cell>
          <table:table-cell table:style-name="ce59" table:formula="of:=([.I231] / MAX([.$E$193]; 1E-018))-1" office:value-type="percentage" office:value="-1" calcext:value-type="percentage">
            <text:p>-100%</text:p>
          </table:table-cell>
          <table:table-cell table:style-name="ce59" table:formula="of:=([.J231] / MAX([.$E$193]; 1E-018))-1" office:value-type="percentage" office:value="-1" calcext:value-type="percentage">
            <text:p>-100%</text:p>
          </table:table-cell>
          <table:table-cell table:style-name="ce59" table:formula="of:=([.K231] / MAX([.$E$193]; 1E-018))-1" office:value-type="percentage" office:value="-1" calcext:value-type="percentage">
            <text:p>-100%</text:p>
          </table:table-cell>
          <table:table-cell table:style-name="ce59" table:formula="of:=([.L23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32] / MAX([.$E$193]; 1E-018))-1" office:value-type="percentage" office:value="-1" calcext:value-type="percentage">
            <text:p>-100%</text:p>
          </table:table-cell>
          <table:table-cell table:style-name="ce59" table:formula="of:=([.E232] / MAX([.$E$193]; 1E-018))-1" office:value-type="percentage" office:value="-1" calcext:value-type="percentage">
            <text:p>-100%</text:p>
          </table:table-cell>
          <table:table-cell table:style-name="ce59" table:formula="of:=([.F232] / MAX([.$E$193]; 1E-018))-1" office:value-type="percentage" office:value="-1" calcext:value-type="percentage">
            <text:p>-100%</text:p>
          </table:table-cell>
          <table:table-cell table:style-name="ce59" table:formula="of:=([.G232] / MAX([.$E$193]; 1E-018))-1" office:value-type="percentage" office:value="-1" calcext:value-type="percentage">
            <text:p>-100%</text:p>
          </table:table-cell>
          <table:table-cell table:style-name="ce59" table:formula="of:=([.H232] / MAX([.$E$193]; 1E-018))-1" office:value-type="percentage" office:value="-1" calcext:value-type="percentage">
            <text:p>-100%</text:p>
          </table:table-cell>
          <table:table-cell table:style-name="ce59" table:formula="of:=([.I232] / MAX([.$E$193]; 1E-018))-1" office:value-type="percentage" office:value="-1" calcext:value-type="percentage">
            <text:p>-100%</text:p>
          </table:table-cell>
          <table:table-cell table:style-name="ce59" table:formula="of:=([.J232] / MAX([.$E$193]; 1E-018))-1" office:value-type="percentage" office:value="-1" calcext:value-type="percentage">
            <text:p>-100%</text:p>
          </table:table-cell>
          <table:table-cell table:style-name="ce59" table:formula="of:=([.K232] / MAX([.$E$193]; 1E-018))-1" office:value-type="percentage" office:value="-1" calcext:value-type="percentage">
            <text:p>-100%</text:p>
          </table:table-cell>
          <table:table-cell table:style-name="ce59" table:formula="of:=([.L23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3] / MAX([.$E$193]; 1E-018))-1" office:value-type="percentage" office:value="-1" calcext:value-type="percentage">
            <text:p>-100%</text:p>
          </table:table-cell>
          <table:table-cell table:style-name="ce59" table:formula="of:=([.E233] / MAX([.$E$193]; 1E-018))-1" office:value-type="percentage" office:value="-1" calcext:value-type="percentage">
            <text:p>-100%</text:p>
          </table:table-cell>
          <table:table-cell table:style-name="ce59" table:formula="of:=([.F233] / MAX([.$E$193]; 1E-018))-1" office:value-type="percentage" office:value="-1" calcext:value-type="percentage">
            <text:p>-100%</text:p>
          </table:table-cell>
          <table:table-cell table:style-name="ce59" table:formula="of:=([.G233] / MAX([.$E$193]; 1E-018))-1" office:value-type="percentage" office:value="-1" calcext:value-type="percentage">
            <text:p>-100%</text:p>
          </table:table-cell>
          <table:table-cell table:style-name="ce59" table:formula="of:=([.H233] / MAX([.$E$193]; 1E-018))-1" office:value-type="percentage" office:value="-1" calcext:value-type="percentage">
            <text:p>-100%</text:p>
          </table:table-cell>
          <table:table-cell table:style-name="ce59" table:formula="of:=([.I233] / MAX([.$E$193]; 1E-018))-1" office:value-type="percentage" office:value="-1" calcext:value-type="percentage">
            <text:p>-100%</text:p>
          </table:table-cell>
          <table:table-cell table:style-name="ce59" table:formula="of:=([.J233] / MAX([.$E$193]; 1E-018))-1" office:value-type="percentage" office:value="-1" calcext:value-type="percentage">
            <text:p>-100%</text:p>
          </table:table-cell>
          <table:table-cell table:style-name="ce59" table:formula="of:=([.K233] / MAX([.$E$193]; 1E-018))-1" office:value-type="percentage" office:value="-1" calcext:value-type="percentage">
            <text:p>-100%</text:p>
          </table:table-cell>
          <table:table-cell table:style-name="ce59" table:formula="of:=([.L23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4] / MAX([.$E$193]; 1E-018))-1" office:value-type="percentage" office:value="-1" calcext:value-type="percentage">
            <text:p>-100%</text:p>
          </table:table-cell>
          <table:table-cell table:style-name="ce59" table:formula="of:=([.E234] / MAX([.$E$193]; 1E-018))-1" office:value-type="percentage" office:value="-1" calcext:value-type="percentage">
            <text:p>-100%</text:p>
          </table:table-cell>
          <table:table-cell table:style-name="ce59" table:formula="of:=([.F234] / MAX([.$E$193]; 1E-018))-1" office:value-type="percentage" office:value="-1" calcext:value-type="percentage">
            <text:p>-100%</text:p>
          </table:table-cell>
          <table:table-cell table:style-name="ce59" table:formula="of:=([.G234] / MAX([.$E$193]; 1E-018))-1" office:value-type="percentage" office:value="-1" calcext:value-type="percentage">
            <text:p>-100%</text:p>
          </table:table-cell>
          <table:table-cell table:style-name="ce59" table:formula="of:=([.H234] / MAX([.$E$193]; 1E-018))-1" office:value-type="percentage" office:value="-1" calcext:value-type="percentage">
            <text:p>-100%</text:p>
          </table:table-cell>
          <table:table-cell table:style-name="ce59" table:formula="of:=([.I234] / MAX([.$E$193]; 1E-018))-1" office:value-type="percentage" office:value="-1" calcext:value-type="percentage">
            <text:p>-100%</text:p>
          </table:table-cell>
          <table:table-cell table:style-name="ce59" table:formula="of:=([.J234] / MAX([.$E$193]; 1E-018))-1" office:value-type="percentage" office:value="-1" calcext:value-type="percentage">
            <text:p>-100%</text:p>
          </table:table-cell>
          <table:table-cell table:style-name="ce59" table:formula="of:=([.K234] / MAX([.$E$193]; 1E-018))-1" office:value-type="percentage" office:value="-1" calcext:value-type="percentage">
            <text:p>-100%</text:p>
          </table:table-cell>
          <table:table-cell table:style-name="ce59" table:formula="of:=([.L23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5] / MAX([.$E$193]; 1E-018))-1" office:value-type="percentage" office:value="-1" calcext:value-type="percentage">
            <text:p>-100%</text:p>
          </table:table-cell>
          <table:table-cell table:style-name="ce59" table:formula="of:=([.E235] / MAX([.$E$193]; 1E-018))-1" office:value-type="percentage" office:value="-1" calcext:value-type="percentage">
            <text:p>-100%</text:p>
          </table:table-cell>
          <table:table-cell table:style-name="ce59" table:formula="of:=([.F235] / MAX([.$E$193]; 1E-018))-1" office:value-type="percentage" office:value="-1" calcext:value-type="percentage">
            <text:p>-100%</text:p>
          </table:table-cell>
          <table:table-cell table:style-name="ce59" table:formula="of:=([.G235] / MAX([.$E$193]; 1E-018))-1" office:value-type="percentage" office:value="-1" calcext:value-type="percentage">
            <text:p>-100%</text:p>
          </table:table-cell>
          <table:table-cell table:style-name="ce59" table:formula="of:=([.H235] / MAX([.$E$193]; 1E-018))-1" office:value-type="percentage" office:value="-1" calcext:value-type="percentage">
            <text:p>-100%</text:p>
          </table:table-cell>
          <table:table-cell table:style-name="ce59" table:formula="of:=([.I235] / MAX([.$E$193]; 1E-018))-1" office:value-type="percentage" office:value="-1" calcext:value-type="percentage">
            <text:p>-100%</text:p>
          </table:table-cell>
          <table:table-cell table:style-name="ce59" table:formula="of:=([.J235] / MAX([.$E$193]; 1E-018))-1" office:value-type="percentage" office:value="-1" calcext:value-type="percentage">
            <text:p>-100%</text:p>
          </table:table-cell>
          <table:table-cell table:style-name="ce59" table:formula="of:=([.K235] / MAX([.$E$193]; 1E-018))-1" office:value-type="percentage" office:value="-1" calcext:value-type="percentage">
            <text:p>-100%</text:p>
          </table:table-cell>
          <table:table-cell table:style-name="ce59" table:formula="of:=([.L23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6] / MAX([.$E$193]; 1E-018))-1" office:value-type="percentage" office:value="-1" calcext:value-type="percentage">
            <text:p>-100%</text:p>
          </table:table-cell>
          <table:table-cell table:style-name="ce59" table:formula="of:=([.E236] / MAX([.$E$193]; 1E-018))-1" office:value-type="percentage" office:value="-1" calcext:value-type="percentage">
            <text:p>-100%</text:p>
          </table:table-cell>
          <table:table-cell table:style-name="ce59" table:formula="of:=([.F236] / MAX([.$E$193]; 1E-018))-1" office:value-type="percentage" office:value="-1" calcext:value-type="percentage">
            <text:p>-100%</text:p>
          </table:table-cell>
          <table:table-cell table:style-name="ce59" table:formula="of:=([.G236] / MAX([.$E$193]; 1E-018))-1" office:value-type="percentage" office:value="-1" calcext:value-type="percentage">
            <text:p>-100%</text:p>
          </table:table-cell>
          <table:table-cell table:style-name="ce59" table:formula="of:=([.H236] / MAX([.$E$193]; 1E-018))-1" office:value-type="percentage" office:value="-1" calcext:value-type="percentage">
            <text:p>-100%</text:p>
          </table:table-cell>
          <table:table-cell table:style-name="ce59" table:formula="of:=([.I236] / MAX([.$E$193]; 1E-018))-1" office:value-type="percentage" office:value="-1" calcext:value-type="percentage">
            <text:p>-100%</text:p>
          </table:table-cell>
          <table:table-cell table:style-name="ce59" table:formula="of:=([.J236] / MAX([.$E$193]; 1E-018))-1" office:value-type="percentage" office:value="-1" calcext:value-type="percentage">
            <text:p>-100%</text:p>
          </table:table-cell>
          <table:table-cell table:style-name="ce59" table:formula="of:=([.K236] / MAX([.$E$193]; 1E-018))-1" office:value-type="percentage" office:value="-1" calcext:value-type="percentage">
            <text:p>-100%</text:p>
          </table:table-cell>
          <table:table-cell table:style-name="ce59" table:formula="of:=([.L23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Unit.D98:Unit.L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Unit.D99:Unit.L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Unit.D100:Unit.L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Unit.D101:Unit.L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Unit.D148:Unit.L191">
            <calcext:condition calcext:apply-style-name="ConditionalStyle_2" calcext:value="&gt;[#REF!]" calcext:base-cell-address="Unit.D148"/>
            <calcext:condition calcext:apply-style-name="ConditionalStyle_1" calcext:value="&lt;[#REF!]" calcext:base-cell-address="Unit.D148"/>
          </calcext:conditional-format>
          <calcext:conditional-format calcext:target-range-address="Unit.D51:Unit.L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Unit.D4:Unit.L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Unit.D193:Unit.L236">
            <calcext:condition calcext:apply-style-name="ConditionalStyle_1" calcext:value="&gt;[#REF!]" calcext:base-cell-address="Unit.D193"/>
            <calcext:condition calcext:apply-style-name="ConditionalStyle_2" calcext:value="&lt;[#REF!]" calcext:base-cell-address="Unit.D193"/>
          </calcext:conditional-format>
          <calcext:conditional-format calcext:target-range-address="Unit.D283:Unit.L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Unit.D328:Unit.L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Unit.D238:Unit.L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Unit.D103:Unit.L146">
            <calcext:condition calcext:apply-style-name="ConditionalStyle_1" calcext:value="&gt;[#REF!]" calcext:base-cell-address="Unit.D103"/>
            <calcext:condition calcext:apply-style-name="ConditionalStyle_2" calcext:value="&lt;[#REF!]" calcext:base-cell-address="Unit.D10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QuadCannon_20_Invert_20_Scale_20_Buff" style:display-name="PageStyle_QuadCannon Invert Scale Buff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11-12T17:33:13.635000000</dc:date>
    <meta:editing-cycles>129</meta:editing-cycles>
    <meta:editing-duration>P1DT3H17M36S</meta:editing-duration>
    <meta:generator>LibreOffice/7.3.4.2$Windows_X86_64 LibreOffice_project/728fec16bd5f605073805c3c9e7c4212a0120dc5</meta:generator>
    <meta:document-statistic meta:table-count="2" meta:cell-count="4089" meta:object-count="0"/>
    <meta:user-defined meta:name="AppVersion">15.0000</meta:user-defined>
  </office:meta>
</office:document-meta>
</file>